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A0000001A60F289BD.jpg" manifest:media-type="image/jpeg"/>
  <manifest:file-entry manifest:full-path="Pictures/10000000000000280000001B1489B612.jpg" manifest:media-type="image/jpeg"/>
  <manifest:file-entry manifest:full-path="Pictures/10000000000000280000001B26B09B11.jpg" manifest:media-type="image/jpeg"/>
  <manifest:file-entry manifest:full-path="Pictures/100000000000002A0000001A2CFEB480.jpg" manifest:media-type="image/jpeg"/>
  <manifest:file-entry manifest:full-path="Pictures/10000000000000270000001A2708DA07.jpg" manifest:media-type="image/jpeg"/>
  <manifest:file-entry manifest:full-path="Pictures/10000000000000270000001AE559BAB1.jpg" manifest:media-type="image/jpeg"/>
  <manifest:file-entry manifest:full-path="Pictures/10000000000000280000001A54219FF9.jpg" manifest:media-type="image/jpeg"/>
  <manifest:file-entry manifest:full-path="Pictures/10000000000000260000001BF44F1E14.jpg" manifest:media-type="image/jpeg"/>
  <manifest:file-entry manifest:full-path="Pictures/10000000000000280000001A79CA592C.jpg" manifest:media-type="image/jpeg"/>
  <manifest:file-entry manifest:full-path="Pictures/10000000000000270000001BDD15B60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dara" svg:font-family="Candara"/>
    <style:font-face style:name="Consolas" svg:font-family="Consolas"/>
    <style:font-face style:name="David" svg:font-family="David"/>
    <style:font-face style:name="Georgia" svg:font-family="Georgia"/>
    <style:font-face style:name="Palatino Linotype" svg:font-family="'Palatino Linotype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055in" style:page-number="auto"/>
      <style:text-properties fo:font-size="6.09999990463257pt" style:font-size-asian="6.09999990463257pt" style:font-size-complex="6.09999990463257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835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571in" style:type="right"/>
        </style:tab-stops>
      </style:paragraph-properties>
    </style:style>
    <style:style style:name="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5in" style:type="right"/>
        </style:tab-stops>
      </style:paragraph-properties>
    </style:style>
    <style:style style:name="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701in" style:type="right"/>
        </style:tab-stops>
      </style:paragraph-properties>
    </style:style>
    <style:style style:name="P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634in" style:type="right"/>
        </style:tab-stops>
      </style:paragraph-properties>
    </style:style>
    <style:style style:name="P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902in" style:type="right"/>
        </style:tab-stops>
      </style:paragraph-properties>
    </style:style>
    <style:style style:name="P10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772in" style:type="right"/>
        </style:tab-stops>
      </style:paragraph-properties>
    </style:style>
    <style:style style:name="P1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866in" style:type="right"/>
        </style:tab-stops>
      </style:paragraph-properties>
    </style:style>
    <style:style style:name="P1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728in" style:type="right"/>
        </style:tab-stops>
      </style:paragraph-properties>
    </style:style>
    <style:style style:name="P13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4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28in"/>
        </style:tab-stops>
      </style:paragraph-properties>
    </style:style>
    <style:style style:name="P15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547in"/>
        </style:tab-stops>
      </style:paragraph-properties>
    </style:style>
    <style:style style:name="P16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2008in"/>
        </style:tab-stops>
      </style:paragraph-properties>
    </style:style>
    <style:style style:name="P1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465in"/>
        </style:tab-stops>
      </style:paragraph-properties>
    </style:style>
    <style:style style:name="P18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19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417in"/>
        </style:tab-stops>
      </style:paragraph-properties>
    </style:style>
    <style:style style:name="P20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2in"/>
        </style:tab-stops>
      </style:paragraph-properties>
    </style:style>
    <style:style style:name="P21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47in"/>
        </style:tab-stops>
      </style:paragraph-properties>
    </style:style>
    <style:style style:name="P22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35in"/>
        </style:tab-stops>
      </style:paragraph-properties>
    </style:style>
    <style:style style:name="P23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465in"/>
        </style:tab-stops>
      </style:paragraph-properties>
    </style:style>
    <style:style style:name="P24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28in"/>
        </style:tab-stops>
      </style:paragraph-properties>
    </style:style>
    <style:style style:name="P25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409in"/>
        </style:tab-stops>
      </style:paragraph-properties>
    </style:style>
    <style:style style:name="P26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16in"/>
        </style:tab-stops>
      </style:paragraph-properties>
    </style:style>
    <style:style style:name="P27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634in"/>
        </style:tab-stops>
      </style:paragraph-properties>
    </style:style>
    <style:style style:name="P28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in"/>
        </style:tab-stops>
      </style:paragraph-properties>
    </style:style>
    <style:style style:name="P2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3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/>
    </style:style>
    <style:style style:name="P31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1.8201in"/>
        </style:tab-stops>
      </style:paragraph-properties>
    </style:style>
    <style:style style:name="P3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1.85in"/>
        </style:tab-stops>
      </style:paragraph-properties>
    </style:style>
    <style:style style:name="P3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1.8598in"/>
        </style:tab-stops>
      </style:paragraph-properties>
    </style:style>
    <style:style style:name="P3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1.8535in"/>
        </style:tab-stops>
      </style:paragraph-properties>
    </style:style>
    <style:style style:name="P3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1.8354in"/>
        </style:tab-stops>
      </style:paragraph-properties>
    </style:style>
    <style:style style:name="P3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1.8516in"/>
        </style:tab-stops>
      </style:paragraph-properties>
    </style:style>
    <style:style style:name="P3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1.85in"/>
        </style:tab-stops>
      </style:paragraph-properties>
    </style:style>
    <style:style style:name="P3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end" style:justify-single-word="false" fo:text-indent="0in" style:auto-text-indent="false" style:page-number="auto"/>
    </style:style>
    <style:style style:name="P3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0" style:family="paragraph" style:parent-style-name="Body_20_text_20__28_2_29_" style:master-page-name="">
      <style:paragraph-properties fo:margin-left="0in" fo:margin-right="0in" fo:margin-top="0in" fo:margin-bottom="0in" loext:contextual-spacing="false" fo:line-height="0.1335in" fo:text-align="justify" style:justify-single-word="false" fo:text-indent="0in" style:auto-text-indent="false" style:page-number="auto">
        <style:tab-stops>
          <style:tab-stop style:position="1.8354in"/>
        </style:tab-stops>
      </style:paragraph-properties>
    </style:style>
    <style:style style:name="P41" style:family="paragraph" style:parent-style-name="Body_20_text_20__28_2_29_" style:master-page-name="">
      <style:paragraph-properties fo:margin-left="0in" fo:margin-right="0in" fo:margin-top="0in" fo:margin-bottom="0in" loext:contextual-spacing="false" fo:line-height="0.1335in" fo:text-align="start" style:justify-single-word="false" fo:text-indent="0in" style:auto-text-indent="false" style:page-number="auto"/>
    </style:style>
    <style:style style:name="P42" style:family="paragraph" style:parent-style-name="Body_20_text_20__28_2_29_" style:master-page-name="">
      <style:paragraph-properties fo:margin-left="0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43" style:family="paragraph" style:parent-style-name="Body_20_text_20__28_2_29_" style:master-page-name=""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/>
    </style:style>
    <style:style style:name="P44" style:family="paragraph" style:parent-style-name="Body_20_text_20__28_4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16in"/>
        </style:tab-stops>
      </style:paragraph-properties>
    </style:style>
    <style:style style:name="P45" style:family="paragraph" style:parent-style-name="Body_20_text_20__28_6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9646in" style:type="right"/>
        </style:tab-stops>
      </style:paragraph-properties>
    </style:style>
    <style:style style:name="P46" style:family="paragraph" style:parent-style-name="Body_20_text_20__28_6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35in"/>
        </style:tab-stops>
      </style:paragraph-properties>
    </style:style>
    <style:style style:name="P47" style:family="paragraph" style:parent-style-name="Body_20_text_20__28_6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8" style:family="paragraph" style:parent-style-name="Table_20_of_20_contents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354in"/>
        </style:tab-stops>
      </style:paragraph-properties>
    </style:style>
    <style:style style:name="P49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reak-after="page"/>
    </style:style>
    <style:style style:name="P50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99in" fo:text-align="start" style:justify-single-word="false" fo:text-indent="0in" style:auto-text-indent="false" style:page-number="auto"/>
    </style:style>
    <style:style style:name="P51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52" style:family="paragraph" style:parent-style-name="Body_20_text_20__28_2_29_" style:master-page-name="">
      <style:paragraph-properties fo:margin-left="0in" fo:margin-right="0in" fo:margin-top="0in" fo:margin-bottom="0.089in" loext:contextual-spacing="false" fo:line-height="0.1299in" fo:text-align="start" style:justify-single-word="false" fo:text-indent="0in" style:auto-text-indent="false" style:page-number="auto"/>
    </style:style>
    <style:style style:name="P53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28in" fo:text-align="start" style:justify-single-word="false" fo:text-indent="0in" style:auto-text-indent="false" style:page-number="auto"/>
    </style:style>
    <style:style style:name="P54" style:family="paragraph" style:parent-style-name="Body_20_text_20__28_2_29_" style:master-page-name="">
      <style:paragraph-properties fo:margin-left="0in" fo:margin-right="0in" fo:margin-top="0in" fo:margin-bottom="0.0807in" loext:contextual-spacing="false" fo:text-align="start" style:justify-single-word="false" fo:text-indent="0in" style:auto-text-indent="false" style:page-number="auto"/>
    </style:style>
    <style:style style:name="P55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99in" fo:text-align="start" style:justify-single-word="false" fo:text-indent="0in" style:auto-text-indent="false" style:page-number="auto"/>
    </style:style>
    <style:style style:name="P56" style:family="paragraph" style:parent-style-name="Body_20_text_20__28_2_29_" style:master-page-name="">
      <style:paragraph-properties fo:margin-left="0in" fo:margin-right="0in" fo:margin-top="0in" fo:margin-bottom="0.0862in" loext:contextual-spacing="false" fo:line-height="0.1299in" fo:text-align="start" style:justify-single-word="false" fo:text-indent="0in" style:auto-text-indent="false" style:page-number="auto"/>
    </style:style>
    <style:style style:name="P57" style:family="paragraph" style:parent-style-name="Body_20_text_20__28_2_29_" style:master-page-name="">
      <style:paragraph-properties fo:margin-left="0in" fo:margin-right="0in" fo:margin-top="0in" fo:margin-bottom="0.0862in" loext:contextual-spacing="false" fo:text-align="start" style:justify-single-word="false" fo:text-indent="0in" style:auto-text-indent="false" style:page-number="auto"/>
    </style:style>
    <style:style style:name="P58" style:family="paragraph" style:parent-style-name="Body_20_text_20__28_2_29_" style:master-page-name="">
      <style:paragraph-properties fo:margin-left="0in" fo:margin-right="0in" fo:margin-top="0in" fo:margin-bottom="0.0236in" loext:contextual-spacing="false" fo:line-height="0.1181in" fo:text-align="center" style:justify-single-word="false" fo:text-indent="0in" style:auto-text-indent="false" style:page-number="auto"/>
    </style:style>
    <style:style style:name="P5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60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61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62" style:family="paragraph" style:parent-style-name="Body_20_text_20__28_4_29_" style:master-page-name="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63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auto" fo:break-after="column"/>
    </style:style>
    <style:style style:name="P64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65" style:family="paragraph" style:parent-style-name="Body_20_text_20__28_2_29_" style:master-page-name="">
      <style:paragraph-properties fo:margin-left="0.4165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66" style:family="paragraph" style:parent-style-name="Body_20_text_20__28_2_29_" style:master-page-name="">
      <style:paragraph-properties fo:margin-left="0.4165in" fo:margin-right="0in" fo:margin-top="0in" fo:margin-bottom="0.089in" loext:contextual-spacing="false" fo:line-height="0.1335in" fo:text-align="start" style:justify-single-word="false" fo:text-indent="-0.111in" style:auto-text-indent="false" style:page-number="auto"/>
    </style:style>
    <style:style style:name="P67" style:family="paragraph" style:parent-style-name="Body_20_text_20__28_2_29_" style:master-page-name="">
      <style:paragraph-properties fo:margin-left="0.4165in" fo:margin-right="0in" fo:margin-top="0in" fo:margin-bottom="0.089in" loext:contextual-spacing="false" fo:line-height="0.1366in" fo:text-align="start" style:justify-single-word="false" fo:text-indent="-0.111in" style:auto-text-indent="false" style:page-number="auto"/>
    </style:style>
    <style:style style:name="P68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69" style:family="paragraph" style:parent-style-name="Body_20_text_20__28_2_29_" style:master-page-name="">
      <style:paragraph-properties fo:margin-left="0.4165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70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335in" fo:text-align="start" style:justify-single-word="false" fo:text-indent="-0.111in" style:auto-text-indent="false" style:page-number="auto"/>
    </style:style>
    <style:style style:name="P71" style:family="paragraph" style:parent-style-name="Body_20_text_20__28_2_29_" style:master-page-name="">
      <style:paragraph-properties fo:margin-left="0.4165in" fo:margin-right="0in" fo:margin-top="0in" fo:margin-bottom="0.0417in" loext:contextual-spacing="false" fo:text-align="start" style:justify-single-word="false" fo:text-indent="-0.111in" style:auto-text-indent="false" style:page-number="auto"/>
    </style:style>
    <style:style style:name="P72" style:family="paragraph" style:parent-style-name="Body_20_text_20__28_2_29_" style:master-page-name="">
      <style:paragraph-properties fo:margin-left="0.4165in" fo:margin-right="0in" fo:margin-top="0in" fo:margin-bottom="0.0807in" loext:contextual-spacing="false" fo:line-height="0.1228in" fo:text-align="start" style:justify-single-word="false" fo:text-indent="-0.111in" style:auto-text-indent="false" style:page-number="auto"/>
    </style:style>
    <style:style style:name="P73" style:family="paragraph" style:parent-style-name="Body_20_text_20__28_2_29_" style:master-page-name="">
      <style:paragraph-properties fo:margin-left="0.4165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74" style:family="paragraph" style:parent-style-name="Body_20_text_20__28_2_29_" style:master-page-name="">
      <style:paragraph-properties fo:margin-left="0.4165in" fo:margin-right="0in" fo:margin-top="0in" fo:margin-bottom="0.0583in" loext:contextual-spacing="false" fo:line-height="0.1181in" fo:text-align="start" style:justify-single-word="false" fo:text-indent="-0.111in" style:auto-text-indent="false" style:page-number="auto"/>
    </style:style>
    <style:style style:name="P75" style:family="paragraph" style:parent-style-name="Body_20_text_20__28_2_29_" style:master-page-name="">
      <style:paragraph-properties fo:margin-left="0.4165in" fo:margin-right="0in" fo:margin-top="0in" fo:margin-bottom="0.0791in" loext:contextual-spacing="false" fo:text-align="start" style:justify-single-word="false" fo:text-indent="-0.111in" style:auto-text-indent="false" style:page-number="auto"/>
    </style:style>
    <style:style style:name="P76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-0.278in" style:auto-text-indent="false" style:page-number="auto"/>
    </style:style>
    <style:style style:name="P77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-0.278in" style:auto-text-indent="false" style:page-number="auto">
        <style:tab-stops>
          <style:tab-stop style:position="1.272in"/>
        </style:tab-stops>
      </style:paragraph-properties>
    </style:style>
    <style:style style:name="P78" style:family="paragraph" style:parent-style-name="Body_20_text_20__28_2_29_" style:master-page-name="">
      <style:paragraph-properties fo:margin-left="0.278in" fo:margin-right="0in" fo:margin-top="0in" fo:margin-bottom="0in" loext:contextual-spacing="false" fo:line-height="0.1299in" fo:text-align="start" style:justify-single-word="false" fo:text-indent="-0.278in" style:auto-text-indent="false" style:page-number="auto"/>
    </style:style>
    <style:style style:name="P79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-0.2917in" style:auto-text-indent="false" style:page-number="auto"/>
    </style:style>
    <style:style style:name="P80" style:family="paragraph" style:parent-style-name="Body_20_text_20__28_2_29_" style:master-page-name="">
      <style:paragraph-properties fo:margin-left="0.2917in" fo:margin-right="0in" fo:margin-top="0in" fo:margin-bottom="0.0807in" loext:contextual-spacing="false" fo:text-align="start" style:justify-single-word="false" fo:text-indent="-0.2917in" style:auto-text-indent="false" style:page-number="auto"/>
    </style:style>
    <style:style style:name="P81" style:family="paragraph" style:parent-style-name="Body_20_text_20__28_2_29_" style:master-page-name="">
      <style:paragraph-properties fo:margin-left="0.25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82" style:family="paragraph" style:parent-style-name="Body_20_text_20__28_2_29_" style:master-page-name="">
      <style:paragraph-properties fo:margin-left="0.25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83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84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85" style:family="paragraph" style:parent-style-name="Body_20_text_20__28_2_29_" style:master-page-name="">
      <style:paragraph-properties fo:margin-left="0.25in" fo:margin-right="0in" fo:margin-top="0in" fo:margin-bottom="0in" loext:contextual-spacing="false" fo:text-align="justify" style:justify-single-word="false" fo:text-indent="-0.111in" style:auto-text-indent="false" style:page-number="auto"/>
    </style:style>
    <style:style style:name="P86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335in" fo:text-align="start" style:justify-single-word="false" fo:text-indent="-0.111in" style:auto-text-indent="false" style:page-number="auto"/>
    </style:style>
    <style:style style:name="P87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181in" fo:text-align="start" style:justify-single-word="false" fo:text-indent="-0.111in" style:auto-text-indent="false" style:page-number="auto"/>
    </style:style>
    <style:style style:name="P88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89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justify" style:justify-single-word="false" fo:text-indent="-0.111in" style:auto-text-indent="false" style:page-number="auto"/>
    </style:style>
    <style:style style:name="P90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111in" style:auto-text-indent="false" style:page-number="auto" fo:break-after="page"/>
    </style:style>
    <style:style style:name="P91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 fo:break-after="page"/>
    </style:style>
    <style:style style:name="P92" style:family="paragraph" style:parent-style-name="Body_20_text_20__28_6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93" style:family="paragraph" style:parent-style-name="Body_20_text_20__28_4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94" style:family="paragraph" style:parent-style-name="Body_20_text_20__28_2_29_" style:master-page-name="">
      <style:paragraph-properties fo:margin-left="0.25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95" style:family="paragraph" style:parent-style-name="Body_20_text_20__28_2_29_" style:master-page-name="">
      <style:paragraph-properties fo:margin-left="0.25in" fo:margin-right="0in" fo:margin-top="0in" fo:margin-bottom="0.0807in" loext:contextual-spacing="false" fo:line-height="0.1299in" fo:text-align="start" style:justify-single-word="false" fo:text-indent="-0.111in" style:auto-text-indent="false" style:page-number="auto"/>
    </style:style>
    <style:style style:name="P96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97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98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justify" style:justify-single-word="false" fo:text-indent="0in" style:auto-text-indent="false" style:page-number="auto"/>
    </style:style>
    <style:style style:name="P99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justify" style:justify-single-word="false" fo:text-indent="0in" style:auto-text-indent="false" style:page-number="auto"/>
    </style:style>
    <style:style style:name="P100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1.7134in"/>
        </style:tab-stops>
      </style:paragraph-properties>
    </style:style>
    <style:style style:name="P101" style:family="paragraph" style:parent-style-name="Body_20_text_20__28_2_29_" style:master-page-name="">
      <style:paragraph-properties fo:margin-left="0.139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102" style:family="paragraph" style:parent-style-name="Body_20_text_20__28_4_29_" style:master-page-name="">
      <style:paragraph-properties fo:margin-left="0.139in" fo:margin-right="0in" fo:margin-top="0in" fo:margin-bottom="0in" loext:contextual-spacing="false" fo:text-indent="0in" style:auto-text-indent="false" style:page-number="auto"/>
    </style:style>
    <style:style style:name="P103" style:family="paragraph" style:parent-style-name="Body_20_text_20__28_4_29_" style:master-page-name="">
      <style:paragraph-properties fo:margin-left="0.139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04" style:family="paragraph" style:parent-style-name="Body_20_text_20__28_2_29_" style:master-page-name="">
      <style:paragraph-properties fo:margin-left="0.139in" fo:margin-right="0in" fo:margin-top="0in" fo:margin-bottom="0.078in" loext:contextual-spacing="false" fo:text-align="justify" style:justify-single-word="false" fo:text-indent="0in" style:auto-text-indent="false" style:page-number="auto"/>
    </style:style>
    <style:style style:name="P105" style:family="paragraph" style:parent-style-name="Body_20_text_20__28_2_29_" style:master-page-name="">
      <style:paragraph-properties fo:margin-left="0.139in" fo:margin-right="0in" fo:margin-top="0in" fo:margin-bottom="0.0807in" loext:contextual-spacing="false" fo:line-height="0.1299in" fo:text-align="justify" style:justify-single-word="false" fo:text-indent="0in" style:auto-text-indent="false" style:page-number="auto"/>
    </style:style>
    <style:style style:name="P106" style:family="paragraph" style:parent-style-name="Table_20_of_20_contents" style:master-page-name="">
      <style:paragraph-properties fo:margin-left="0.139in" fo:margin-right="0in" fo:margin-top="0in" fo:margin-bottom="0.0835in" loext:contextual-spacing="false" fo:text-indent="0in" style:auto-text-indent="false" style:page-number="auto"/>
    </style:style>
    <style:style style:name="P107" style:family="paragraph" style:parent-style-name="Body_20_text_20__28_6_29_" style:master-page-name="">
      <style:paragraph-properties fo:margin-left="0.291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08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109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>
        <style:tab-stops>
          <style:tab-stop style:position="1.852in"/>
        </style:tab-stops>
      </style:paragraph-properties>
    </style:style>
    <style:style style:name="P11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139in" style:auto-text-indent="false" style:page-number="auto"/>
    </style:style>
    <style:style style:name="P111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 fo:break-after="column"/>
    </style:style>
    <style:style style:name="P112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113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222in" style:auto-text-indent="false" style:page-number="auto"/>
    </style:style>
    <style:style style:name="P114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665in" style:auto-text-indent="false" style:page-number="auto"/>
    </style:style>
    <style:style style:name="P115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16" style:family="paragraph" style:parent-style-name="Body_20_text_20__28_2_29_" style:master-page-name="">
      <style:paragraph-properties fo:margin-left="0.278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117" style:family="paragraph" style:parent-style-name="Body_20_text_20__28_2_29_" style:master-page-name="">
      <style:paragraph-properties fo:margin-left="0.278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118" style:family="paragraph" style:parent-style-name="Body_20_text_20__28_2_29_" style:master-page-name="">
      <style:paragraph-properties fo:margin-left="0.278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119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120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121" style:family="paragraph" style:parent-style-name="Body_20_text_20__28_2_29_" style:master-page-name="">
      <style:paragraph-properties fo:margin-left="0.2638in" fo:margin-right="0in" fo:margin-top="0in" fo:margin-bottom="0.0807in" loext:contextual-spacing="false" fo:text-align="start" style:justify-single-word="false" fo:text-indent="-0.1252in" style:auto-text-indent="false" style:page-number="auto"/>
    </style:style>
    <style:style style:name="P122" style:family="paragraph" style:parent-style-name="Body_20_text_20__28_2_29_" style:master-page-name="">
      <style:paragraph-properties fo:margin-left="0.2638in" fo:margin-right="0in" fo:margin-top="0in" fo:margin-bottom="0.0862in" loext:contextual-spacing="false" fo:line-height="0.1299in" fo:text-align="start" style:justify-single-word="false" fo:text-indent="-0.1252in" style:auto-text-indent="false" style:page-number="auto"/>
    </style:style>
    <style:style style:name="P123" style:family="paragraph" style:parent-style-name="Body_20_text_20__28_2_29_" style:master-page-name="">
      <style:paragraph-properties fo:margin-left="0.0138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124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125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126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181in" fo:text-align="start" style:justify-single-word="false" fo:text-indent="0.111in" style:auto-text-indent="false" style:page-number="auto"/>
    </style:style>
    <style:style style:name="P127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128" style:family="paragraph" style:parent-style-name="Body_20_text_20__28_4_29_" style:master-page-name="">
      <style:paragraph-properties fo:margin-left="0.305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129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111in" style:auto-text-indent="false" style:page-number="auto" fo:break-after="column"/>
    </style:style>
    <style:style style:name="P130" style:family="paragraph" style:parent-style-name="Body_20_text_20__28_5_29_" style:master-page-name="">
      <style:paragraph-properties fo:margin-left="0.305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131" style:family="paragraph" style:parent-style-name="Body_20_text_20__28_2_29_" style:master-page-name="">
      <style:paragraph-properties fo:margin-left="0.3055in" fo:margin-right="0in" fo:margin-top="0in" fo:margin-bottom="0.0862in" loext:contextual-spacing="false" fo:text-align="start" style:justify-single-word="false" fo:text-indent="0.111in" style:auto-text-indent="false" style:page-number="auto"/>
    </style:style>
    <style:style style:name="P132" style:family="paragraph" style:parent-style-name="Body_20_text_20__28_2_29_" style:master-page-name="">
      <style:paragraph-properties fo:margin-left="0.3055in" fo:margin-right="0in" fo:margin-top="0in" fo:margin-bottom="0.0874in" loext:contextual-spacing="false" fo:line-height="0.1228in" fo:text-align="start" style:justify-single-word="false" fo:text-indent="0.111in" style:auto-text-indent="false" style:page-number="auto"/>
    </style:style>
    <style:style style:name="P133" style:family="paragraph" style:parent-style-name="Body_20_text_20__28_2_29_" style:master-page-name="">
      <style:paragraph-properties fo:margin-left="0.3055in" fo:margin-right="0in" fo:margin-top="0in" fo:margin-bottom="0.0902in" loext:contextual-spacing="false" fo:text-align="start" style:justify-single-word="false" fo:text-indent="0.111in" style:auto-text-indent="false" style:page-number="auto"/>
    </style:style>
    <style:style style:name="P134" style:family="paragraph" style:parent-style-name="Body_20_text_20__28_2_29_" style:master-page-name="">
      <style:paragraph-properties fo:margin-left="0.3055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135" style:family="paragraph" style:parent-style-name="Body_20_text_20__28_2_29_" style:master-page-name="">
      <style:paragraph-properties fo:margin-left="0.3055in" fo:margin-right="0in" fo:margin-top="0in" fo:margin-bottom="0.0445in" loext:contextual-spacing="false" fo:text-align="start" style:justify-single-word="false" fo:text-indent="0.111in" style:auto-text-indent="false" style:page-number="auto"/>
    </style:style>
    <style:style style:name="P136" style:family="paragraph" style:parent-style-name="Body_20_text_20__28_2_29_" style:master-page-name="">
      <style:paragraph-properties fo:margin-left="0.3055in" fo:margin-right="0in" fo:margin-top="0in" fo:margin-bottom="0.0807in" loext:contextual-spacing="false" fo:text-align="start" style:justify-single-word="false" fo:text-indent="0.111in" style:auto-text-indent="false" style:page-number="auto"/>
    </style:style>
    <style:style style:name="P137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138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13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1252in" style:auto-text-indent="false" style:page-number="auto"/>
    </style:style>
    <style:style style:name="P140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252in" style:auto-text-indent="false" style:page-number="auto" fo:break-after="column"/>
    </style:style>
    <style:style style:name="P141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335in" fo:text-align="start" style:justify-single-word="false" fo:text-indent="-0.1252in" style:auto-text-indent="false" style:page-number="auto"/>
    </style:style>
    <style:style style:name="P142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299in" fo:text-align="start" style:justify-single-word="false" fo:text-indent="-0.1252in" style:auto-text-indent="false" style:page-number="auto"/>
    </style:style>
    <style:style style:name="P143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144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45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146" style:family="paragraph" style:parent-style-name="Body_20_text_20__28_2_29_" style:master-page-name="">
      <style:paragraph-properties fo:margin-left="0.4307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147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148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/>
    </style:style>
    <style:style style:name="P149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335in" fo:text-align="start" style:justify-single-word="false" fo:text-indent="-0.139in" style:auto-text-indent="false" style:page-number="auto"/>
    </style:style>
    <style:style style:name="P150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-0.139in" style:auto-text-indent="false" style:page-number="auto"/>
    </style:style>
    <style:style style:name="P151" style:family="paragraph" style:parent-style-name="Body_20_text_20__28_6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152" style:family="paragraph" style:parent-style-name="Body_20_text_20__28_4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153" style:family="paragraph" style:parent-style-name="Body_20_text_20__28_2_29_" style:master-page-name="">
      <style:paragraph-properties fo:margin-left="0.139in" fo:margin-right="0in" fo:margin-top="0in" fo:margin-bottom="0.0862in" loext:contextual-spacing="false" fo:line-height="0.1299in" fo:text-align="start" style:justify-single-word="false" fo:text-indent="-0.139in" style:auto-text-indent="false" style:page-number="auto"/>
    </style:style>
    <style:style style:name="P154" style:family="paragraph" style:parent-style-name="Body_20_text_20__28_4_29_" style:master-page-name="">
      <style:paragraph-properties fo:margin-left="0.139in" fo:margin-right="0in" fo:margin-top="0in" fo:margin-bottom="0.0835in" loext:contextual-spacing="false" fo:text-align="start" style:justify-single-word="false" fo:text-indent="-0.139in" style:auto-text-indent="false" style:page-number="auto"/>
    </style:style>
    <style:style style:name="P155" style:family="paragraph" style:parent-style-name="Body_20_text_20__28_6_29_" style:master-page-name="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56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157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158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59" style:family="paragraph" style:parent-style-name="Body_20_text_20__28_2_29_" style:master-page-name="">
      <style:paragraph-properties fo:margin-left="0.4028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160" style:family="paragraph" style:parent-style-name="Body_20_text_20__28_2_29_" style:master-page-name="">
      <style:paragraph-properties fo:margin-left="0.4028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161" style:family="paragraph" style:parent-style-name="Body_20_text_20__28_6_29_" style:master-page-name="">
      <style:paragraph-properties fo:margin-left="0.4028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162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163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>
        <style:tab-stops>
          <style:tab-stop style:position="1.2835in"/>
        </style:tab-stops>
      </style:paragraph-properties>
    </style:style>
    <style:style style:name="P164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16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335in" fo:text-align="start" style:justify-single-word="false" fo:text-indent="-0.25in" style:auto-text-indent="false" style:page-number="auto"/>
    </style:style>
    <style:style style:name="P166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167" style:family="paragraph" style:parent-style-name="Body_20_text_20__28_4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168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169" style:family="paragraph" style:parent-style-name="Body_20_text_20__28_6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170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 fo:break-after="page"/>
    </style:style>
    <style:style style:name="P171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72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1.4028in"/>
        </style:tab-stops>
      </style:paragraph-properties>
    </style:style>
    <style:style style:name="P173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1.2598in"/>
        </style:tab-stops>
      </style:paragraph-properties>
    </style:style>
    <style:style style:name="P174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1.5638in"/>
        </style:tab-stops>
      </style:paragraph-properties>
    </style:style>
    <style:style style:name="P175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-0.0374in"/>
        </style:tab-stops>
      </style:paragraph-properties>
    </style:style>
    <style:style style:name="P176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2638in" style:auto-text-indent="false" style:page-number="auto"/>
    </style:style>
    <style:style style:name="P177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/>
    </style:style>
    <style:style style:name="P178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 fo:break-after="page"/>
    </style:style>
    <style:style style:name="P179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0972in" style:auto-text-indent="false" style:page-number="auto"/>
    </style:style>
    <style:style style:name="P180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181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0972in" style:auto-text-indent="false" style:page-number="auto"/>
    </style:style>
    <style:style style:name="P182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83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184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185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-0.111in" style:auto-text-indent="false" style:page-number="auto" fo:break-after="page"/>
    </style:style>
    <style:style style:name="P186" style:family="paragraph" style:parent-style-name="Body_20_text_20__28_2_29_" style:master-page-name="">
      <style:paragraph-properties fo:margin-left="0.2917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187" style:family="paragraph" style:parent-style-name="Body_20_text_20__28_2_29_" style:master-page-name="">
      <style:paragraph-properties fo:margin-left="0.4583in" fo:margin-right="0in" fo:margin-top="0in" fo:margin-bottom="0in" loext:contextual-spacing="false" fo:text-align="justify" style:justify-single-word="false" fo:text-indent="-0.111in" style:auto-text-indent="false" style:page-number="auto"/>
    </style:style>
    <style:style style:name="P188" style:family="paragraph" style:parent-style-name="Body_20_text_20__28_2_29_" style:master-page-name="">
      <style:paragraph-properties fo:margin-left="0.4583in" fo:margin-right="0in" fo:margin-top="0in" fo:margin-bottom="0.0835in" loext:contextual-spacing="false" fo:text-align="justify" style:justify-single-word="false" fo:text-indent="-0.111in" style:auto-text-indent="false" style:page-number="auto"/>
    </style:style>
    <style:style style:name="P189" style:family="paragraph" style:parent-style-name="Body_20_text_20__28_6_29_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90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91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192" style:family="paragraph" style:parent-style-name="Body_20_text_20__28_2_29_" style:master-page-name="">
      <style:paragraph-properties fo:margin-left="0.25in" fo:margin-right="0.1945in" fo:margin-top="0in" fo:margin-bottom="0in" loext:contextual-spacing="false" fo:text-align="justify" style:justify-single-word="false" fo:text-indent="-0.111in" style:auto-text-indent="false" style:page-number="auto"/>
    </style:style>
    <style:style style:name="P193" style:family="paragraph" style:parent-style-name="Body_20_text_20__28_2_29_" style:master-page-name="">
      <style:paragraph-properties fo:margin-left="0.25in" fo:margin-right="0.1945in" fo:margin-top="0in" fo:margin-bottom="0.0835in" loext:contextual-spacing="false" fo:text-align="justify" style:justify-single-word="false" fo:text-indent="-0.111in" style:auto-text-indent="false" style:page-number="auto"/>
    </style:style>
    <style:style style:name="P194" style:family="paragraph" style:parent-style-name="Body_20_text_20__28_2_29_" style:master-page-name="">
      <style:paragraph-properties fo:margin-left="0.25in" fo:margin-right="0.1945in" fo:margin-top="0in" fo:margin-bottom="0.0862in" loext:contextual-spacing="false" fo:text-align="justify" style:justify-single-word="false" fo:text-indent="-0.111in" style:auto-text-indent="false" style:page-number="auto"/>
    </style:style>
    <style:style style:name="P195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/>
    </style:style>
    <style:style style:name="P196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1953in"/>
        </style:tab-stops>
      </style:paragraph-properties>
    </style:style>
    <style:style style:name="P197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1846in"/>
        </style:tab-stops>
      </style:paragraph-properties>
    </style:style>
    <style:style style:name="P198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693in"/>
        </style:tab-stops>
      </style:paragraph-properties>
    </style:style>
    <style:style style:name="P19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 fo:break-after="column"/>
    </style:style>
    <style:style style:name="P200" style:family="paragraph" style:parent-style-name="Body_20_text_20__28_4_29_" style:master-page-name="">
      <style:paragraph-properties fo:margin-left="0.1945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201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202" style:family="paragraph" style:parent-style-name="Body_20_text_20__28_6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03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04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205" style:family="paragraph" style:parent-style-name="Body_20_text_20__28_2_29_" style:master-page-name="">
      <style:paragraph-properties fo:margin-left="0.3055in" fo:margin-right="0.4165in" fo:margin-top="0in" fo:margin-bottom="0in" loext:contextual-spacing="false" fo:text-align="start" style:justify-single-word="false" fo:text-indent="0.111in" style:auto-text-indent="false" style:page-number="auto"/>
    </style:style>
    <style:style style:name="P206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07" style:family="paragraph" style:parent-style-name="Body_20_text_20__28_2_29_" style:master-page-name="">
      <style:paragraph-properties fo:margin-left="0.4165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208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20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justify" style:justify-single-word="false" fo:text-indent="0in" style:auto-text-indent="false" style:page-number="auto"/>
    </style:style>
    <style:style style:name="P210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181in" fo:text-align="start" style:justify-single-word="false" fo:text-indent="0in" style:auto-text-indent="false" style:page-number="auto" fo:break-after="column"/>
    </style:style>
    <style:style style:name="P211" style:family="paragraph" style:parent-style-name="Body_20_text_20__28_5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12" style:family="paragraph" style:parent-style-name="Body_20_text_20__28_2_29_" style:master-page-name="">
      <style:paragraph-properties fo:margin-left="0.4165in" fo:margin-right="0in" fo:margin-top="0in" fo:margin-bottom="0.0618in" loext:contextual-spacing="false" fo:line-height="0.1181in" fo:text-align="start" style:justify-single-word="false" fo:text-indent="0in" style:auto-text-indent="false" style:page-number="auto"/>
    </style:style>
    <style:style style:name="P213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3055in" style:auto-text-indent="false" style:page-number="auto"/>
    </style:style>
    <style:style style:name="P21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3055in" style:auto-text-indent="false" style:page-number="auto"/>
    </style:style>
    <style:style style:name="P215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3055in" style:auto-text-indent="false" style:page-number="auto" fo:break-after="column"/>
    </style:style>
    <style:style style:name="P216" style:family="paragraph" style:parent-style-name="Body_20_text_20__28_2_29_" style:master-page-name="">
      <style:paragraph-properties fo:margin-left="0.4583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17" style:family="paragraph" style:parent-style-name="Body_20_text_20__28_2_29_" style:master-page-name="">
      <style:paragraph-properties fo:margin-left="0.1528in" fo:margin-right="0in" fo:margin-top="0in" fo:margin-bottom="0.0835in" loext:contextual-spacing="false" fo:text-align="start" style:justify-single-word="false" fo:text-indent="-0.1528in" style:auto-text-indent="false" style:page-number="auto">
        <style:tab-stops>
          <style:tab-stop style:position="1.6972in"/>
        </style:tab-stops>
      </style:paragraph-properties>
    </style:style>
    <style:style style:name="P218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99in" fo:text-align="start" style:justify-single-word="false" fo:text-indent="-0.1528in" style:auto-text-indent="false" style:page-number="auto"/>
    </style:style>
    <style:style style:name="P219" style:family="paragraph" style:parent-style-name="Body_20_text_20__28_2_29_" style:master-page-name="">
      <style:paragraph-properties fo:margin-left="0.444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20" style:family="paragraph" style:parent-style-name="Body_20_text_20__28_2_29_" style:master-page-name="">
      <style:paragraph-properties fo:margin-left="0.444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221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222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99in" fo:text-align="start" style:justify-single-word="false" fo:text-indent="0.1252in" style:auto-text-indent="false" style:page-number="auto"/>
    </style:style>
    <style:style style:name="P223" style:family="paragraph" style:parent-style-name="Body_20_text_20__28_2_29_" style:master-page-name="">
      <style:paragraph-properties fo:margin-left="0.3193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224" style:family="paragraph" style:parent-style-name="Body_20_text_20__28_2_29_" style:master-page-name="">
      <style:paragraph-properties fo:margin-left="0.3193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225" style:family="paragraph" style:parent-style-name="Body_20_text_20__28_2_29_" style:master-page-name="">
      <style:paragraph-properties fo:margin-left="0.028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226" style:family="paragraph" style:parent-style-name="Body_20_text_20__28_2_29_" style:master-page-name="">
      <style:paragraph-properties fo:margin-left="0.028in" fo:margin-right="0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227" style:family="paragraph" style:parent-style-name="Body_20_text_20__28_4_29_" style:master-page-name="">
      <style:paragraph-properties fo:margin-left="0.028in" fo:margin-right="0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228" style:family="paragraph" style:parent-style-name="Body_20_text_20__28_4_29_" style:master-page-name="">
      <style:paragraph-properties fo:margin-left="0.028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229" style:family="paragraph" style:parent-style-name="Body_20_text_20__28_2_29_" style:master-page-name="">
      <style:paragraph-properties fo:margin-left="0.028in" fo:margin-right="0in" fo:margin-top="0in" fo:margin-bottom="0.0862in" loext:contextual-spacing="false" fo:line-height="0.1299in" fo:text-align="center" style:justify-single-word="false" fo:text-indent="0in" style:auto-text-indent="false" style:page-number="auto"/>
    </style:style>
    <style:style style:name="P230" style:family="paragraph" style:parent-style-name="Body_20_text_20__28_2_29_" style:master-page-name="">
      <style:paragraph-properties fo:margin-left="0.028in" fo:margin-right="0in" fo:margin-top="0in" fo:margin-bottom="0.052in" loext:contextual-spacing="false" fo:line-height="0.1181in" fo:text-align="center" style:justify-single-word="false" fo:text-indent="0in" style:auto-text-indent="false" style:page-number="auto"/>
    </style:style>
    <style:style style:name="P231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232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233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34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181in" fo:text-align="start" style:justify-single-word="false" fo:text-indent="-0.111in" style:auto-text-indent="false" style:page-number="auto"/>
    </style:style>
    <style:style style:name="P235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236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 fo:break-after="page"/>
    </style:style>
    <style:style style:name="P237" style:family="paragraph" style:parent-style-name="Body_20_text_20__28_4_29_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38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239" style:family="paragraph" style:parent-style-name="Body_20_text_20__28_2_29_" style:master-page-name="">
      <style:paragraph-properties fo:margin-left="0.2638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240" style:family="paragraph" style:parent-style-name="Body_20_text_20__28_2_29_" style:master-page-name="">
      <style:paragraph-properties fo:margin-left="0.2638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241" style:family="paragraph" style:parent-style-name="Body_20_text_20__28_2_29_" style:master-page-name="">
      <style:paragraph-properties fo:margin-left="0.2638in" fo:margin-right="0in" fo:margin-top="0in" fo:margin-bottom="0.0807in" loext:contextual-spacing="false" fo:line-height="0.1228in" fo:text-align="start" style:justify-single-word="false" fo:text-indent="-0.111in" style:auto-text-indent="false" style:page-number="auto"/>
    </style:style>
    <style:style style:name="P242" style:family="paragraph" style:parent-style-name="Body_20_text_20__28_2_29_" style:master-page-name="">
      <style:paragraph-properties fo:margin-left="0.2638in" fo:margin-right="0in" fo:margin-top="0in" fo:margin-bottom="0.0598in" loext:contextual-spacing="false" fo:line-height="0.1181in" fo:text-align="start" style:justify-single-word="false" fo:text-indent="-0.111in" style:auto-text-indent="false" style:page-number="auto"/>
    </style:style>
    <style:style style:name="P243" style:family="paragraph" style:parent-style-name="Body_20_text_20__28_2_29_" style:master-page-name="">
      <style:paragraph-properties fo:margin-left="0.333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244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28in" fo:text-align="start" style:justify-single-word="false" fo:text-indent="-0.3055in" style:auto-text-indent="false" style:page-number="auto"/>
    </style:style>
    <style:style style:name="P245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-0.3055in" style:auto-text-indent="false" style:page-number="auto"/>
    </style:style>
    <style:style style:name="P246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99in" fo:text-align="start" style:justify-single-word="false" fo:text-indent="-0.3055in" style:auto-text-indent="false" style:page-number="auto" fo:break-after="column"/>
    </style:style>
    <style:style style:name="P247" style:family="paragraph" style:parent-style-name="Body_20_text_20__28_2_29_" style:master-page-name="">
      <style:paragraph-properties fo:margin-left="0.3193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248" style:family="paragraph" style:parent-style-name="Body_20_text_20__28_4_29_" style:master-page-name="">
      <style:paragraph-properties fo:margin-left="0.3193in" fo:margin-right="0in" fo:margin-top="0in" fo:margin-bottom="0in" loext:contextual-spacing="false" fo:text-indent="0in" style:auto-text-indent="false" style:page-number="auto"/>
    </style:style>
    <style:style style:name="P249" style:family="paragraph" style:parent-style-name="Body_20_text_20__28_2_29_" style:master-page-name="">
      <style:paragraph-properties fo:margin-left="0.3193in" fo:margin-right="0in" fo:margin-top="0in" fo:margin-bottom="0.0807in" loext:contextual-spacing="false" fo:text-align="justify" style:justify-single-word="false" fo:text-indent="0in" style:auto-text-indent="false" style:page-number="auto"/>
    </style:style>
    <style:style style:name="P250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51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252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53" style:family="paragraph" style:parent-style-name="Body_20_text_20__28_2_29_" style:master-page-name="">
      <style:paragraph-properties fo:margin-left="0.278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254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4028in" style:auto-text-indent="false" style:page-number="auto"/>
    </style:style>
    <style:style style:name="P255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4028in" style:auto-text-indent="false" style:page-number="auto">
        <style:tab-stops>
          <style:tab-stop style:position="-0.1543in"/>
        </style:tab-stops>
      </style:paragraph-properties>
    </style:style>
    <style:style style:name="P256" style:family="paragraph" style:parent-style-name="Body_20_text_20__28_7_29_" style:master-page-name="">
      <style:paragraph-properties fo:margin-left="0.0417in" fo:margin-right="0in" fo:margin-top="0in" fo:margin-bottom="0.0311in" loext:contextual-spacing="false" fo:line-height="0.0626in" fo:text-indent="0in" style:auto-text-indent="false" style:page-number="auto"/>
    </style:style>
    <style:style style:name="P257" style:family="paragraph" style:parent-style-name="Body_20_text_20__28_2_29_" style:master-page-name="">
      <style:paragraph-properties fo:margin-left="0.0417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258" style:family="paragraph" style:parent-style-name="Body_20_text_20__28_2_29_" style:master-page-name="">
      <style:paragraph-properties fo:margin-left="0.0417in" fo:margin-right="0in" fo:margin-top="0in" fo:margin-bottom="0.0835in" loext:contextual-spacing="false" fo:line-height="0.1299in" fo:text-align="center" style:justify-single-word="false" fo:text-indent="0in" style:auto-text-indent="false" style:page-number="auto"/>
    </style:style>
    <style:style style:name="P259" style:family="paragraph" style:parent-style-name="Body_20_text_20__28_2_29_" style:master-page-name="">
      <style:paragraph-properties fo:margin-left="0.0417in" fo:margin-right="0in" fo:margin-top="0in" fo:margin-bottom="0.0583in" loext:contextual-spacing="false" fo:line-height="0.1181in" fo:text-align="center" style:justify-single-word="false" fo:text-indent="0in" style:auto-text-indent="false" style:page-number="auto"/>
    </style:style>
    <style:style style:name="P260" style:family="paragraph" style:parent-style-name="Body_20_text_20__28_2_29_" style:master-page-name="">
      <style:paragraph-properties fo:margin-left="0in" fo:margin-right="0in" fo:margin-top="0in" fo:margin-bottom="0in" loext:contextual-spacing="false" fo:line-height="0.1335in" fo:text-align="start" style:justify-single-word="false" fo:text-indent="0.4307in" style:auto-text-indent="false" style:page-number="auto"/>
    </style:style>
    <style:style style:name="P26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4307in" style:auto-text-indent="false" style:page-number="auto"/>
    </style:style>
    <style:style style:name="P26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4307in" style:auto-text-indent="false" style:page-number="auto"/>
    </style:style>
    <style:style style:name="P263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.4307in" style:auto-text-indent="false" style:page-number="auto"/>
    </style:style>
    <style:style style:name="P264" style:family="paragraph" style:parent-style-name="Body_20_text_20__28_2_29_" style:master-page-name="">
      <style:paragraph-properties fo:margin-left="0in" fo:margin-right="0.028in" fo:margin-top="0in" fo:margin-bottom="0in" loext:contextual-spacing="false" fo:text-align="center" style:justify-single-word="false" fo:text-indent="0in" style:auto-text-indent="false" style:page-number="auto"/>
    </style:style>
    <style:style style:name="P265" style:family="paragraph" style:parent-style-name="Body_20_text_20__28_2_29_" style:master-page-name="">
      <style:paragraph-properties fo:margin-left="0.4307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266" style:family="paragraph" style:parent-style-name="Body_20_text_20__28_2_29_" style:master-page-name="">
      <style:paragraph-properties fo:margin-left="0.4307in" fo:margin-right="0in" fo:margin-top="0in" fo:margin-bottom="0.0835in" loext:contextual-spacing="false" fo:line-height="0.1335in" fo:text-align="start" style:justify-single-word="false" fo:text-indent="-0.1252in" style:auto-text-indent="false" style:page-number="auto"/>
    </style:style>
    <style:style style:name="P267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-0.1252in" style:auto-text-indent="false" style:page-number="auto"/>
    </style:style>
    <style:style style:name="P268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269" style:family="paragraph" style:parent-style-name="Body_20_text_20__28_2_29_" style:master-page-name="">
      <style:paragraph-properties fo:margin-left="0.4307in" fo:margin-right="0in" fo:margin-top="0in" fo:margin-bottom="0.0862in" loext:contextual-spacing="false" fo:line-height="0.1335in" fo:text-align="start" style:justify-single-word="false" fo:text-indent="-0.1252in" style:auto-text-indent="false" style:page-number="auto"/>
    </style:style>
    <style:style style:name="P270" style:family="paragraph" style:parent-style-name="Body_20_text_20__28_2_29_" style:master-page-name="">
      <style:paragraph-properties fo:margin-left="0.4307in" fo:margin-right="0in" fo:margin-top="0in" fo:margin-bottom="0.078in" loext:contextual-spacing="false" fo:text-align="start" style:justify-single-word="false" fo:text-indent="-0.1252in" style:auto-text-indent="false" style:page-number="auto"/>
    </style:style>
    <style:style style:name="P271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272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73" style:family="paragraph" style:parent-style-name="Body_20_text_20__28_4_29_" style:master-page-name="">
      <style:paragraph-properties fo:margin-left="0.43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74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75" style:family="paragraph" style:parent-style-name="Body_20_text_20__28_2_29_" style:master-page-name="">
      <style:paragraph-properties fo:margin-left="0.3055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276" style:family="paragraph" style:parent-style-name="Body_20_text_20__28_2_29_" style:master-page-name="">
      <style:paragraph-properties fo:margin-left="0.3055in" fo:margin-right="0in" fo:margin-top="0in" fo:margin-bottom="0.0654in" loext:contextual-spacing="false" fo:line-height="0.1181in" fo:text-align="start" style:justify-single-word="false" fo:text-indent="0in" style:auto-text-indent="false" style:page-number="auto"/>
    </style:style>
    <style:style style:name="P277" style:family="paragraph" style:parent-style-name="Body_20_text_20__28_2_29_" style:master-page-name="">
      <style:paragraph-properties fo:margin-left="0.3193in" fo:margin-right="0in" fo:margin-top="0in" fo:margin-bottom="0.0807in" loext:contextual-spacing="false" fo:text-align="start" style:justify-single-word="false" fo:text-indent="-0.1807in" style:auto-text-indent="false" style:page-number="auto"/>
    </style:style>
    <style:style style:name="P278" style:family="paragraph" style:parent-style-name="Body_20_text_20__28_2_29_" style:master-page-name="">
      <style:paragraph-properties fo:margin-left="0.278in" fo:margin-right="0.222in" fo:margin-top="0in" fo:margin-bottom="0in" loext:contextual-spacing="false" fo:text-align="justify" style:justify-single-word="false" fo:text-indent="-0.111in" style:auto-text-indent="false" style:page-number="auto"/>
    </style:style>
    <style:style style:name="P279" style:family="paragraph" style:parent-style-name="Body_20_text_20__28_2_29_" style:master-page-name="">
      <style:paragraph-properties fo:margin-left="0.278in" fo:margin-right="0.222in" fo:margin-top="0in" fo:margin-bottom="0.0783in" loext:contextual-spacing="false" fo:line-height="0.1228in" fo:text-align="justify" style:justify-single-word="false" fo:text-indent="-0.111in" style:auto-text-indent="false" style:page-number="auto"/>
    </style:style>
    <style:style style:name="P280" style:family="paragraph" style:parent-style-name="Body_20_text_20__28_2_29_" style:master-page-name="">
      <style:paragraph-properties fo:margin-left="0.278in" fo:margin-right="0.222in" fo:margin-top="0in" fo:margin-bottom="0.0835in" loext:contextual-spacing="false" fo:text-align="justify" style:justify-single-word="false" fo:text-indent="-0.111in" style:auto-text-indent="false" style:page-number="auto"/>
    </style:style>
    <style:style style:name="P281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282" style:family="paragraph" style:parent-style-name="Body_20_text_20__28_2_29_" style:master-page-name="">
      <style:paragraph-properties fo:margin-left="0.3055in" fo:margin-right="0in" fo:margin-top="0in" fo:margin-bottom="0.0902in" loext:contextual-spacing="false" fo:text-align="start" style:justify-single-word="false" fo:text-indent="-0.1252in" style:auto-text-indent="false" style:page-number="auto"/>
    </style:style>
    <style:style style:name="P283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/>
    </style:style>
    <style:style style:name="P284" style:family="paragraph" style:parent-style-name="Body_20_text_20__28_2_29_" style:master-page-name="">
      <style:paragraph-properties fo:margin-left="0.278in" fo:margin-right="0.25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285" style:family="paragraph" style:parent-style-name="Body_20_text_20__28_2_29_" style:master-page-name="">
      <style:paragraph-properties fo:margin-left="0.278in" fo:margin-right="0.25in" fo:margin-top="0in" fo:margin-bottom="0in" loext:contextual-spacing="false" fo:text-align="start" style:justify-single-word="false" fo:text-indent="-0.111in" style:auto-text-indent="false" style:page-number="auto"/>
    </style:style>
    <style:style style:name="P286" style:family="paragraph" style:parent-style-name="Body_20_text_20__28_2_29_" style:master-page-name="">
      <style:paragraph-properties fo:margin-left="0.3472in" fo:margin-right="0in" fo:margin-top="0in" fo:margin-bottom="0in" loext:contextual-spacing="false" fo:line-height="0.1299in" fo:text-align="start" style:justify-single-word="false" fo:text-indent="-0.1807in" style:auto-text-indent="false" style:page-number="auto"/>
    </style:style>
    <style:style style:name="P28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945in" style:auto-text-indent="false" style:page-number="auto"/>
    </style:style>
    <style:style style:name="P288" style:family="paragraph" style:parent-style-name="Body_20_text_20__28_2_29_" style:master-page-name="">
      <style:paragraph-properties fo:margin-left="0.305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289" style:family="paragraph" style:parent-style-name="Body_20_text_20__28_2_29_" style:master-page-name="">
      <style:paragraph-properties fo:margin-left="0in" fo:margin-right="0.25in" fo:margin-top="0in" fo:margin-bottom="0in" loext:contextual-spacing="false" fo:text-align="start" style:justify-single-word="false" fo:text-indent="0.4307in" style:auto-text-indent="false" style:page-number="auto"/>
    </style:style>
    <style:style style:name="P290" style:family="paragraph" style:parent-style-name="Body_20_text_20__28_2_29_" style:master-page-name="">
      <style:paragraph-properties fo:margin-left="0.1665in" fo:margin-right="0in" fo:margin-top="0in" fo:margin-bottom="0in" loext:contextual-spacing="false" fo:line-height="0.1299in" fo:text-align="start" style:justify-single-word="false" fo:text-indent="-0.1665in" style:auto-text-indent="false" style:page-number="auto"/>
    </style:style>
    <style:style style:name="P291" style:family="paragraph" style:parent-style-name="Body_20_text_20__28_2_29_" style:master-page-name="">
      <style:paragraph-properties fo:margin-left="0.3055in" fo:margin-right="0.4307in" fo:margin-top="0in" fo:margin-bottom="0in" loext:contextual-spacing="false" fo:text-align="end" style:justify-single-word="false" fo:text-indent="0in" style:auto-text-indent="false" style:page-number="auto"/>
    </style:style>
    <style:style style:name="P292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665in" style:auto-text-indent="false" style:page-number="auto"/>
    </style:style>
    <style:style style:name="P293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4307in" style:auto-text-indent="false" style:page-number="auto">
        <style:tab-stops>
          <style:tab-stop style:position="-0.1882in"/>
        </style:tab-stops>
      </style:paragraph-properties>
    </style:style>
    <style:style style:name="P294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295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96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297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>
        <style:tab-stops>
          <style:tab-stop style:position="0.1902in"/>
        </style:tab-stops>
      </style:paragraph-properties>
    </style:style>
    <style:style style:name="P298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>
        <style:tab-stops>
          <style:tab-stop style:position="0.1937in"/>
        </style:tab-stops>
      </style:paragraph-properties>
    </style:style>
    <style:style style:name="P299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300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2626in"/>
        </style:tab-stops>
      </style:paragraph-properties>
    </style:style>
    <style:style style:name="P301" style:family="paragraph" style:parent-style-name="Body_20_text_20__28_2_29_" style:list-style-name="L24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1972in"/>
        </style:tab-stops>
      </style:paragraph-properties>
    </style:style>
    <style:style style:name="P302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2346in"/>
        </style:tab-stops>
      </style:paragraph-properties>
    </style:style>
    <style:style style:name="P303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04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252in"/>
        </style:tab-stops>
      </style:paragraph-properties>
    </style:style>
    <style:style style:name="P305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06" style:family="paragraph" style:parent-style-name="Body_20_text_20__28_2_29_" style:list-style-name="L46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1965in"/>
        </style:tab-stops>
      </style:paragraph-properties>
    </style:style>
    <style:style style:name="P307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2528in"/>
        </style:tab-stops>
      </style:paragraph-properties>
    </style:style>
    <style:style style:name="P308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181in"/>
        </style:tab-stops>
      </style:paragraph-properties>
    </style:style>
    <style:style style:name="P309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646in"/>
        </style:tab-stops>
      </style:paragraph-properties>
    </style:style>
    <style:style style:name="P310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311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312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313" style:family="paragraph" style:parent-style-name="Body_20_text_20__28_2_29_" style:list-style-name="L5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314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2in"/>
        </style:tab-stops>
      </style:paragraph-properties>
    </style:style>
    <style:style style:name="P315" style:family="paragraph" style:parent-style-name="Body_20_text_20__28_2_29_" style:list-style-name="L3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2in"/>
        </style:tab-stops>
      </style:paragraph-properties>
    </style:style>
    <style:style style:name="P316" style:family="paragraph" style:parent-style-name="Body_20_text_20__28_2_29_" style:list-style-name="L5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2in"/>
        </style:tab-stops>
      </style:paragraph-properties>
    </style:style>
    <style:style style:name="P317" style:family="paragraph" style:parent-style-name="Body_20_text_20__28_2_29_" style:list-style-name="L1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18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19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20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21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22" style:family="paragraph" style:parent-style-name="Body_20_text_20__28_2_29_" style:list-style-name="L5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23" style:family="paragraph" style:parent-style-name="Body_20_text_20__28_2_29_" style:list-style-name="L5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24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325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72in"/>
        </style:tab-stops>
      </style:paragraph-properties>
    </style:style>
    <style:style style:name="P326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37in"/>
        </style:tab-stops>
      </style:paragraph-properties>
    </style:style>
    <style:style style:name="P327" style:family="paragraph" style:parent-style-name="Body_20_text_20__28_2_29_" style:list-style-name="L2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37in"/>
        </style:tab-stops>
      </style:paragraph-properties>
    </style:style>
    <style:style style:name="P328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74in"/>
        </style:tab-stops>
      </style:paragraph-properties>
    </style:style>
    <style:style style:name="P329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39in"/>
        </style:tab-stops>
      </style:paragraph-properties>
    </style:style>
    <style:style style:name="P330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25in"/>
        </style:tab-stops>
      </style:paragraph-properties>
    </style:style>
    <style:style style:name="P331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25in"/>
        </style:tab-stops>
      </style:paragraph-properties>
    </style:style>
    <style:style style:name="P332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57in"/>
        </style:tab-stops>
      </style:paragraph-properties>
    </style:style>
    <style:style style:name="P333" style:family="paragraph" style:parent-style-name="Body_20_text_20__28_2_29_" style:list-style-name="L3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57in"/>
        </style:tab-stops>
      </style:paragraph-properties>
    </style:style>
    <style:style style:name="P334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57in"/>
        </style:tab-stops>
      </style:paragraph-properties>
    </style:style>
    <style:style style:name="P335" style:family="paragraph" style:parent-style-name="Body_20_text_20__28_2_29_" style:list-style-name="L4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57in"/>
        </style:tab-stops>
      </style:paragraph-properties>
    </style:style>
    <style:style style:name="P336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98in"/>
        </style:tab-stops>
      </style:paragraph-properties>
    </style:style>
    <style:style style:name="P337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98in"/>
        </style:tab-stops>
      </style:paragraph-properties>
    </style:style>
    <style:style style:name="P338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39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0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1" style:family="paragraph" style:parent-style-name="Body_20_text_20__28_2_29_" style:list-style-name="L2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2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3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4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5" style:family="paragraph" style:parent-style-name="Body_20_text_20__28_2_29_" style:list-style-name="L5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6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7" style:family="paragraph" style:parent-style-name="Body_20_text_20__28_2_29_" style:list-style-name="L5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5in"/>
        </style:tab-stops>
      </style:paragraph-properties>
    </style:style>
    <style:style style:name="P348" style:family="paragraph" style:parent-style-name="Body_20_text_20__28_2_29_" style:list-style-name="L1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11in"/>
        </style:tab-stops>
      </style:paragraph-properties>
    </style:style>
    <style:style style:name="P349" style:family="paragraph" style:parent-style-name="Body_20_text_20__28_2_29_" style:list-style-name="L1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46in"/>
        </style:tab-stops>
      </style:paragraph-properties>
    </style:style>
    <style:style style:name="P350" style:family="paragraph" style:parent-style-name="Body_20_text_20__28_2_29_" style:list-style-name="L1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17in"/>
        </style:tab-stops>
      </style:paragraph-properties>
    </style:style>
    <style:style style:name="P351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17in"/>
        </style:tab-stops>
      </style:paragraph-properties>
    </style:style>
    <style:style style:name="P352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3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4" style:family="paragraph" style:parent-style-name="Body_20_text_20__28_2_29_" style:list-style-name="L3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5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6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7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8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359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2in"/>
        </style:tab-stops>
      </style:paragraph-properties>
    </style:style>
    <style:style style:name="P360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2in"/>
        </style:tab-stops>
      </style:paragraph-properties>
    </style:style>
    <style:style style:name="P361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2in"/>
        </style:tab-stops>
      </style:paragraph-properties>
    </style:style>
    <style:style style:name="P362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2in"/>
        </style:tab-stops>
      </style:paragraph-properties>
    </style:style>
    <style:style style:name="P363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74in"/>
        </style:tab-stops>
      </style:paragraph-properties>
    </style:style>
    <style:style style:name="P364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74in"/>
        </style:tab-stops>
      </style:paragraph-properties>
    </style:style>
    <style:style style:name="P365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74in"/>
        </style:tab-stops>
      </style:paragraph-properties>
    </style:style>
    <style:style style:name="P366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45in"/>
        </style:tab-stops>
      </style:paragraph-properties>
    </style:style>
    <style:style style:name="P367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45in"/>
        </style:tab-stops>
      </style:paragraph-properties>
    </style:style>
    <style:style style:name="P368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82in"/>
        </style:tab-stops>
      </style:paragraph-properties>
    </style:style>
    <style:style style:name="P369" style:family="paragraph" style:parent-style-name="Body_20_text_20__28_2_29_" style:list-style-name="L3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9in"/>
        </style:tab-stops>
      </style:paragraph-properties>
    </style:style>
    <style:style style:name="P370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1" style:family="paragraph" style:parent-style-name="Body_20_text_20__28_2_29_" style:list-style-name="L4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2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3" style:family="paragraph" style:parent-style-name="Body_20_text_20__28_2_29_" style:list-style-name="L3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4" style:family="paragraph" style:parent-style-name="Body_20_text_20__28_2_29_" style:list-style-name="L5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5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6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377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29in"/>
        </style:tab-stops>
      </style:paragraph-properties>
    </style:style>
    <style:style style:name="P378" style:family="paragraph" style:parent-style-name="Body_20_text_20__28_2_29_" style:list-style-name="L3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98in"/>
        </style:tab-stops>
      </style:paragraph-properties>
    </style:style>
    <style:style style:name="P379" style:family="paragraph" style:parent-style-name="Body_20_text_20__28_2_29_" style:list-style-name="L4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98in"/>
        </style:tab-stops>
      </style:paragraph-properties>
    </style:style>
    <style:style style:name="P380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98in"/>
        </style:tab-stops>
      </style:paragraph-properties>
    </style:style>
    <style:style style:name="P381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09in"/>
        </style:tab-stops>
      </style:paragraph-properties>
    </style:style>
    <style:style style:name="P382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09in"/>
        </style:tab-stops>
      </style:paragraph-properties>
    </style:style>
    <style:style style:name="P383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11in"/>
        </style:tab-stops>
      </style:paragraph-properties>
    </style:style>
    <style:style style:name="P384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37in"/>
        </style:tab-stops>
      </style:paragraph-properties>
    </style:style>
    <style:style style:name="P385" style:family="paragraph" style:parent-style-name="Body_20_text_20__28_2_29_" style:list-style-name="L3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689in"/>
        </style:tab-stops>
      </style:paragraph-properties>
    </style:style>
    <style:style style:name="P386" style:family="paragraph" style:parent-style-name="Body_20_text_20__28_2_29_" style:list-style-name="L3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72in"/>
        </style:tab-stops>
      </style:paragraph-properties>
    </style:style>
    <style:style style:name="P387" style:family="paragraph" style:parent-style-name="Body_20_text_20__28_2_29_" style:list-style-name="L3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752in"/>
        </style:tab-stops>
      </style:paragraph-properties>
    </style:style>
    <style:style style:name="P388" style:family="paragraph" style:parent-style-name="Body_20_text_20__28_2_29_" style:list-style-name="L37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791in"/>
        </style:tab-stops>
      </style:paragraph-properties>
    </style:style>
    <style:style style:name="P389" style:family="paragraph" style:parent-style-name="Body_20_text_20__28_2_29_" style:list-style-name="L4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791in"/>
        </style:tab-stops>
      </style:paragraph-properties>
    </style:style>
    <style:style style:name="P390" style:family="paragraph" style:parent-style-name="Body_20_text_20__28_2_29_" style:list-style-name="L4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66in"/>
        </style:tab-stops>
      </style:paragraph-properties>
    </style:style>
    <style:style style:name="P391" style:family="paragraph" style:parent-style-name="Body_20_text_20__28_2_29_" style:list-style-name="L4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256in"/>
        </style:tab-stops>
      </style:paragraph-properties>
    </style:style>
    <style:style style:name="P392" style:family="paragraph" style:parent-style-name="Body_20_text_20__28_2_29_" style:list-style-name="L4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291in"/>
        </style:tab-stops>
      </style:paragraph-properties>
    </style:style>
    <style:style style:name="P393" style:family="paragraph" style:parent-style-name="Body_20_text_20__28_2_29_" style:list-style-name="L3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35in"/>
        </style:tab-stops>
      </style:paragraph-properties>
    </style:style>
    <style:style style:name="P394" style:family="paragraph" style:parent-style-name="Body_20_text_20__28_2_29_" style:list-style-name="L4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65in"/>
        </style:tab-stops>
      </style:paragraph-properties>
    </style:style>
    <style:style style:name="P395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66in"/>
        </style:tab-stops>
      </style:paragraph-properties>
    </style:style>
    <style:style style:name="P396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29in"/>
        </style:tab-stops>
      </style:paragraph-properties>
    </style:style>
    <style:style style:name="P397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28in"/>
        </style:tab-stops>
      </style:paragraph-properties>
    </style:style>
    <style:style style:name="P398" style:family="paragraph" style:parent-style-name="Body_20_text_20__28_2_29_" style:list-style-name="L1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92in"/>
        </style:tab-stops>
      </style:paragraph-properties>
    </style:style>
    <style:style style:name="P399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92in"/>
        </style:tab-stops>
      </style:paragraph-properties>
    </style:style>
    <style:style style:name="P400" style:family="paragraph" style:parent-style-name="Body_20_text_20__28_2_29_" style:list-style-name="L3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91in"/>
        </style:tab-stops>
      </style:paragraph-properties>
    </style:style>
    <style:style style:name="P401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91in"/>
        </style:tab-stops>
      </style:paragraph-properties>
    </style:style>
    <style:style style:name="P402" style:family="paragraph" style:parent-style-name="Body_20_text_20__28_2_29_" style:list-style-name="L5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91in"/>
        </style:tab-stops>
      </style:paragraph-properties>
    </style:style>
    <style:style style:name="P403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54in"/>
        </style:tab-stops>
      </style:paragraph-properties>
    </style:style>
    <style:style style:name="P404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61in"/>
        </style:tab-stops>
      </style:paragraph-properties>
    </style:style>
    <style:style style:name="P405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61in"/>
        </style:tab-stops>
      </style:paragraph-properties>
    </style:style>
    <style:style style:name="P406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47in"/>
        </style:tab-stops>
      </style:paragraph-properties>
    </style:style>
    <style:style style:name="P407" style:family="paragraph" style:parent-style-name="Body_20_text_20__28_2_29_" style:list-style-name="L36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2256in"/>
        </style:tab-stops>
      </style:paragraph-properties>
    </style:style>
    <style:style style:name="P408" style:family="paragraph" style:parent-style-name="Body_20_text_20__28_2_29_" style:list-style-name="L38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2193in"/>
        </style:tab-stops>
      </style:paragraph-properties>
    </style:style>
    <style:style style:name="P409" style:family="paragraph" style:parent-style-name="Body_20_text_20__28_2_29_" style:list-style-name="L11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484in"/>
        </style:tab-stops>
      </style:paragraph-properties>
    </style:style>
    <style:style style:name="P410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902in"/>
        </style:tab-stops>
      </style:paragraph-properties>
    </style:style>
    <style:style style:name="P411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445in"/>
        </style:tab-stops>
      </style:paragraph-properties>
    </style:style>
    <style:style style:name="P412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445in"/>
        </style:tab-stops>
      </style:paragraph-properties>
    </style:style>
    <style:style style:name="P413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516in"/>
        </style:tab-stops>
      </style:paragraph-properties>
    </style:style>
    <style:style style:name="P414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437in"/>
        </style:tab-stops>
      </style:paragraph-properties>
    </style:style>
    <style:style style:name="P415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591in"/>
        </style:tab-stops>
      </style:paragraph-properties>
    </style:style>
    <style:style style:name="P416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52in"/>
        </style:tab-stops>
      </style:paragraph-properties>
    </style:style>
    <style:style style:name="P417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418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2516in"/>
        </style:tab-stops>
      </style:paragraph-properties>
    </style:style>
    <style:style style:name="P419" style:family="paragraph" style:parent-style-name="Body_20_text_20__28_2_29_" style:list-style-name="L37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1791in"/>
        </style:tab-stops>
      </style:paragraph-properties>
    </style:style>
    <style:style style:name="P420" style:family="paragraph" style:parent-style-name="Body_20_text_20__28_2_29_" style:list-style-name="L49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1957in"/>
        </style:tab-stops>
      </style:paragraph-properties>
    </style:style>
    <style:style style:name="P421" style:family="paragraph" style:parent-style-name="Body_20_text_20__28_2_29_" style:list-style-name="L53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422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423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line-height="0.1319in" fo:text-align="justify" style:justify-single-word="false" fo:text-indent="0in" style:auto-text-indent="false" style:page-number="auto">
        <style:tab-stops>
          <style:tab-stop style:position="0.1854in"/>
        </style:tab-stops>
      </style:paragraph-properties>
    </style:style>
    <style:style style:name="P424" style:family="paragraph" style:parent-style-name="Body_20_text_20__28_2_29_" style:list-style-name="L53" style:master-page-name="">
      <style:paragraph-properties fo:margin-left="0in" fo:margin-right="0in" fo:margin-top="0in" fo:margin-bottom="0in" loext:contextual-spacing="false" fo:line-height="0.1319in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425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line-height="0.1335in" fo:text-align="justify" style:justify-single-word="false" fo:text-indent="0in" style:auto-text-indent="false" style:page-number="auto">
        <style:tab-stops>
          <style:tab-stop style:position="0.2528in"/>
        </style:tab-stops>
      </style:paragraph-properties>
    </style:style>
    <style:style style:name="P426" style:family="paragraph" style:parent-style-name="Body_20_text_20__28_2_29_" style:list-style-name="L39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reak-after="column">
        <style:tab-stops>
          <style:tab-stop style:position="0.2161in"/>
        </style:tab-stops>
      </style:paragraph-properties>
    </style:style>
    <style:style style:name="P427" style:family="paragraph" style:parent-style-name="Body_20_text_20__28_2_29_" style:list-style-name="L10" style:master-page-name="PageStyle2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02">
        <style:tab-stops>
          <style:tab-stop style:position="0.1984in"/>
        </style:tab-stops>
      </style:paragraph-properties>
    </style:style>
    <style:style style:name="P428" style:family="paragraph" style:parent-style-name="Body_20_text_20__28_2_29_" style:list-style-name="L12" style:master-page-name="PageStyle3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03">
        <style:tab-stops>
          <style:tab-stop style:position="0.2472in"/>
        </style:tab-stops>
      </style:paragraph-properties>
    </style:style>
    <style:style style:name="P429" style:family="paragraph" style:parent-style-name="Body_20_text_20__28_2_29_" style:list-style-name="L19" style:master-page-name="PageStyle4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06">
        <style:tab-stops>
          <style:tab-stop style:position="0.189in"/>
        </style:tab-stops>
      </style:paragraph-properties>
    </style:style>
    <style:style style:name="P430" style:family="paragraph" style:parent-style-name="Body_20_text_20__28_2_29_" style:list-style-name="L28" style:master-page-name="PageStyle6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10">
        <style:tab-stops>
          <style:tab-stop style:position="0.1811in"/>
        </style:tab-stops>
      </style:paragraph-properties>
    </style:style>
    <style:style style:name="P431" style:family="paragraph" style:parent-style-name="Body_20_text_20__28_2_29_" style:list-style-name="L48" style:master-page-name="PageStyle12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23">
        <style:tab-stops>
          <style:tab-stop style:position="0.2555in"/>
        </style:tab-stops>
      </style:paragraph-properties>
    </style:style>
    <style:style style:name="P432" style:family="paragraph" style:parent-style-name="Body_20_text_20__28_2_29_" style:list-style-name="L55" style:master-page-name="PageStyle14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27">
        <style:tab-stops>
          <style:tab-stop style:position="0.239in"/>
        </style:tab-stops>
      </style:paragraph-properties>
    </style:style>
    <style:style style:name="P433" style:family="paragraph" style:parent-style-name="Body_20_text_20__28_2_29_" style:list-style-name="L58" style:master-page-name="PageStyle15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730">
        <style:tab-stops>
          <style:tab-stop style:position="0.2425in"/>
        </style:tab-stops>
      </style:paragraph-properties>
    </style:style>
    <style:style style:name="P434" style:family="paragraph" style:parent-style-name="Body_20_text_20__28_2_29_" style:list-style-name="L2" style:master-page-name="">
      <style:paragraph-properties fo:margin-left="0in" fo:margin-right="0in" fo:margin-top="0in" fo:margin-bottom="0.0835in" loext:contextual-spacing="false" fo:line-height="0.1299in" fo:text-align="start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435" style:family="paragraph" style:parent-style-name="Body_20_text_20__28_2_29_" style:list-style-name="L25" style:master-page-name="">
      <style:paragraph-properties fo:margin-left="0in" fo:margin-right="0in" fo:margin-top="0in" fo:margin-bottom="0.0835in" loext:contextual-spacing="false" fo:line-height="0.1299in" fo:text-align="start" style:justify-single-word="false" fo:text-indent="0in" style:auto-text-indent="false" style:page-number="auto">
        <style:tab-stops>
          <style:tab-stop style:position="0.2008in"/>
        </style:tab-stops>
      </style:paragraph-properties>
    </style:style>
    <style:style style:name="P436" style:family="paragraph" style:parent-style-name="Body_20_text_20__28_2_29_" style:list-style-name="L2" style:master-page-name="">
      <style:paragraph-properties fo:margin-left="0in" fo:margin-right="0in" fo:margin-top="0in" fo:margin-bottom="0.0862in" loext:contextual-spacing="false" fo:line-height="0.1299in" fo:text-align="start" style:justify-single-word="false" fo:text-indent="0in" style:auto-text-indent="false" style:page-number="auto">
        <style:tab-stops>
          <style:tab-stop style:position="0.1602in"/>
        </style:tab-stops>
      </style:paragraph-properties>
    </style:style>
    <style:style style:name="P437" style:family="paragraph" style:parent-style-name="Body_20_text_20__28_2_29_" style:list-style-name="L23" style:master-page-name="">
      <style:paragraph-properties fo:margin-left="0in" fo:margin-right="0in" fo:margin-top="0in" fo:margin-bottom="0.0807in" loext:contextual-spacing="false" fo:text-align="start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438" style:family="paragraph" style:parent-style-name="Body_20_text_20__28_2_29_" style:list-style-name="L1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563in"/>
        </style:tab-stops>
      </style:paragraph-properties>
    </style:style>
    <style:style style:name="P439" style:family="paragraph" style:parent-style-name="Body_20_text_20__28_2_29_" style:list-style-name="L9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52in"/>
        </style:tab-stops>
      </style:paragraph-properties>
    </style:style>
    <style:style style:name="P440" style:family="paragraph" style:parent-style-name="Body_20_text_20__28_2_29_" style:list-style-name="L23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626in"/>
        </style:tab-stops>
      </style:paragraph-properties>
    </style:style>
    <style:style style:name="P441" style:family="paragraph" style:parent-style-name="Body_20_text_20__28_2_29_" style:list-style-name="L23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228in"/>
        </style:tab-stops>
      </style:paragraph-properties>
    </style:style>
    <style:style style:name="P442" style:family="paragraph" style:parent-style-name="Body_20_text_20__28_2_29_" style:list-style-name="L24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1681in"/>
        </style:tab-stops>
      </style:paragraph-properties>
    </style:style>
    <style:style style:name="P443" style:family="paragraph" style:parent-style-name="Body_20_text_20__28_2_29_" style:list-style-name="L35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016in"/>
        </style:tab-stops>
      </style:paragraph-properties>
    </style:style>
    <style:style style:name="P444" style:family="paragraph" style:parent-style-name="Body_20_text_20__28_2_29_" style:list-style-name="L37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008in"/>
        </style:tab-stops>
      </style:paragraph-properties>
    </style:style>
    <style:style style:name="P445" style:family="paragraph" style:parent-style-name="Body_20_text_20__28_2_29_" style:list-style-name="L44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1874in"/>
        </style:tab-stops>
      </style:paragraph-properties>
    </style:style>
    <style:style style:name="P446" style:family="paragraph" style:parent-style-name="Body_20_text_20__28_2_29_" style:list-style-name="L51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244in"/>
        </style:tab-stops>
      </style:paragraph-properties>
    </style:style>
    <style:style style:name="P447" style:family="paragraph" style:parent-style-name="Body_20_text_20__28_2_29_" style:list-style-name="L2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4165in" style:auto-text-indent="false" style:page-number="auto">
        <style:tab-stops>
          <style:tab-stop style:position="-0.2661in"/>
        </style:tab-stops>
      </style:paragraph-properties>
    </style:style>
    <style:style style:name="P448" style:family="paragraph" style:parent-style-name="Body_20_text_20__28_2_29_" style:list-style-name="L14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4165in" style:auto-text-indent="false" style:page-number="auto">
        <style:tab-stops>
          <style:tab-stop style:position="-0.1799in"/>
        </style:tab-stops>
      </style:paragraph-properties>
    </style:style>
    <style:style style:name="P449" style:family="paragraph" style:parent-style-name="Body_20_text_20__28_2_29_" style:list-style-name="L15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4165in" style:auto-text-indent="false" style:page-number="auto">
        <style:tab-stops>
          <style:tab-stop style:position="-0.1799in"/>
        </style:tab-stops>
      </style:paragraph-properties>
    </style:style>
    <style:style style:name="P450" style:family="paragraph" style:parent-style-name="Body_20_text_20__28_2_29_" style:list-style-name="L2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>
        <style:tab-stops>
          <style:tab-stop style:position="-0.2661in"/>
        </style:tab-stops>
      </style:paragraph-properties>
    </style:style>
    <style:style style:name="P451" style:family="paragraph" style:parent-style-name="Body_20_text_20__28_2_29_" style:list-style-name="L4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>
        <style:tab-stops>
          <style:tab-stop style:position="-0.2161in"/>
        </style:tab-stops>
      </style:paragraph-properties>
    </style:style>
    <style:style style:name="P452" style:family="paragraph" style:parent-style-name="Body_20_text_20__28_2_29_" style:list-style-name="L25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>
        <style:tab-stops>
          <style:tab-stop style:position="-0.2126in"/>
        </style:tab-stops>
      </style:paragraph-properties>
    </style:style>
    <style:style style:name="P453" style:family="paragraph" style:parent-style-name="Body_20_text_20__28_2_29_" style:list-style-name="L23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>
        <style:tab-stops>
          <style:tab-stop style:position="-0.2528in"/>
        </style:tab-stops>
      </style:paragraph-properties>
    </style:style>
    <style:style style:name="P454" style:family="paragraph" style:parent-style-name="Body_20_text_20__28_2_29_" style:list-style-name="L23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>
        <style:tab-stops>
          <style:tab-stop style:position="-0.2626in"/>
        </style:tab-stops>
      </style:paragraph-properties>
    </style:style>
    <style:style style:name="P455" style:family="paragraph" style:parent-style-name="Body_20_text_20__28_2_29_" style:list-style-name="L33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 fo:break-after="column">
        <style:tab-stops>
          <style:tab-stop style:position="-0.1807in"/>
        </style:tab-stops>
      </style:paragraph-properties>
    </style:style>
    <style:style style:name="P456" style:family="paragraph" style:parent-style-name="Body_20_text_20__28_2_29_" style:list-style-name="L40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 fo:break-after="column">
        <style:tab-stops>
          <style:tab-stop style:position="-0.1736in"/>
        </style:tab-stops>
      </style:paragraph-properties>
    </style:style>
    <style:style style:name="P457" style:family="paragraph" style:parent-style-name="Body_20_text_20__28_2_29_" style:list-style-name="L8" style:master-page-name="">
      <style:paragraph-properties fo:margin-left="0.3055in" fo:margin-right="0.3752in" fo:margin-top="0in" fo:margin-bottom="0in" loext:contextual-spacing="false" fo:text-align="start" style:justify-single-word="false" fo:text-indent="-0.3055in" style:auto-text-indent="false" style:page-number="auto">
        <style:tab-stops>
          <style:tab-stop style:position="-0.148in"/>
        </style:tab-stops>
      </style:paragraph-properties>
    </style:style>
    <style:style style:name="P458" style:family="paragraph" style:parent-style-name="Body_20_text_20__28_2_29_" style:list-style-name="L9" style:master-page-name="">
      <style:paragraph-properties fo:margin-left="0.3055in" fo:margin-right="0in" fo:margin-top="0in" fo:margin-bottom="0in" loext:contextual-spacing="false" fo:text-align="start" style:justify-single-word="false" fo:text-indent="-0.3055in" style:auto-text-indent="false" style:page-number="auto">
        <style:tab-stops>
          <style:tab-stop style:position="-0.1437in"/>
        </style:tab-stops>
      </style:paragraph-properties>
    </style:style>
    <style:style style:name="P459" style:family="paragraph" style:parent-style-name="Body_20_text_20__28_2_29_" style:list-style-name="L25" style:master-page-name="">
      <style:paragraph-properties fo:margin-left="0.3055in" fo:margin-right="0in" fo:margin-top="0in" fo:margin-bottom="0in" loext:contextual-spacing="false" fo:line-height="0.1299in" fo:text-align="start" style:justify-single-word="false" fo:text-indent="-0.3055in" style:auto-text-indent="false" style:page-number="auto">
        <style:tab-stops>
          <style:tab-stop style:position="-0.1047in"/>
        </style:tab-stops>
      </style:paragraph-properties>
    </style:style>
    <style:style style:name="P460" style:family="paragraph" style:parent-style-name="Body_20_text_20__28_2_29_" style:list-style-name="L13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008in"/>
        </style:tab-stops>
      </style:paragraph-properties>
    </style:style>
    <style:style style:name="P461" style:family="paragraph" style:parent-style-name="Body_20_text_20__28_2_29_" style:list-style-name="L18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516in"/>
        </style:tab-stops>
      </style:paragraph-properties>
    </style:style>
    <style:style style:name="P462" style:family="paragraph" style:parent-style-name="Body_20_text_20__28_2_29_" style:list-style-name="L8" style:master-page-name="">
      <style:paragraph-properties fo:margin-left="0.0972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25in"/>
        </style:tab-stops>
      </style:paragraph-properties>
    </style:style>
    <style:style style:name="P463" style:family="paragraph" style:parent-style-name="Body_20_text_20__28_2_29_" style:list-style-name="L8" style:master-page-name="">
      <style:paragraph-properties fo:margin-left="0.0972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57in"/>
        </style:tab-stops>
      </style:paragraph-properties>
    </style:style>
    <style:style style:name="P464" style:family="paragraph" style:parent-style-name="Body_20_text_20__28_2_29_" style:list-style-name="L8" style:master-page-name="">
      <style:paragraph-properties fo:margin-left="0.0972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465" style:family="paragraph" style:parent-style-name="Body_20_text_20__28_2_29_" style:list-style-name="L20" style:master-page-name="">
      <style:paragraph-properties fo:margin-left="0.3193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84in"/>
        </style:tab-stops>
      </style:paragraph-properties>
    </style:style>
    <style:style style:name="P466" style:family="paragraph" style:parent-style-name="Body_20_text_20__28_2_29_" style:list-style-name="L22" style:master-page-name="">
      <style:paragraph-properties fo:margin-left="0.139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75in"/>
        </style:tab-stops>
      </style:paragraph-properties>
    </style:style>
    <style:style style:name="P467" style:family="paragraph" style:parent-style-name="Body_20_text_20__28_2_29_" style:list-style-name="L25" style:master-page-name="">
      <style:paragraph-properties fo:margin-left="0.3055in" fo:margin-right="0.4165in" fo:margin-top="0in" fo:margin-bottom="0in" loext:contextual-spacing="false" fo:line-height="0.1299in" fo:text-align="start" style:justify-single-word="false" fo:text-indent="-0.3055in" style:auto-text-indent="false" style:page-number="auto">
        <style:tab-stops>
          <style:tab-stop style:position="-0.1047in"/>
        </style:tab-stops>
      </style:paragraph-properties>
    </style:style>
    <style:style style:name="P468" style:family="paragraph" style:parent-style-name="Body_20_text_20__28_2_29_" style:master-page-name="PageStyle5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709"/>
    </style:style>
    <style:style style:name="P469" style:family="paragraph" style:parent-style-name="Body_20_text_20__28_2_29_" style:master-page-name="PageStyle7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716"/>
    </style:style>
    <style:style style:name="P470" style:family="paragraph" style:parent-style-name="Body_20_text_20__28_2_29_" style:master-page-name="PageStyle8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717"/>
    </style:style>
    <style:style style:name="P471" style:family="paragraph" style:parent-style-name="Body_20_text_20__28_2_29_" style:master-page-name="PageStyle16">
      <style:paragraph-properties fo:margin-left="0.4165in" fo:margin-right="0in" fo:margin-top="0in" fo:margin-bottom="0.0862in" loext:contextual-spacing="false" fo:line-height="0.1299in" fo:text-align="start" style:justify-single-word="false" fo:text-indent="-0.111in" style:auto-text-indent="false" style:page-number="731"/>
    </style:style>
    <style:style style:name="P472" style:family="paragraph" style:parent-style-name="Body_20_text_20__28_2_29_" style:list-style-name="L42" style:master-page-name="">
      <style:paragraph-properties fo:margin-left="0in" fo:margin-right="0in" fo:margin-top="0in" fo:margin-bottom="0in" loext:contextual-spacing="false" fo:text-align="start" style:justify-single-word="false" fo:text-indent="0.3055in" style:auto-text-indent="false" style:page-number="auto">
        <style:tab-stops>
          <style:tab-stop style:position="0.4571in"/>
        </style:tab-stops>
      </style:paragraph-properties>
    </style:style>
    <style:style style:name="P473" style:family="paragraph" style:parent-style-name="Body_20_text_20__28_2_29_" style:master-page-name="PageStyle11">
      <style:paragraph-properties fo:margin-left="0.4165in" fo:margin-right="0in" fo:margin-top="0in" fo:margin-bottom="0in" loext:contextual-spacing="false" fo:text-align="start" style:justify-single-word="false" fo:text-indent="-0.1252in" style:auto-text-indent="false" style:page-number="23"/>
    </style:style>
    <style:style style:name="P474" style:family="paragraph" style:parent-style-name="Body_20_text_20__28_2_29_" style:list-style-name="L47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>
        <style:tab-stops>
          <style:tab-stop style:position="-0.0866in"/>
        </style:tab-stops>
      </style:paragraph-properties>
    </style:style>
    <style:style style:name="P475" style:family="paragraph" style:parent-style-name="Body_20_text_20__28_2_29_" style:list-style-name="L54" style:master-page-name="">
      <style:paragraph-properties fo:margin-left="0.1945in" fo:margin-right="0.5835in" fo:margin-top="0in" fo:margin-bottom="0in" loext:contextual-spacing="false" fo:line-height="0.1335in" fo:text-align="start" style:justify-single-word="false" fo:text-indent="-0.1945in" style:auto-text-indent="false" style:page-number="auto">
        <style:tab-stops>
          <style:tab-stop style:position="0.0583in"/>
        </style:tab-stops>
      </style:paragraph-properties>
    </style:style>
    <style:style style:name="P476" style:family="paragraph" style:parent-style-name="Body_20_text_20__28_2_29_" style:master-page-name="PageStyle13">
      <style:paragraph-properties fo:margin-left="0.4583in" fo:margin-right="0in" fo:margin-top="0in" fo:margin-bottom="0in" loext:contextual-spacing="false" fo:text-align="justify" style:justify-single-word="false" fo:text-indent="-0.111in" style:auto-text-indent="false" style:page-number="726"/>
    </style:style>
    <style:style style:name="P477" style:family="paragraph" style:parent-style-name="Body_20_text_20__28_2_29_" style:list-style-name="L40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654in"/>
        </style:tab-stops>
      </style:paragraph-properties>
    </style:style>
    <style:style style:name="P478" style:family="paragraph" style:parent-style-name="Body_20_text_20__28_2_29_" style:list-style-name="L40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689in"/>
        </style:tab-stops>
      </style:paragraph-properties>
    </style:style>
    <style:style style:name="P479" style:family="paragraph" style:parent-style-name="Body_20_text_20__28_5_29_" style:list-style-name="L4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791in"/>
        </style:tab-stops>
      </style:paragraph-properties>
    </style:style>
    <style:style style:name="P480" style:family="paragraph" style:parent-style-name="Table_20_of_20_contents" style:list-style-name="L52" style:master-page-name="">
      <style:paragraph-properties fo:margin-left="0.139in" fo:margin-right="0in" fo:margin-top="0in" fo:margin-bottom="0in" loext:contextual-spacing="false" fo:text-indent="0in" style:auto-text-indent="false" style:page-number="auto">
        <style:tab-stops>
          <style:tab-stop style:position="0.1689in"/>
        </style:tab-stops>
      </style:paragraph-properties>
    </style:style>
    <style:style style:name="P481" style:family="paragraph" style:parent-style-name="Body_20_text_20__28_4_29_" style:list-style-name="L5" style:master-page-name="">
      <style:paragraph-properties fo:margin-left="0.139in" fo:margin-right="0in" fo:margin-top="0in" fo:margin-bottom="0in" loext:contextual-spacing="false" fo:text-indent="0in" style:auto-text-indent="false" style:page-number="auto">
        <style:tab-stops>
          <style:tab-stop style:position="0.1543in"/>
        </style:tab-stops>
      </style:paragraph-properties>
    </style:style>
    <style:style style:name="P482" style:family="paragraph" style:parent-style-name="Body_20_text_20__28_4_29_" style:list-style-name="L6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29in"/>
        </style:tab-stops>
      </style:paragraph-properties>
    </style:style>
    <style:style style:name="P483" style:family="paragraph" style:parent-style-name="Body_20_text_20__28_4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484" style:family="paragraph" style:parent-style-name="Body_20_text_20__28_4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485" style:family="paragraph" style:parent-style-name="Body_20_text_20__28_4_29_" style:list-style-name="L1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486" style:family="paragraph" style:parent-style-name="Body_20_text_20__28_4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487" style:family="paragraph" style:parent-style-name="Body_20_text_20__28_4_29_" style:list-style-name="L1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488" style:family="paragraph" style:parent-style-name="Body_20_text_20__28_4_29_" style:list-style-name="L21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953in"/>
        </style:tab-stops>
      </style:paragraph-properties>
    </style:style>
    <style:style style:name="P489" style:family="paragraph" style:parent-style-name="Standard" style:master-page-name="PageStyle1">
      <style:paragraph-properties style:page-number="701"/>
      <style:text-properties fo:font-size="1pt" style:font-size-asian="1pt" style:font-size-complex="1pt"/>
    </style:style>
    <style:style style:name="P490" style:family="paragraph" style:parent-style-name="Standard" style:master-page-name="PageStyle10">
      <style:paragraph-properties style:page-number="721"/>
      <style:text-properties fo:font-size="1pt" style:font-size-asian="1pt" style:font-size-complex="1pt"/>
    </style:style>
    <style:style style:name="P491" style:family="paragraph" style:parent-style-name="Body_20_text_20__28_3_29_" style:master-page-name="PageStyle0">
      <style:paragraph-properties fo:margin-left="0in" fo:margin-right="0in" fo:margin-top="0in" fo:margin-bottom="0in" loext:contextual-spacing="false" fo:text-align="start" style:justify-single-word="false" fo:text-indent="0.1945in" style:auto-text-indent="false" style:page-number="700">
        <style:tab-stops>
          <style:tab-stop style:position="0.3339in"/>
        </style:tab-stops>
        <style:drop-cap style:lines="2" style:distance="0.0035in" style:style-name="DropCap1"/>
      </style:paragraph-properties>
    </style:style>
    <style:style style:name="P492" style:family="paragraph" style:parent-style-name="Heading_20__23_1" style:master-page-name="PageStyle9">
      <style:paragraph-properties fo:margin-left="0.139in" fo:margin-right="0in" fo:margin-top="0in" fo:margin-bottom="0in" loext:contextual-spacing="false" fo:line-height="0.3193in" fo:keep-together="always" fo:text-indent="0in" style:auto-text-indent="false" style:page-number="21" fo:keep-with-next="always"/>
    </style:style>
    <style:style style:name="P493" style:family="paragraph" style:parent-style-name="Body_20_text_20__28_6_29_" style:list-style-name="L3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8in"/>
        </style:tab-stops>
      </style:paragraph-properties>
    </style:style>
    <style:style style:name="P494" style:family="paragraph" style:parent-style-name="Body_20_text_20__28_6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54in"/>
        </style:tab-stops>
      </style:paragraph-properties>
    </style:style>
    <style:style style:name="P495" style:family="paragraph" style:parent-style-name="Body_20_text_20__28_6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496" style:family="paragraph" style:parent-style-name="Body_20_text_20__28_6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497" style:family="paragraph" style:parent-style-name="Body_20_text_20__28_6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498" style:family="paragraph" style:parent-style-name="Body_20_text_20__28_6_29_" style:list-style-name="L61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1638in"/>
        </style:tab-stops>
      </style:paragraph-properties>
    </style:style>
    <style:style style:name="T1" style:family="text">
      <style:text-properties fo:color="#000000" style:text-position="25% 58%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2" style:family="graphic" style:parent-style-name="Frame">
      <style:graphic-properties fo:margin-left="0.2402in" fo:margin-right="0.0398in" fo:margin-top="0in" fo:margin-bottom="0in" style:wrap="left" style:number-wrapped-paragraphs="no-limit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3" style:family="graphic" style:parent-style-name="Frame">
      <style:graphic-properties fo:margin-left="0.0398in" fo:margin-right="0.0398in" fo:margin-top="0in" fo:margin-bottom="0.2791in" style:wrap="left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4" style:family="graphic" style:parent-style-name="Frame">
      <style:graphic-properties fo:margin-left="0.5736in" fo:margin-right="0.0398in" fo:margin-top="0in" fo:margin-bottom="0in" style:wrap="left" style:number-wrapped-paragraphs="no-limit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5" style:family="graphic" style:parent-style-name="Frame">
      <style:graphic-properties fo:margin-left="0.0398in" fo:margin-right="0.0398in" fo:margin-top="0.0264in" fo:margin-bottom="0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Frame">
      <style:graphic-properties fo:margin-left="0.0398in" fo:margin-right="0.0398in" fo:margin-top="0.0299in" fo:margin-bottom="0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Frame">
      <style:graphic-properties fo:margin-left="0.0398in" fo:margin-right="0.0398in" fo:margin-top="0.0335in" fo:margin-bottom="0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Frame">
      <style:graphic-properties fo:margin-left="0.0398in" fo:margin-right="0.0398in" fo:margin-top="0.0299in" fo:margin-bottom="0.0071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Frame">
      <style:graphic-properties fo:margin-left="0.0398in" fo:margin-right="0.0398in" fo:margin-top="0in" fo:margin-bottom="0in" style:wrap="right" style:number-wrapped-paragraphs="no-limit" style:wrap-contour="true" style:wrap-contour-mode="full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Frame">
      <style:graphic-properties fo:margin-left="0.0398in" fo:margin-right="0.0398in" fo:margin-top="0.0335in" fo:margin-bottom="0.0201in" style:wrap="right" style:number-wrapped-paragraphs="no-limit" style:wrap-contour="true" style:wrap-contour-mode="full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Frame">
      <style:graphic-properties fo:margin-left="0.0398in" fo:margin-right="0.0398in" fo:margin-top="0.0047in" fo:margin-bottom="0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Frame">
      <style:graphic-properties fo:margin-left="0.0398in" fo:margin-right="0.0398in" fo:margin-top="0.0299in" fo:margin-bottom="0.0465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in" fo:margin-right="0in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style:style style:name="Sect2" style:family="section">
      <style:section-properties fo:margin-left="0in" fo:margin-right="0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3" style:family="section">
      <style:section-properties fo:margin-left="0in" fo:margin-right="0in" style:editable="false">
        <style:columns fo:column-count="1" fo:column-gap="0in"/>
      </style:section-properties>
    </style:style>
    <style:style style:name="Sect4" style:family="section">
      <style:section-properties fo:margin-left="-1.589in" fo:margin-right="-2.7811in" style:editable="false">
        <style:columns fo:column-count="1" fo:column-gap="0in"/>
      </style:section-properties>
    </style:style>
    <style:style style:name="Sect5" style:family="section">
      <style:section-properties fo:margin-left="0in" fo:margin-right="0in" style:editable="false">
        <style:columns fo:column-count="2" fo:column-gap="0.0835in">
          <style:column style:rel-width="32767*" fo:start-indent="0in" fo:end-indent="0.0417in"/>
          <style:column style:rel-width="32768*" fo:start-indent="0.0417in" fo:end-indent="0in"/>
        </style:columns>
      </style:section-properties>
    </style:style>
    <text:list-style style:name="L1">
      <text:list-level-style-number text:level="1" text:style-name="CharStyle12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2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2" style:num-format="i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1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CharStyle12" style:num-format="1" text:start-value="2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Style12" style:num-format="1" text:start-value="7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CharStyle12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CharStyle13" style:num-format="1" text:start-value="3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CharStyle12" style:num-format="1" text:start-value="7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CharStyle12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CharStyle12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CharStyle1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CharStyle13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CharStyle12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CharStyle12" style:num-format="1" text:start-value="1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CharStyle12" style:num-format="1" text:start-value="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CharStyle12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CharStyle12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CharStyle12" style:num-format="1" text:start-value="2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CharStyle13" style:num-format="1" text:start-value="2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CharStyle12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CharStyle12" style:num-format="1" text:start-value="2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CharStyle13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CharStyle12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CharStyle12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CharStyle12" style:num-format="1" text:start-value="2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CharStyle12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CharStyle12" style:num-format="1" text:start-value="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CharStyle3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CharStyle13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CharStyle12" style:num-format="1" text:start-value="2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CharStyle12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CharStyle12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CharStyle12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CharStyle12" style:num-format="1" text:start-value="2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CharStyle27" style:num-format="1" text:start-value="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CharStyle27" style:num-format="1" text:start-value="1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491">1<text:span text:style-name="CharStyle4"><text:tab/>Maxims of Solomon king of Israel, the son of David: </text:span><text:span text:style-name="CharStyle6">a</text:span><text:span text:style-name="CharStyle4"> for gaining sagacity and intelli­gence,</text:span></text:p>
        <text:p text:style-name="P287"><text:span text:style-name="CharStyle12">for a grasp of wise teaching,</text:span></text:p>
        <text:list xml:id="list2971654370108553771" text:style-name="L1">
          <text:list-item>
            <text:p text:style-name="P296"><text:span text:style-name="CharStyle12"><text:tab/>for training in right conduct, in duty, goodness, and integ- rity,</text:span></text:p>
          </text:list-item>
          <text:list-item>
            <text:p text:style-name="P438"><text:span text:style-name="CharStyle12"><text:tab/>for imparting insight to the ig­norant,</text:span></text:p>
          </text:list-item>
        </text:list>
        <text:p text:style-name="P139"><text:span text:style-name="CharStyle12">knowledge and sense to the young,</text:span></text:p>
        <text:list xml:id="list581273847168479545" text:style-name="L2">
          <text:list-item>
            <text:p text:style-name="P447"><text:span text:style-name="CharStyle12"><text:tab/>for understanding maxims and parables,</text:span></text:p>
          </text:list-item>
        </text:list>
        <text:p text:style-name="P138"><text:span text:style-name="CharStyle12">the sentences of sages and their aphorisms.</text:span></text:p>
        <text:p text:style-name="P198"><text:span text:style-name="CharStyle12">S<text:tab/>(Let the sage too listen and learn sense,</text:span></text:p>
        <text:p text:style-name="P141"><text:span text:style-name="CharStyle12">let the intelligent know how to handle life.)</text:span></text:p>
        <text:list xml:id="list182344168773227" text:continue-numbering="true" text:style-name="L2">
          <text:list-item>
            <text:p text:style-name="P434"><text:span text:style-name="CharStyle13"><text:tab/></text:span><text:span text:style-name="CharStyle12">Reverence for the Eternal is the first thing in knowledge, but the impious scorn sagacity and intelligence.</text:span></text:p>
          </text:list-item>
          <text:list-item>
            <text:p text:style-name="P450"><text:span text:style-name="CharStyle12"><text:tab/>Listen, my son, to your father’s instructions,</text:span></text:p>
          </text:list-item>
        </text:list>
        <text:p text:style-name="P139"><text:span text:style-name="CharStyle12">reject not your mother’s direc­tions:</text:span></text:p>
        <text:list xml:id="list182346229903235" text:continue-numbering="true" text:style-name="L2">
          <text:list-item>
            <text:p text:style-name="P436"><text:span text:style-name="CharStyle12"><text:tab/>they will be a graceful garland for your head, as a necklace for your neck.</text:span></text:p>
          </text:list-item>
        </text:list>
        <text:p text:style-name="P16"><text:span text:style-name="CharStyle12">io<text:tab/>My son, if scoundrels would lead you astray, never agree to it;</text:span></text:p>
        <text:list xml:id="list9192938255761537926" text:style-name="L3">
          <text:list-item>
            <text:p text:style-name="P297"><text:span text:style-name="CharStyle12"><text:tab/>if they say, “Come along, let us trap honest folk, let us ambush the innocent,</text:span></text:p>
          </text:list-item>
        </text:list>
        <text:list xml:id="list3342804049375722617" text:style-name="L4">
          <text:list-item>
            <text:p text:style-name="P451"><text:span text:style-name="CharStyle12"><text:tab/>let us swallow them up like death,</text:span></text:p>
          </text:list-item>
        </text:list>
        <text:p text:style-name="P139"><text:span text:style-name="CharStyle12">swallow them whole, as men die in their prime;</text:span></text:p>
        <text:list xml:id="list182344605405767" text:continue-numbering="true" text:style-name="L4">
          <text:list-item>
            <text:p text:style-name="P298"><text:span text:style-name="CharStyle12"><text:tab/>we shall get all sorts of rare stuff, and cram our houses with booty.</text:span></text:p>
          </text:list-item>
        </text:list>
        <text:p text:style-name="P44"><text:span text:style-name="CharStyle15">Cast in your lot with us,<text:tab/>14</text:span></text:p>
        <text:p text:style-name="P102"><text:span text:style-name="CharStyle15">we will have all one purse”—</text:span></text:p>
        <text:p text:style-name="P26"><text:span text:style-name="CharStyle12">my son, never join them,<text:tab/>15</text:span></text:p>
        <text:p text:style-name="P101"><text:span text:style-name="CharStyle12">keep clear of their courses.</text:span></text:p>
        <text:p text:style-name="P152"><text:span text:style-name="CharStyle15">It is in vain that birds behold 17 the net spread for them;</text:span></text:p>
        <text:p text:style-name="P164"><text:span text:style-name="CharStyle12">and these men trap themselves 18 in death,</text:span></text:p>
        <text:p text:style-name="P83"><text:span text:style-name="CharStyle12">’tis their own lives they am­bush.</text:span></text:p>
        <text:p text:style-name="P154"><text:span text:style-name="CharStyle15">Such is the fate of gain ill-got; 19 it ruins those who grasp it.</text:span></text:p>
        <text:p text:style-name="P164"><text:span text:style-name="CharStyle12">Wisdom calls aloud in the 20 streets,</text:span></text:p>
        <text:p text:style-name="P93"><text:span text:style-name="CharStyle15">and lifts her voice in the squares,</text:span></text:p>
        <text:p text:style-name="P13"><text:span text:style-name="CharStyle12">crying from the busy markets, 21 and at the entry of the town- gates:</text:span></text:p>
        <text:p text:style-name="P13"><text:span text:style-name="CharStyle12">“O heedless ones, how long will 22 you choose to be heedless, and scoffers delight in scoffing, and senseless folk hate knowl­edge?</text:span></text:p>
        <text:p text:style-name="P147"><text:span text:style-name="CharStyle12">Pay heed to my warning; 23 I open my mind to you,</text:span></text:p>
        <text:list xml:id="list7251282468012998455" text:style-name="L5">
          <text:list-item>
            <text:p text:style-name="P481"><text:span text:style-name="CharStyle15"><text:tab/>let you hear what I decide:</text:span></text:p>
          </text:list-item>
        </text:list>
        <text:p text:style-name="P13"><text:span text:style-name="CharStyle12">‘because I have called and you 24 would not listen, nor heeded me as I beck­oned,</text:span></text:p>
        <text:p text:style-name="P164"><text:span text:style-name="CharStyle12">because you have shunned my 25 counsel,</text:span></text:p>
        <text:p text:style-name="P93"><text:span text:style-name="CharStyle15">and would not take my warn­ing,</text:span></text:p>
        <text:p text:style-name="P164"><text:span text:style-name="CharStyle12">the laugh will be mine in the 26 hour of your plight,</text:span></text:p>
        <text:list xml:id="list8593395594170094642" text:style-name="L6">
          <text:list-item>
            <text:p text:style-name="P482"><text:span text:style-name="CharStyle15"><text:tab/>will be mocking when your terror comes,</text:span></text:p>
          </text:list-item>
        </text:list>
        <text:p text:style-name="P164"><text:span text:style-name="CharStyle12">when your terror comes like a 27 tempest,</text:span></text:p>
        <text:p text:style-name="P103"><text:span text:style-name="CharStyle15">when your plight comes on like a whirlwind, when shock and calamity seize you.’</text:span></text:p>
        <text:p text:style-name="P164"><text:span text:style-name="CharStyle12">Then they may call, but I will 28 never answer,</text:span></text:p>
      </text:section>
      <text:section text:style-name="Sect2" text:name="Section1">
        <text:p text:style-name="P489"><draw:frame draw:style-name="fr2" draw:name="31" text:anchor-type="paragraph" svg:x="4.2717in" svg:y="6.2618in" draw:z-index="47"><draw:text-box fo:min-height="0.1417in" fo:min-width="0.1929in"><text:p text:style-name="P42"><text:span text:style-name="CharStyle16">go,</text:span></text:p></draw:text-box></draw:frame></text:p>
        <text:p text:style-name="P59"><text:span text:style-name="CharStyle12">then they may seek, but never shall they find me,</text:span></text:p>
        <text:list xml:id="list9191718140287996809" text:style-name="L7">
          <text:list-item>
            <text:p text:style-name="P308"><text:span text:style-name="CharStyle12"><text:tab/>since they hated knowledge</text:span></text:p>
          </text:list-item>
        </text:list>
        <text:p text:style-name="P59"><text:span text:style-name="CharStyle12">and chose not to reverence the Eternal.</text:span></text:p>
        <text:list xml:id="list182344439022356" text:continue-numbering="true" text:style-name="L7">
          <text:list-item>
            <text:p text:style-name="P308"><text:span text:style-name="CharStyle12"><text:tab/>They would have none of my</text:span></text:p>
          </text:list-item>
        </text:list>
        <text:p text:style-name="P125"><text:span text:style-name="CharStyle12">counsel,</text:span></text:p>
        <text:p text:style-name="P59"><text:span text:style-name="CharStyle12">but despised every warning of mine;</text:span></text:p>
        <text:list xml:id="list182344719089379" text:continue-numbering="true" text:style-name="L7">
          <text:list-item>
            <text:p text:style-name="P308"><text:span text:style-name="CharStyle12"><text:tab/>so now they must eat the fruit</text:span></text:p>
          </text:list-item>
        </text:list>
        <text:p text:style-name="P125"><text:span text:style-name="CharStyle12">of their own doings, and have their fill of all that they devised.</text:span></text:p>
        <text:list xml:id="list182344803446407" text:continue-numbering="true" text:style-name="L7">
          <text:list-item>
            <text:p text:style-name="P308"><text:span text:style-name="CharStyle12"><text:tab/>For heedless folk fall by their</text:span></text:p>
          </text:list-item>
        </text:list>
        <text:p text:style-name="P125"><text:span text:style-name="CharStyle12">own self-will,</text:span></text:p>
        <text:p text:style-name="P59"><text:span text:style-name="CharStyle12">the senseless are destroyed by their indifference;</text:span></text:p>
        <text:list xml:id="list182345911801718" text:continue-numbering="true" text:style-name="L7">
          <text:list-item>
            <text:p text:style-name="P308"><text:span text:style-name="CharStyle12"><text:tab/>but safe he lives who listens to</text:span></text:p>
          </text:list-item>
        </text:list>
        <text:p text:style-name="P125"><text:span text:style-name="CharStyle12">me;</text:span></text:p>
        <text:p text:style-name="P65"><text:span text:style-name="CharStyle12">from fear of harm he shall be wholly free.”</text:span></text:p>
        <text:p text:style-name="Body_20_text_20__28_3_29__20__2b__20_DropCap2">2<text:span text:style-name="CharStyle4"><text:tab/>My son, if you take to heart what I say,</text:span></text:p>
        <text:p text:style-name="P59"><text:span text:style-name="CharStyle12">and set store by my com­mands,</text:span></text:p>
        <text:list xml:id="list5783826707611523965" text:style-name="L8">
          <text:list-item>
            <text:p text:style-name="P404"><text:span text:style-name="CharStyle12"><text:tab/>bending your ear to wisdom and applying your mind to knowledge;</text:span></text:p>
          </text:list-item>
          <text:list-item>
            <text:p text:style-name="P457"><text:span text:style-name="CharStyle12"><text:tab/>if you cry to intelligence and call for knowledge,</text:span></text:p>
          </text:list-item>
          <text:list-item>
            <text:p text:style-name="P309"><text:span text:style-name="CharStyle12"><text:tab/>seeking her out as silver</text:span></text:p>
          </text:list-item>
        </text:list>
        <text:p text:style-name="P59"><text:span text:style-name="CharStyle12">and searching for her like</text:span></text:p>
        <text:p text:style-name="P125"><text:span text:style-name="CharStyle12">treasure;</text:span></text:p>
        <text:list xml:id="list182345661473446" text:continue-numbering="true" text:style-name="L8">
          <text:list-item>
            <text:p text:style-name="P406"><text:span text:style-name="CharStyle12"><text:tab/>then you shall see what rever­ence for the Eternal is, and find out what the knowl- ledge of God means 6 (for it is the Eternal who sup­plies wisdom,</text:span></text:p>
          </text:list-item>
        </text:list>
        <text:p text:style-name="P59"><text:span text:style-name="CharStyle12">from him come insight and knowledge,</text:span></text:p>
        <text:list xml:id="list2853020841875589310" text:style-name="L9">
          <text:list-item>
            <text:p text:style-name="P405"><text:span text:style-name="CharStyle12"><text:tab/>he has help ready for the upright, he is a shield for those who live honestly,</text:span></text:p>
          </text:list-item>
          <text:list-item>
            <text:p text:style-name="P458"><text:span text:style-name="CharStyle12"><text:tab/>a safeguard for the straight life, a protection for the pious);</text:span></text:p>
          </text:list-item>
          <text:list-item>
            <text:p text:style-name="P439"><text:span text:style-name="CharStyle12"><text:tab/>then you shall understand duty and goodness,</text:span></text:p>
          </text:list-item>
        </text:list>
        <text:p text:style-name="P111"><text:span text:style-name="CharStyle12">and keep to every honest course,</text:span></text:p>
        <text:p text:style-name="P13"><text:span text:style-name="CharStyle12">living the life of honest men 20 and keeping to the good man’s road.</text:span></text:p>
        <text:p text:style-name="P164"><text:span text:style-name="CharStyle12">For wisdom will be welcome to 10 your mind,</text:span></text:p>
        <text:p text:style-name="P83"><text:span text:style-name="CharStyle12">knowledge will be a joy to you,</text:span></text:p>
        <text:p text:style-name="P164"><text:span text:style-name="CharStyle12">good sense will take charge of 11 you,</text:span></text:p>
        <text:p text:style-name="P83"><text:span text:style-name="CharStyle12">sound judgment will keep you right,</text:span></text:p>
        <text:p text:style-name="P13"><text:span text:style-name="CharStyle12">saving you from wicked courses, 12 from the self-willed speech of men</text:span></text:p>
        <text:p text:style-name="P147"><text:span text:style-name="CharStyle12">who leave the paths of right 13 to follow some dark course,</text:span></text:p>
        <text:p text:style-name="P25"><text:span text:style-name="CharStyle12">who delight in doing wrong,<text:tab/>14</text:span></text:p>
        <text:p text:style-name="P83"><text:span text:style-name="CharStyle12">who have joy in wilful wicked­ness,</text:span></text:p>
        <text:p text:style-name="P25"><text:span text:style-name="CharStyle12">men of crooked courses<text:tab/>IS</text:span></text:p>
        <text:p text:style-name="P83"><text:span text:style-name="CharStyle12">and of devious paths—</text:span></text:p>
        <text:p text:style-name="P164"><text:span text:style-name="CharStyle12">saving you also from the loose 16 woman,</text:span></text:p>
        <text:p text:style-name="P83"><text:span text:style-name="CharStyle12">the harlot with her words so smooth,</text:span></text:p>
        <text:p text:style-name="P25"><text:span text:style-name="CharStyle12">who leaves her own husband,<text:tab/>17</text:span></text:p>
        <text:p text:style-name="P83"><text:span text:style-name="CharStyle12">forgetting her married troth before God;</text:span></text:p>
        <text:p text:style-name="P13"><text:span text:style-name="CharStyle12">her house leads down to death, 18 her courses lead to death- land:</text:span></text:p>
        <text:p text:style-name="P164"><text:span text:style-name="CharStyle12">none who visit her ever come 19 back,</text:span></text:p>
        <text:p text:style-name="P83"><text:span text:style-name="CharStyle12">they never come out on the path of life.</text:span></text:p>
        <text:p text:style-name="P164"><text:span text:style-name="CharStyle12">For upright men have lasting 21 bliss,</text:span></text:p>
        <text:p text:style-name="P83"><text:span text:style-name="CharStyle12">and blameless men survive;</text:span></text:p>
        <text:p text:style-name="P51"><text:span text:style-name="CharStyle12">but evil men are swept away, 22 and vicious men are rooted out.</text:span></text:p>
        <text:p text:style-name="P164"><text:span text:style-name="CharStyle12">My son, forget not my direc- O tions,</text:span></text:p>
        <text:p text:style-name="P83"><text:span text:style-name="CharStyle12">keep in mind what I com­mand;</text:span></text:p>
        <text:p text:style-name="P147"><text:span text:style-name="CharStyle12">for that will bring you welfare, 2 long days and happy life.</text:span></text:p>
        <text:p text:style-name="P18"><text:span text:style-name="CharStyle12">Never let kindness and loyalty 3</text:span></text:p>
        <text:p text:style-name="P87"><text:span text:style-name="CharStyle12">tie them fast round your neck;</text:span></text:p>
      </text:section>
      <text:section text:style-name="Sect2" text:name="Section2">
        <text:list xml:id="list217075179876730937" text:style-name="L10">
          <text:list-item>
            <text:p text:style-name="P427"><text:span text:style-name="CharStyle12"><text:tab/>so you shall have goodwill and</text:span></text:p>
          </text:list-item>
        </text:list>
        <text:p text:style-name="P190"><text:span text:style-name="CharStyle12">good repute</text:span></text:p>
        <text:p text:style-name="P158"><text:span text:style-name="CharStyle12">with God and man alike.</text:span></text:p>
        <text:list xml:id="list182344906527748" text:continue-numbering="true" text:style-name="L10">
          <text:list-item>
            <text:p text:style-name="P310"><text:span text:style-name="CharStyle12"><text:tab/>Rely with all your heart on the</text:span></text:p>
          </text:list-item>
        </text:list>
        <text:p text:style-name="P190"><text:span text:style-name="CharStyle12">Eternal,</text:span></text:p>
        <text:p text:style-name="P158"><text:span text:style-name="CharStyle12">and never lean on your own insight;</text:span></text:p>
        <text:list xml:id="list182345009324724" text:continue-numbering="true" text:style-name="L10">
          <text:list-item>
            <text:p text:style-name="P310"><text:span text:style-name="CharStyle12"><text:tab/>have mind of him wherever you</text:span></text:p>
          </text:list-item>
        </text:list>
        <text:p text:style-name="P190"><text:span text:style-name="CharStyle12">may go,</text:span></text:p>
        <text:p text:style-name="P158"><text:span text:style-name="CharStyle12">and he will clear the road for you.</text:span></text:p>
        <text:list xml:id="list182344803159596" text:continue-numbering="true" text:style-name="L10">
          <text:list-item>
            <text:p text:style-name="P310"><text:span text:style-name="CharStyle12"><text:tab/>Never pride yourself on your</text:span></text:p>
          </text:list-item>
        </text:list>
        <text:p text:style-name="P190"><text:span text:style-name="CharStyle12">own wisdom,</text:span></text:p>
        <text:p text:style-name="P158"><text:span text:style-name="CharStyle12">revere the Eternal and draw back from sin:</text:span></text:p>
        <text:list xml:id="list182344598270566" text:continue-numbering="true" text:style-name="L10">
          <text:list-item>
            <text:p text:style-name="P310"><text:span text:style-name="CharStyle12"><text:tab/>that will mean health for your</text:span></text:p>
          </text:list-item>
        </text:list>
        <text:p text:style-name="P190"><text:span text:style-name="CharStyle12">body</text:span></text:p>
        <text:p text:style-name="P158"><text:span text:style-name="CharStyle12">and fresh life to your frame.</text:span></text:p>
        <text:list xml:id="list182344363973187" text:continue-numbering="true" text:style-name="L10">
          <text:list-item>
            <text:p text:style-name="P314"><text:span text:style-name="CharStyle12"><text:tab/>Honour the Eternal with your</text:span></text:p>
          </text:list-item>
        </text:list>
        <text:p text:style-name="P190"><text:span text:style-name="CharStyle12">wealth,</text:span></text:p>
        <text:p text:style-name="P156"><text:span text:style-name="CharStyle12">and with the best of all you make;</text:span></text:p>
        <text:p text:style-name="P255"><text:span text:style-name="CharStyle12">io<text:tab/>so shall your barns be full of com,</text:span></text:p>
        <text:p text:style-name="P160"><text:span text:style-name="CharStyle12">your vats brim over with new wine.</text:span></text:p>
        <text:p text:style-name="P254"><text:span text:style-name="CharStyle12">n My son, spurn not the Eternal’s schooling,</text:span></text:p>
        <text:p text:style-name="P158"><text:span text:style-name="CharStyle12">never be weary of his discip­line;</text:span></text:p>
        <text:list xml:id="list7414566657618810930" text:style-name="L11">
          <text:list-item>
            <text:p text:style-name="P317"><text:span text:style-name="CharStyle12"><text:tab/>his discipline is for the man he</text:span></text:p>
          </text:list-item>
        </text:list>
        <text:p text:style-name="P190"><text:span text:style-name="CharStyle12">loves,</text:span></text:p>
        <text:p text:style-name="P159"><text:span text:style-name="CharStyle12">he chastens any son whom he delights in.</text:span></text:p>
        <text:list xml:id="list182346097516832" text:continue-numbering="true" text:style-name="L11">
          <text:list-item>
            <text:p text:style-name="P409"><text:span text:style-name="CharStyle12"><text:tab/>Happy is the man who gathers</text:span></text:p>
          </text:list-item>
        </text:list>
        <text:p text:style-name="P191"><text:span text:style-name="CharStyle12">wisdom,</text:span></text:p>
        <text:p text:style-name="P157"><text:span text:style-name="CharStyle12">the man who gains knowl­edge:</text:span></text:p>
        <text:list xml:id="list182345050819883" text:continue-numbering="true" text:style-name="L11">
          <text:list-item>
            <text:p text:style-name="P409"><text:span text:style-name="CharStyle12"><text:tab/>her profits are richer than silver,</text:span></text:p>
          </text:list-item>
        </text:list>
        <text:p text:style-name="P157"><text:span text:style-name="CharStyle12">she brings in more than gold;</text:span></text:p>
        <text:list xml:id="list182345916793792" text:continue-numbering="true" text:style-name="L11">
          <text:list-item>
            <text:p text:style-name="P409"><text:span text:style-name="CharStyle12"><text:tab/>she is more precious than rubies,</text:span></text:p>
          </text:list-item>
        </text:list>
        <text:p text:style-name="P157"><text:span text:style-name="CharStyle12">no treasure can compare with her;</text:span></text:p>
        <text:list xml:id="list182346178483927" text:continue-numbering="true" text:style-name="L11">
          <text:list-item>
            <text:p text:style-name="P409"><text:span text:style-name="CharStyle12"><text:tab/>long days lie in her right hand,</text:span></text:p>
          </text:list-item>
        </text:list>
        <text:p text:style-name="P157"><text:span text:style-name="CharStyle12">wealth and honour in her left;</text:span></text:p>
        <text:list xml:id="list182346235772992" text:continue-numbering="true" text:style-name="L11">
          <text:list-item>
            <text:p text:style-name="P409"><text:span text:style-name="CharStyle12"><text:tab/>her ways are ways of tranquil</text:span></text:p>
          </text:list-item>
        </text:list>
        <text:p text:style-name="P191"><text:span text:style-name="CharStyle12">ease,</text:span></text:p>
        <text:p text:style-name="P157"><text:span text:style-name="CharStyle12">and aU her paths are bliss:</text:span></text:p>
        <text:p text:style-name="P51"><text:span text:style-name="CharStyle12">to those who grasp her, she is 18 vital strength— happy are all who hold her fast.</text:span></text:p>
        <text:p text:style-name="P13"><text:span text:style-name="CharStyle12">With wisdom did the Eternal 19 found the earth, with knowledge did he raise the heavens;</text:span></text:p>
        <text:p text:style-name="P164"><text:span text:style-name="CharStyle12">’twas with intelligence he broke 20 up the abyss</text:span></text:p>
        <text:p text:style-name="P96"><text:span text:style-name="CharStyle12">and made the clouds drop dew.</text:span></text:p>
        <text:p text:style-name="P164"><text:span text:style-name="CharStyle12">My son, hold to sagacity and 21 sense,</text:span></text:p>
        <text:p text:style-name="P83"><text:span text:style-name="CharStyle12">never lose sight of them;</text:span></text:p>
        <text:p text:style-name="P147"><text:span text:style-name="CharStyle12">they will make your life long, 22 and add charm to it;</text:span></text:p>
        <text:p text:style-name="P147"><text:span text:style-name="CharStyle12">then you can safely go your way, 23 with never a slip;</text:span></text:p>
        <text:p text:style-name="P23"><text:span text:style-name="CharStyle12">you can rest unafraid,<text:tab/>24</text:span></text:p>
        <text:p text:style-name="P83"><text:span text:style-name="CharStyle12">you can lie down to a sweet sleep;</text:span></text:p>
        <text:p text:style-name="P164"><text:span text:style-name="CharStyle12">never need you fear sudden 25 blows</text:span></text:p>
        <text:p text:style-name="P83"><text:span text:style-name="CharStyle12">or the storm that strikes the wicked,</text:span></text:p>
        <text:p text:style-name="P164"><text:span text:style-name="CharStyle12">for the Eternal will be your pro- 26 tection,</text:span></text:p>
        <text:p text:style-name="P96"><text:span text:style-name="CharStyle12">and preserve you from all dan­ger.</text:span></text:p>
        <text:p text:style-name="P164"><text:span text:style-name="CharStyle12">Never refuse help to your neigh- 27 bour,</text:span></text:p>
        <text:p text:style-name="P83"><text:span text:style-name="CharStyle12">when you can render it;</text:span></text:p>
        <text:p text:style-name="P164"><text:span text:style-name="CharStyle12">never say to him, “Go, and 28 come again,</text:span></text:p>
        <text:p text:style-name="P164"><text:span text:style-name="CharStyle12">I will have it to-morrow for you”—</text:span></text:p>
        <text:p text:style-name="P83"><text:span text:style-name="CharStyle12">when you have it beside you!</text:span></text:p>
        <text:p text:style-name="P164"><text:span text:style-name="CharStyle12">Never plot mischief against your 29 neighbour</text:span></text:p>
        <text:p text:style-name="P83"><text:span text:style-name="CharStyle12">as he lives near you unsus­pecting.</text:span></text:p>
        <text:p text:style-name="P164"><text:span text:style-name="CharStyle12">Never quarrel with a man for no 30 reason,</text:span></text:p>
        <text:p text:style-name="P82"><text:span text:style-name="CharStyle12">when he has never done you any harm.</text:span></text:p>
        <text:p text:style-name="P150"><text:span text:style-name="CharStyle12">Never envy a high-handed man, 31 or choose his methods;</text:span></text:p>
        <text:list xml:id="list7093953736296596112" text:style-name="L12">
          <text:list-item>
            <text:p text:style-name="P428"><text:span text:style-name="CharStyle12"><text:tab/>for the Eternal loathes an evil</text:span></text:p>
          </text:list-item>
        </text:list>
        <text:p text:style-name="P125"><text:span text:style-name="CharStyle12">man,</text:span></text:p>
        <text:p text:style-name="P59"><text:span text:style-name="CharStyle12">the honest are the Eternal’s friends;</text:span></text:p>
        <text:list xml:id="list182345501308266" text:continue-numbering="true" text:style-name="L12">
          <text:list-item>
            <text:p text:style-name="P325"><text:span text:style-name="CharStyle12"><text:tab/>the Eternal’s curse lies on the</text:span></text:p>
          </text:list-item>
        </text:list>
        <text:p text:style-name="P125"><text:span text:style-name="CharStyle12">house of the wicked, but he blesses the good man’s dwelling;</text:span></text:p>
        <text:list xml:id="list182345393812551" text:continue-numbering="true" text:style-name="L12">
          <text:list-item>
            <text:p text:style-name="P325"><text:span text:style-name="CharStyle12"><text:tab/>scoffers he scoffs at,</text:span></text:p>
          </text:list-item>
        </text:list>
        <text:p text:style-name="P59"><text:span text:style-name="CharStyle12">but he favours the devout;</text:span></text:p>
        <text:list xml:id="list182345302224859" text:continue-numbering="true" text:style-name="L12">
          <text:list-item>
            <text:p text:style-name="P325"><text:span text:style-name="CharStyle12"><text:tab/>wise men come to honour,</text:span></text:p>
          </text:list-item>
        </text:list>
        <text:p text:style-name="P64"><text:span text:style-name="CharStyle12">but shame is all the foolish gain.</text:span></text:p>
        <text:p text:style-name="P264"><text:span text:style-name="CharStyle12">Listen, my children, to a<text:line-break/>father’s instruction,<text:line-break/>attend and learn intelligence:</text:span></text:p>
        <text:list xml:id="list4831769779073418707" text:style-name="L13">
          <text:list-item>
            <text:p text:style-name="P326"><text:span text:style-name="CharStyle12"><text:tab/>I give you good counsel,</text:span></text:p>
          </text:list-item>
        </text:list>
        <text:p text:style-name="P59"><text:span text:style-name="CharStyle12">turn not from my teaching.</text:span></text:p>
        <text:list xml:id="list182345235338233" text:continue-numbering="true" text:style-name="L13">
          <text:list-item>
            <text:p text:style-name="P326"><text:span text:style-name="CharStyle12"><text:tab/>When I was a son with my fa­</text:span></text:p>
          </text:list-item>
        </text:list>
        <text:p text:style-name="P125"><text:span text:style-name="CharStyle12">ther,</text:span></text:p>
        <text:p text:style-name="P59"><text:span text:style-name="CharStyle12">a little one, loved by my mother,</text:span></text:p>
        <text:list xml:id="list182346230368389" text:continue-numbering="true" text:style-name="L13">
          <text:list-item>
            <text:p text:style-name="P326"><text:span text:style-name="CharStyle12"><text:tab/>he taught me and told me</text:span></text:p>
          </text:list-item>
        </text:list>
        <text:p text:style-name="P125"><text:span text:style-name="CharStyle12">this:</text:span></text:p>
        <text:p text:style-name="P231"><text:span text:style-name="CharStyle12">“Keep in mind what I say, do what I bid you, and you shall live,</text:span></text:p>
        <text:list xml:id="list182345148819057" text:continue-numbering="true" text:style-name="L13">
          <text:list-item>
            <text:p text:style-name="P460"><text:span text:style-name="CharStyle12"><text:tab/>swerve not from my orders. Get sense, get knowledge,</text:span></text:p>
          </text:list-item>
        </text:list>
        <text:list xml:id="list2231855772180351149" text:style-name="L14">
          <text:list-item>
            <text:p text:style-name="P328"><text:span text:style-name="CharStyle12"><text:tab/>at any cost get knowledge—</text:span></text:p>
          </text:list-item>
        </text:list>
        <text:list xml:id="list182300847917195" text:style-name="L13">
          <text:list-item>
            <text:p text:style-name="P329"><text:span text:style-name="CharStyle12"><text:tab/>never leave her, and she will</text:span></text:p>
          </text:list-item>
        </text:list>
        <text:p text:style-name="P125"><text:span text:style-name="CharStyle12">guard you,</text:span></text:p>
        <text:p text:style-name="P59"><text:span text:style-name="CharStyle12">love her, and she will take care of you,</text:span></text:p>
        <text:list xml:id="list182302034970770" text:style-name="L14">
          <text:list-item>
            <text:p text:style-name="P328"><text:span text:style-name="CharStyle12"><text:tab/>prize her, and she will promote</text:span></text:p>
          </text:list-item>
        </text:list>
        <text:p text:style-name="P127"><text:span text:style-name="CharStyle12">you, _</text:span></text:p>
        <text:p text:style-name="P60"><text:span text:style-name="CharStyle12">and bring you to honour, if you will embrace her,</text:span></text:p>
        <text:list xml:id="list182344137983444" text:continue-numbering="true" text:style-name="L14">
          <text:list-item>
            <text:p text:style-name="P410"><text:span text:style-name="CharStyle12"><text:tab/>she will adorn you with charm</text:span></text:p>
          </text:list-item>
        </text:list>
        <text:p text:style-name="P60"><text:span text:style-name="CharStyle12">and crown you with glory.</text:span></text:p>
        <text:list xml:id="list182345314883685" text:continue-numbering="true" text:style-name="L14">
          <text:list-item>
            <text:p text:style-name="P448"><text:span text:style-name="CharStyle12"><text:tab/>Listen, my son, take to heart what I say,</text:span></text:p>
          </text:list-item>
        </text:list>
        <text:p text:style-name="P60"><text:span text:style-name="CharStyle12">and the years of your life shall be many;</text:span></text:p>
        <text:p text:style-name="P244"><text:span text:style-name="CharStyle12">ix I am giving you wise directions and leading you aright;</text:span></text:p>
        <text:list xml:id="list2779697108962396729" text:style-name="L15">
          <text:list-item>
            <text:p text:style-name="P449"><text:span text:style-name="CharStyle12"><text:tab/>when you walk, you will never be hindered,</text:span></text:p>
          </text:list-item>
        </text:list>
        <text:p text:style-name="P60"><text:span text:style-name="CharStyle12">when you run, you will not slip.</text:span></text:p>
        <text:p text:style-name="P13"><text:span text:style-name="CharStyle12">Hold fast to my instructions, 13 never let them go, keep them—they are life to you.</text:span></text:p>
        <text:p text:style-name="P164"><text:span text:style-name="CharStyle12">Never set foot upon a bad man’s 14 path,</text:span></text:p>
        <text:p text:style-name="P83"><text:span text:style-name="CharStyle12">and take not the road of evil men;</text:span></text:p>
        <text:p text:style-name="P19"><text:span text:style-name="CharStyle12">avoid it, never follow it,<text:tab/>15</text:span></text:p>
        <text:p text:style-name="P83"><text:span text:style-name="CharStyle12">shim it, and pass on.</text:span></text:p>
        <text:p text:style-name="P13"><text:span text:style-name="CharStyle12">For they cannot sleep till they 16 have done some wrong, till they have tripped up someone, they are sleepless;</text:span></text:p>
        <text:p text:style-name="P19"><text:span text:style-name="CharStyle12">they eat ill-gotten food<text:tab/>17</text:span></text:p>
        <text:p text:style-name="P83"><text:span text:style-name="CharStyle12">and drink wine won by cruelty.</text:span></text:p>
        <text:p text:style-name="P13"><text:span text:style-name="CharStyle12">The course of bad men lies 19 through darkness dim, they cannot see what makes them stumble;</text:span></text:p>
        <text:p text:style-name="P164"><text:span text:style-name="CharStyle12">the course of good men, like a 18 ray of dawn,</text:span></text:p>
        <text:p text:style-name="P96"><text:span text:style-name="CharStyle12">shines on and on to the full light of day.</text:span></text:p>
        <text:p text:style-name="P147"><text:span text:style-name="CharStyle12">My son, attend to what I say, 20 bend your ear to my words;</text:span></text:p>
        <text:p text:style-name="P19"><text:span text:style-name="CharStyle12">never lose sight of them,<text:tab/>21</text:span></text:p>
        <text:p text:style-name="P83"><text:span text:style-name="CharStyle12">but fix them in your mind;</text:span></text:p>
        <text:p text:style-name="P164"><text:span text:style-name="CharStyle12">to those who find them, they are 22 life,</text:span></text:p>
        <text:p text:style-name="P83"><text:span text:style-name="CharStyle12">and health to all their being.</text:span></text:p>
        <text:p text:style-name="P13"><text:span text:style-name="CharStyle12">Guard above all things, guard 23 your inner self, for so you live and prosper;</text:span></text:p>
        <text:p text:style-name="P19"><text:span text:style-name="CharStyle12">bar out all talk of evil,<text:tab/>24</text:span></text:p>
        <text:p text:style-name="P83"><text:span text:style-name="CharStyle12">and banish wayward words;</text:span></text:p>
        <text:p text:style-name="P164"><text:span text:style-name="CharStyle12">let your eyes look straight 23 ahead,</text:span></text:p>
        <text:p text:style-name="P83"><text:span text:style-name="CharStyle12">gaze right in front of you;</text:span></text:p>
        <text:p text:style-name="P39"><text:span text:style-name="CharStyle12">keep a clear path before you, 26 and ever make your footing firm;</text:span></text:p>
        <text:p text:style-name="P153"><text:span text:style-name="CharStyle12">never turn to right or left, 27 draw back from a wrong step.</text:span></text:p>
        <text:p text:style-name="P13"><text:span text:style-name="CharStyle12">My son, attend to wisdom, (“ hend your ear to knowl- " edge,</text:span></text:p>
        <text:p text:style-name="P165"><text:span text:style-name="CharStyle12">that caution may be your safe- 2 guard,</text:span></text:p>
        <text:p text:style-name="P59"><text:span text:style-name="CharStyle12">and prudence may take care of you;</text:span></text:p>
        <text:p text:style-name="P112"><text:span text:style-name="CharStyle12">keep hold of caution and sound sense,</text:span></text:p>
        <text:list xml:id="list2406247798168222197" text:style-name="L16">
          <text:list-item>
            <text:p text:style-name="P330"><text:span text:style-name="CharStyle12"><text:tab/>that they may save you from</text:span></text:p>
          </text:list-item>
        </text:list>
        <text:p text:style-name="P201"><text:span text:style-name="CharStyle12">the loose woman: her lips drop honied words, her talk is smoother than oil itself,</text:span></text:p>
        <text:list xml:id="list182344446878291" text:continue-numbering="true" text:style-name="L16">
          <text:list-item>
            <text:p text:style-name="P332"><text:span text:style-name="CharStyle12"><text:tab/>but the end with her is bitter as</text:span></text:p>
          </text:list-item>
        </text:list>
        <text:p text:style-name="P201"><text:span text:style-name="CharStyle12">poison,</text:span></text:p>
        <text:p text:style-name="P59"><text:span text:style-name="CharStyle12">sharp as a sword with double edge;</text:span></text:p>
        <text:list xml:id="list182344262055601" text:continue-numbering="true" text:style-name="L16">
          <text:list-item>
            <text:p text:style-name="P332"><text:span text:style-name="CharStyle12"><text:tab/>her feet go down to Death,</text:span></text:p>
          </text:list-item>
        </text:list>
        <text:p text:style-name="P59"><text:span text:style-name="CharStyle12">her steps lead straight to the </text:span><text:soft-page-break/><text:span text:style-name="CharStyle12">grave;</text:span></text:p>
        <text:list xml:id="list182345707018764" text:continue-numbering="true" text:style-name="L16">
          <text:list-item>
            <text:p text:style-name="P332"><text:span text:style-name="CharStyle12"><text:tab/>the high road of Life is not for</text:span></text:p>
          </text:list-item>
        </text:list>
        <text:p text:style-name="P200"><text:span text:style-name="CharStyle15">her,</text:span></text:p>
        <text:p text:style-name="P64"><text:span text:style-name="CharStyle12">shifty and slippery are her tracks.</text:span></text:p>
        <text:list xml:id="list182345636240211" text:continue-numbering="true" text:style-name="L16">
          <text:list-item>
            <text:p text:style-name="P332"><text:span text:style-name="CharStyle12"><text:tab/>Now listen to me, my son,</text:span></text:p>
          </text:list-item>
        </text:list>
        <text:p text:style-name="P59"><text:span text:style-name="CharStyle12">hold fast to what I say:</text:span></text:p>
        <text:list xml:id="list182344414492270" text:continue-numbering="true" text:style-name="L16">
          <text:list-item>
            <text:p text:style-name="P332"><text:span text:style-name="CharStyle12"><text:tab/>keep clear of her,</text:span></text:p>
          </text:list-item>
        </text:list>
        <text:p text:style-name="P59"><text:span text:style-name="CharStyle12">never go near her door,</text:span></text:p>
        <text:list xml:id="list182344736045601" text:continue-numbering="true" text:style-name="L16">
          <text:list-item>
            <text:p text:style-name="P332"><text:span text:style-name="CharStyle12"><text:tab/>lest you have to part with your</text:span></text:p>
          </text:list-item>
        </text:list>
        <text:p text:style-name="P201"><text:span text:style-name="CharStyle12">money,</text:span></text:p>
        <text:p text:style-name="P213"><text:span text:style-name="CharStyle12">and hand your earnings over, 10 lest outsiders enjoy all that you make,</text:span></text:p>
        <text:p text:style-name="P213"><text:span text:style-name="CharStyle12">and all your wealth goes to a stranger’s household, n till you are left at last to moan, when all you have is wasted,</text:span></text:p>
        <text:list xml:id="list675431434374668202" text:style-name="L17">
          <text:list-item>
            <text:p text:style-name="P336"><text:span text:style-name="CharStyle12"><text:tab/>‘Ah! why did I hate guidance,</text:span></text:p>
          </text:list-item>
        </text:list>
        <text:p text:style-name="P59"><text:span text:style-name="CharStyle12">why did I despise all warning?</text:span></text:p>
        <text:list xml:id="list182345799444520" text:continue-numbering="true" text:style-name="L17">
          <text:list-item>
            <text:p text:style-name="P336"><text:span text:style-name="CharStyle12"><text:tab/>Why did not I listen to those</text:span></text:p>
          </text:list-item>
        </text:list>
        <text:p text:style-name="P200"><text:span text:style-name="CharStyle15">who trained me, and bend my ear to those who were my guides?</text:span></text:p>
        <text:list xml:id="list182345896358482" text:continue-numbering="true" text:style-name="L17">
          <text:list-item>
            <text:p text:style-name="P338"><text:span text:style-name="CharStyle12"><text:tab/>I was nearly sentenced to death</text:span></text:p>
          </text:list-item>
        </text:list>
        <text:p text:style-name="P64"><text:span text:style-name="CharStyle12">by the community.’</text:span></text:p>
        <text:list xml:id="list182346279610455" text:continue-numbering="true" text:style-name="L17">
          <text:list-item>
            <text:p text:style-name="P338"><text:span text:style-name="CharStyle12"><text:tab/>Drink from your own cistern,</text:span></text:p>
          </text:list-item>
        </text:list>
        <text:p text:style-name="P59"><text:span text:style-name="CharStyle12">drink fresh water out of your own well.</text:span></text:p>
        <text:list xml:id="list182346266236347" text:continue-numbering="true" text:style-name="L17">
          <text:list-item>
            <text:p text:style-name="P338"><text:span text:style-name="CharStyle12"><text:tab/>Are you to seek your pleasures</text:span></text:p>
          </text:list-item>
        </text:list>
        <text:p text:style-name="P201"><text:span text:style-name="CharStyle12">here and there,</text:span></text:p>
        <text:p text:style-name="P59"><text:span text:style-name="CharStyle12">and drink them in the streets?</text:span></text:p>
        <text:list xml:id="list182346201660574" text:continue-numbering="true" text:style-name="L17">
          <text:list-item>
            <text:p text:style-name="P338"><text:span text:style-name="CharStyle12"><text:tab/>Have them at home,</text:span></text:p>
          </text:list-item>
        </text:list>
        <text:p text:style-name="P59"><text:span text:style-name="CharStyle12">never share them abroad.</text:span></text:p>
        <text:p text:style-name="P176"><text:span text:style-name="CharStyle12">Let your fountain flow for your- 18 self alone:</text:span></text:p>
        <text:p text:style-name="P227"><text:span text:style-name="CharStyle15">let a young wife be your joy,<text:line-break/>a lovely hind, a charming doe is 19</text:span></text:p>
        <text:p text:style-name="P251"><text:span text:style-name="CharStyle12">she;</text:span></text:p>
        <text:p text:style-name="P13"><text:span text:style-name="CharStyle12">let her breasts give you rapture, let her love ever ravish you. Why be ravished with a loose 20 creature,</text:span></text:p>
        <text:p text:style-name="P277"><text:span text:style-name="CharStyle12">and embrace the bosom of another woman?</text:span></text:p>
        <text:p text:style-name="P176"><text:span text:style-name="CharStyle12">Man’s goings are observed by 21 the Eternal,</text:span></text:p>
        <text:p text:style-name="P119"><text:span text:style-name="CharStyle12">he takes account of all his ways.</text:span></text:p>
        <text:p text:style-name="P171"><text:span text:style-name="CharStyle12">A man’s misdeeds shall snare 22 him,</text:span></text:p>
        <text:p text:style-name="P225"><text:span text:style-name="CharStyle12">his sin shall catch him in its</text:span></text:p>
        <text:p text:style-name="P250"><text:span text:style-name="CharStyle12">meshes;</text:span></text:p>
        <text:p text:style-name="P24"><text:span text:style-name="CharStyle12">for lack of sense he dies,<text:tab/>23</text:span></text:p>
        <text:p text:style-name="P120"><text:span text:style-name="CharStyle12">his utter folly ruins him.</text:span></text:p>
        <text:p text:style-name="P172"><text:span text:style-name="CharStyle12">My son, if you have gone bail /: for your fellow,<text:tab/>D</text:span></text:p>
        <text:p text:style-name="P119"><text:span text:style-name="CharStyle12">and given your pledge for someone else,</text:span></text:p>
        <text:p text:style-name="P13"><text:span text:style-name="CharStyle12">if you have snared yourself with 2 your own words, and trapped yourself by promises,</text:span></text:p>
        <text:p text:style-name="P171"><text:span text:style-name="CharStyle12">then do this, my son—release 3 yourself,</text:span></text:p>
        <text:p text:style-name="P119"><text:span text:style-name="CharStyle12">for you are in your fellow’s power;</text:span></text:p>
        <text:p text:style-name="P174"><text:span text:style-name="CharStyle12">be quick, beseech your fellow, close not an eye,<text:tab/>4</text:span></text:p>
        <text:p text:style-name="P108"><text:span text:style-name="CharStyle12">let not your eyelids slumber, but free yourself like a roe from 5 the snare,</text:span></text:p>
        <text:p text:style-name="P120"><text:span text:style-name="CharStyle12">like a bird from the hand of the fowler.</text:span></text:p>
        <text:p text:style-name="P14"><text:span text:style-name="CharStyle12">Go to the ant, you sluggard, 6 look at her ways, learn sense; for she has no leader,<text:tab/>7</text:span></text:p>
        <text:p text:style-name="P108"><text:span text:style-name="CharStyle12">no foreman or chief, yet in the summer she provides 8 her food,</text:span></text:p>
        <text:p text:style-name="P119"><text:span text:style-name="CharStyle12">and gathers during harvest- days.</text:span></text:p>
        <text:p text:style-name="P195"><text:span text:style-name="CharStyle12">9 You sluggard, how long will you sleep?</text:span></text:p>
        <text:p text:style-name="P59"><text:span text:style-name="CharStyle12">When will you rise from your slumber?</text:span></text:p>
        <text:p text:style-name="P197"><text:span text:style-name="CharStyle12">io<text:tab/>‘Let me sleep for a little, a little!</text:span></text:p>
        <text:p text:style-name="P59"><text:span text:style-name="CharStyle12">let me fold my hands for a little, to rest?’—</text:span></text:p>
        <text:p text:style-name="P195"><text:span text:style-name="CharStyle12">xi yes, and poverty will pounce on you,</text:span></text:p>
        <text:p text:style-name="P64"><text:span text:style-name="CharStyle12">want will overpower you.</text:span></text:p>
        <text:list xml:id="list3069794517075818005" text:style-name="L18">
          <text:list-item>
            <text:p text:style-name="P348"><text:span text:style-name="CharStyle12"><text:tab/>A rascal, a knave—</text:span></text:p>
          </text:list-item>
        </text:list>
        <text:p text:style-name="P59"><text:span text:style-name="CharStyle12">he works with falsehood on his lips,</text:span></text:p>
        <text:list xml:id="list182344424999979" text:continue-numbering="true" text:style-name="L18">
          <text:list-item>
            <text:p text:style-name="P348"><text:span text:style-name="CharStyle12"><text:tab/>he winks with his eyes and</text:span></text:p>
          </text:list-item>
        </text:list>
        <text:p text:style-name="P123"><text:span text:style-name="CharStyle12">scrapes with his feet,<text:line-break/>he signs with his fingers,</text:span></text:p>
        <text:list xml:id="list182345039595921" text:continue-numbering="true" text:style-name="L18">
          <text:list-item>
            <text:p text:style-name="P349"><text:span text:style-name="CharStyle12"><text:tab/>his mind is ever planning mis­</text:span></text:p>
          </text:list-item>
        </text:list>
        <text:p text:style-name="P206"><text:span text:style-name="CharStyle12">chief,</text:span></text:p>
        <text:p text:style-name="P59"><text:span text:style-name="CharStyle12">he is always sowing discord;</text:span></text:p>
        <text:list xml:id="list182346205945119" text:continue-numbering="true" text:style-name="L18">
          <text:list-item>
            <text:p text:style-name="P349"><text:span text:style-name="CharStyle12"><text:tab/>so doom shall strike him sud­</text:span></text:p>
          </text:list-item>
        </text:list>
        <text:p text:style-name="P206"><text:span text:style-name="CharStyle12">denly,</text:span></text:p>
        <text:p text:style-name="P59"><text:span text:style-name="CharStyle12">suddenly, hopelessly, shall he be broken.</text:span></text:p>
        <text:list xml:id="list182345242884783" text:continue-numbering="true" text:style-name="L18">
          <text:list-item>
            <text:p text:style-name="P349"><text:span text:style-name="CharStyle12"><text:tab/>Six things the Eternal hates,</text:span></text:p>
          </text:list-item>
        </text:list>
        <text:p text:style-name="P59"><text:span text:style-name="CharStyle12">ay, seven he loathes:</text:span></text:p>
        <text:list xml:id="list182344699943419" text:continue-numbering="true" text:style-name="L18">
          <text:list-item>
            <text:p text:style-name="P349"><text:span text:style-name="CharStyle12"><text:tab/>haughty eyes, a lying tongue,</text:span></text:p>
          </text:list-item>
        </text:list>
        <text:p text:style-name="P59"><text:span text:style-name="CharStyle12">hands that shed innocent bipod,</text:span></text:p>
        <text:list xml:id="list182344581757933" text:continue-numbering="true" text:style-name="L18">
          <text:list-item>
            <text:p text:style-name="P349"><text:soft-page-break/><text:span text:style-name="CharStyle12"><text:tab/>a mind with crafty plans,</text:span></text:p>
          </text:list-item>
        </text:list>
        <text:p text:style-name="P59"><text:span text:style-name="CharStyle12">feet eager to go mischief­making,</text:span></text:p>
        <text:list xml:id="list182346029357639" text:continue-numbering="true" text:style-name="L18">
          <text:list-item>
            <text:p text:style-name="P349"><text:span text:style-name="CharStyle12"><text:tab/>a false witness who tells lies,</text:span></text:p>
          </text:list-item>
        </text:list>
        <text:p text:style-name="P64"><text:span text:style-name="CharStyle12">and him who sows discord within his group.</text:span></text:p>
        <text:list xml:id="list182346154427719" text:continue-numbering="true" text:style-name="L18">
          <text:list-item>
            <text:p text:style-name="P350"><text:span text:style-name="CharStyle12"><text:tab/>My son, do your father’s bidding,</text:span></text:p>
          </text:list-item>
        </text:list>
        <text:p text:style-name="P59"><text:span text:style-name="CharStyle12">and reject not your mother’s directions;</text:span></text:p>
        <text:list xml:id="list182346276060176" text:continue-numbering="true" text:style-name="L18">
          <text:list-item>
            <text:p text:style-name="P350"><text:span text:style-name="CharStyle12"><text:tab/>fix them ever in your mind,</text:span></text:p>
          </text:list-item>
        </text:list>
        <text:p text:style-name="P59"><text:span text:style-name="CharStyle12">tie them fast round your neck;</text:span></text:p>
        <text:p text:style-name="P13"><text:span text:style-name="CharStyle12">23 for their bidding will throw light upon your life, their directions will enlighten you,</text:span></text:p>
        <text:p text:style-name="P59"><text:span text:style-name="CharStyle12">and to be trained thus is the way to live.</text:span></text:p>
        <text:list xml:id="list182346202499277" text:continue-numbering="true" text:style-name="L18">
          <text:list-item>
            <text:p text:style-name="P350"><text:span text:style-name="CharStyle12"><text:tab/>Wisdom, when you walk, will</text:span></text:p>
          </text:list-item>
        </text:list>
        <text:p text:style-name="P206"><text:span text:style-name="CharStyle12">guide you,</text:span></text:p>
        <text:p text:style-name="P83"><text:span text:style-name="CharStyle12">when you rest, she will take care of you,</text:span></text:p>
        <text:p text:style-name="P83"><text:span text:style-name="CharStyle12">when you wake up, she will talk to you—</text:span></text:p>
        <text:p text:style-name="P164"><text:span text:style-name="CharStyle12">keeping you clear of the mar- 24 ried woman,</text:span></text:p>
        <text:p text:style-name="P83"><text:span text:style-name="CharStyle12">safe from the wiles of a loose woman’s tongue;</text:span></text:p>
        <text:p text:style-name="P164"><text:span text:style-name="CharStyle12">let not your heart long for her 23 beauty,</text:span></text:p>
        <text:p text:style-name="P83"><text:span text:style-name="CharStyle12">let not her glances captivate you;</text:span></text:p>
        <text:p text:style-name="P164"><text:span text:style-name="CharStyle12">for the harlot is only out to earn 26 a meal,</text:span></text:p>
        <text:p text:style-name="P83"><text:span text:style-name="CharStyle12">but the adulteress preys upon your very life.</text:span></text:p>
        <text:p text:style-name="P147"><text:span text:style-name="CharStyle12">Can a man take fire in his lap 27 without burning his clothes?</text:span></text:p>
        <text:p text:style-name="P147"><text:span text:style-name="CharStyle12">Can anyone walk upon hot coals 28 without scorching his feet?</text:span></text:p>
        <text:p text:style-name="P13"><text:span text:style-name="CharStyle12">So with him who goes in to a 29 neighbour’s wife: none who touches her shall go unpunished.</text:span></text:p>
        <text:p text:style-name="P21"><text:span text:style-name="CharStyle12">Men do not let off a thief,<text:tab/>30</text:span></text:p>
        <text:p text:style-name="P83"><text:span text:style-name="CharStyle12">even if he steals to satisfy his hunger;</text:span></text:p>
        <text:p text:style-name="P13"><text:span text:style-name="CharStyle12">if he is caught, he has to pay for 31 it seven times over, to give all his house contains.</text:span></text:p>
        <text:p text:style-name="P164"><text:span text:style-name="CharStyle12">But an adulterer is devoid of 32 sense,</text:span></text:p>
        <text:p text:style-name="P83"><text:span text:style-name="CharStyle12">he ruins himself by what he does,</text:span></text:p>
        <text:p text:style-name="P13"><text:span text:style-name="CharStyle12">he is whipped, he is disgraced, </text:span><text:span text:style-name="CharStyle13">33 </text:span><text:span text:style-name="CharStyle12">there is no wiping away his dishonour;</text:span></text:p>
        <text:p text:style-name="P167"><text:span text:style-name="CharStyle15">for jealousy rouses a husband to 34 fury,</text:span></text:p>
        <text:p text:style-name="P83"><text:span text:style-name="CharStyle12">he has no mercy when he takes revenge,</text:span></text:p>
        <text:p text:style-name="P21"><text:span text:style-name="CharStyle12">no money buys him off,<text:tab/></text:span><text:span text:style-name="CharStyle13">35</text:span></text:p>
        <text:p text:style-name="P96"><text:span text:style-name="CharStyle12">he will not be satisfied, for all you offer.</text:span></text:p>
        <text:p text:style-name="P147"><text:span text:style-name="CharStyle12">My son, do what I tell you, </text:span><text:span text:style-name="CharStyle19">n </text:span><text:span text:style-name="CharStyle12">set store by my commands, •</text:span></text:p>
        <text:p text:style-name="P164"><text:span text:style-name="CharStyle12">do as I bid you, and you shall 2 live,</text:span></text:p>
        <text:p text:style-name="P83"><text:span text:style-name="CharStyle12">keep my directions as the very apple of your eye;</text:span></text:p>
      </text:section>
      <text:section text:style-name="Sect2" text:name="Section3">
        <text:list xml:id="list7412097327667586287" text:style-name="L19">
          <text:list-item>
            <text:p text:style-name="P429"><text:span text:style-name="CharStyle12"><text:tab/>bind them upon your fingers,</text:span></text:p>
          </text:list-item>
        </text:list>
        <text:p text:style-name="P59"><text:span text:style-name="CharStyle12">write them upon the tablet of your mind.</text:span></text:p>
        <text:list xml:id="list182344948210541" text:continue-numbering="true" text:style-name="L19">
          <text:list-item>
            <text:p text:style-name="P311"><text:span text:style-name="CharStyle12"><text:tab/>Say to Wisdom, ‘You are my</text:span></text:p>
          </text:list-item>
        </text:list>
        <text:p text:style-name="P125"><text:span text:style-name="CharStyle12">darling,’</text:span></text:p>
        <text:p text:style-name="P59"><text:span text:style-name="CharStyle12">call Knowledge your kins­woman,</text:span></text:p>
        <text:list xml:id="list182345311760124" text:continue-numbering="true" text:style-name="L19">
          <text:list-item>
            <text:p text:style-name="P311"><text:span text:style-name="CharStyle12"><text:tab/>that they may keep you from</text:span></text:p>
          </text:list-item>
        </text:list>
        <text:p text:style-name="P125"><text:span text:style-name="CharStyle12">another’s wife,</text:span></text:p>
        <text:p text:style-name="P59"><text:span text:style-name="CharStyle12">from the loose woman with her words so smooth.</text:span></text:p>
        <text:list xml:id="list182344513680469" text:continue-numbering="true" text:style-name="L19">
          <text:list-item>
            <text:p text:style-name="P311"><text:span text:style-name="CharStyle12"><text:tab/>At the window of her house</text:span></text:p>
          </text:list-item>
        </text:list>
        <text:p text:style-name="P59"><text:span text:style-name="CharStyle12">she looks out through the lattice;</text:span></text:p>
        <text:list xml:id="list182344589274576" text:continue-numbering="true" text:style-name="L19">
          <text:list-item>
            <text:p text:style-name="P311"><text:span text:style-name="CharStyle12"><text:tab/>she notices among the lads</text:span></text:p>
          </text:list-item>
        </text:list>
        <text:p text:style-name="P59"><text:span text:style-name="CharStyle12">a brainless youth,</text:span></text:p>
        <text:list xml:id="list182345505714198" text:continue-numbering="true" text:style-name="L19">
          <text:list-item>
            <text:p text:style-name="P483"><text:span text:style-name="CharStyle15"><text:tab/>strolling along near the street-</text:span></text:p>
          </text:list-item>
        </text:list>
        <text:p text:style-name="P125"><text:span text:style-name="CharStyle12">comer</text:span></text:p>
        <text:p text:style-name="P59"><text:span text:style-name="CharStyle12">in the direction of her house,</text:span></text:p>
        <text:list xml:id="list182345087827982" text:continue-numbering="true" text:style-name="L19">
          <text:list-item>
            <text:p text:style-name="P311"><text:span text:style-name="CharStyle12"><text:tab/>in the twilight of the evening</text:span></text:p>
          </text:list-item>
        </text:list>
        <text:p text:style-name="P59"><text:span text:style-name="CharStyle12">or at black midnight.</text:span></text:p>
        <text:list xml:id="list182345611059731" text:continue-numbering="true" text:style-name="L19">
          <text:list-item>
            <text:p text:style-name="P339"><text:span text:style-name="CharStyle12"><text:tab/>And there is the woman, out to</text:span></text:p>
          </text:list-item>
        </text:list>
        <text:p text:style-name="P125"><text:span text:style-name="CharStyle12">meet him,</text:span></text:p>
        <text:p text:style-name="P59"><text:span text:style-name="CharStyle12">dressed like a harlot, the cun­ning creature</text:span></text:p>
        <text:list xml:id="list182345326662547" text:continue-numbering="true" text:style-name="L19">
          <text:list-item>
            <text:p text:style-name="P484"><text:span text:style-name="CharStyle15"><text:tab/>(restless and restive, she must</text:span></text:p>
          </text:list-item>
        </text:list>
        <text:p text:style-name="P125"><text:span text:style-name="CharStyle12">be out,</text:span></text:p>
        <text:p text:style-name="P59"><text:span text:style-name="CharStyle12">she cannot stay at home,</text:span></text:p>
        <text:list xml:id="list182344446350927" text:continue-numbering="true" text:style-name="L19">
          <text:list-item>
            <text:p text:style-name="P339"><text:span text:style-name="CharStyle12"><text:tab/>now in the streets and now in</text:span></text:p>
          </text:list-item>
        </text:list>
        <text:p text:style-name="P205"><text:span text:style-name="CharStyle12">the squares, haunting every corner)!</text:span></text:p>
        <text:list xml:id="list182345409942769" text:continue-numbering="true" text:style-name="L19">
          <text:list-item>
            <text:p text:style-name="P339"><text:span text:style-name="CharStyle12"><text:tab/>She catches him and kisses him</text:span></text:p>
          </text:list-item>
        </text:list>
        <text:p text:style-name="P59"><text:span text:style-name="CharStyle12">and says to him, with an im­pudent look,</text:span></text:p>
        <text:list xml:id="list182345228637297" text:continue-numbering="true" text:style-name="L19">
          <text:list-item>
            <text:p text:style-name="P352"><text:span text:style-name="CharStyle12"><text:tab/>‘I am holding a thanksgiving</text:span></text:p>
          </text:list-item>
        </text:list>
        <text:p text:style-name="P128"><text:span text:style-name="CharStyle15">feast,</text:span></text:p>
        <text:p text:style-name="P62"><text:span text:style-name="CharStyle15">for my vows are paid to-day;</text:span></text:p>
        <text:list xml:id="list182344566134388" text:continue-numbering="true" text:style-name="L19">
          <text:list-item>
            <text:p text:style-name="P486"><text:span text:style-name="CharStyle15"><text:tab/>so I came out to meet you,</text:span></text:p>
          </text:list-item>
        </text:list>
        <text:p text:style-name="P59"><text:span text:style-name="CharStyle12">to look for you—now I have found you!</text:span></text:p>
        <text:list xml:id="list182344384034353" text:continue-numbering="true" text:style-name="L19">
          <text:list-item>
            <text:p text:style-name="P352"><text:span text:style-name="CharStyle12"><text:tab/>I have spread rugs on my</text:span></text:p>
          </text:list-item>
        </text:list>
        <text:p text:style-name="P125"><text:span text:style-name="CharStyle12">couch,</text:span></text:p>
        <text:p text:style-name="P59"><text:span text:style-name="CharStyle12">striped sheets of Egyptian yarn,</text:span></text:p>
        <text:list xml:id="list182346153817684" text:continue-numbering="true" text:style-name="L19">
          <text:list-item>
            <text:p text:style-name="P352"><text:span text:style-name="CharStyle12"><text:tab/>I have scented my bed with</text:span></text:p>
          </text:list-item>
        </text:list>
        <text:p text:style-name="P125"><text:span text:style-name="CharStyle12">myrrh,</text:span></text:p>
        <text:p text:style-name="P59"><text:span text:style-name="CharStyle12">with eagle-wood and cinna­mon;</text:span></text:p>
        <text:list xml:id="list182345755515878" text:continue-numbering="true" text:style-name="L19">
          <text:list-item>
            <text:p text:style-name="P352"><text:span text:style-name="CharStyle12"><text:tab/>come, let us take our fill of love</text:span></text:p>
          </text:list-item>
        </text:list>
        <text:p text:style-name="P205"><text:span text:style-name="CharStyle12">till morning, let us revel in caresses!</text:span></text:p>
        <text:p text:style-name="P147"><text:span text:style-name="CharStyle12">For my man is not at home, 19 he is off on a long journey;</text:span></text:p>
        <text:p text:style-name="P171"><text:span text:style-name="CharStyle12">he has taken a bag of money 20 with him,</text:span></text:p>
        <text:p text:style-name="P119"><text:span text:style-name="CharStyle12">he will not be home till the full moon feast.’</text:span></text:p>
        <text:p text:style-name="P171"><text:span text:style-name="CharStyle12">With her coaxing pleas she per- 21 suades him,</text:span></text:p>
        <text:p text:style-name="P119"><text:span text:style-name="CharStyle12">with her smooth words she carries him away;</text:span></text:p>
        <text:p text:style-name="P13"><text:span text:style-name="CharStyle12">and he is enticed to follow her, 22 like an ox moving to the slaughter,</text:span></text:p>
        <text:p text:style-name="P119"><text:span text:style-name="CharStyle12">like a dog cajoled to the muzzle,</text:span></text:p>
        <text:p text:style-name="P171"><text:span text:style-name="CharStyle12">like a bird fluttering straight 23 into the net—</text:span></text:p>
        <text:p text:style-name="P119"><text:span text:style-name="CharStyle12">never dreaming its life is in danger,</text:span></text:p>
        <text:p text:style-name="P119"><text:span text:style-name="CharStyle12">till its heart is pierced by an arrow.</text:span></text:p>
        <text:p text:style-name="P147"><text:span text:style-name="CharStyle12">Now, my son, listen to me, 24 attend to what I say:</text:span></text:p>
        <text:p text:style-name="P171"><text:span text:style-name="CharStyle12">never let yourself swerve to her 25 ways,</text:span></text:p>
        <text:p text:style-name="P119"><text:span text:style-name="CharStyle12">never wander on her paths;</text:span></text:p>
        <text:p text:style-name="P171"><text:span text:style-name="CharStyle12">for many a one she has brought 26 down dead,</text:span></text:p>
        <text:p text:style-name="P119"><text:span text:style-name="CharStyle12">ay, many a man she has slain;</text:span></text:p>
        <text:p text:style-name="P176"><text:span text:style-name="CharStyle12">her house is the road to the 27 grave,</text:span></text:p>
        <text:p text:style-name="P122"><text:span text:style-name="CharStyle12">it leads down to the chambers of death.”</text:span></text:p>
        <text:p text:style-name="P13"><text:span text:style-name="CharStyle12">Is it not Wisdom calling, o Knowledge raising her O voice?</text:span></text:p>
        <text:p text:style-name="P171"><text:span text:style-name="CharStyle12">On the high ground by the road- 2 </text:span><text:span text:style-name="CharStyle21">side,</text:span></text:p>
        <text:p text:style-name="P119"><text:span text:style-name="CharStyle12">in the streets she takes her stand,</text:span></text:p>
        <text:p text:style-name="P171"><text:span text:style-name="CharStyle12">by the gateways opening to the 3 city,</text:span></text:p>
        <text:p text:style-name="P119"><text:span text:style-name="CharStyle12">at the entries, she is crying out:</text:span></text:p>
        <text:p text:style-name="P147"><text:span text:style-name="CharStyle12">“O men, I am calling to you, 4 my appeal is to all men!</text:span></text:p>
        <text:p text:style-name="P175"><text:span text:style-name="CharStyle12">O<text:tab/>heedless souls, learn in- 5 sight,</text:span></text:p>
        <text:p text:style-name="P119"><text:span text:style-name="CharStyle12">O foolish folk, learn sense!</text:span></text:p>
        <text:list xml:id="list182301718659427" text:style-name="L8">
          <text:list-item>
            <text:p text:style-name="P462"><text:span text:style-name="CharStyle12"><text:tab/>Listen, for I have a weighty</text:span></text:p>
          </text:list-item>
        </text:list>
        <text:p text:style-name="P272"><text:span text:style-name="CharStyle12">message,</text:span></text:p>
        <text:p text:style-name="P247"><text:span text:style-name="CharStyle12">my lips open with right words,</text:span></text:p>
        <text:list xml:id="list182346264893068" text:continue-numbering="true" text:style-name="L8">
          <text:list-item>
            <text:p text:style-name="P463"><text:span text:style-name="CharStyle12"><text:tab/>I utter what is true,</text:span></text:p>
          </text:list-item>
        </text:list>
        <text:p text:style-name="P247"><text:span text:style-name="CharStyle12">false lips I loathe,</text:span></text:p>
        <text:list xml:id="list182344971527279" text:continue-numbering="true" text:style-name="L8">
          <text:list-item>
            <text:p text:style-name="P463"><text:span text:style-name="CharStyle12"><text:tab/>all I say is honest,</text:span></text:p>
          </text:list-item>
        </text:list>
        <text:p text:style-name="P144"><text:span text:style-name="CharStyle12">with nothing in it false or wrong;</text:span></text:p>
        <text:list xml:id="list182344543948635" text:continue-numbering="true" text:style-name="L8">
          <text:list-item>
            <text:p text:style-name="P464"><text:span text:style-name="CharStyle12"><text:tab/>’tis all plain to a man of sense,</text:span></text:p>
          </text:list-item>
        </text:list>
        <text:p text:style-name="P144"><text:span text:style-name="CharStyle12">and true for those who are in­telligent.</text:span></text:p>
        <text:p text:style-name="P293"><text:span text:style-name="CharStyle12">io<text:tab/>Choose instruction rather than silver,</text:span></text:p>
        <text:p text:style-name="P144"><text:span text:style-name="CharStyle12">and knowledge rather than rare gold;</text:span></text:p>
        <text:p text:style-name="P13"><text:span text:style-name="CharStyle12">ix for wisdom is better than rubies, no treasure is equal to her. is I Wisdom have intelligence in hand,</text:span></text:p>
        <text:p text:style-name="P144"><text:span text:style-name="CharStyle12">knowledge and insight I com­</text:span><text:soft-page-break/><text:span text:style-name="CharStyle12">mand</text:span></text:p>
        <text:list xml:id="list182302167676626" text:style-name="L15">
          <text:list-item>
            <text:p text:style-name="P340"><text:span text:style-name="CharStyle12"><text:tab/>[[to reverence the Eternal is to</text:span></text:p>
          </text:list-item>
        </text:list>
        <text:p text:style-name="P273"><text:span text:style-name="CharStyle15">hate evil:</text:span></text:p>
        <text:p text:style-name="P247"><text:span text:style-name="CharStyle12">pride, arrogance, an evil life, and lying lips—I hate them]],</text:span></text:p>
        <text:list xml:id="list182344540149264" text:continue-numbering="true" text:style-name="L15">
          <text:list-item>
            <text:p text:style-name="P485"><text:span text:style-name="CharStyle15"><text:tab/>counsel and skill are mine,</text:span></text:p>
          </text:list-item>
        </text:list>
        <text:list xml:id="list6592071395303345018" text:style-name="L20">
          <text:list-item>
            <text:p text:style-name="P465"><text:span text:style-name="CharStyle12"><text:tab/>possess mind and might.</text:span></text:p>
          </text:list-item>
        </text:list>
        <text:list xml:id="list182301142528190" text:style-name="L15">
          <text:list-item>
            <text:p text:style-name="P340"><text:span text:style-name="CharStyle12"><text:tab/>It is by me that monarchs reign,</text:span></text:p>
          </text:list-item>
        </text:list>
        <text:p text:style-name="P247"><text:span text:style-name="CharStyle12">and rulers deal out justice,</text:span></text:p>
        <text:list xml:id="list182345340932696" text:continue-numbering="true" text:style-name="L15">
          <text:list-item>
            <text:p text:style-name="P353"><text:span text:style-name="CharStyle12"><text:tab/>by me that great men govern,</text:span></text:p>
          </text:list-item>
        </text:list>
        <text:p text:style-name="P247"><text:span text:style-name="CharStyle12">and magnates rule the earth.</text:span></text:p>
        <text:list xml:id="list182345260268624" text:continue-numbering="true" text:style-name="L15">
          <text:list-item>
            <text:p text:style-name="P359"><text:span text:style-name="CharStyle12"><text:tab/>Those who love me, I love them;</text:span></text:p>
          </text:list-item>
        </text:list>
        <text:p text:style-name="P247"><text:span text:style-name="CharStyle12">those who seek me find me.</text:span></text:p>
        <text:list xml:id="list182345647190744" text:continue-numbering="true" text:style-name="L15">
          <text:list-item>
            <text:p text:style-name="P359"><text:span text:style-name="CharStyle12"><text:tab/>I hold wealth and honour,</text:span></text:p>
          </text:list-item>
        </text:list>
        <text:p text:style-name="P248"><text:span text:style-name="CharStyle15">position and good fortune;</text:span></text:p>
        <text:list xml:id="list182345757138093" text:continue-numbering="true" text:style-name="L15">
          <text:list-item>
            <text:p text:style-name="P487"><text:span text:style-name="CharStyle15"><text:tab/>what I yield is better than the</text:span></text:p>
          </text:list-item>
        </text:list>
        <text:p text:style-name="P272"><text:span text:style-name="CharStyle12">best of gold,</text:span></text:p>
        <text:p text:style-name="P144"><text:span text:style-name="CharStyle12">what I bring in is better than rare silver.</text:span></text:p>
        <text:list xml:id="list182345500603235" text:continue-numbering="true" text:style-name="L15">
          <text:list-item>
            <text:p text:style-name="P359"><text:span text:style-name="CharStyle12"><text:tab/>I deal right fairly,</text:span></text:p>
          </text:list-item>
        </text:list>
        <text:p text:style-name="P248"><text:span text:style-name="CharStyle15">justly do I act,</text:span></text:p>
        <text:list xml:id="list182346260379595" text:continue-numbering="true" text:style-name="L15">
          <text:list-item>
            <text:p text:style-name="P359"><text:span text:style-name="CharStyle12"><text:tab/>enriching those who love me,</text:span></text:p>
          </text:list-item>
        </text:list>
        <text:p text:style-name="P249"><text:span text:style-name="CharStyle12">and filling their stores full.</text:span></text:p>
        <text:list xml:id="list182344510762720" text:continue-numbering="true" text:style-name="L15">
          <text:list-item>
            <text:p text:style-name="P300"><text:span text:style-name="CharStyle12"><text:tab/>The Eternal formed me first of</text:span></text:p>
          </text:list-item>
        </text:list>
        <text:p text:style-name="P271"><text:span text:style-name="CharStyle12">his creation,</text:span></text:p>
        <text:p text:style-name="P145"><text:span text:style-name="CharStyle12">first of all his works in days of old;</text:span></text:p>
        <text:list xml:id="list182346264147799" text:continue-numbering="true" text:style-name="L15">
          <text:list-item>
            <text:p text:style-name="P300"><text:span text:style-name="CharStyle12"><text:tab/>I was fashioned in the earliest</text:span></text:p>
          </text:list-item>
        </text:list>
        <text:p text:style-name="P271"><text:span text:style-name="CharStyle12">ages,</text:span></text:p>
        <text:p text:style-name="P83"><text:span text:style-name="CharStyle12">from the very first, when earth began;</text:span></text:p>
        <text:p text:style-name="P164"><text:span text:style-name="CharStyle12">I was born when there were no 24 abysses,</text:span></text:p>
        <text:p text:style-name="P83"><text:span text:style-name="CharStyle12">when there were no fountains full of water;</text:span></text:p>
        <text:p text:style-name="P164"><text:span text:style-name="CharStyle12">ere he sunk the bases of the 25 mountains,</text:span></text:p>
        <text:p text:style-name="P83"><text:span text:style-name="CharStyle12">ere the hills existed, I was born,</text:span></text:p>
        <text:p text:style-name="P164"><text:span text:style-name="CharStyle12">when earth and fields were not 26 created,</text:span></text:p>
        <text:p text:style-name="P83"><text:span text:style-name="CharStyle12">nor the very first clods of the world.</text:span></text:p>
        <text:p text:style-name="P164"><text:span text:style-name="CharStyle12">When he set the heavens up, I 27 was there,</text:span></text:p>
        <text:p text:style-name="P83"><text:span text:style-name="CharStyle12">when he drew the Vault o’er the abyss,</text:span></text:p>
        <text:p text:style-name="P164"><text:span text:style-name="CharStyle12">when he made the clouds firm 28 overhead,</text:span></text:p>
        <text:p text:style-name="P83"><text:span text:style-name="CharStyle12">when he fixed the fountains of the deep,</text:span></text:p>
        <text:p text:style-name="P164"><text:span text:style-name="CharStyle12">when he set the boundaries of 29 the sea,</text:span></text:p>
        <text:p text:style-name="P83"><text:span text:style-name="CharStyle12">when he laid foundations for the earth;</text:span></text:p>
        <text:list xml:id="list5622759286807591225" text:style-name="L21">
          <text:list-item>
            <text:p text:style-name="P488"><text:span text:style-name="CharStyle15"><text:tab/>was with him then, his foster- 30 child,</text:span></text:p>
          </text:list-item>
        </text:list>
        <text:list xml:id="list8949820625623618319" text:style-name="L22">
          <text:list-item>
            <text:p text:style-name="P466"><text:span text:style-name="CharStyle12"><text:tab/>was his delight day after day,</text:span></text:p>
          </text:list-item>
        </text:list>
        <text:p text:style-name="P162"><text:span text:style-name="CharStyle12">playing in his presence con­stantly,</text:span></text:p>
        <text:p text:style-name="P84"><text:span text:style-name="CharStyle12">playing here and there over 31 his world,</text:span></text:p>
        <text:p text:style-name="P97"><text:span text:style-name="CharStyle12">finding my delight in human­kind.</text:span></text:p>
        <text:p text:style-name="P29"><text:span text:style-name="CharStyle12">Now listen to me, children, 32 listen to instruction and get </text:span><text:span text:style-name="CharStyle13">33 </text:span><text:span text:style-name="CharStyle12">wisdom,</text:span></text:p>
        <text:p text:style-name="P98"><text:span text:style-name="CharStyle12">do not refuse my counsel.</text:span></text:p>
        <text:p text:style-name="P166"><text:span text:style-name="CharStyle12">For happy are they who hold to 32 me,</text:span></text:p>
        <text:p text:style-name="P88"><text:span text:style-name="CharStyle12">happy the man who listens to </text:span><text:span text:style-name="CharStyle13">34 </text:span><text:span text:style-name="CharStyle12">me,</text:span></text:p>
        <text:p text:style-name="P150"><text:span text:style-name="CharStyle12">daily at my gate on the watch, waiting at my doorway.</text:span></text:p>
        <text:p text:style-name="P39"><text:span text:style-name="CharStyle12">He who finds me finds life, </text:span><text:span text:style-name="CharStyle13">35 </text:span><text:span text:style-name="CharStyle12">and he wins favour from the Eternal;</text:span></text:p>
        <text:p text:style-name="P166"><text:span text:style-name="CharStyle12">he who ignores me is injuring 36 himself,</text:span></text:p>
        <text:p text:style-name="P66"><text:span text:style-name="CharStyle12">for all who hate me are in love with death.”</text:span></text:p>
        <text:p text:style-name="Body_20_text_20__28_3_29__20__2b__20_DropCap1">9<text:span text:style-name="CharStyle4"><text:tab/>Wisdom has built her man­sion,</text:span></text:p>
        <text:p text:style-name="P213"><text:span text:style-name="CharStyle12">and set up her seven pillars; 2 her beasts are slain, her wines are blended, her table is prepared;</text:span></text:p>
        <text:list xml:id="list5365158342732367702" text:style-name="L23">
          <text:list-item>
            <text:p text:style-name="P440"><text:span text:style-name="CharStyle12"><text:tab/>she has sent her maidens out to cry,</text:span></text:p>
          </text:list-item>
        </text:list>
        <text:p text:style-name="P59"><text:span text:style-name="CharStyle12">on the thoroughfares of the city,</text:span></text:p>
        <text:list xml:id="list182345437002914" text:continue-numbering="true" text:style-name="L23">
          <text:list-item>
            <text:p text:style-name="P441"><text:span text:style-name="CharStyle12"><text:tab/>“Let all who are heedless turn in here!”</text:span></text:p>
          </text:list-item>
        </text:list>
        <text:p text:style-name="P112"><text:span text:style-name="CharStyle12">She calls to him who is devoid of</text:span></text:p>
        <text:p text:style-name="P206"><text:span text:style-name="CharStyle12">sense,</text:span></text:p>
        <text:list xml:id="list182344732754646" text:continue-numbering="true" text:style-name="L23">
          <text:list-item>
            <text:p text:style-name="P327"><text:span text:style-name="CharStyle12"><text:tab/>“Come, eat my bread,</text:span></text:p>
          </text:list-item>
        </text:list>
        <text:p text:style-name="P59"><text:span text:style-name="CharStyle12">drink wines that I have blended;</text:span></text:p>
        <text:list xml:id="list182345272148853" text:continue-numbering="true" text:style-name="L23">
          <text:list-item>
            <text:p text:style-name="P437"><text:span text:style-name="CharStyle12"><text:tab/>leave your foolish ways and live, follow the ways of thoughtful sense.”</text:span></text:p>
          </text:list-item>
        </text:list>
        <text:list xml:id="list5879366209422820954" text:style-name="L24">
          <text:list-item>
            <text:p text:style-name="P301"><text:span text:style-name="CharStyle12"><text:tab/>Folly is loud and alluring,</text:span></text:p>
          </text:list-item>
        </text:list>
        <text:p text:style-name="P214"><text:span text:style-name="CharStyle12">she knows no sense of shame, 14 but sits at the door of her mansion,</text:span></text:p>
        <text:p text:style-name="P61"><text:span text:style-name="CharStyle12">on the thoroughfares of the city,</text:span></text:p>
        <text:list xml:id="list1068688817648952158" text:style-name="L25">
          <text:list-item>
            <text:p text:style-name="P467"><text:span text:style-name="CharStyle12"><text:tab/>and calls to passers-by as they go on their way,</text:span></text:p>
          </text:list-item>
          <text:list-item>
            <text:p text:style-name="P452"><text:span text:style-name="CharStyle12"><text:tab/>“Let all who are heedless turn in here!”</text:span></text:p>
          </text:list-item>
        </text:list>
        <text:p text:style-name="P113"><text:span text:style-name="CharStyle12">She calls to him who is devoid of sense,</text:span></text:p>
        <text:list xml:id="list182344217036015" text:continue-numbering="true" text:style-name="L25">
          <text:list-item>
            <text:p text:style-name="P459"><text:span text:style-name="CharStyle12"><text:tab/>“Sweet are stolen waters, bread in secret is delicious!”</text:span></text:p>
          </text:list-item>
          <text:list-item>
            <text:p text:style-name="P435"><text:soft-page-break/><text:span text:style-name="CharStyle12"><text:tab/>Little he knows that dead men are within, the guests of Death!</text:span></text:p>
          </text:list-item>
        </text:list>
        <text:list xml:id="list182300603076810" text:style-name="L23">
          <text:list-item>
            <text:p text:style-name="P453"><text:span text:style-name="CharStyle13"><text:tab/></text:span><text:span text:style-name="CharStyle12">He who corrects a scoffer only gets insulted,</text:span></text:p>
          </text:list-item>
        </text:list>
        <text:p text:style-name="P61"><text:span text:style-name="CharStyle12">he who reproves a rascal is reviled for it.</text:span></text:p>
        <text:list xml:id="list182346263490180" text:continue-numbering="true" text:style-name="L23">
          <text:list-item>
            <text:p text:style-name="P454"><text:span text:style-name="CharStyle13"><text:tab/></text:span><text:span text:style-name="CharStyle12">Reprove not a scoffer, or he may hate you:</text:span></text:p>
          </text:list-item>
        </text:list>
        <text:p text:style-name="P61"><text:span text:style-name="CharStyle12">reprove a man of sense, and he will love you.</text:span></text:p>
        <text:p text:style-name="P51"><text:span text:style-name="CharStyle12">Instruct a man of sense, and he 9 will gain more sense; teach a good man, and he will learn the more.</text:span></text:p>
        <text:p text:style-name="P13"><text:span text:style-name="CharStyle12">The first thing in knowledge is 10 reverence for the Eternal, to know the Deity is what knowledge means; this will multiply your days n and increase the years of your life.</text:span></text:p>
        <text:p text:style-name="P13"><text:span text:style-name="CharStyle12">If you are wise, your wisdom 12 avails for yourself; if you are a scoffer, you—you</text:span></text:p>
        <text:p text:style-name="P252"><text:span text:style-name="CharStyle12">have to suffer for it.</text:span></text:p>
        <text:p text:style-name="P230"><text:span text:style-name="CharStyle12"># * *</text:span></text:p>
        <text:p text:style-name="P226"><text:span text:style-name="CharStyle12">Maxims of Solomon. </text:span><text:span text:style-name="CharStyle23">1 A</text:span></text:p>
        <text:p text:style-name="P78"><text:span text:style-name="CharStyle12">A sensible son is a joy to A" his father,</text:span></text:p>
        <text:p text:style-name="P116"><text:span text:style-name="CharStyle12">but a senseless son is a grief to his mother.</text:span></text:p>
        <text:p text:style-name="P78"><text:span text:style-name="CharStyle12">Ill-gotten gains are never a 2 profit:</text:span></text:p>
        <text:p text:style-name="P116"><text:span text:style-name="CharStyle12">’tis honesty that ensures life for man.</text:span></text:p>
        <text:p text:style-name="P78"><text:span text:style-name="CharStyle12">The Eternal never stints an hon- 3 est man:</text:span></text:p>
        <text:p text:style-name="P117"><text:span text:style-name="CharStyle12">he thwarts the craving of dis­honest men.</text:span></text:p>
        <text:p text:style-name="P29"><text:span text:style-name="CharStyle12">A slack hand makes men poor: 4 a busy hand makes men rich. He who reaps in summer is a </text:span><text:span text:style-name="CharStyle13">5 </text:span><text:span text:style-name="CharStyle12">man of sense:</text:span></text:p>
        <text:p text:style-name="P229"><text:span text:style-name="CharStyle12">he who sleeps through har-<text:line-break/>vest does a shameful thing.</text:span></text:p>
        <text:p text:style-name="P76"><text:span text:style-name="CharStyle12">God’s blessing is upon the good </text:span><text:span text:style-name="CharStyle13">6 </text:span><text:span text:style-name="CharStyle12">man’s head,</text:span></text:p>
        <text:p text:style-name="P115"><text:span text:style-name="CharStyle12">but the bad man’s face shall be darkened with disaster.</text:span></text:p>
        <text:p text:style-name="P76"><text:span text:style-name="CharStyle12">The memory of the upright is </text:span><text:span text:style-name="CharStyle13">7 </text:span><text:span text:style-name="CharStyle12">blessed,</text:span></text:p>
        <text:p text:style-name="P115"><text:span text:style-name="CharStyle12">but cursed shall be the name of wicked men.</text:span></text:p>
        <text:p text:style-name="P76"><text:span text:style-name="CharStyle12">A man of sense defers to au- </text:span><text:span text:style-name="CharStyle13">8 </text:span><text:span text:style-name="CharStyle12">thority:</text:span></text:p>
        <text:p text:style-name="P225"><text:span text:style-name="CharStyle12">a silly chatterer comes to grief.</text:span></text:p>
        <text:p text:style-name="P76"><text:span text:style-name="CharStyle12">The upright life is safe and sure, </text:span><text:span text:style-name="CharStyle13">9</text:span></text:p>
      </text:section>
      <text:section text:style-name="Sect2" text:name="Section4">
        <text:p text:style-name="P468"><text:span text:style-name="CharStyle12">but crooked courses shall fare badly.</text:span></text:p>
        <text:list xml:id="list6887490238884604849" text:style-name="L26">
          <text:list-item>
            <text:p text:style-name="P351"><text:span text:style-name="CharStyle12"><text:tab/>He makes trouble who winks</text:span></text:p>
          </text:list-item>
        </text:list>
        <text:p text:style-name="P125"><text:span text:style-name="CharStyle12">maliciously:</text:span></text:p>
        <text:p text:style-name="P59"><text:span text:style-name="CharStyle12">a frank rebuke will make for peace.</text:span></text:p>
        <text:list xml:id="list182344793860164" text:continue-numbering="true" text:style-name="L26">
          <text:list-item>
            <text:p text:style-name="P351"><text:span text:style-name="CharStyle12"><text:tab/>The talk of good men is a life-</text:span></text:p>
          </text:list-item>
        </text:list>
        <text:p text:style-name="P125"><text:span text:style-name="CharStyle12">giving fountain: the talk of bad men overflows with harm.</text:span></text:p>
        <text:p text:style-name="P18"><text:span text:style-name="CharStyle12">la Hatred stirs up strife:</text:span></text:p>
        <text:p text:style-name="P59"><text:span text:style-name="CharStyle12">love draws a veil over all wrongdoing.</text:span></text:p>
        <text:list xml:id="list5492820575816617693" text:style-name="L27">
          <text:list-item>
            <text:p text:style-name="P363"><text:span text:style-name="CharStyle12"><text:tab/>Good sense is on the lips of the</text:span></text:p>
          </text:list-item>
        </text:list>
        <text:p text:style-name="P125"><text:span text:style-name="CharStyle12">intelligent,</text:span></text:p>
        <text:p text:style-name="P59"><text:span text:style-name="CharStyle12">but folly lies in the talk of senseless men.</text:span></text:p>
        <text:list xml:id="list182345823332126" text:continue-numbering="true" text:style-name="L27">
          <text:list-item>
            <text:p text:style-name="P366"><text:span text:style-name="CharStyle12"><text:tab/>Sensible men are reticent,</text:span></text:p>
          </text:list-item>
        </text:list>
        <text:p text:style-name="P59"><text:span text:style-name="CharStyle12">but a fool’s babbling will bring trouble down.</text:span></text:p>
        <text:list xml:id="list182344522753137" text:continue-numbering="true" text:style-name="L27">
          <text:list-item>
            <text:p text:style-name="P366"><text:span text:style-name="CharStyle12"><text:tab/>A rich man’s wealth is his pro­</text:span></text:p>
          </text:list-item>
        </text:list>
        <text:p text:style-name="P125"><text:span text:style-name="CharStyle12">tection,</text:span></text:p>
        <text:p text:style-name="P59"><text:span text:style-name="CharStyle12">but poverty is the ruin of the poor.</text:span></text:p>
        <text:list xml:id="list182345523075669" text:continue-numbering="true" text:style-name="L27">
          <text:list-item>
            <text:p text:style-name="P366"><text:span text:style-name="CharStyle12"><text:tab/>A good man’s earnings lead to</text:span></text:p>
          </text:list-item>
        </text:list>
        <text:p text:style-name="P125"><text:span text:style-name="CharStyle12">prosperity:</text:span></text:p>
        <text:p text:style-name="P59"><text:span text:style-name="CharStyle12">a bad man’s gain is the un­doing of him.</text:span></text:p>
        <text:list xml:id="list182344739084318" text:continue-numbering="true" text:style-name="L27">
          <text:list-item>
            <text:p text:style-name="P366"><text:span text:style-name="CharStyle12"><text:tab/>He who accepts advice is safe:</text:span></text:p>
          </text:list-item>
        </text:list>
        <text:p text:style-name="P59"><text:span text:style-name="CharStyle12">he who will not be warned is in danger.</text:span></text:p>
        <text:list xml:id="list182345616367579" text:continue-numbering="true" text:style-name="L27">
          <text:list-item>
            <text:p text:style-name="P366"><text:span text:style-name="CharStyle12"><text:tab/>The good man will not vent his</text:span></text:p>
          </text:list-item>
        </text:list>
        <text:p text:style-name="P125"><text:span text:style-name="CharStyle12">hate;</text:span></text:p>
        <text:p text:style-name="P69"><text:span text:style-name="CharStyle12">and he is a fool who spreads a slander.</text:span></text:p>
        <text:list xml:id="list182345850776534" text:continue-numbering="true" text:style-name="L27">
          <text:list-item>
            <text:p text:style-name="P411"><text:span text:style-name="CharStyle12"><text:tab/>Where words abound, sin is not</text:span></text:p>
          </text:list-item>
        </text:list>
        <text:p text:style-name="P127"><text:span text:style-name="CharStyle12">wanting:</text:span></text:p>
        <text:p text:style-name="P60"><text:span text:style-name="CharStyle12">he who controls his tongue is a wise man.</text:span></text:p>
        <text:list xml:id="list182345098729279" text:continue-numbering="true" text:style-name="L27">
          <text:list-item>
            <text:p text:style-name="P413"><text:span text:style-name="CharStyle12"><text:tab/>Good men’s talk is like rare</text:span></text:p>
          </text:list-item>
        </text:list>
        <text:p text:style-name="P127"><text:span text:style-name="CharStyle12">silver:</text:span></text:p>
        <text:p text:style-name="P60"><text:span text:style-name="CharStyle12">a bad man’s views are little worth.</text:span></text:p>
        <text:list xml:id="list182345496778032" text:continue-numbering="true" text:style-name="L27">
          <text:list-item>
            <text:p text:style-name="P413"><text:span text:style-name="CharStyle12"><text:tab/>The words of good men will</text:span></text:p>
          </text:list-item>
        </text:list>
        <text:p text:style-name="P132"><text:span text:style-name="CharStyle12">make many wise, but a fool’s lack of sense is death to himself.</text:span></text:p>
        <text:list xml:id="list182344526885409" text:continue-numbering="true" text:style-name="L27">
          <text:list-item>
            <text:p text:style-name="P418"><text:span text:style-name="CharStyle12"><text:tab/>’Tis the Eternal’s blessing that</text:span></text:p>
          </text:list-item>
        </text:list>
        <text:p text:style-name="P126"><text:span text:style-name="CharStyle12">brings wealth,</text:span></text:p>
        <text:p text:style-name="P83"><text:span text:style-name="CharStyle12">and never does it bring trouble as well.</text:span></text:p>
        <text:p text:style-name="P164"><text:span text:style-name="CharStyle12">Wrongdoing is the fool’s de- 23 light,</text:span></text:p>
        <text:p text:style-name="P83"><text:span text:style-name="CharStyle12">but to a man of sense it is dis­gusting.</text:span></text:p>
        <text:p text:style-name="P164"><text:span text:style-name="CharStyle12">Whatever a bad man fears will 24 befall him,</text:span></text:p>
        <text:p text:style-name="P83"><text:span text:style-name="CharStyle12">but a good man’s repose will last for ever.</text:span></text:p>
        <text:p text:style-name="P13"><text:span text:style-name="CharStyle12">When the storm sweeps by, the 25 wicked are gone, but the just are rooted forever.</text:span></text:p>
        <text:p text:style-name="P164"><text:span text:style-name="CharStyle12">As vinegar to the teeth, as smoke 26 in the eyes,</text:span></text:p>
        <text:p text:style-name="P94"><text:span text:style-name="CharStyle12">so is a sluggard to those who give him a message.</text:span></text:p>
        <text:p text:style-name="P29"><text:span text:style-name="CharStyle12">Reverence for the Eternal is the 27 prolonging of life, but the years of evil men are shortened.</text:span></text:p>
        <text:p text:style-name="P162"><text:span text:style-name="CharStyle12">The hopes of good men end in 28 bliss:</text:span></text:p>
        <text:p text:style-name="P84"><text:span text:style-name="CharStyle12">bad men lose what they look for.</text:span></text:p>
        <text:p text:style-name="P162"><text:span text:style-name="CharStyle12">For the upright the Eternal is a 29 fortress,</text:span></text:p>
        <text:p text:style-name="P84"><text:span text:style-name="CharStyle12">but he is the ruin of evil-doers.</text:span></text:p>
        <text:p text:style-name="P165"><text:span text:style-name="CharStyle12">Good men will never be dis- 30 placed,</text:span></text:p>
        <text:p text:style-name="P95"><text:span text:style-name="CharStyle12">but the wicked have no foot­ing in the land.</text:span></text:p>
        <text:p text:style-name="P41"><text:span text:style-name="CharStyle12">The talk of good men puts forth 31 buds of wisdom, but men of false tongue shall be felled.</text:span></text:p>
        <text:p text:style-name="P51"><text:span text:style-name="CharStyle12">The speech of good men is a 32 breath of pleasure, but bad men talking breathe out malice.</text:span></text:p>
        <text:p text:style-name="P13"><text:span text:style-name="CharStyle12">A false balance is loath- "| 1 some to the Eternal, A but a proper weight is his de­light.</text:span></text:p>
        <text:p text:style-name="P162"><text:span text:style-name="CharStyle12">When pride comes, disgrace 2 comes too:</text:span></text:p>
        <text:p text:style-name="P84"><text:span text:style-name="CharStyle12">modest men show good sense.</text:span></text:p>
        <text:list xml:id="list1748141495652395340" text:style-name="L28">
          <text:list-item>
            <text:p text:style-name="P430"><text:span text:style-name="CharStyle12"><text:tab/>The upright are kept straight</text:span></text:p>
          </text:list-item>
        </text:list>
        <text:p text:style-name="P125"><text:soft-page-break/><text:span text:style-name="CharStyle12">by their own honesty: dishonest men are ruined by their vice.</text:span></text:p>
        <text:list xml:id="list182345452406380" text:continue-numbering="true" text:style-name="L28">
          <text:list-item>
            <text:p text:style-name="P368"><text:span text:style-name="CharStyle12"><text:tab/>On the day of God’s anger</text:span></text:p>
          </text:list-item>
        </text:list>
        <text:p text:style-name="P125"><text:span text:style-name="CharStyle12">wealth is of no avail: goodness alone saves man from death.</text:span></text:p>
        <text:list xml:id="list182345327755238" text:continue-numbering="true" text:style-name="L28">
          <text:list-item>
            <text:p text:style-name="P368"><text:span text:style-name="CharStyle12"><text:tab/>The path of a right-minded man</text:span></text:p>
          </text:list-item>
        </text:list>
        <text:p text:style-name="P207"><text:span text:style-name="CharStyle12">is cleared by his own good­ness,</text:span></text:p>
        <text:p text:style-name="P59"><text:span text:style-name="CharStyle12">but a bad man is overturned by his own badness.</text:span></text:p>
        <text:list xml:id="list182345513265830" text:continue-numbering="true" text:style-name="L28">
          <text:list-item>
            <text:p text:style-name="P368"><text:span text:style-name="CharStyle12"><text:tab/>Upright men are safe, through</text:span></text:p>
          </text:list-item>
        </text:list>
        <text:p text:style-name="P125"><text:span text:style-name="CharStyle12">their honesty,</text:span></text:p>
        <text:p text:style-name="P59"><text:span text:style-name="CharStyle12">but crafty men are caught by their own schemes.</text:span></text:p>
        <text:list xml:id="list182345848317810" text:continue-numbering="true" text:style-name="L28">
          <text:list-item>
            <text:p text:style-name="P368"><text:span text:style-name="CharStyle12"><text:tab/>When a good man dies, his hope</text:span></text:p>
          </text:list-item>
        </text:list>
        <text:p text:style-name="P125"><text:span text:style-name="CharStyle12">is never lost:</text:span></text:p>
        <text:p text:style-name="P59"><text:span text:style-name="CharStyle12">the bad man’s vaunted hope is lost.</text:span></text:p>
        <text:list xml:id="list182345154857038" text:continue-numbering="true" text:style-name="L28">
          <text:list-item>
            <text:p text:style-name="P368"><text:span text:style-name="CharStyle12"><text:tab/>The good man is brought safe</text:span></text:p>
          </text:list-item>
        </text:list>
        <text:p text:style-name="P125"><text:span text:style-name="CharStyle12">out of adversity: the bad man takes his place!</text:span></text:p>
        <text:list xml:id="list182344672077904" text:continue-numbering="true" text:style-name="L28">
          <text:list-item>
            <text:p text:style-name="P368"><text:span text:style-name="CharStyle12"><text:tab/>A godless man would ruin his</text:span></text:p>
          </text:list-item>
        </text:list>
        <text:p text:style-name="P136"><text:span text:style-name="CharStyle12">neighbour with slander, but the good man is cautious and escapes.</text:span></text:p>
        <text:list xml:id="list182345722656069" text:continue-numbering="true" text:style-name="L28">
          <text:list-item>
            <text:p text:style-name="P302"><text:span text:style-name="CharStyle12"><text:tab/>When good men prosper, the</text:span></text:p>
          </text:list-item>
        </text:list>
        <text:p text:style-name="P124"><text:span text:style-name="CharStyle12">city rejoices:</text:span></text:p>
        <text:p text:style-name="P61"><text:span text:style-name="CharStyle12">when bad men perish, there are shouts of joy.</text:span></text:p>
        <text:list xml:id="list182345300699906" text:continue-numbering="true" text:style-name="L28">
          <text:list-item>
            <text:p text:style-name="P302"><text:span text:style-name="CharStyle12"><text:tab/>A city is exalted by the success</text:span></text:p>
          </text:list-item>
        </text:list>
        <text:p text:style-name="P124"><text:span text:style-name="CharStyle12">of the upright,</text:span></text:p>
        <text:p text:style-name="P65"><text:span text:style-name="CharStyle12">and overthrown by the policy of knaves.</text:span></text:p>
        <text:list xml:id="list182345205545400" text:continue-numbering="true" text:style-name="L28">
          <text:list-item>
            <text:p text:style-name="P302"><text:span text:style-name="CharStyle12"><text:tab/>A man who mocks at his neigh­</text:span></text:p>
          </text:list-item>
        </text:list>
        <text:p text:style-name="P124"><text:soft-page-break/><text:span text:style-name="CharStyle12">bour has no sense: the prudent man will hold his tongue.</text:span></text:p>
        <text:list xml:id="list182344975641960" text:continue-numbering="true" text:style-name="L28">
          <text:list-item>
            <text:p text:style-name="P302"><text:span text:style-name="CharStyle12"><text:tab/>A gossiping fellow will betray</text:span></text:p>
          </text:list-item>
        </text:list>
        <text:p text:style-name="P124"><text:span text:style-name="CharStyle12">secrets,</text:span></text:p>
        <text:p text:style-name="P61"><text:span text:style-name="CharStyle12">but a trustworthy man will keep a confidence.</text:span></text:p>
        <text:list xml:id="list182346092027859" text:continue-numbering="true" text:style-name="L28">
          <text:list-item>
            <text:p text:style-name="P302"><text:span text:style-name="CharStyle12"><text:tab/>For lack of statesmanship, a na­</text:span></text:p>
          </text:list-item>
        </text:list>
        <text:p text:style-name="P124"><text:span text:style-name="CharStyle12">tion sinks:</text:span></text:p>
        <text:p text:style-name="P61"><text:span text:style-name="CharStyle12">the saving of it is a wealth of counsellors.</text:span></text:p>
        <text:p text:style-name="P171"><text:span text:style-name="CharStyle12">He who goes bail for someone 15 else will suffer:</text:span></text:p>
        <text:p text:style-name="P233"><text:span text:style-name="CharStyle12">he who loathes being a surety is in a sure position.</text:span></text:p>
        <text:p text:style-name="P171"><text:span text:style-name="CharStyle12">A charming woman wins re- 16 spect</text:span></text:p>
        <text:p text:style-name="P233"><text:span text:style-name="CharStyle12">high-handed men win only wealth.</text:span></text:p>
        <text:p text:style-name="P228"><text:span text:style-name="CharStyle15">A kind man helps his own life: 17<text:line-break/>a cruel man harms himself.</text:span></text:p>
        <text:p text:style-name="P171"><text:span text:style-name="CharStyle12">It is not real, what a bad man 18 gains;</text:span></text:p>
        <text:p text:style-name="P233"><text:span text:style-name="CharStyle12">but goodness yields a lasting profit.</text:span></text:p>
        <text:p text:style-name="P13"><text:span text:style-name="CharStyle12">It makes for life, to set one’s 19 heart on goodness: the fatal thing is to be bent on evil.</text:span></text:p>
        <text:p text:style-name="P171"><text:span text:style-name="CharStyle12">Evil-minded men are loathsome 20 to the Eternal,</text:span></text:p>
        <text:p text:style-name="P237"><text:span text:style-name="CharStyle15">but a blameless life is his de­light.</text:span></text:p>
        <text:p text:style-name="P171"><text:span text:style-name="CharStyle12">Be sure of this: bad men never 21 go unpunished,</text:span></text:p>
        <text:p text:style-name="P233"><text:span text:style-name="CharStyle12">but all is well with the good.</text:span></text:p>
        <text:p text:style-name="P171"><text:span text:style-name="CharStyle12">A golden ring in the snout of a 22 sow,</text:span></text:p>
        <text:p text:style-name="P233"><text:span text:style-name="CharStyle12">and a pretty woman without sense!</text:span></text:p>
        <text:p text:style-name="P171"><text:span text:style-name="CharStyle12">What good men desire ends in 23 their favour:</text:span></text:p>
        <text:p text:style-name="P238"><text:span text:style-name="CharStyle12">a bad man’s hope ends in the wrath of God.</text:span></text:p>
        <text:p text:style-name="P13"><text:span text:style-name="CharStyle12">One gives away, and still he 24 grows the richer: another keeps what he should give, and is the poorer.</text:span></text:p>
        <text:p text:style-name="P13"><text:soft-page-break/><text:span text:style-name="CharStyle12">A liberal soul will be enriched, 25 and he who waters will him­self be watered.</text:span></text:p>
        <text:p text:style-name="P177"><text:span text:style-name="CharStyle12">He who holds corn up, the peo- 26 pie curse him:</text:span></text:p>
        <text:p text:style-name="P241"><text:span text:style-name="CharStyle12">they bless the man who sells it.</text:span></text:p>
        <text:p text:style-name="P13"><text:span text:style-name="CharStyle12">He whose aims are good wins 27 the goodwill of God: he whose aims are evil, evil shall befall him.</text:span></text:p>
        <text:p text:style-name="P178"><text:span text:style-name="CharStyle12">He who relies on his wealth shall 28 wither,</text:span></text:p>
        <text:p text:style-name="P64"><draw:frame draw:style-name="fr5" draw:name="32" text:anchor-type="paragraph" svg:x="2.1098in" svg:y="2.1201in" svg:width="0.2598in" svg:height="0.0161in" draw:z-index="48"><draw:image xlink:href="Pictures/10000000000000270000001BDD15B605.jpg" xlink:type="simple" xlink:show="embed" xlink:actuate="onLoad"/><draw:contour-polygon svg:width="0.2598in" svg:height="0.1764in" svg:viewBox="0 0 660 448" draw:points="0,0 660,0 660,448 0,448" draw:recreate-on-edit="true"/></draw:frame><text:span text:style-name="CharStyle12">but a good man blooms like a green leaf.</text:span></text:p>
        <text:list xml:id="list1140062774516320670" text:style-name="L29">
          <text:list-item>
            <text:p text:style-name="P341"><text:span text:style-name="CharStyle12"><text:tab/>He who stints his household ends</text:span></text:p>
          </text:list-item>
        </text:list>
        <text:p text:style-name="P125"><text:span text:style-name="CharStyle12">with empty hands— a fool like that becomes a wise man’s slave.</text:span></text:p>
        <text:list xml:id="list182344968605113" text:continue-numbering="true" text:style-name="L29">
          <text:list-item>
            <text:p text:style-name="P341"><text:span text:style-name="CharStyle12"><text:tab/>Life thrives like a tree on gen­</text:span></text:p>
          </text:list-item>
        </text:list>
        <text:p text:style-name="P125"><text:span text:style-name="CharStyle12">erosity,</text:span></text:p>
        <text:p text:style-name="P64"><text:span text:style-name="CharStyle12">but grasping greed is death to men.</text:span></text:p>
        <text:list xml:id="list182345540408654" text:continue-numbering="true" text:style-name="L29">
          <text:list-item>
            <text:p text:style-name="P341"><text:span text:style-name="CharStyle12"><text:tab/>If good men are punished on the</text:span></text:p>
          </text:list-item>
        </text:list>
        <text:p text:style-name="P125"><text:span text:style-name="CharStyle12">earth,</text:span></text:p>
        <text:p text:style-name="P59"><text:span text:style-name="CharStyle12">how much more the sinful and the evil!</text:span></text:p>
        <text:p text:style-name="P13"><text:span text:style-name="CharStyle12">He who cares to know cares to be set right, but he who hates to be admon­ished is a stupid creature.</text:span></text:p>
        <text:list xml:id="list4928303932303146152" text:style-name="L30">
          <text:list-item>
            <text:p text:style-name="P369"><text:span text:style-name="CharStyle12"><text:tab/>A good-natured man has the</text:span></text:p>
          </text:list-item>
        </text:list>
        <text:p text:style-name="P125"><text:span text:style-name="CharStyle12">goodwill of the Eternal, but He passes sentence on malicious men.</text:span></text:p>
        <text:list xml:id="list182345926053674" text:continue-numbering="true" text:style-name="L30">
          <text:list-item>
            <text:p text:style-name="P369"><text:span text:style-name="CharStyle12"><text:tab/>No man can hold his own by</text:span></text:p>
          </text:list-item>
        </text:list>
        <text:p text:style-name="P125"><text:span text:style-name="CharStyle12">doing wrong,</text:span></text:p>
        <text:p text:style-name="P59"><text:span text:style-name="CharStyle12">but never shall the good man be uprooted.</text:span></text:p>
        <text:list xml:id="list182345173459326" text:continue-numbering="true" text:style-name="L30">
          <text:list-item>
            <text:p text:style-name="P369"><text:span text:style-name="CharStyle12"><text:tab/>A good wife is an honour to her</text:span></text:p>
          </text:list-item>
        </text:list>
        <text:p text:style-name="P125"><text:span text:style-name="CharStyle12">husband:</text:span></text:p>
        <text:p text:style-name="P59"><text:span text:style-name="CharStyle12">a shameless wife rots all his strength away.</text:span></text:p>
        <text:list xml:id="list182344406798201" text:continue-numbering="true" text:style-name="L30">
          <text:list-item>
            <text:p text:style-name="P369"><text:span text:style-name="CharStyle12"><text:tab/>The aims of a good man are</text:span></text:p>
          </text:list-item>
        </text:list>
        <text:p text:style-name="P125"><text:span text:style-name="CharStyle12">honourable:</text:span></text:p>
        <text:p text:style-name="P59"><text:span text:style-name="CharStyle12">the plans of a bad man are underhand.</text:span></text:p>
        <text:list xml:id="list182345802112204" text:continue-numbering="true" text:style-name="L30">
          <text:list-item>
            <text:p text:style-name="P369"><text:span text:style-name="CharStyle12"><text:tab/>Knaves speak of secret blood­</text:span></text:p>
          </text:list-item>
        </text:list>
        <text:p text:style-name="P125"><text:span text:style-name="CharStyle12">shed,</text:span></text:p>
        <text:p text:style-name="P59"><text:span text:style-name="CharStyle12">but men are helped by plans of honest men.</text:span></text:p>
        <text:list xml:id="list182344513269323" text:continue-numbering="true" text:style-name="L30">
          <text:list-item>
            <text:p text:style-name="P369"><text:soft-page-break/><text:span text:style-name="CharStyle12"><text:tab/>When bad men are thrown down,</text:span></text:p>
          </text:list-item>
        </text:list>
        <text:p text:style-name="P125"><text:span text:style-name="CharStyle12">they disappear: a good man’s house stands firm.</text:span></text:p>
        <text:list xml:id="list182344375439858" text:continue-numbering="true" text:style-name="L30">
          <text:list-item>
            <text:p text:style-name="P369"><text:span text:style-name="CharStyle12"><text:tab/>A man is praised as he shows in­</text:span></text:p>
          </text:list-item>
        </text:list>
        <text:p text:style-name="P125"><text:span text:style-name="CharStyle12">sight:</text:span></text:p>
        <text:p text:style-name="P59"><text:span text:style-name="CharStyle12">a brainless creature is despised.</text:span></text:p>
        <text:list xml:id="list182344740112906" text:continue-numbering="true" text:style-name="L30">
          <text:list-item>
            <text:p text:style-name="P369"><text:span text:style-name="CharStyle12"><text:tab/>Better a man of low rank, with</text:span></text:p>
          </text:list-item>
        </text:list>
        <text:p text:style-name="P125"><text:span text:style-name="CharStyle12">a servant,</text:span></text:p>
        <text:p text:style-name="P63"><text:span text:style-name="CharStyle12">than one who makes a show and has to do his own work.</text:span></text:p>
        <text:p text:style-name="P164"><text:span text:style-name="CharStyle12">A good man cares even for his 10 beast,</text:span></text:p>
        <text:p text:style-name="P83"><text:span text:style-name="CharStyle12">but the bad man has a cruel heart.</text:span></text:p>
        <text:p text:style-name="P13"><text:span text:style-name="CharStyle12">The man who works his farm n has plenty of food; a man of useless interests has no sense.</text:span></text:p>
        <text:p text:style-name="P51"><text:span text:style-name="CharStyle12">Vice proves a net for vicious men, 12 but a good man’s root remains untouched.</text:span></text:p>
        <text:p text:style-name="P164"><text:span text:style-name="CharStyle12">By sins of the lips bad men get 13 into trouble:</text:span></text:p>
        <text:p text:style-name="P83"><text:span text:style-name="CharStyle12">good men get out of trouble.</text:span></text:p>
        <text:p text:style-name="P168"><text:span text:style-name="CharStyle15">A man reaps the result of all his 14 words,</text:span></text:p>
        <text:p text:style-name="P96"><text:span text:style-name="CharStyle12">and he must answer for his deeds.</text:span></text:p>
        <text:p text:style-name="P164"><text:span text:style-name="CharStyle12">A fool is sure that his own way 15 is right:</text:span></text:p>
        <text:p text:style-name="P83"><text:span text:style-name="CharStyle12">sensible men will listen to ad­vice.</text:span></text:p>
        <text:p text:style-name="P164"><text:span text:style-name="CharStyle12">A fool shows instantly that he is 16 angry:</text:span></text:p>
        <text:p text:style-name="P96"><text:span text:style-name="CharStyle12">a prudent man ignores an in­sult.</text:span></text:p>
        <text:p text:style-name="P13"><text:span text:style-name="CharStyle12">A man who gives true evidence 17 furthers justice: dishonest witnesses further in­justice.</text:span></text:p>
        <text:p text:style-name="P164"><text:span text:style-name="CharStyle12">A reckless tongue wounds like a 18 sword,</text:span></text:p>
        <text:p text:style-name="P83"><text:span text:style-name="CharStyle12">but there is healing power in thoughtful words.</text:span></text:p>
        <text:p text:style-name="P27"><text:span text:style-name="CharStyle12">Truth told endures:<text:tab/>19</text:span></text:p>
        <text:p text:style-name="P83"><text:soft-page-break/><text:span text:style-name="CharStyle12">a lie lasts only for a little while.</text:span></text:p>
        <text:p text:style-name="P164"><text:span text:style-name="CharStyle12">Fraud is the aim of evil-minded 20 men,</text:span></text:p>
        <text:p text:style-name="P83"><text:span text:style-name="CharStyle12">but those who plan the good of others prosper.</text:span></text:p>
        <text:p text:style-name="P164"><text:span text:style-name="CharStyle12">Injustice is no pleasure to the 21 good,</text:span></text:p>
        <text:p text:style-name="P83"><text:span text:style-name="CharStyle12">but evil men are full of all in­justice.</text:span></text:p>
        <text:p text:style-name="P164"><text:span text:style-name="CharStyle12">Liars are loathsome to the Eter- 22 nal,</text:span></text:p>
        <text:p text:style-name="P91"><text:span text:style-name="CharStyle12">but the sincere are a delight to him.</text:span></text:p>
        <text:list xml:id="list182302596851941" text:style-name="L27">
          <text:list-item>
            <text:p text:style-name="P318"><draw:frame draw:style-name="fr6" draw:name="33" text:anchor-type="paragraph" svg:x="2.1071in" svg:y="2.8965in" svg:width="0.2535in" svg:height="0.0161in" draw:z-index="49"><draw:image xlink:href="Pictures/10000000000000260000001BF44F1E14.jpg" xlink:type="simple" xlink:show="embed" xlink:actuate="onLoad"/><draw:contour-polygon svg:width="0.2528in" svg:height="0.1799in" svg:viewBox="0 0 642 457" draw:points="0,0 642,0 642,457 0,457" draw:recreate-on-edit="true"/></draw:frame><text:span text:style-name="CharStyle12"><text:tab/>No cautious man blurts out all</text:span></text:p>
          </text:list-item>
        </text:list>
        <text:p text:style-name="P125"><text:span text:style-name="CharStyle12">that he knows,</text:span></text:p>
        <text:p text:style-name="P59"><text:span text:style-name="CharStyle12">but a fool comes out with his folly.</text:span></text:p>
        <text:list xml:id="list182344708511498" text:continue-numbering="true" text:style-name="L27">
          <text:list-item>
            <text:p text:style-name="P360"><text:span text:style-name="CharStyle12"><text:tab/>The diligent will get the upper</text:span></text:p>
          </text:list-item>
        </text:list>
        <text:p text:style-name="P125"><text:span text:style-name="CharStyle12">hand,</text:span></text:p>
        <text:p text:style-name="P59"><text:span text:style-name="CharStyle12">but slothful men will end as serfs.</text:span></text:p>
        <text:list xml:id="list182345593709393" text:continue-numbering="true" text:style-name="L27">
          <text:list-item>
            <text:p text:style-name="P360"><text:span text:style-name="CharStyle12"><text:tab/>Worry weighs a man down:</text:span></text:p>
          </text:list-item>
        </text:list>
        <text:p text:style-name="P59"><text:span text:style-name="CharStyle12">a kind word cheers him up.</text:span></text:p>
        <text:list xml:id="list182344234172899" text:continue-numbering="true" text:style-name="L27">
          <text:list-item>
            <text:p text:style-name="P360"><text:span text:style-name="CharStyle12"><text:tab/>The good man gives a lead to his</text:span></text:p>
          </text:list-item>
        </text:list>
        <text:p text:style-name="P125"><text:span text:style-name="CharStyle12">neighbour,</text:span></text:p>
        <text:p text:style-name="P59"><text:span text:style-name="CharStyle12">a bad man’s life will lead him­self astray.</text:span></text:p>
        <text:list xml:id="list182346171217594" text:continue-numbering="true" text:style-name="L27">
          <text:list-item>
            <text:p text:style-name="P360"><text:span text:style-name="CharStyle12"><text:tab/>The lazy man will not hunt game</text:span></text:p>
          </text:list-item>
        </text:list>
        <text:p text:style-name="P125"><text:span text:style-name="CharStyle12">for himself:</text:span></text:p>
        <text:p text:style-name="P59"><text:span text:style-name="CharStyle12">a diligent man is a rare treas­ure.</text:span></text:p>
        <text:list xml:id="list182346047391804" text:continue-numbering="true" text:style-name="L27">
          <text:list-item>
            <text:p text:style-name="P370"><text:span text:style-name="CharStyle12"><text:tab/>To live aright is the way to live</text:span></text:p>
          </text:list-item>
        </text:list>
        <text:p text:style-name="P125"><text:span text:style-name="CharStyle12">for long:</text:span></text:p>
        <text:p text:style-name="P59"><text:span text:style-name="CharStyle12">wrongdoing is the road to death.</text:span></text:p>
        <text:p text:style-name="P13"><text:span text:style-name="CharStyle12">A sensible son heeds what his father tells him, but a scoffer will not listen to rebuke.</text:span></text:p>
        <text:list xml:id="list249772545720678962" text:style-name="L31">
          <text:list-item>
            <text:p text:style-name="P333"><text:span text:style-name="CharStyle12"><text:tab/>A good man reaps the fruit of</text:span></text:p>
          </text:list-item>
        </text:list>
        <text:p text:style-name="P125"><text:span text:style-name="CharStyle12">his goodness,</text:span></text:p>
        <text:p text:style-name="P59"><text:span text:style-name="CharStyle12">but evil souls come to an un­timely end.</text:span></text:p>
        <text:list xml:id="list182345387205008" text:continue-numbering="true" text:style-name="L31">
          <text:list-item>
            <text:p text:style-name="P333"><text:span text:style-name="CharStyle12"><text:tab/>He guards his life who guards</text:span></text:p>
          </text:list-item>
        </text:list>
        <text:p text:style-name="P130"><text:span text:style-name="CharStyle25">His lips:</text:span></text:p>
        <text:p text:style-name="P59"><text:span text:style-name="CharStyle12">he who talks freely—it is ruin to him!</text:span></text:p>
        <text:list xml:id="list182345433881294" text:continue-numbering="true" text:style-name="L31">
          <text:list-item>
            <text:p text:style-name="P315"><text:soft-page-break/><text:span text:style-name="CharStyle12"><text:tab/>The lazy man has longings, but</text:span></text:p>
          </text:list-item>
        </text:list>
        <text:p text:style-name="P125"><text:span text:style-name="CharStyle12">gets nothing:</text:span></text:p>
        <text:p text:style-name="P59"><text:span text:style-name="CharStyle12">the diligent man is amply sup­plied.</text:span></text:p>
        <text:list xml:id="list182344332606196" text:continue-numbering="true" text:style-name="L31">
          <text:list-item>
            <text:p text:style-name="P315"><text:span text:style-name="CharStyle12"><text:tab/>A good man hates deception:</text:span></text:p>
          </text:list-item>
        </text:list>
        <text:p text:style-name="P59"><text:span text:style-name="CharStyle12">an evil life is odious and dis­graceful.</text:span></text:p>
        <text:list xml:id="list182346235078768" text:continue-numbering="true" text:style-name="L31">
          <text:list-item>
            <text:p text:style-name="P315"><text:span text:style-name="CharStyle12"><text:tab/>Goodness safeguards men of in­</text:span></text:p>
          </text:list-item>
        </text:list>
        <text:p text:style-name="P125"><text:span text:style-name="CharStyle12">tegrity,</text:span></text:p>
        <text:p text:style-name="P59"><text:span text:style-name="CharStyle12">but vice is the downfall of sin­ful men.</text:span></text:p>
        <text:list xml:id="list182346020179961" text:continue-numbering="true" text:style-name="L31">
          <text:list-item>
            <text:p text:style-name="P315"><text:span text:style-name="CharStyle12"><text:tab/>One man pretends to be rich,</text:span></text:p>
          </text:list-item>
        </text:list>
        <text:p text:style-name="P125"><text:span text:style-name="CharStyle12">though he has nothing: another pretends to be poor, though he has plenty.</text:span></text:p>
        <text:list xml:id="list182345326373060" text:continue-numbering="true" text:style-name="L31">
          <text:list-item>
            <text:p text:style-name="P315"><text:span text:style-name="CharStyle12"><text:tab/>A rich man may buy off his</text:span></text:p>
          </text:list-item>
        </text:list>
        <text:p text:style-name="P129"><text:span text:style-name="CharStyle12">life:</text:span></text:p>
        <text:p text:style-name="P83"><text:span text:style-name="CharStyle12">a poor man can ignore the robber’s threat.</text:span></text:p>
        <text:p text:style-name="P164"><text:span text:style-name="CharStyle12">The light of good men shines out </text:span><text:span text:style-name="CharStyle13">9 </text:span><text:span text:style-name="CharStyle12">bright:</text:span></text:p>
        <text:p text:style-name="P83"><text:span text:style-name="CharStyle12">the lamp of bad men will go out.</text:span></text:p>
        <text:p text:style-name="P13"><text:span text:style-name="CharStyle12">’Tis insolence that leads to strife, 10 but wise men give themselves no airs.</text:span></text:p>
        <text:p text:style-name="P164"><text:span text:style-name="CharStyle12">Wealth won in haste will dwin- n die,</text:span></text:p>
        <text:p text:style-name="P83"><text:span text:style-name="CharStyle12">but, gathered gradually it will grow.</text:span></text:p>
        <text:p text:style-name="P51"><text:span text:style-name="CharStyle12">Hope deferred is sickening 12 it is new life to have desire fulfilled.</text:span></text:p>
        <text:p text:style-name="P164"><text:span text:style-name="CharStyle12">He who despises God’s decree 13 shall perish:</text:span></text:p>
        <text:p text:style-name="P83"><text:span text:style-name="CharStyle12">to stand in awe of God’s com­mand is safety.</text:span></text:p>
        <text:p text:style-name="P51"><text:span text:style-name="CharStyle12">A sage’s teachingis a fount oflife, 14 it shows how to evade the nets of Death.</text:span></text:p>
        <text:p text:style-name="P27"><text:span text:style-name="CharStyle12">A man of tact is popular:<text:tab/>15</text:span></text:p>
        <text:p text:style-name="P83"><text:span text:style-name="CharStyle12">the way fools live stirs up dis­like.</text:span></text:p>
        <text:p text:style-name="P164"><text:soft-page-break/><text:span text:style-name="CharStyle12">A shrewd man never vaunts his 16 wisdom,</text:span></text:p>
        <text:p text:style-name="P83"><text:span text:style-name="CharStyle12">but fools display their folly.</text:span></text:p>
        <text:p text:style-name="P164"><text:span text:style-name="CharStyle12">A careless messenger is a calam- 17 ity:</text:span></text:p>
        <text:p text:style-name="P83"><text:span text:style-name="CharStyle12">with a reliable envoy, all is well.</text:span></text:p>
        <text:p text:style-name="P13"><text:span text:style-name="CharStyle12">Poverty and shame are his who 18 will not take advice, but he who takes a warning is respected.</text:span></text:p>
        <text:p text:style-name="P13"><text:span text:style-name="CharStyle12">It is delicious to obtain the 19 heart’s desire . . . but fools hate to give up evil- doing.</text:span></text:p>
        <text:p text:style-name="P164"><text:span text:style-name="CharStyle12">Mix with wise men, and you will 20 be wise,</text:span></text:p>
        <text:p text:style-name="P96"><text:span text:style-name="CharStyle12">but a companion of fools will come to grief.</text:span></text:p>
        <text:p text:style-name="P49"><text:span text:style-name="CharStyle12">Misfortune follows up the sinful, 21 but prosperity will overtake the pious.</text:span></text:p>
        <text:list xml:id="list6548982845830212366" text:style-name="L32">
          <text:list-item>
            <text:p text:style-name="P337"><draw:frame draw:style-name="fr7" draw:name="34" text:anchor-type="paragraph" svg:x="2.1098in" svg:y="2.1264in" svg:width="0.2665in" svg:height="0.0161in" draw:z-index="50"><draw:image xlink:href="Pictures/10000000000000280000001A54219FF9.jpg" xlink:type="simple" xlink:show="embed" xlink:actuate="onLoad"/><draw:contour-polygon svg:width="0.2665in" svg:height="0.1728in" svg:viewBox="0 0 677 439" draw:points="0,0 677,0 677,439 0,439" draw:recreate-on-edit="true"/></draw:frame><text:span text:style-name="CharStyle12"><text:tab/>A pious man leaves wealth to</text:span></text:p>
          </text:list-item>
        </text:list>
        <text:p text:style-name="P125"><text:span text:style-name="CharStyle12">his children’s children: the sinner lays up treasure— to enrich the good!</text:span></text:p>
        <text:list xml:id="list182346178224129" text:continue-numbering="true" text:style-name="L32">
          <text:list-item>
            <text:p text:style-name="P337"><text:span text:style-name="CharStyle12"><text:tab/>Good men enjoy their wealth for</text:span></text:p>
          </text:list-item>
        </text:list>
        <text:p text:style-name="P125"><text:span text:style-name="CharStyle12">many a year,</text:span></text:p>
        <text:p text:style-name="P64"><text:span text:style-name="CharStyle12">but bad men perish rapidly.</text:span></text:p>
        <text:list xml:id="list182345603313385" text:continue-numbering="true" text:style-name="L32">
          <text:list-item>
            <text:p text:style-name="P377"><text:span text:style-name="CharStyle12"><text:tab/>He hates his son who fails to ply</text:span></text:p>
          </text:list-item>
        </text:list>
        <text:p text:style-name="P125"><text:span text:style-name="CharStyle12">the rod:</text:span></text:p>
        <text:p text:style-name="P59"><text:span text:style-name="CharStyle12">the man who loves his son chastises him.</text:span></text:p>
        <text:list xml:id="list182344670845494" text:continue-numbering="true" text:style-name="L32">
          <text:list-item>
            <text:p text:style-name="P377"><text:span text:style-name="CharStyle12"><text:tab/>The good man has enough to</text:span></text:p>
          </text:list-item>
        </text:list>
        <text:p text:style-name="P125"><text:span text:style-name="CharStyle12">meet his needs: wicked men are in want of food.</text:span></text:p>
        <text:p text:style-name="P245"><text:span text:style-name="CharStyle12">Wisdom builds the house of life: frivolity pulls it down.</text:span></text:p>
        <text:list xml:id="list217798436259234554" text:style-name="L33">
          <text:list-item>
            <text:p text:style-name="P378"><text:span text:style-name="CharStyle12"><text:tab/>An honest life shows reverence</text:span></text:p>
          </text:list-item>
        </text:list>
        <text:p text:style-name="P125"><text:span text:style-name="CharStyle12">for the Eternal: a wayward life despises him.</text:span></text:p>
        <text:list xml:id="list182344731120748" text:continue-numbering="true" text:style-name="L33">
          <text:list-item>
            <text:p text:style-name="P378"><text:span text:style-name="CharStyle12"><text:tab/>A fool’s talk brings a rod across</text:span></text:p>
          </text:list-item>
        </text:list>
        <text:p text:style-name="P125"><text:span text:style-name="CharStyle12">his back,</text:span></text:p>
        <text:p text:style-name="P59"><text:span text:style-name="CharStyle12">but men of sense are safe with what they say.</text:span></text:p>
        <text:list xml:id="list182346134559095" text:continue-numbering="true" text:style-name="L33">
          <text:list-item>
            <text:p text:style-name="P378"><text:span text:style-name="CharStyle12"><text:tab/>No oxen, no com:</text:span></text:p>
          </text:list-item>
        </text:list>
        <text:p text:style-name="P59"><text:span text:style-name="CharStyle12">good crops come from work done by the ox.</text:span></text:p>
        <text:list xml:id="list182345723744754" text:continue-numbering="true" text:style-name="L33">
          <text:list-item>
            <text:p text:style-name="P378"><text:span text:style-name="CharStyle12"><text:tab/>An honest witness never tells a</text:span></text:p>
          </text:list-item>
        </text:list>
        <text:p text:style-name="P125"><text:span text:style-name="CharStyle12">falsehood,</text:span></text:p>
        <text:p text:style-name="P59"><text:span text:style-name="CharStyle12">but a dishonest witness utters lies.</text:span></text:p>
        <text:list xml:id="list182345408464006" text:continue-numbering="true" text:style-name="L33">
          <text:list-item>
            <text:p text:style-name="P378"><text:span text:style-name="CharStyle12"><text:tab/>The scoffer seeks in vain for</text:span></text:p>
          </text:list-item>
        </text:list>
        <text:p text:style-name="P125"><text:span text:style-name="CharStyle12">wisdom,</text:span></text:p>
        <text:p text:style-name="P59"><text:span text:style-name="CharStyle12">but knowledge is easy to a serious man.</text:span></text:p>
        <text:list xml:id="list182344602717017" text:continue-numbering="true" text:style-name="L33">
          <text:list-item>
            <text:p text:style-name="P378"><text:soft-page-break/><text:span text:style-name="CharStyle12"><text:tab/>Withdraw from an impatient</text:span></text:p>
          </text:list-item>
        </text:list>
        <text:p text:style-name="P125"><text:span text:style-name="CharStyle12">man;</text:span></text:p>
        <text:p text:style-name="P59"><text:span text:style-name="CharStyle12">you will not find a word of sense in him.</text:span></text:p>
        <text:list xml:id="list182345484828359" text:continue-numbering="true" text:style-name="L33">
          <text:list-item>
            <text:p text:style-name="P493"><text:span text:style-name="CharStyle27"><text:tab/>Shrewd men are wise in grasping</text:span></text:p>
          </text:list-item>
        </text:list>
        <text:p text:style-name="P125"><text:span text:style-name="CharStyle12">their affairs,</text:span></text:p>
        <text:p text:style-name="P59"><text:span text:style-name="CharStyle12">but the folly of a fool leads him astray.</text:span></text:p>
        <text:list xml:id="list182346421679798" text:continue-numbering="true" text:style-name="L33">
          <text:list-item>
            <text:p text:style-name="P378"><text:span text:style-name="CharStyle12"><text:tab/>Guilt harbours among fools,</text:span></text:p>
          </text:list-item>
        </text:list>
        <text:p text:style-name="P65"><text:span text:style-name="CharStyle12">God’s favour among upright men.</text:span></text:p>
        <text:list xml:id="list182345099387746" text:continue-numbering="true" text:style-name="L33">
          <text:list-item>
            <text:p text:style-name="P455"><text:span text:style-name="CharStyle12"><text:tab/>The heart knows its own bitter misery,</text:span></text:p>
          </text:list-item>
        </text:list>
        <text:p text:style-name="P83"><text:span text:style-name="CharStyle12">and no outsider shares its joy.</text:span></text:p>
        <text:p text:style-name="P164"><text:span text:style-name="CharStyle12">Even in laughter the heart may 13 be aching,</text:span></text:p>
        <text:p text:style-name="P96"><text:span text:style-name="CharStyle12">and joy may end in sorrow.</text:span></text:p>
        <text:p text:style-name="P164"><text:span text:style-name="CharStyle12">The house of the wicked shall be n destroyed,</text:span></text:p>
        <text:p text:style-name="P83"><text:span text:style-name="CharStyle12">but the dwelling of the up­right shall flourish.</text:span></text:p>
        <text:p text:style-name="P13"><text:span text:style-name="CharStyle12">What man thinks a right course, 12 may end upon the road to death.</text:span></text:p>
        <text:p text:style-name="P51"><text:span text:style-name="CharStyle12">He who goes wrong must take 14 the consequences: the good man reaps the har­vest of his deeds.</text:span></text:p>
        <text:p text:style-name="P164"><text:span text:style-name="CharStyle12">The simpleton believes what he 13 is told:</text:span></text:p>
        <text:p text:style-name="P83"><text:span text:style-name="CharStyle12">the shrewd man watches where he goes.</text:span></text:p>
        <text:p text:style-name="P164"><text:span text:style-name="CharStyle12">A man of sense is cautious and 16 shuns harm,</text:span></text:p>
        <text:p text:style-name="P96"><text:span text:style-name="CharStyle12">but a fool steps into it jauntily.</text:span></text:p>
        <text:p text:style-name="P164"><text:span text:style-name="CharStyle12">A man of quick temper will do 17 foolish things,</text:span></text:p>
        <text:p text:style-name="P83"><text:span text:style-name="CharStyle12">but a prudent man will be patient.</text:span></text:p>
        <text:p text:style-name="P13"><text:span text:style-name="CharStyle12">What simpletons acquire is folly: 18 shrewd men will pick up knowledge.</text:span></text:p>
        <text:p text:style-name="P164"><text:span text:style-name="CharStyle12">Bad men must bow before the 19 good,</text:span></text:p>
        <text:p text:style-name="P96"><text:soft-page-break/><text:span text:style-name="CharStyle12">and wicked men must suppli­cate the just.</text:span></text:p>
        <text:p text:style-name="P164"><text:span text:style-name="CharStyle12">The poor man is hateful even to 20 Ins neighbour,</text:span></text:p>
        <text:p text:style-name="P83"><text:span text:style-name="CharStyle12">but the rich has many a friend.</text:span></text:p>
        <text:p text:style-name="P164"><text:span text:style-name="CharStyle12">A man sins if he looks down on 21 his neighbour;</text:span></text:p>
        <text:p text:style-name="P94"><text:span text:style-name="CharStyle12">but if he pities the poor, blessed is he.</text:span></text:p>
        <text:p text:style-name="P162"><text:span text:style-name="CharStyle12">Do not evil-minded men fare 22 miserably?</text:span></text:p>
        <text:p text:style-name="P88"><text:span text:style-name="CharStyle12">Good-natured men find peo­ple kind and true.</text:span></text:p>
        <text:p text:style-name="P37"><text:span text:style-name="CharStyle12">In all labour there is profit:<text:tab/>23</text:span></text:p>
        <text:p text:style-name="P90"><text:span text:style-name="CharStyle12">mere talk only tends to penury.</text:span></text:p>
        <text:list xml:id="list182301800817876" text:style-name="L15">
          <text:list-item>
            <text:p text:style-name="P364"><draw:frame draw:style-name="fr8" draw:name="35" text:anchor-type="paragraph" svg:x="2.1098in" svg:y="6.3264in" svg:width="0.2598in" svg:height="0.0161in" draw:z-index="51"><draw:image xlink:href="Pictures/10000000000000270000001AE559BAB1.jpg" xlink:type="simple" xlink:show="embed" xlink:actuate="onLoad"/><draw:contour-polygon svg:width="0.2598in" svg:height="0.1728in" svg:viewBox="0 0 660 439" draw:points="0,0 660,0 660,439 0,439" draw:recreate-on-edit="true"/></draw:frame><text:span text:style-name="CharStyle12"><text:tab/>The crown of wise men is their</text:span></text:p>
          </text:list-item>
        </text:list>
        <text:p text:style-name="P43"><text:span text:style-name="CharStyle12">wisdom:</text:span></text:p>
        <text:p text:style-name="P59"><text:span text:style-name="CharStyle12">the coronet of fools is their own folly.</text:span></text:p>
        <text:list xml:id="list182346428811544" text:continue-numbering="true" text:style-name="L15">
          <text:list-item>
            <text:p text:style-name="P364"><text:span text:style-name="CharStyle12"><text:tab/>An honest witness will save life;</text:span></text:p>
          </text:list-item>
        </text:list>
        <text:p text:style-name="P64"><text:span text:style-name="CharStyle12">but one who tells a lie destroys life.</text:span></text:p>
        <text:list xml:id="list182345369777748" text:continue-numbering="true" text:style-name="L15">
          <text:list-item>
            <text:p text:style-name="P381"><text:span text:style-name="CharStyle12"><text:tab/>He who reverences the Eternal</text:span></text:p>
          </text:list-item>
        </text:list>
        <text:p text:style-name="P207"><text:span text:style-name="CharStyle12">has strong ground for con­fidence;</text:span></text:p>
        <text:p text:style-name="P43"><text:span text:style-name="CharStyle12">his very children win security.</text:span></text:p>
        <text:list xml:id="list182344899285538" text:continue-numbering="true" text:style-name="L15">
          <text:list-item>
            <text:p text:style-name="P381"><text:span text:style-name="CharStyle12"><text:tab/>Reverence for the Eternal is a</text:span></text:p>
          </text:list-item>
        </text:list>
        <text:p text:style-name="P43"><text:span text:style-name="CharStyle12">fount of life,</text:span></text:p>
        <text:p text:style-name="P64"><text:span text:style-name="CharStyle12">it shows how to evade the nets of Death.</text:span></text:p>
        <text:list xml:id="list182345241180238" text:continue-numbering="true" text:style-name="L15">
          <text:list-item>
            <text:p text:style-name="P367"><text:span text:style-name="CharStyle12"><text:tab/>When a nation swarms, it is the</text:span></text:p>
          </text:list-item>
        </text:list>
        <text:p text:style-name="P134"><text:span text:style-name="CharStyle12">monarch’s glory: when a nation is scanty, it is the king’s scathe.</text:span></text:p>
        <text:list xml:id="list182344543230334" text:continue-numbering="true" text:style-name="L15">
          <text:list-item>
            <text:p text:style-name="P367"><text:span text:style-name="CharStyle12"><text:tab/>To be forbearing is to show great</text:span></text:p>
          </text:list-item>
        </text:list>
        <text:p text:style-name="P43"><text:span text:style-name="CharStyle12">sense:</text:span></text:p>
        <text:p text:style-name="P59"><text:span text:style-name="CharStyle12">the height of folly is to be quick-tempered.</text:span></text:p>
        <text:list xml:id="list182345892370665" text:continue-numbering="true" text:style-name="L15">
          <text:list-item>
            <text:p text:style-name="P367"><text:span text:style-name="CharStyle12"><text:tab/>A mind at ease is life and health,</text:span></text:p>
          </text:list-item>
        </text:list>
        <text:p text:style-name="P59"><text:span text:style-name="CharStyle12">but passion makes man rot away.</text:span></text:p>
        <text:list xml:id="list182345617129219" text:continue-numbering="true" text:style-name="L15">
          <text:list-item>
            <text:p text:style-name="P367"><text:span text:style-name="CharStyle12"><text:tab/>He who is hard on the forlorn</text:span></text:p>
          </text:list-item>
        </text:list>
        <text:p text:style-name="P125"><text:span text:style-name="CharStyle12">reviles his Maker: he honours his Maker who is kindly to the poor.</text:span></text:p>
        <text:list xml:id="list182346249197632" text:continue-numbering="true" text:style-name="L15">
          <text:list-item>
            <text:p text:style-name="P367"><text:span text:style-name="CharStyle12"><text:tab/>A bad man is brought down by</text:span></text:p>
          </text:list-item>
        </text:list>
        <text:p text:style-name="P125"><text:span text:style-name="CharStyle12">his own evildoing, but the good man may trust to his integrity.</text:span></text:p>
        <text:list xml:id="list182345390119521" text:continue-numbering="true" text:style-name="L15">
          <text:list-item>
            <text:p text:style-name="P367"><text:span text:style-name="CharStyle12"><text:tab/>Wisdom settles in the mind of</text:span></text:p>
          </text:list-item>
        </text:list>
        <text:p text:style-name="P131"><text:span text:style-name="CharStyle12">thoughtful men, folly in the mind of the thoughtless.</text:span></text:p>
        <text:list xml:id="list182346293726568" text:continue-numbering="true" text:style-name="L15">
          <text:list-item>
            <text:p text:style-name="P412"><text:soft-page-break/><text:span text:style-name="CharStyle12"><text:tab/>Integrity exalts a nation:</text:span></text:p>
          </text:list-item>
        </text:list>
        <text:p text:style-name="P60"><text:span text:style-name="CharStyle12">evil brings any people low.</text:span></text:p>
        <text:list xml:id="list182345221964498" text:continue-numbering="true" text:style-name="L15">
          <text:list-item>
            <text:p text:style-name="P412"><text:span text:style-name="CharStyle12"><text:tab/>The king favours an able min­</text:span></text:p>
          </text:list-item>
        </text:list>
        <text:p text:style-name="P38"><text:span text:style-name="CharStyle12">ister:</text:span></text:p>
        <text:p text:style-name="P70"><text:span text:style-name="CharStyle12">his anger is for the incom­petent.</text:span></text:p>
        <text:p text:style-name="P246"><text:span text:style-name="CharStyle12">A mild reply turns wrath aside,</text:span></text:p>
        <text:p text:style-name="P83"><text:span text:style-name="CharStyle12">but a sharp word will stir up anger.</text:span></text:p>
        <text:p text:style-name="P164"><text:span text:style-name="CharStyle12">Knowledge distils from wise dis- 2 course:</text:span></text:p>
        <text:p text:style-name="P83"><text:span text:style-name="CharStyle12">folly gushes from the discourse of fools.</text:span></text:p>
        <text:p text:style-name="P164"><text:span text:style-name="CharStyle12">The eyes of the Eternal are in 3 every place,</text:span></text:p>
        <text:p text:style-name="P83"><text:span text:style-name="CharStyle12">keeping watch upon the wicked and the good.</text:span></text:p>
        <text:p text:style-name="P164"><text:span text:style-name="CharStyle12">A soothing tongue means life </text:span><text:span text:style-name="CharStyle13">4 </text:span><text:span text:style-name="CharStyle12">and peace,</text:span></text:p>
        <text:p text:style-name="P83"><text:span text:style-name="CharStyle12">but wild words wound.</text:span></text:p>
        <text:p text:style-name="P13"><text:span text:style-name="CharStyle12">A senseless fellow scorns his </text:span><text:span text:style-name="CharStyle13">5 </text:span><text:span text:style-name="CharStyle12">father’s counsel, but he who listens to reproof shows his good sense.</text:span></text:p>
        <text:p text:style-name="P13"><text:span text:style-name="CharStyle12">In a good man’s house there is 6 ample treasure, but revenues of bad men go to wreck.</text:span></text:p>
        <text:p text:style-name="P164"><text:span text:style-name="CharStyle12">Wise men’s discourse diffuses </text:span><text:span text:style-name="CharStyle13">7 </text:span><text:span text:style-name="CharStyle12">knowledge,</text:span></text:p>
        <text:p text:style-name="P96"><text:span text:style-name="CharStyle12">but a fool’s mind will never master it.</text:span></text:p>
        <text:p text:style-name="P13"><text:span text:style-name="CharStyle12">Sacrifice from evil men is loath- 8 some to the Eternal, but the prayers of upright men are his delight.</text:span></text:p>
        <text:p text:style-name="P164"><text:span text:style-name="CharStyle12">A wicked life is loathsome to the 9 Eternal:</text:span></text:p>
        <text:p text:style-name="P96"><text:span text:style-name="CharStyle12">he loves the man bent upon honesty.</text:span></text:p>
        <text:p text:style-name="P13"><text:span text:style-name="CharStyle12">There is stern punishment for 10 him who breaks away; he who will not be warned shall die.</text:span></text:p>
        <text:p text:style-name="P13"><text:span text:style-name="CharStyle12">Death and the world of the dead n he open to the Eternal; how much more the hearts of men!</text:span></text:p>
        <text:p text:style-name="P164"><text:span text:style-name="CharStyle12">A scoffer never cares to be cor- 12 rected,</text:span></text:p>
        <text:p text:style-name="P83"><text:span text:style-name="CharStyle12">he will not mix with men of sense.</text:span></text:p>
        <text:p text:style-name="P164"><text:soft-page-break/><text:span text:style-name="CharStyle12">A glad heart makes a cheerful 13 face,</text:span></text:p>
        <text:p text:style-name="P91"><text:span text:style-name="CharStyle12">but a sad heart breaks the spirit.</text:span></text:p>
        <text:list xml:id="list182301161086490" text:style-name="L28">
          <text:list-item>
            <text:p text:style-name="P342"><text:span text:style-name="CharStyle12"><text:tab/>For the hapless, every day is</text:span></text:p>
          </text:list-item>
        </text:list>
        <text:p text:style-name="P125"><text:span text:style-name="CharStyle12">hard,</text:span></text:p>
        <text:p text:style-name="P59"><text:span text:style-name="CharStyle12">but a cheerful heart is an un­ending feast.</text:span></text:p>
        <text:list xml:id="list182302493878794" text:style-name="L24">
          <text:list-item>
            <text:p text:style-name="P442"><text:span text:style-name="CharStyle12"><text:tab/>The thoughtful mind is eager to know more,</text:span></text:p>
          </text:list-item>
        </text:list>
        <text:p text:style-name="P64"><text:span text:style-name="CharStyle12">but a fool’s heart is taken up with folly.</text:span></text:p>
        <text:list xml:id="list182301599322412" text:style-name="L28">
          <text:list-item>
            <text:p text:style-name="P342"><text:span text:style-name="CharStyle12"><text:tab/>Better a little, with reverence for</text:span></text:p>
          </text:list-item>
        </text:list>
        <text:p text:style-name="P125"><text:span text:style-name="CharStyle12">the Eternal,</text:span></text:p>
        <text:p text:style-name="P59"><text:span text:style-name="CharStyle12">than large wealth with worry.</text:span></text:p>
        <text:list xml:id="list182344912019174" text:continue-numbering="true" text:style-name="L28">
          <text:list-item>
            <text:p text:style-name="P342"><text:span text:style-name="CharStyle12"><text:tab/>Better a dish of vegetables, with</text:span></text:p>
          </text:list-item>
        </text:list>
        <text:p text:style-name="P125"><text:span text:style-name="CharStyle12">love,</text:span></text:p>
        <text:p text:style-name="P73"><text:span text:style-name="CharStyle12">than the best beef served with hatred.</text:span></text:p>
        <text:list xml:id="list182346233899732" text:continue-numbering="true" text:style-name="L28">
          <text:list-item>
            <text:p text:style-name="P303"><text:span text:style-name="CharStyle12"><text:tab/>An ill-tempered man stirs up</text:span></text:p>
          </text:list-item>
        </text:list>
        <text:p text:style-name="P124"><text:span text:style-name="CharStyle12">disputes,</text:span></text:p>
        <text:p text:style-name="P61"><text:span text:style-name="CharStyle12">but a forbearing man smoothes strife away.</text:span></text:p>
        <text:list xml:id="list182346183686385" text:continue-numbering="true" text:style-name="L28">
          <text:list-item>
            <text:p text:style-name="P304"><text:span text:style-name="CharStyle12"><text:tab/>The lazy man finds life beset</text:span></text:p>
          </text:list-item>
        </text:list>
        <text:p text:style-name="P124"><text:span text:style-name="CharStyle12">with thorns;</text:span></text:p>
        <text:p text:style-name="P61"><text:span text:style-name="CharStyle12">the diligent finds it a well- paved road.</text:span></text:p>
        <text:list xml:id="list182344909398713" text:continue-numbering="true" text:style-name="L28">
          <text:list-item>
            <text:p text:style-name="P304"><text:span text:style-name="CharStyle12"><text:tab/>A sensible son is a joy to his</text:span></text:p>
          </text:list-item>
        </text:list>
        <text:p text:style-name="P124"><text:span text:style-name="CharStyle12">father,</text:span></text:p>
        <text:p text:style-name="P61"><text:span text:style-name="CharStyle12">but a fool of a man despises his mother.</text:span></text:p>
        <text:list xml:id="list182345859782920" text:continue-numbering="true" text:style-name="L28">
          <text:list-item>
            <text:p text:style-name="P304"><text:span text:style-name="CharStyle12"><text:tab/>Folly is a delight to senseless</text:span></text:p>
          </text:list-item>
        </text:list>
        <text:p text:style-name="P124"><text:span text:style-name="CharStyle12">men,</text:span></text:p>
        <text:p text:style-name="P61"><text:span text:style-name="CharStyle12">but a man of sense leads a straightforward life.</text:span></text:p>
        <text:list xml:id="list182345380095595" text:continue-numbering="true" text:style-name="L28">
          <text:list-item>
            <text:p text:style-name="P305"><text:span text:style-name="CharStyle12"><text:tab/>When no one is consulted, plans</text:span></text:p>
          </text:list-item>
        </text:list>
        <text:p text:style-name="P124"><text:soft-page-break/><text:span text:style-name="CharStyle12">are foiled:</text:span></text:p>
        <text:p text:style-name="P61"><text:span text:style-name="CharStyle12">when many are consulted, they succeed.</text:span></text:p>
        <text:list xml:id="list182345714680882" text:continue-numbering="true" text:style-name="L28">
          <text:list-item>
            <text:p text:style-name="P305"><text:span text:style-name="CharStyle12"><text:tab/>Apt answers are a joy to men;</text:span></text:p>
          </text:list-item>
        </text:list>
        <text:p text:style-name="P61"><text:span text:style-name="CharStyle12">a word in season, what a help it is!</text:span></text:p>
        <text:list xml:id="list182345140929919" text:continue-numbering="true" text:style-name="L28">
          <text:list-item>
            <text:p text:style-name="P305"><text:span text:style-name="CharStyle12"><text:tab/>The wise man’s road winds up­</text:span></text:p>
          </text:list-item>
        </text:list>
        <text:p text:style-name="P124"><text:span text:style-name="CharStyle12">ward into life;</text:span></text:p>
        <text:p text:style-name="P61"><text:span text:style-name="CharStyle12">he shuns the downward path to death.</text:span></text:p>
        <text:list xml:id="list182345288129652" text:continue-numbering="true" text:style-name="L28">
          <text:list-item>
            <text:p text:style-name="P305"><text:span text:style-name="CharStyle12"><text:tab/>The Eternal overthrows the</text:span></text:p>
          </text:list-item>
        </text:list>
        <text:p text:style-name="P124"><text:span text:style-name="CharStyle12">proud man’s house, but he preserves the widow’s field intact.</text:span></text:p>
        <text:list xml:id="list182345766742442" text:continue-numbering="true" text:style-name="L28">
          <text:list-item>
            <text:p text:style-name="P305"><text:span text:style-name="CharStyle12"><text:tab/>Crafty schemes are loathsome to</text:span></text:p>
          </text:list-item>
        </text:list>
        <text:p text:style-name="P124"><text:span text:style-name="CharStyle12">the Eternal,</text:span></text:p>
        <text:p text:style-name="P278"><text:span text:style-name="CharStyle12">but friendly words are a de­light to hun.</text:span></text:p>
        <text:p text:style-name="P76"><text:span text:style-name="CharStyle12">A grasping nature is its own un- 27 doing,</text:span></text:p>
        <text:p text:style-name="P278"><text:span text:style-name="CharStyle12">but he who hates a bribe shall prosper.</text:span></text:p>
        <text:p text:style-name="P76"><text:span text:style-name="CharStyle12">A good man ponders what to 28</text:span></text:p>
        <text:p text:style-name="P252"><text:span text:style-name="CharStyle12">say:</text:span></text:p>
        <text:p text:style-name="P278"><text:span text:style-name="CharStyle12">bad men let out a flood of evil talk.</text:span></text:p>
        <text:p text:style-name="P76"><text:span text:style-name="CharStyle12">The Eternal keeps the wicked at 29 a distance;</text:span></text:p>
        <text:p text:style-name="P278"><text:span text:style-name="CharStyle12">he listens to a good man’s prayer.</text:span></text:p>
        <text:p text:style-name="P76"><text:span text:style-name="CharStyle12">Good-fortune is the joy of life, 30</text:span></text:p>
        <text:p text:style-name="P279"><text:span text:style-name="CharStyle12">good news is health and vigour.</text:span></text:p>
        <text:p text:style-name="P78"><text:span text:style-name="CharStyle12">A man who listens to healthy 31 reproof</text:span></text:p>
        <text:p text:style-name="P115"><text:span text:style-name="CharStyle12">will rank among wise men.</text:span></text:p>
        <text:p text:style-name="P76"><text:span text:style-name="CharStyle12">He wrongs himself who will not </text:span><text:span text:style-name="CharStyle19">32 </text:span><text:span text:style-name="CharStyle12">be set right,</text:span></text:p>
        <text:p text:style-name="P280"><text:soft-page-break/><text:span text:style-name="CharStyle12">but he who listens to reproof gains sense.</text:span></text:p>
        <text:p text:style-name="P13"><text:span text:style-name="CharStyle12">Reverence for the Eternal trains </text:span><text:span text:style-name="CharStyle13">33 </text:span><text:span text:style-name="CharStyle12">men to be wise, and to be humble is the way to honour.</text:span></text:p>
        <text:p text:style-name="P77"><text:span text:style-name="CharStyle12">A man may think what he "j will say,<text:tab/></text:span><text:span text:style-name="CharStyle28">.Lvf</text:span></text:p>
        <text:p text:style-name="P278"><text:span text:style-name="CharStyle12">but at the moment the word comes to him from the Eter­nal.</text:span></text:p>
        <text:p text:style-name="P76"><text:span text:style-name="CharStyle12">A man’s ways seem all right to 2 himself,</text:span></text:p>
        <text:p text:style-name="P278"><text:span text:style-name="CharStyle12">but the Eternal has the ver­dict on his life.</text:span></text:p>
        <text:p text:style-name="P225"><text:span text:style-name="CharStyle12">Trust your affairs to the Eternal, 3<text:line-break/>and your plans will prosper.</text:span></text:p>
        <text:p text:style-name="P13"><text:span text:style-name="CharStyle12">The Eternal has made every- 4 thing for an end of its own— yes, and the wicked for their day of doom!</text:span></text:p>
        <text:p text:style-name="P13"><text:span text:style-name="CharStyle12">Anyone w</text:span><text:span text:style-name="CharStyle12"><text:span text:style-name="T1">r</text:span></text:span><text:span text:style-name="CharStyle12">ho is defiant is loath- 5 some to the Eternal; be sure of this, he shall not go unpunished.</text:span></text:p>
        <text:p text:style-name="P76"><text:span text:style-name="CharStyle12">Kindness and loyalty atone for 6 sin;</text:span></text:p>
      </text:section>
      <text:section text:style-name="Sect2" text:name="Section5">
        <text:p text:style-name="P469"><text:span text:style-name="CharStyle12">by reverence for the Eternal men avoid punishment.</text:span></text:p>
        <text:list xml:id="list182301322725227" text:style-name="L13">
          <text:list-item>
            <text:p text:style-name="P326"><text:span text:style-name="CharStyle12"><text:tab/>When the ways of man please</text:span></text:p>
          </text:list-item>
        </text:list>
        <text:p text:style-name="P206"><text:span text:style-name="CharStyle12">the Eternal,</text:span></text:p>
        <text:p text:style-name="P59"><text:span text:style-name="CharStyle12">He makes even his foes friends with him.</text:span></text:p>
        <text:list xml:id="list182344826796414" text:continue-numbering="true" text:style-name="L13">
          <text:list-item>
            <text:p text:style-name="P383"><text:span text:style-name="CharStyle12"><text:tab/>Better a little with honesty,</text:span></text:p>
          </text:list-item>
        </text:list>
        <text:p text:style-name="P59"><text:span text:style-name="CharStyle12">than a large income with in­justice.</text:span></text:p>
        <text:list xml:id="list182345038770232" text:continue-numbering="true" text:style-name="L13">
          <text:list-item>
            <text:p text:style-name="P383"><text:span text:style-name="CharStyle12"><text:tab/>A man thinks out his plans,</text:span></text:p>
          </text:list-item>
        </text:list>
        <text:p text:style-name="P64"><text:span text:style-name="CharStyle12">but the Eternal controls his course.</text:span></text:p>
        <text:list xml:id="list182345741358934" text:continue-numbering="true" text:style-name="L13">
          <text:list-item>
            <text:p text:style-name="P365"><text:span text:style-name="CharStyle12"><text:tab/>Unerring is a king’s decree;</text:span></text:p>
          </text:list-item>
        </text:list>
        <text:p text:style-name="P213"><text:span text:style-name="CharStyle12">never are his rulings wrong, n Balances and scales are con­trolled by the king, weights and measures are his concern.</text:span></text:p>
        <text:list xml:id="list182301644000405" text:style-name="L26">
          <text:list-item>
            <text:p text:style-name="P382"><text:span text:style-name="CharStyle12"><text:tab/>Kings have a horror of wrong­</text:span></text:p>
          </text:list-item>
        </text:list>
        <text:p text:style-name="P206"><text:span text:style-name="CharStyle12">doing,</text:span></text:p>
        <text:p text:style-name="P59"><text:span text:style-name="CharStyle12">for the throne is maintained by justice.</text:span></text:p>
        <text:list xml:id="list182345937402338" text:continue-numbering="true" text:style-name="L26">
          <text:list-item>
            <text:p text:style-name="P382"><text:span text:style-name="CharStyle12"><text:tab/>Honest talk is the delight of</text:span></text:p>
          </text:list-item>
        </text:list>
        <text:p text:style-name="P206"><text:span text:style-name="CharStyle12">kings;</text:span></text:p>
        <text:p text:style-name="P59"><text:span text:style-name="CharStyle12">they love a man who tells the truth.</text:span></text:p>
        <text:list xml:id="list182346423778320" text:continue-numbering="true" text:style-name="L26">
          <text:list-item>
            <text:p text:style-name="P384"><text:span text:style-name="CharStyle12"><text:tab/>A deadly thing is the king’s</text:span></text:p>
          </text:list-item>
        </text:list>
        <text:p text:style-name="P206"><text:span text:style-name="CharStyle12">anger;</text:span></text:p>
        <text:p text:style-name="P59"><text:span text:style-name="CharStyle12">a sensible man will try to pacify it.</text:span></text:p>
        <text:list xml:id="list182345975460663" text:continue-numbering="true" text:style-name="L26">
          <text:list-item>
            <text:p text:style-name="P384"><text:span text:style-name="CharStyle12"><text:tab/>When the king’s face is friendly,</text:span></text:p>
          </text:list-item>
        </text:list>
        <text:p text:style-name="P206"><text:span text:style-name="CharStyle12">all goes well;</text:span></text:p>
        <text:p text:style-name="P69"><text:span text:style-name="CharStyle12">his favour is like rain-clouds in the spring.</text:span></text:p>
        <text:list xml:id="list182344568672537" text:continue-numbering="true" text:style-name="L26">
          <text:list-item>
            <text:p text:style-name="P414"><text:span text:style-name="CharStyle12"><text:tab/>Better get wisdom than gold,</text:span></text:p>
          </text:list-item>
        </text:list>
        <text:p text:style-name="P60"><text:span text:style-name="CharStyle12">better choose knowledge than silver.</text:span></text:p>
        <text:list xml:id="list182345599825482" text:continue-numbering="true" text:style-name="L26">
          <text:list-item>
            <text:p text:style-name="P414"><text:soft-page-break/><text:span text:style-name="CharStyle12"><text:tab/>The path of the upright avoids</text:span></text:p>
          </text:list-item>
        </text:list>
        <text:p text:style-name="P208"><text:span text:style-name="CharStyle12">misfortune;</text:span></text:p>
        <text:p text:style-name="P72"><text:span text:style-name="CharStyle12">he safeguards life who watches where he goes.</text:span></text:p>
        <text:list xml:id="list182344375292042" text:continue-numbering="true" text:style-name="L26">
          <text:list-item>
            <text:p text:style-name="P384"><text:span text:style-name="CharStyle12"><text:tab/>Pride ends in disaster;</text:span></text:p>
          </text:list-item>
        </text:list>
        <text:p text:style-name="P59"><text:span text:style-name="CharStyle12">haughtiness means a downfall.</text:span></text:p>
        <text:list xml:id="list182346062911988" text:continue-numbering="true" text:style-name="L26">
          <text:list-item>
            <text:p text:style-name="P384"><text:span text:style-name="CharStyle12"><text:tab/>Better be modest among poor</text:span></text:p>
          </text:list-item>
        </text:list>
        <text:p text:style-name="P206"><text:span text:style-name="CharStyle12">folk</text:span></text:p>
        <text:p text:style-name="P59"><text:span text:style-name="CharStyle12">than divide plunder with the proud.</text:span></text:p>
        <text:p text:style-name="P13"><text:span text:style-name="CharStyle12">He shall prosper who heeds 20 God’s command; he who relies on the Eternal, happy is he.</text:span></text:p>
        <text:p text:style-name="P51"><text:span text:style-name="CharStyle12">The thoughtful find their wis- 22 dom adds to life, but the fool suffers for his folly.</text:span></text:p>
        <text:p text:style-name="P171"><text:span text:style-name="CharStyle12">A wise man is esteemed for being 21 pleasant;</text:span></text:p>
        <text:p text:style-name="P233"><text:span text:style-name="CharStyle12">his friendly words add to his influence.</text:span></text:p>
        <text:p text:style-name="P171"><text:span text:style-name="CharStyle12">Good sense makes men judicious 23 in their talk;</text:span></text:p>
        <text:p text:style-name="P233"><text:span text:style-name="CharStyle12">it adds persuasiveness to what they say.</text:span></text:p>
        <text:p text:style-name="P171"><text:span text:style-name="CharStyle12">Kindly words are like a honey- 24</text:span></text:p>
        <text:p text:style-name="P250"><text:span text:style-name="CharStyle12">comb,</text:span></text:p>
        <text:p text:style-name="P238"><text:span text:style-name="CharStyle12">both sweet and healthful.</text:span></text:p>
        <text:p text:style-name="P54"><text:span text:style-name="CharStyle12">What man thinks a right course 25 may end upon the road to death.</text:span></text:p>
        <text:p text:style-name="P176"><text:span text:style-name="CharStyle12">A labourer’s appetite labours 26 for him;</text:span></text:p>
        <text:p text:style-name="P242"><text:span text:style-name="CharStyle12">his hunger drives him to work.</text:span></text:p>
        <text:p text:style-name="P226"><text:span text:style-name="CharStyle12">The rascal sets mischief afoot, 27<text:line-break/>his words scorch like a fire.</text:span></text:p>
        <text:p text:style-name="P13"><text:span text:style-name="CharStyle12">The intriguer sows discord, 28 the tell-tale divides friend from friend.</text:span></text:p>
        <text:p text:style-name="P171"><text:span text:style-name="CharStyle12">The knave misleads his neigh- 29 bour,</text:span></text:p>
        <text:p text:style-name="P233"><text:span text:style-name="CharStyle12">and draws him into evil courses.</text:span></text:p>
        <text:p text:style-name="P51"><text:soft-page-break/><text:span text:style-name="CharStyle12">The slanderer concocts a lie, 30 the detractor has designs of mischief.</text:span></text:p>
        <text:p text:style-name="P171"><text:span text:style-name="CharStyle12">Grey hairs are a crown of 31 honour,</text:span></text:p>
        <text:p text:style-name="P233"><text:span text:style-name="CharStyle12">gained by a good life.</text:span></text:p>
        <text:p text:style-name="P171"><text:span text:style-name="CharStyle12">A forbearing man is better than 32 a fighting man;</text:span></text:p>
        <text:p text:style-name="P233"><text:span text:style-name="CharStyle12">he who controls himself is better than a conqueror.</text:span></text:p>
        <text:p text:style-name="P178"><text:span text:style-name="CharStyle12">The lot is thrown into the lap, 33</text:span></text:p>
        <text:p text:style-name="P470"><draw:frame draw:style-name="fr7" draw:name="36" text:anchor-type="paragraph" svg:x="2.1134in" svg:y="0.3937in" svg:width="0.2598in" svg:height="0.0161in" draw:z-index="52"><draw:image xlink:href="Pictures/10000000000000270000001A2708DA07.jpg" xlink:type="simple" xlink:show="embed" xlink:actuate="onLoad"/><draw:contour-polygon svg:width="0.2598in" svg:height="0.1728in" svg:viewBox="0 0 660 439" draw:points="0,0 660,0 660,439 0,439" draw:recreate-on-edit="true"/></draw:frame><text:span text:style-name="CharStyle12">but the issue lies only with the Eternal.</text:span></text:p>
        <text:p text:style-name="P13"><text:span text:style-name="CharStyle12">Better a morsel of dry bread and peace than a house full of ban­queting and quarrels.</text:span></text:p>
        <text:list xml:id="list1363284522987473551" text:style-name="L34">
          <text:list-item>
            <text:p text:style-name="P385"><text:span text:style-name="CharStyle12"><text:tab/>An able slave is put over a</text:span></text:p>
          </text:list-item>
        </text:list>
        <text:p text:style-name="P125"><text:span text:style-name="CharStyle12">profligate son;</text:span></text:p>
        <text:p text:style-name="P59"><text:span text:style-name="CharStyle12">he shares the property with the brothers.</text:span></text:p>
        <text:list xml:id="list182345905953608" text:continue-numbering="true" text:style-name="L34">
          <text:list-item>
            <text:p text:style-name="P385"><text:span text:style-name="CharStyle12"><text:tab/>The smelter for silver, the</text:span></text:p>
          </text:list-item>
        </text:list>
        <text:p text:style-name="P125"><text:span text:style-name="CharStyle12">furnace for gold, and the Eternal for testing the heart!</text:span></text:p>
        <text:list xml:id="list182345146964764" text:continue-numbering="true" text:style-name="L34">
          <text:list-item>
            <text:p text:style-name="P386"><text:span text:style-name="CharStyle12"><text:tab/>Only a base man listens to mali­</text:span></text:p>
          </text:list-item>
        </text:list>
        <text:p text:style-name="P125"><text:span text:style-name="CharStyle12">cious words;</text:span></text:p>
        <text:p text:style-name="P59"><text:span text:style-name="CharStyle12">only the false attend to mis­chievous talk.</text:span></text:p>
        <text:list xml:id="list182345727499258" text:continue-numbering="true" text:style-name="L34">
          <text:list-item>
            <text:p text:style-name="P386"><text:span text:style-name="CharStyle12"><text:tab/>A man who mocks the unfor­</text:span></text:p>
          </text:list-item>
        </text:list>
        <text:p text:style-name="P125"><text:span text:style-name="CharStyle12">tunate arraigns his Maker; he who rejoices at their woes shall not go unpunished.</text:span></text:p>
        <text:list xml:id="list182345176111458" text:continue-numbering="true" text:style-name="L34">
          <text:list-item>
            <text:p text:style-name="P386"><text:span text:style-name="CharStyle12"><text:tab/>Grandchildren are the crown of</text:span></text:p>
          </text:list-item>
        </text:list>
        <text:p text:style-name="P125"><text:span text:style-name="CharStyle12">an old man,</text:span></text:p>
        <text:p text:style-name="P59"><text:span text:style-name="CharStyle12">and the glory of children is their father.</text:span></text:p>
        <text:list xml:id="list182345592760925" text:continue-numbering="true" text:style-name="L34">
          <text:list-item>
            <text:p text:style-name="P387"><text:span text:style-name="CharStyle12"><text:tab/>Talk about virtue is not for a</text:span></text:p>
          </text:list-item>
        </text:list>
        <text:p text:style-name="P125"><text:span text:style-name="CharStyle12">churl;</text:span></text:p>
        <text:p text:style-name="P59"><text:span text:style-name="CharStyle12">much less are lies for a noble soul!</text:span></text:p>
        <text:list xml:id="list182346144586961" text:continue-numbering="true" text:style-name="L34">
          <text:list-item>
            <text:p text:style-name="P387"><text:span text:style-name="CharStyle12"><text:tab/>A bribe is a lucky stone, its</text:span></text:p>
          </text:list-item>
        </text:list>
        <text:p text:style-name="P125"><text:span text:style-name="CharStyle12">owner thinks;</text:span></text:p>
        <text:p text:style-name="P59"><text:span text:style-name="CharStyle12">it brings him luck at every turn.</text:span></text:p>
        <text:list xml:id="list182344476653062" text:continue-numbering="true" text:style-name="L34">
          <text:list-item>
            <text:p text:style-name="P387"><text:span text:style-name="CharStyle12"><text:tab/>He fosters good feeling who</text:span></text:p>
          </text:list-item>
        </text:list>
        <text:p text:style-name="P209"><text:span text:style-name="CharStyle12">keeps quiet about some wrong:</text:span></text:p>
        <text:p text:style-name="P64"><text:span text:style-name="CharStyle12">the man who gossips about it divides friend from friend.</text:span></text:p>
        <text:p text:style-name="P196"><text:soft-page-break/><text:span text:style-name="CharStyle12">io<text:tab/>A rebuke sinks deeper into a man of sense</text:span></text:p>
        <text:p text:style-name="P59"><text:span text:style-name="CharStyle12">than a hundred lashes into a fool.</text:span></text:p>
        <text:list xml:id="list1743956951417588822" text:style-name="L35">
          <text:list-item>
            <text:p text:style-name="P443"><text:span text:style-name="CharStyle12"><text:tab/>Why does a fool offer the sage a fee,</text:span></text:p>
          </text:list-item>
        </text:list>
        <text:p text:style-name="P213"><text:span text:style-name="CharStyle12">when he has no mind to learn? 12 Better meet a bear robbed of her whelps</text:span></text:p>
        <text:p text:style-name="P215"><text:span text:style-name="CharStyle12">than a fool in his folly.</text:span></text:p>
        <text:p text:style-name="P13"><text:span text:style-name="CharStyle12">Rebels are out for mischief, n but the king will send a cruel force against them.</text:span></text:p>
        <text:p text:style-name="P283"><text:span text:style-name="CharStyle12">He who returns evil for good, 13 evil never leaves his house.</text:span></text:p>
        <text:p text:style-name="P26"><text:span text:style-name="CharStyle12">Strife starts with idle words:<text:tab/>14</text:span></text:p>
        <text:p text:style-name="P182"><text:span text:style-name="CharStyle12">cease arguing or you will quarrel.</text:span></text:p>
        <text:p text:style-name="P79"><text:span text:style-name="CharStyle12">He who acquits the guilty and IS he who condemns the inno­cent,</text:span></text:p>
        <text:p text:style-name="P182"><text:span text:style-name="CharStyle12">the Eternal loathes the pair of them.</text:span></text:p>
        <text:p text:style-name="P13"><text:span text:style-name="CharStyle12">A friend is always a friend, ij he is a born brother for ad­versity.</text:span></text:p>
        <text:p text:style-name="P79"><text:span text:style-name="CharStyle12">He is devoid of sense who goes 18 bail,</text:span></text:p>
        <text:p text:style-name="P182"><text:span text:style-name="CharStyle12">who becomes surety for an­other man.</text:span></text:p>
        <text:p text:style-name="P13"><text:span text:style-name="CharStyle12">He who is fond of strife is fond 19 of getting wounded; he who talks arrogantly courts disaster.</text:span></text:p>
        <text:p text:style-name="P79"><text:span text:style-name="CharStyle12">A false heart never comes to any 20 good;</text:span></text:p>
        <text:p text:style-name="P186"><text:span text:style-name="CharStyle12">a false tongue comes to grief.</text:span></text:p>
        <text:p text:style-name="P79"><text:span text:style-name="CharStyle12">A fool is born to be a sorrow to 21 his father;</text:span></text:p>
        <text:p text:style-name="P183"><text:span text:style-name="CharStyle12">there is no joy for the father of an idiot.</text:span></text:p>
        <text:p text:style-name="P52"><text:span text:style-name="CharStyle12">A silly son is a grief to his father, 25 and bitterness to her who bore him.</text:span></text:p>
        <text:p text:style-name="P36"><text:span text:style-name="CharStyle12">A glad heart helps and heals:<text:tab/>22</text:span></text:p>
        <text:p text:style-name="P184"><text:span text:style-name="CharStyle12">a broken spirit saps vitality.</text:span></text:p>
        <text:p text:style-name="P283"><text:span text:style-name="CharStyle12">Bad men accept a secret bribe, 23 to twist the course of justice.</text:span></text:p>
        <text:p text:style-name="P79"><text:span text:style-name="CharStyle12">The thoughtful are absorbed in 24 wisdom,</text:span></text:p>
        <text:p text:style-name="P182"><text:soft-page-break/><text:span text:style-name="CharStyle12">but a fool’s eyes go roaming far and wide.</text:span></text:p>
        <text:p text:style-name="P13"><text:span text:style-name="CharStyle12">It is not fair to fine the innocent, 26 and most unfair to scourge a noble soul.</text:span></text:p>
        <text:p text:style-name="P79"><text:span text:style-name="CharStyle12">A man of sense is sparing of his 27 words;</text:span></text:p>
        <text:p text:style-name="P185"><text:span text:style-name="CharStyle12">the prudent will keep cool.</text:span></text:p>
        <text:list xml:id="list3166817759452672363" text:style-name="L36">
          <text:list-item>
            <text:p text:style-name="P407"><draw:frame draw:style-name="fr3" draw:name="37" text:anchor-type="paragraph" svg:x="4.0252in" svg:y="4.1591in" svg:width="2.0098in" draw:z-index="53"><draw:text-box fo:min-height="2.3799in"><text:p text:style-name="P204"><text:span text:style-name="CharStyle16">nal.</text:span></text:p><text:p text:style-name="P32"><text:span text:style-name="CharStyle16">Poor men entreat:<text:tab/>23</text:span></text:p><text:p text:style-name="P84"><text:span text:style-name="CharStyle16">the rich give a rough answer.</text:span></text:p><text:p text:style-name="P162"><text:span text:style-name="CharStyle16">There are friends who only bring 24 you loss:</text:span></text:p><text:p text:style-name="P84"><text:span text:style-name="CharStyle16">there is a friend more loyal than a brother.</text:span></text:p><text:p text:style-name="P163"><text:span text:style-name="CharStyle16">Better a poor man of hon- f n est life<text:tab/>-J--'</text:span></text:p><text:p text:style-name="P84"><text:span text:style-name="CharStyle16">than a false man, for all his wealth.</text:span></text:p><text:p text:style-name="P162"><text:span text:style-name="CharStyle16">It is no use to act before you 2 think:</text:span></text:p><text:p text:style-name="P84"><text:span text:style-name="CharStyle16">to be hasty is to miss the mark.</text:span></text:p><text:p text:style-name="P162"><text:span text:style-name="CharStyle16">A man’s own folly ruins his 3 affairs—</text:span></text:p><text:p text:style-name="P84"><text:span text:style-name="CharStyle16">then he gets angry with the Eternal!</text:span></text:p></draw:text-box></draw:frame><text:span text:style-name="CharStyle12"><text:tab/>Even a fool may pass for wise, if he says nothing; with closed lips he may be counted sensible, in A slanderer is always on J-O the outlook, he will do anything to make mischief.</text:span></text:p>
          </text:list-item>
        </text:list>
        <text:list xml:id="list2674152156189526478" text:style-name="L37">
          <text:list-item>
            <text:p text:style-name="P388"><text:span text:style-name="CharStyle12"><text:tab/>A fool has no delight in learning,</text:span></text:p>
          </text:list-item>
        </text:list>
        <text:p text:style-name="P59"><text:span text:style-name="CharStyle12">but only in displaying what he is.</text:span></text:p>
        <text:list xml:id="list182346310826942" text:continue-numbering="true" text:style-name="L37">
          <text:list-item>
            <text:p text:style-name="P388"><text:span text:style-name="CharStyle12"><text:tab/>Vice leads to contempt,</text:span></text:p>
          </text:list-item>
        </text:list>
        <text:p text:style-name="P59"><text:span text:style-name="CharStyle12">and shameful ways to scorn.</text:span></text:p>
        <text:list xml:id="list182345880684112" text:continue-numbering="true" text:style-name="L37">
          <text:list-item>
            <text:p text:style-name="P388"><text:span text:style-name="CharStyle12"><text:tab/>The words of wise men are a</text:span></text:p>
          </text:list-item>
        </text:list>
        <text:p text:style-name="P125"><text:span text:style-name="CharStyle12">deep pool,</text:span></text:p>
        <text:p text:style-name="P59"><text:span text:style-name="CharStyle12">a flowing stream, a fountain of life.</text:span></text:p>
        <text:list xml:id="list182345884011613" text:continue-numbering="true" text:style-name="L37">
          <text:list-item>
            <text:p text:style-name="P388"><text:span text:style-name="CharStyle12"><text:tab/>It is not fair to favour the guilty,</text:span></text:p>
          </text:list-item>
        </text:list>
        <text:p text:style-name="P64"><text:span text:style-name="CharStyle12">or to decide against the inno­cent.</text:span></text:p>
        <text:list xml:id="list182344543674018" text:continue-numbering="true" text:style-name="L37">
          <text:list-item>
            <text:p text:style-name="P388"><text:span text:style-name="CharStyle12"><text:tab/>A fool’s talk gets him into</text:span></text:p>
          </text:list-item>
        </text:list>
        <text:p text:style-name="P125"><text:span text:style-name="CharStyle12">trouble,</text:span></text:p>
        <text:p text:style-name="P59"><text:span text:style-name="CharStyle12">his tongue brings him a beat­ing.</text:span></text:p>
        <text:list xml:id="list182346455053567" text:continue-numbering="true" text:style-name="L37">
          <text:list-item>
            <text:p text:style-name="P388"><text:span text:style-name="CharStyle12"><text:tab/>A fool’s tongue is the ruin of</text:span></text:p>
          </text:list-item>
        </text:list>
        <text:p text:style-name="P125"><text:span text:style-name="CharStyle12">him,</text:span></text:p>
        <text:p text:style-name="P64"><text:span text:style-name="CharStyle12">his talk is a snare to himself.</text:span></text:p>
        <text:list xml:id="list182344748428306" text:continue-numbering="true" text:style-name="L37">
          <text:list-item>
            <text:p text:style-name="P388"><text:span text:style-name="CharStyle12"><text:tab/>The words of a slanderer are</text:span></text:p>
          </text:list-item>
        </text:list>
        <text:p text:style-name="P133"><text:span text:style-name="CharStyle12">like dainty morsels, swallowed and relished to the full.</text:span></text:p>
        <text:list xml:id="list182345618713765" text:continue-numbering="true" text:style-name="L37">
          <text:list-item>
            <text:p text:style-name="P419"><text:span text:style-name="CharStyle12"><text:tab/>A man slack at his work</text:span></text:p>
          </text:list-item>
        </text:list>
        <text:p text:style-name="P74"><text:span text:style-name="CharStyle12">is as bad as a waster.</text:span></text:p>
        <text:list xml:id="list182345344923853" text:continue-numbering="true" text:style-name="L37">
          <text:list-item>
            <text:p text:style-name="P444"><text:span text:style-name="CharStyle12"><text:tab/>The Eternal is a tower of strength:</text:span></text:p>
          </text:list-item>
        </text:list>
        <text:p text:style-name="P59"><text:span text:style-name="CharStyle12">good men run in and are se­cure.</text:span></text:p>
        <text:p text:style-name="P195"><text:span text:style-name="CharStyle12">u A rich man’s wealth is his stronghold,</text:span></text:p>
        <text:p text:style-name="P64"><text:span text:style-name="CharStyle12">like a bulwark—so he thinks!</text:span></text:p>
        <text:list xml:id="list2983204829141712934" text:style-name="L38">
          <text:list-item>
            <text:p text:style-name="P408"><text:soft-page-break/><text:span text:style-name="CharStyle13"><text:tab/></text:span><text:span text:style-name="CharStyle12">Haughtiness ends in disaster: to be humble is the way to honour.</text:span></text:p>
          </text:list-item>
        </text:list>
        <text:list xml:id="list5436782514977897021" text:style-name="L39">
          <text:list-item>
            <text:p text:style-name="P426"><text:span text:style-name="CharStyle12"><text:tab/>To answer a question before you have heard it, is silly and shameful.</text:span></text:p>
          </text:list-item>
        </text:list>
        <text:p text:style-name="P13"><text:span text:style-name="CharStyle12">A man of spirit bears his trouble, 14 but who can bear a broken spirit?</text:span></text:p>
        <text:p text:style-name="P164"><text:span text:style-name="CharStyle12">The thoughtful mind is eager to 15 know more;</text:span></text:p>
        <text:p text:style-name="P83"><text:span text:style-name="CharStyle12">the wise man longs to learn.</text:span></text:p>
        <text:p text:style-name="P164"><text:span text:style-name="CharStyle12">A present paves the way for any 16 suitor,</text:span></text:p>
        <text:p text:style-name="P83"><text:span text:style-name="CharStyle12">it wins him access to author­ities.</text:span></text:p>
        <text:p text:style-name="P13"><text:span text:style-name="CharStyle12">The man who pleads first seems 17 to be in the right; then comes the other man and sifts his case.</text:span></text:p>
        <text:p text:style-name="P22"><text:span text:style-name="CharStyle12">The lot ends a dispute,<text:tab/>18</text:span></text:p>
        <text:p text:style-name="P83"><text:span text:style-name="CharStyle12">it decides between powerful parties.</text:span></text:p>
        <text:p text:style-name="P13"><text:span text:style-name="CharStyle12">A man backed by his brother is 19 in a strong position, as well placed as a powerful citadel.</text:span></text:p>
        <text:p text:style-name="P164"><text:span text:style-name="CharStyle12">A man must answer for his 20 utterances,</text:span></text:p>
        <text:p text:style-name="P83"><text:span text:style-name="CharStyle12">and take the consequences of his words.</text:span></text:p>
        <text:p text:style-name="P164"><text:span text:style-name="CharStyle12">Death and life are determined 21 by the tongue:</text:span></text:p>
        <text:p text:style-name="P83"><text:span text:style-name="CharStyle12">the talkative must take the consequences.</text:span></text:p>
        <text:p text:style-name="P164"><text:span text:style-name="CharStyle12">To gain a good wife is to gain a 22 fortune—</text:span></text:p>
        <text:p text:style-name="P91"><text:span text:style-name="CharStyle12">a boon bestowed by the Eter­</text:span></text:p>
        <text:list xml:id="list182301829039311" text:style-name="L1">
          <text:list-item>
            <text:p text:style-name="P423"><text:span text:style-name="CharStyle12"><text:tab/>A dishonest witness shall not go</text:span></text:p>
          </text:list-item>
        </text:list>
        <text:p text:style-name="P126"><text:span text:style-name="CharStyle12">unpunished:</text:span></text:p>
        <text:p text:style-name="P67"><text:span text:style-name="CharStyle12">he who tells lies shall not es­cape.</text:span></text:p>
        <text:list xml:id="list4547296645729733377" text:style-name="L40">
          <text:list-item>
            <text:p text:style-name="P299"><text:span text:style-name="CharStyle12"><text:tab/>Wealth brings many a friend, but a poor man’s only friend will leave him.</text:span></text:p>
          </text:list-item>
        </text:list>
        <text:list xml:id="list182301713617670" text:style-name="L1">
          <text:list-item>
            <text:p text:style-name="P331"><text:span text:style-name="CharStyle12"><text:tab/>Many pay court to a bountiful</text:span></text:p>
          </text:list-item>
        </text:list>
        <text:p text:style-name="P125"><text:span text:style-name="CharStyle12">man:</text:span></text:p>
        <text:p text:style-name="P59"><text:span text:style-name="CharStyle12">all are friends of a man who gives presents.</text:span></text:p>
        <text:list xml:id="list182345214700639" text:continue-numbering="true" text:style-name="L1">
          <text:list-item>
            <text:p text:style-name="P334"><text:span text:style-name="CharStyle12"><text:tab/>If all a poor man’s kindred hate</text:span></text:p>
          </text:list-item>
        </text:list>
        <text:p text:style-name="P125"><text:span text:style-name="CharStyle12">him,</text:span></text:p>
        <text:p text:style-name="P64"><text:span text:style-name="CharStyle12">how much more will his friends hold aloof?</text:span></text:p>
        <text:list xml:id="list182346413868922" text:continue-numbering="true" text:style-name="L1">
          <text:list-item>
            <text:p text:style-name="P334"><text:span text:style-name="CharStyle12"><text:tab/>He who grows wise is a friend to</text:span></text:p>
          </text:list-item>
        </text:list>
        <text:p text:style-name="P125"><text:span text:style-name="CharStyle12">himself;</text:span></text:p>
        <text:p text:style-name="P59"><text:span text:style-name="CharStyle12">he who understands life will fare well.</text:span></text:p>
        <text:list xml:id="list182346484628606" text:continue-numbering="true" text:style-name="L1">
          <text:list-item>
            <text:p text:style-name="P312"><text:span text:style-name="CharStyle12"><text:tab/>A dishonest witness shall not go</text:span></text:p>
          </text:list-item>
        </text:list>
        <text:p text:style-name="P125"><text:span text:style-name="CharStyle12">unpunished;</text:span></text:p>
        <text:p text:style-name="P59"><text:span text:style-name="CharStyle12">he who tells lies shall perish.</text:span></text:p>
        <text:list xml:id="list182346275426983" text:continue-numbering="true" text:style-name="L1">
          <text:list-item>
            <text:p text:style-name="P343"><text:span text:style-name="CharStyle12"><text:tab/>Luxury is not fitting for a fool,</text:span></text:p>
          </text:list-item>
        </text:list>
        <text:p text:style-name="P59"><text:span text:style-name="CharStyle12">much less for a slave to lord it over nobles.</text:span></text:p>
        <text:list xml:id="list182346352204505" text:continue-numbering="true" text:style-name="L1">
          <text:list-item>
            <text:p text:style-name="P343"><text:span text:style-name="CharStyle12"><text:tab/>A man’s prudence will make him</text:span></text:p>
          </text:list-item>
        </text:list>
        <text:p text:style-name="P125"><text:span text:style-name="CharStyle12">slow to take offence; to pass over an offence is his glory.</text:span></text:p>
        <text:list xml:id="list182344805566742" text:continue-numbering="true" text:style-name="L1">
          <text:list-item>
            <text:p text:style-name="P343"><text:span text:style-name="CharStyle12"><text:tab/>The anger of a king is like a</text:span></text:p>
          </text:list-item>
        </text:list>
        <text:p text:style-name="P125"><text:span text:style-name="CharStyle12">lion’s roar;</text:span></text:p>
        <text:p text:style-name="P64"><text:span text:style-name="CharStyle12">his favour is like dew on grass.</text:span></text:p>
        <text:list xml:id="list182344534284324" text:continue-numbering="true" text:style-name="L1">
          <text:list-item>
            <text:p text:style-name="P343"><text:span text:style-name="CharStyle12"><text:tab/>A senseless son is a calamity to</text:span></text:p>
          </text:list-item>
        </text:list>
        <text:p text:style-name="P125"><text:soft-page-break/><text:span text:style-name="CharStyle12">his father,</text:span></text:p>
        <text:p text:style-name="P59"><text:span text:style-name="CharStyle12">and the nagging of a wife is an endless dripping.</text:span></text:p>
        <text:list xml:id="list182346239971078" text:continue-numbering="true" text:style-name="L1">
          <text:list-item>
            <text:p text:style-name="P319"><text:span text:style-name="CharStyle12"><text:tab/>House and riches a man inherits</text:span></text:p>
          </text:list-item>
        </text:list>
        <text:p text:style-name="P134"><text:span text:style-name="CharStyle12">from his father, but a sensible wife comes from the Eternal.</text:span></text:p>
        <text:list xml:id="list182346162313481" text:continue-numbering="true" text:style-name="L1">
          <text:list-item>
            <text:p text:style-name="P319"><text:span text:style-name="CharStyle12"><text:tab/>Laziness ends in a deep sleep;</text:span></text:p>
          </text:list-item>
        </text:list>
        <text:p text:style-name="P59"><text:span text:style-name="CharStyle12">an idle man shall be hungry.</text:span></text:p>
        <text:list xml:id="list182345818800655" text:continue-numbering="true" text:style-name="L1">
          <text:list-item>
            <text:p text:style-name="P319"><text:span text:style-name="CharStyle12"><text:tab/>He who obeys the law of God</text:span></text:p>
          </text:list-item>
        </text:list>
        <text:p text:style-name="P125"><text:span text:style-name="CharStyle12">safeguards his life: a man careless of God will die.</text:span></text:p>
        <text:list xml:id="list182344582629030" text:continue-numbering="true" text:style-name="L1">
          <text:list-item>
            <text:p text:style-name="P319"><text:span text:style-name="CharStyle12"><text:tab/>He who cares for the poor is</text:span></text:p>
          </text:list-item>
        </text:list>
        <text:p text:style-name="P125"><text:span text:style-name="CharStyle12">lending to the Eternal,</text:span></text:p>
        <text:p text:style-name="P84"><text:span text:style-name="CharStyle12">and for his kindness he shall be repaid.</text:span></text:p>
        <text:p text:style-name="P13"><text:span text:style-name="CharStyle12">Chastise your son, while there is 18 still hope of him, and do not let him run to ruin.</text:span></text:p>
        <text:p text:style-name="P167"><text:span text:style-name="CharStyle15">A man who is fined is furi- 19 ous,</text:span></text:p>
        <text:p text:style-name="P96"><text:span text:style-name="CharStyle12">but, even if you pay for him, you will have to pay again.</text:span></text:p>
        <text:p text:style-name="P164"><text:span text:style-name="CharStyle12">Listen to counsel and take ad- 20 vice,</text:span></text:p>
        <text:p text:style-name="P83"><text:span text:style-name="CharStyle12">that you may manage your life wisely.</text:span></text:p>
        <text:p text:style-name="P50"><text:span text:style-name="CharStyle12">Man thinks out many a plan, 21 but ’tis the Eternal’s purpose that prevails.</text:span></text:p>
        <text:p text:style-name="P162"><text:span text:style-name="CharStyle12">Friendliness bears fruit for a 22 man:</text:span></text:p>
        <text:p text:style-name="P84"><text:span text:style-name="CharStyle12">better be poor and good than false.</text:span></text:p>
        <text:p text:style-name="P162"><text:span text:style-name="CharStyle12">Eeverence for the Eternal is the 23 way to life;</text:span></text:p>
        <text:p text:style-name="P84"><text:span text:style-name="CharStyle12">content with that, one never comes to harm.</text:span></text:p>
        <text:p text:style-name="P29"><text:span text:style-name="CharStyle12">The lazy man drops his hand 24 deep in the dish; he will not so much as lift it to his lips.</text:span></text:p>
        <text:p text:style-name="P162"><text:span text:style-name="CharStyle12">Beat a scoffer—and you teach 25 fools a lesson:</text:span></text:p>
        <text:p text:style-name="P84"><text:span text:style-name="CharStyle12">a man of sense needs only a reproof.</text:span></text:p>
        <text:p text:style-name="P29"><text:soft-page-break/><text:span text:style-name="CharStyle12">He who ill-treats his father and 26 expels his mother is a vile, despicable son.</text:span></text:p>
        <text:p text:style-name="P162"><text:span text:style-name="CharStyle12">Cease not, my son, to listen to 27 instruction,</text:span></text:p>
        <text:p text:style-name="P84"><text:span text:style-name="CharStyle12">and never turn away from a wise teacher.</text:span></text:p>
        <text:p text:style-name="P162"><text:span text:style-name="CharStyle12">A rascal of a witness scoffs at 28 justice,</text:span></text:p>
        <text:p text:style-name="P84"><text:span text:style-name="CharStyle12">and perjury pours from a scoundrel’s lips.</text:span></text:p>
        <text:p text:style-name="P162"><text:span text:style-name="CharStyle12">Punishment is prepared for 29 scoffers,</text:span></text:p>
        <text:p text:style-name="P84"><text:span text:style-name="CharStyle12">and the lash for the back of a fool</text:span></text:p>
      </text:section>
      <text:section text:style-name="Sect3" text:name="Section6">
        <text:h text:style-name="P492" text:outline-level="1"><text:bookmark-start text:name="bookmark0"/><text:span text:style-name="CharStyle30">mu® </text:span><text:span text:style-name="CharStyle31">%</text:span><text:bookmark-end text:name="bookmark0"/></text:h>
      </text:section>
      <text:section text:style-name="Sect4" text:name="Section7">
        <text:p text:style-name="P2"/>
        <text:p text:style-name="P1"/>
      </text:section>
      <text:section text:style-name="Sect5" text:name="Section8">
        <text:p text:style-name="P1"><draw:frame draw:style-name="fr9" draw:name="38" text:anchor-type="paragraph" svg:x="1.7626in" svg:y="0.0634in" svg:width="0.2764in" svg:height="0.0161in" draw:z-index="54"><draw:image xlink:href="Pictures/100000000000002A0000001A2CFEB480.jpg" xlink:type="simple" xlink:show="embed" xlink:actuate="onLoad"/><draw:contour-polygon svg:width="0.2764in" svg:height="0.1728in" svg:viewBox="0 0 702 439" draw:points="0,0 702,0 702,439 0,439" draw:recreate-on-edit="true"/></draw:frame><draw:frame draw:style-name="fr4" draw:name="39" text:anchor-type="paragraph" svg:x="6.2925in" svg:y="6.0165in" draw:z-index="55"><draw:text-box fo:min-height="0.2402in" fo:min-width="0.1165in"><text:p text:style-name="P42"><text:span text:style-name="CharStyle16">k</text:span></text:p></draw:text-box></draw:frame></text:p>
        <text:p text:style-name="P13"><text:span text:style-name="CharStyle12">Wine means mockery, liq­uor means brawling; there is no sense in reeling under drink.</text:span></text:p>
        <text:list xml:id="list7771074114272889179" text:style-name="L41">
          <text:list-item>
            <text:p text:style-name="P379"><text:span text:style-name="CharStyle12"><text:tab/>A king’s threat scares men, like</text:span></text:p>
          </text:list-item>
        </text:list>
        <text:p text:style-name="P125"><text:span text:style-name="CharStyle12">a lion roaring;</text:span></text:p>
        <text:p text:style-name="P59"><text:span text:style-name="CharStyle12">he who provokes him is in danger.</text:span></text:p>
        <text:list xml:id="list182345218342509" text:continue-numbering="true" text:style-name="L41">
          <text:list-item>
            <text:p text:style-name="P379"><text:span text:style-name="CharStyle12"><text:tab/>It does men honour to keep clear</text:span></text:p>
          </text:list-item>
        </text:list>
        <text:p text:style-name="P125"><text:span text:style-name="CharStyle12">of strife:</text:span></text:p>
        <text:p text:style-name="P59"><text:span text:style-name="CharStyle12">a fool quarrels with everyone.</text:span></text:p>
        <text:list xml:id="list182346133391655" text:continue-numbering="true" text:style-name="L41">
          <text:list-item>
            <text:p text:style-name="P379"><text:span text:style-name="CharStyle12"><text:tab/>In the cold season a lazy man</text:span></text:p>
          </text:list-item>
        </text:list>
        <text:p text:style-name="P125"><text:span text:style-name="CharStyle12">will not plough; so he expects a crop in vain at harvest.</text:span></text:p>
        <text:list xml:id="list182345564780850" text:continue-numbering="true" text:style-name="L41">
          <text:list-item>
            <text:p text:style-name="P379"><text:span text:style-name="CharStyle12"><text:tab/>A man’s mind may lie deep as</text:span></text:p>
          </text:list-item>
        </text:list>
        <text:p text:style-name="P125"><text:span text:style-name="CharStyle12">water in a well, but a clever man will draw it from him.</text:span></text:p>
        <text:list xml:id="list182344697001752" text:continue-numbering="true" text:style-name="L41">
          <text:list-item>
            <text:p text:style-name="P379"><text:span text:style-name="CharStyle12"><text:tab/>Many a person is called kind,</text:span></text:p>
          </text:list-item>
        </text:list>
        <text:p text:style-name="P59"><text:span text:style-name="CharStyle12">but a trustworthy man is a rare find.</text:span></text:p>
        <text:list xml:id="list182345789400551" text:continue-numbering="true" text:style-name="L41">
          <text:list-item>
            <text:p text:style-name="P379"><text:span text:style-name="CharStyle12"><text:tab/>A blameless, upright man—</text:span></text:p>
          </text:list-item>
        </text:list>
        <text:p text:style-name="P59"><text:span text:style-name="CharStyle12">happy are the children who come after him!</text:span></text:p>
        <text:list xml:id="list182344726746736" text:continue-numbering="true" text:style-name="L41">
          <text:list-item>
            <text:p text:style-name="P379"><text:span text:style-name="CharStyle12"><text:tab/>A monarch seated on the throne</text:span></text:p>
          </text:list-item>
        </text:list>
        <text:p text:style-name="P125"><text:span text:style-name="CharStyle12">of justice</text:span></text:p>
        <text:p text:style-name="P59"><text:span text:style-name="CharStyle12">scatters all crime before him.</text:span></text:p>
        <text:list xml:id="list182346193066271" text:continue-numbering="true" text:style-name="L41">
          <text:list-item>
            <text:p text:style-name="P379"><text:span text:style-name="CharStyle12"><text:tab/>Who can say, “I have made my</text:span></text:p>
          </text:list-item>
        </text:list>
        <text:p text:style-name="P125"><text:span text:style-name="CharStyle12">heart clean,</text:span></text:p>
        <text:list xml:id="list9210686962123124976" text:style-name="L42">
          <text:list-item>
            <text:p text:style-name="P472"><text:soft-page-break/><text:span text:style-name="CharStyle12"><text:tab/>am pure and sinless”? io Different weights and different measures,</text:span></text:p>
          </text:list-item>
        </text:list>
        <text:p text:style-name="P213"><text:span text:style-name="CharStyle12">the Eternal loathes them alike, ix Even a child is known by what he does,</text:span></text:p>
        <text:p text:style-name="P59"><text:span text:style-name="CharStyle12">as he behaves well or ill.</text:span></text:p>
        <text:list xml:id="list6740909146781346890" text:style-name="L43">
          <text:list-item>
            <text:p text:style-name="P390"><text:span text:style-name="CharStyle12"><text:tab/>The ear that hears, the eye that</text:span></text:p>
          </text:list-item>
        </text:list>
        <text:p text:style-name="P125"><text:span text:style-name="CharStyle12">sees,</text:span></text:p>
        <text:p text:style-name="P59"><text:span text:style-name="CharStyle12">the Eternal made them both.</text:span></text:p>
        <text:list xml:id="list182345176173866" text:continue-numbering="true" text:style-name="L43">
          <text:list-item>
            <text:p text:style-name="P390"><text:span text:style-name="CharStyle12"><text:tab/>Love not sleep, lest you fall into</text:span></text:p>
          </text:list-item>
        </text:list>
        <text:p text:style-name="P125"><text:span text:style-name="CharStyle12">poverty:</text:span></text:p>
        <text:p text:style-name="P59"><text:span text:style-name="CharStyle12">waken, and you will have ample food.</text:span></text:p>
        <text:list xml:id="list182345411819326" text:continue-numbering="true" text:style-name="L43">
          <text:list-item>
            <text:p text:style-name="P390"><text:span text:style-name="CharStyle12"><text:tab/>“Poor stuff! poor stuff!” a man</text:span></text:p>
          </text:list-item>
        </text:list>
        <text:p text:style-name="P125"><text:span text:style-name="CharStyle12">says, as he buys; but when he leaves, he boasts about his bargain.</text:span></text:p>
        <text:list xml:id="list182344555782714" text:continue-numbering="true" text:style-name="L43">
          <text:list-item>
            <text:p text:style-name="P390"><text:span text:style-name="CharStyle12"><text:tab/>Gold, wealth of rubies, jewels</text:span></text:p>
          </text:list-item>
        </text:list>
        <text:p text:style-name="P125"><text:span text:style-name="CharStyle12">rare—</text:span></text:p>
        <text:p text:style-name="P63"><text:span text:style-name="CharStyle12">such are wise words.</text:span></text:p>
        <text:p text:style-name="P162"><text:span text:style-name="CharStyle12">He has gone bail for a man?— 16 then seize him!</text:span></text:p>
        <text:p text:style-name="P84"><text:span text:style-name="CharStyle12">hold him to what he has pledged!</text:span></text:p>
        <text:p text:style-name="P162"><text:span text:style-name="CharStyle12">Food won by fraud has a sweet 17 taste,</text:span></text:p>
        <text:p text:style-name="P84"><text:span text:style-name="CharStyle12">but later on the mouth gets filled with gravel.</text:span></text:p>
        <text:p text:style-name="P162"><text:span text:style-name="CharStyle12">Take counsel when you form a 18 plan,</text:span></text:p>
        <text:p text:style-name="P84"><text:span text:style-name="CharStyle12">and have some policy when you make war.</text:span></text:p>
        <text:p text:style-name="P33"><text:span text:style-name="CharStyle12">Talebearers let out secrets:<text:tab/>19</text:span></text:p>
        <text:p text:style-name="P84"><text:span text:style-name="CharStyle12">have nothing to do with a gossip.</text:span></text:p>
        <text:p text:style-name="P162"><text:span text:style-name="CharStyle12">He who curses his father or his 20 mother,</text:span></text:p>
        <text:p text:style-name="P84"><text:span text:style-name="CharStyle12">his lamp of life will go out in black darkness.</text:span></text:p>
        <text:p text:style-name="P162"><text:soft-page-break/><text:span text:style-name="CharStyle12">Money made hurriedly at the 21 start</text:span></text:p>
        <text:p text:style-name="P84"><text:span text:style-name="CharStyle12">turns out unblessed at the end.</text:span></text:p>
        <text:p text:style-name="P162"><text:span text:style-name="CharStyle12">Never say, “I will revenge my 22 wrongs”;</text:span></text:p>
        <text:p text:style-name="P84"><text:span text:style-name="CharStyle12">wait for the Eternal to help you.</text:span></text:p>
        <text:p text:style-name="P162"><text:span text:style-name="CharStyle12">Different weights are loathsome 23 to the Eternal;</text:span></text:p>
        <text:p text:style-name="P84"><text:span text:style-name="CharStyle12">a false balance is unfair.</text:span></text:p>
        <text:p text:style-name="P162"><text:span text:style-name="CharStyle12">Man’s movements are controlled 24 by the Eternal;</text:span></text:p>
        <text:p text:style-name="P84"><text:span text:style-name="CharStyle12">then how can any understand his life?</text:span></text:p>
        <text:p text:style-name="P162"><text:span text:style-name="CharStyle12">Man’s conscience is the lamp of 27 the Eternal,</text:span></text:p>
        <text:p text:style-name="P84"><text:span text:style-name="CharStyle12">flashing into his inmost soul.</text:span></text:p>
        <text:p text:style-name="P162"><text:span text:style-name="CharStyle12">’Tis perilous to say rashly, “This 2s is sacred!”</text:span></text:p>
        <text:p text:style-name="P97"><text:span text:style-name="CharStyle12">and then reconsider your vow.</text:span></text:p>
        <text:p text:style-name="P30"><text:span text:style-name="CharStyle12">A wise king scatters wicked men; 26</text:span></text:p>
        <text:p text:style-name="P84"><text:span text:style-name="CharStyle12">he drives hard over them.</text:span></text:p>
        <text:p text:style-name="P162"><text:span text:style-name="CharStyle12">Kindness and duty are a king’s 28 safeguard;</text:span></text:p>
        <text:p text:style-name="P97"><text:span text:style-name="CharStyle12">his throne rests upon justice.</text:span></text:p>
        <text:p text:style-name="P162"><text:span text:style-name="CharStyle12">A young man’s strength is his 29 charm;</text:span></text:p>
        <text:p text:style-name="P84"><text:span text:style-name="CharStyle12">and grey hairs make an old man beautiful.</text:span></text:p>
      </text:section>
      <text:section text:style-name="Sect2" text:name="Section9">
        <text:p text:style-name="P490"><draw:frame draw:style-name="fr10" draw:name="40" text:anchor-type="paragraph" svg:x="2.0528in" svg:y="0.4264in" svg:width="0.2634in" svg:height="0.0161in" draw:z-index="56"><draw:image xlink:href="Pictures/10000000000000280000001B26B09B11.jpg" xlink:type="simple" xlink:show="embed" xlink:actuate="onLoad"/><draw:contour-polygon svg:width="0.263in" svg:height="0.1764in" svg:viewBox="0 0 668 448" draw:points="0,0 668,0 668,448 0,448" draw:recreate-on-edit="true"/></draw:frame></text:p>
        <text:p text:style-name="P13"><text:span text:style-name="CharStyle12">30 Blows and bruises tell for good; they go deep into the very soul.</text:span></text:p>
        <text:p text:style-name="P13"><text:span text:style-name="CharStyle12">The Eternal sways the king’s heart like a water-course; he turns it as he pleases.</text:span></text:p>
        <text:list xml:id="list8302045302030562116" text:style-name="L44">
          <text:list-item>
            <text:p text:style-name="P389"><text:span text:style-name="CharStyle12"><text:tab/>Man’s ways are always right in</text:span></text:p>
          </text:list-item>
        </text:list>
        <text:p text:style-name="P206"><text:span text:style-name="CharStyle12">his own eyes,</text:span></text:p>
        <text:p text:style-name="P138"><text:span text:style-name="CharStyle12">but the Eternal has the ver­dict on his life.</text:span></text:p>
        <text:list xml:id="list182344825392003" text:continue-numbering="true" text:style-name="L44">
          <text:list-item>
            <text:p text:style-name="P479"><text:span text:style-name="CharStyle25"><text:tab/>Justice and fairness</text:span></text:p>
          </text:list-item>
        </text:list>
        <text:p text:style-name="P138"><text:span text:style-name="CharStyle12">please the Eternal more than sacrifices.</text:span></text:p>
        <text:list xml:id="list182345310237595" text:continue-numbering="true" text:style-name="L44">
          <text:list-item>
            <text:p text:style-name="P389"><text:span text:style-name="CharStyle12"><text:tab/>Haughty looks, a proud heart,</text:span></text:p>
          </text:list-item>
        </text:list>
        <text:p text:style-name="P138"><text:span text:style-name="CharStyle12">showy splendour—it is all sin.</text:span></text:p>
        <text:list xml:id="list182344797307000" text:continue-numbering="true" text:style-name="L44">
          <text:list-item>
            <text:p text:style-name="P389"><text:span text:style-name="CharStyle12"><text:tab/>A diligent soul will have plenty,</text:span></text:p>
          </text:list-item>
        </text:list>
        <text:p text:style-name="P137"><text:span text:style-name="CharStyle12">but lazy creatures will all end in poverty.</text:span></text:p>
        <text:list xml:id="list182346436154610" text:continue-numbering="true" text:style-name="L44">
          <text:list-item>
            <text:p text:style-name="P479"><text:span text:style-name="CharStyle25"><text:tab/>A man making money by fraud</text:span></text:p>
          </text:list-item>
        </text:list>
        <text:p text:style-name="P138"><text:span text:style-name="CharStyle12">chases a bubble to his own doom.</text:span></text:p>
        <text:list xml:id="list182345832177271" text:continue-numbering="true" text:style-name="L44">
          <text:list-item>
            <text:p text:style-name="P389"><text:span text:style-name="CharStyle12"><text:tab/>The evil are undone by their own</text:span></text:p>
          </text:list-item>
        </text:list>
        <text:p text:style-name="P206"><text:span text:style-name="CharStyle12">tyranny,</text:span></text:p>
        <text:p text:style-name="P138"><text:span text:style-name="CharStyle12">since they will not deal justly.</text:span></text:p>
        <text:list xml:id="list182346361710106" text:continue-numbering="true" text:style-name="L44">
          <text:list-item>
            <text:p text:style-name="P389"><text:span text:style-name="CharStyle12"><text:tab/>The insolent follow a crooked</text:span></text:p>
          </text:list-item>
        </text:list>
        <text:p text:style-name="P206"><text:span text:style-name="CharStyle12">course:</text:span></text:p>
        <text:p text:style-name="P137"><text:span text:style-name="CharStyle12">the good man’s life is straight.</text:span></text:p>
        <text:list xml:id="list182346525900323" text:continue-numbering="true" text:style-name="L44">
          <text:list-item>
            <text:p text:style-name="P389"><text:span text:style-name="CharStyle12"><text:tab/>Better a corner on the roof</text:span></text:p>
          </text:list-item>
        </text:list>
        <text:p text:style-name="P138"><text:span text:style-name="CharStyle12">than a room inside the man­sion with a nagging wife.</text:span></text:p>
        <text:list xml:id="list182345042148041" text:continue-numbering="true" text:style-name="L44">
          <text:list-item>
            <text:p text:style-name="P445"><text:span text:style-name="CharStyle12"><text:tab/>Bad men are bent on doing harm;</text:span></text:p>
          </text:list-item>
        </text:list>
        <text:p text:style-name="P138"><text:span text:style-name="CharStyle12">none wins a kindly thought from them.</text:span></text:p>
        <text:p text:style-name="P13"><text:soft-page-break/><text:span text:style-name="CharStyle12">n When a scoffer is punished, the fool gets a lesson: men of sense learn by being taught.</text:span></text:p>
        <text:list xml:id="list6154916406901221434" text:style-name="L45">
          <text:list-item>
            <text:p text:style-name="P391"><text:span text:style-name="CharStyle12"><text:tab/>A just God cares for the good,</text:span></text:p>
          </text:list-item>
        </text:list>
        <text:p text:style-name="P138"><text:span text:style-name="CharStyle12">but he brings down the wicked with a crash.</text:span></text:p>
        <text:list xml:id="list182345252643520" text:continue-numbering="true" text:style-name="L45">
          <text:list-item>
            <text:p text:style-name="P391"><text:span text:style-name="CharStyle32"><text:tab/>He </text:span><text:span text:style-name="CharStyle12">who is deaf to the cry of the</text:span></text:p>
          </text:list-item>
        </text:list>
        <text:p text:style-name="P206"><text:span text:style-name="CharStyle12">poor,</text:span></text:p>
        <text:p text:style-name="P138"><text:span text:style-name="CharStyle12">one day his own cry shall not be heard.</text:span></text:p>
        <text:list xml:id="list182344429021242" text:continue-numbering="true" text:style-name="L45">
          <text:list-item>
            <text:p text:style-name="P392"><text:span text:style-name="CharStyle12"><text:tab/>A secret bribe appeases anger,</text:span></text:p>
          </text:list-item>
        </text:list>
        <text:p text:style-name="P140"><text:span text:style-name="CharStyle12">a present slipped into the hand will allay fury.</text:span></text:p>
        <text:p text:style-name="P164"><text:span text:style-name="CharStyle12">Justice done is a delight to good 15</text:span></text:p>
        <text:p text:style-name="P203"><text:span text:style-name="CharStyle12">men,</text:span></text:p>
        <text:p text:style-name="P85"><text:span text:style-name="CharStyle12">and dismay to evildoers.</text:span></text:p>
        <text:p text:style-name="P164"><text:span text:style-name="CharStyle12">A man who wanders out of the 16 right road</text:span></text:p>
        <text:p text:style-name="P192"><text:span text:style-name="CharStyle12">will find his rest among the dead below.</text:span></text:p>
        <text:p text:style-name="P164"><text:span text:style-name="CharStyle12">He who is fond of pleasure will 17 grow poor;</text:span></text:p>
        <text:p text:style-name="P192"><text:span text:style-name="CharStyle12">he who is fond of wine and oil never grows rich.</text:span></text:p>
        <text:p text:style-name="P164"><text:span text:style-name="CharStyle12">The evil have to pay the pen- 18 alty;</text:span></text:p>
        <text:p text:style-name="P192"><text:span text:style-name="CharStyle12">the faithless are punished, not the upright.</text:span></text:p>
        <text:p text:style-name="P164"><text:span text:style-name="CharStyle12">Better live in a lonely desert 19</text:span></text:p>
        <text:p text:style-name="P192"><text:span text:style-name="CharStyle12">than beside a nagging, quar­relsome woman.</text:span></text:p>
        <text:p text:style-name="P164"><text:span text:style-name="CharStyle12">The provident store up precious 20 treasure,</text:span></text:p>
        <text:p text:style-name="P192"><text:span text:style-name="CharStyle12">only to have it squandered by a fool.</text:span></text:p>
        <text:p text:style-name="P164"><text:span text:style-name="CharStyle12">By following justice and kind- 21 ness,</text:span></text:p>
        <text:p text:style-name="P192"><text:span text:style-name="CharStyle12">a man finds long life and wins honour.</text:span></text:p>
        <text:p text:style-name="P164"><text:span text:style-name="CharStyle12">A clever man can scale a 22 mighty city,</text:span></text:p>
        <text:p text:style-name="P192"><text:soft-page-break/><text:span text:style-name="CharStyle12">and lay the vaunted strong­hold low.</text:span></text:p>
        <text:p text:style-name="P164"><text:span text:style-name="CharStyle32">He </text:span><text:span text:style-name="CharStyle12">who is careful of his lips and 23 </text:span><text:span text:style-name="CharStyle32">tongue</text:span></text:p>
        <text:p text:style-name="P192"><text:span text:style-name="CharStyle12">will manage to keep clear of trouble.</text:span></text:p>
        <text:p text:style-name="P164"><text:span text:style-name="CharStyle12">A man who acts with insolent 24 disdain,</text:span></text:p>
        <text:p text:style-name="P194"><text:span text:style-name="CharStyle12">an arrogant, haughty man— the name for him is “scoffer.”</text:span></text:p>
        <text:p text:style-name="P166"><text:span text:style-name="CharStyle12">A lazy man’s ease is his undoing, 25</text:span></text:p>
        <text:p text:style-name="P89"><text:span text:style-name="CharStyle12">for his hands will not labour;</text:span></text:p>
        <text:p text:style-name="P166"><text:span text:style-name="CharStyle12">all the day long he rests at ease— 26</text:span></text:p>
        <text:p text:style-name="P193"><text:span text:style-name="CharStyle12">while the good man works on unceasing.</text:span></text:p>
        <text:p text:style-name="P164"><text:span text:style-name="CharStyle12">Sacrifice from evil men God 27 loathes—</text:span></text:p>
        <text:p text:style-name="P192"><text:span text:style-name="CharStyle12">much more, when it is offered to atone for crime.</text:span></text:p>
        <text:p text:style-name="P164"><text:span text:style-name="CharStyle12">A dishonest witness shall perish, 28</text:span></text:p>
      </text:section>
      <text:section text:style-name="Sect2" text:name="Section10">
        <text:p text:style-name="P473"><draw:frame draw:style-name="fr7" draw:name="41" text:anchor-type="paragraph" svg:x="2.0429in" svg:y="1.8799in" svg:width="0.2665in" svg:height="0.0161in" draw:z-index="57"><draw:image xlink:href="Pictures/10000000000000280000001A79CA592C.jpg" xlink:type="simple" xlink:show="embed" xlink:actuate="onLoad"/><draw:contour-polygon svg:width="0.2665in" svg:height="0.1728in" svg:viewBox="0 0 677 439" draw:points="0,0 677,0 677,439 0,439" draw:recreate-on-edit="true"/></draw:frame><text:span text:style-name="CharStyle12">but a truthful'man will never be forgotten.</text:span></text:p>
        <text:list xml:id="list182302411722365" text:style-name="L36">
          <text:list-item>
            <text:p text:style-name="P393"><text:span text:style-name="CharStyle12"><text:tab/>Rascals are impudent,</text:span></text:p>
          </text:list-item>
        </text:list>
        <text:p text:style-name="P137"><text:span text:style-name="CharStyle12">but honest men watch them­selves anxiously.</text:span></text:p>
        <text:list xml:id="list182344681869570" text:continue-numbering="true" text:style-name="L36">
          <text:list-item>
            <text:p text:style-name="P393"><text:span text:style-name="CharStyle12"><text:tab/>Intelligence, skill, strategy—</text:span></text:p>
          </text:list-item>
        </text:list>
        <text:p text:style-name="P138"><text:span text:style-name="CharStyle12">none can avail against the Eternal.</text:span></text:p>
        <text:list xml:id="list182344712776410" text:continue-numbering="true" text:style-name="L36">
          <text:list-item>
            <text:p text:style-name="P393"><text:span text:style-name="CharStyle12"><text:tab/>Chargers are harnessed for the</text:span></text:p>
          </text:list-item>
        </text:list>
        <text:p text:style-name="P221"><text:span text:style-name="CharStyle12">battle,</text:span></text:p>
        <text:p text:style-name="P142"><text:span text:style-name="CharStyle12">but saving victory comes from the Eternal.</text:span></text:p>
        <text:p text:style-name="P80"><text:span text:style-name="CharStyle12">Reputation is a better choice than riches; esteem is more than money.</text:span></text:p>
        <text:list xml:id="list532799367442723152" text:style-name="L46">
          <text:list-item>
            <text:p text:style-name="P306"><text:span text:style-name="CharStyle12"><text:tab/>Rich and poor stand side by</text:span></text:p>
          </text:list-item>
        </text:list>
        <text:p text:style-name="P222"><text:span text:style-name="CharStyle12">side:</text:span></text:p>
        <text:p text:style-name="P142"><text:span text:style-name="CharStyle12">it was the Eternal who made them all.</text:span></text:p>
        <text:list xml:id="list182346412387844" text:continue-numbering="true" text:style-name="L46">
          <text:list-item>
            <text:p text:style-name="P394"><text:span text:style-name="CharStyle12"><text:tab/>A cautious man sees danger and</text:span></text:p>
          </text:list-item>
        </text:list>
        <text:p text:style-name="P221"><text:span text:style-name="CharStyle12">takes cover:</text:span></text:p>
        <text:p text:style-name="P138"><text:span text:style-name="CharStyle12">a simpleton strolls on—and pays for it.</text:span></text:p>
        <text:list xml:id="list182301949971279" text:style-name="L40">
          <text:list-item>
            <text:p text:style-name="P395"><text:span text:style-name="CharStyle12"><text:tab/>On crooked courses men step</text:span></text:p>
          </text:list-item>
        </text:list>
        <text:p text:style-name="P221"><text:span text:style-name="CharStyle12">into snares:</text:span></text:p>
        <text:p text:style-name="P137"><text:span text:style-name="CharStyle12">a careful man avoids them.</text:span></text:p>
        <text:list xml:id="list182301830335605" text:style-name="L46">
          <text:list-item>
            <text:p text:style-name="P394"><text:span text:style-name="CharStyle12"><text:tab/>The humble and the reverent</text:span></text:p>
          </text:list-item>
        </text:list>
        <text:p text:style-name="P221"><text:span text:style-name="CharStyle12">are rewarded</text:span></text:p>
        <text:p text:style-name="P138"><text:span text:style-name="CharStyle12">with wealth and honour and long life.</text:span></text:p>
        <text:list xml:id="list182302397124613" text:style-name="L40">
          <text:list-item>
            <text:p text:style-name="P380"><text:span text:style-name="CharStyle12"><text:tab/>Train a child for his proper</text:span></text:p>
          </text:list-item>
        </text:list>
        <text:p text:style-name="P221"><text:span text:style-name="CharStyle12">trade,</text:span></text:p>
        <text:p text:style-name="P138"><text:span text:style-name="CharStyle12">and he will never leave it, even when he is old.</text:span></text:p>
        <text:list xml:id="list182346337781535" text:continue-numbering="true" text:style-name="L40">
          <text:list-item>
            <text:p text:style-name="P396"><text:soft-page-break/><text:span text:style-name="CharStyle12"><text:tab/>The rich rule over the poor,</text:span></text:p>
          </text:list-item>
        </text:list>
        <text:p text:style-name="P138"><text:span text:style-name="CharStyle12">and the borrower is a slave to the lender.</text:span></text:p>
        <text:list xml:id="list182345367880229" text:continue-numbering="true" text:style-name="L40">
          <text:list-item>
            <text:p text:style-name="P396"><text:span text:style-name="CharStyle12"><text:tab/>A man who sows evil has a har­</text:span></text:p>
          </text:list-item>
        </text:list>
        <text:p text:style-name="P221"><text:span text:style-name="CharStyle12">vest of trouble; his labour goes for nothing.</text:span></text:p>
        <text:list xml:id="list182345809021114" text:continue-numbering="true" text:style-name="L40">
          <text:list-item>
            <text:p text:style-name="P396"><text:span text:style-name="CharStyle12"><text:tab/>A generous man will have God’s</text:span></text:p>
          </text:list-item>
        </text:list>
        <text:p text:style-name="P221"><text:span text:style-name="CharStyle12">blessing,</text:span></text:p>
        <text:p text:style-name="P138"><text:span text:style-name="CharStyle12">because he shares his food with poor folk.</text:span></text:p>
        <text:list xml:id="list182344532790606" text:continue-numbering="true" text:style-name="L40">
          <text:list-item>
            <text:p text:style-name="P456"><text:span text:style-name="CharStyle12"><text:tab/>Get rid of a scoffer, and quarrels cease,</text:span></text:p>
          </text:list-item>
        </text:list>
        <text:p text:style-name="P97"><text:span text:style-name="CharStyle12">disputes and insults are no more.</text:span></text:p>
        <text:p text:style-name="P148"><text:span text:style-name="CharStyle12">The Eternal loves a pure heart; ix kings love courtly speech.</text:span></text:p>
        <text:p text:style-name="P56"><text:span text:style-name="CharStyle12">The Eternal is keen-eyed, alert; 12 he foils the plans of faithless men.</text:span></text:p>
        <text:p text:style-name="P164"><text:span text:style-name="CharStyle12">The sluggard says, “There’s a 13 lion outside,”</text:span></text:p>
        <text:p text:style-name="P83"><text:span text:style-name="CharStyle12">or, “I shall be murdered in the street.”</text:span></text:p>
        <text:p text:style-name="P13"><text:span text:style-name="CharStyle12">The wiles of a loose woman are 14 a deep, deep pit; a man under God’s anger falls into it.</text:span></text:p>
        <text:p text:style-name="P164"><text:span text:style-name="CharStyle12">Folly clings to the mind of a if child;</text:span></text:p>
        <text:p text:style-name="P83"><text:span text:style-name="CharStyle12">the rod will drive it away.</text:span></text:p>
        <text:p text:style-name="P162"><text:span text:style-name="CharStyle12">A man may crush the poor and 16 so be rich,</text:span></text:p>
        <text:p text:style-name="P97"><text:span text:style-name="CharStyle12">but presents to the rich will only make him poor.</text:span></text:p>
        <text:p text:style-name="P162"><text:span text:style-name="CharStyle12">Bend your ear, listen to wise 17 words,</text:span></text:p>
        <text:p text:style-name="P84"><text:span text:style-name="CharStyle12">study to understand their charm;</text:span></text:p>
        <text:p text:style-name="P34"><text:span text:style-name="CharStyle12">ever keep them in mind,<text:tab/>18</text:span></text:p>
        <text:p text:style-name="P84"><text:span text:style-name="CharStyle12">all ready on your lips.</text:span></text:p>
        <text:list xml:id="list3387026389435704005" text:style-name="L47">
          <text:list-item>
            <text:p text:style-name="P474"><text:span text:style-name="CharStyle12"><text:tab/>am still teaching you my 19 truths,</text:span></text:p>
          </text:list-item>
        </text:list>
        <text:p text:style-name="P84"><text:span text:style-name="CharStyle12">that you may rely on the Eternal.</text:span></text:p>
        <text:p text:style-name="P162"><text:soft-page-break/><text:span text:style-name="CharStyle12">But have I not written them for 20 you already,</text:span></text:p>
        <text:p text:style-name="P84"><text:span text:style-name="CharStyle12">instructions about knowledge,</text:span></text:p>
        <text:p text:style-name="P162"><text:span text:style-name="CharStyle12">that you might understand them 21 for yourself,</text:span></text:p>
        <text:p text:style-name="P81"><text:span text:style-name="CharStyle12">and answer all inquirers?</text:span></text:p>
        <text:p text:style-name="P164"><text:span text:style-name="CharStyle12">Rob not the poor because he is 22 poor,</text:span></text:p>
        <text:p text:style-name="P83"><text:span text:style-name="CharStyle12">waste not the weak with law­suits;</text:span></text:p>
        <text:p text:style-name="P164"><text:span text:style-name="CharStyle12">for the Eternal will take their 23 part,</text:span></text:p>
        <text:p text:style-name="P83"><text:span text:style-name="CharStyle12">he will rob robbers of their life.</text:span></text:p>
      </text:section>
      <text:section text:style-name="Sect2" text:name="Section11">
        <text:list xml:id="list3120431490700151773" text:style-name="L48">
          <text:list-item>
            <text:p text:style-name="P431"><draw:frame draw:style-name="fr11" draw:name="42" text:anchor-type="paragraph" svg:x="2.0465in" svg:y="2.6236in" svg:width="0.2634in" svg:height="0.0161in" draw:z-index="58"><draw:image xlink:href="Pictures/10000000000000280000001B1489B612.jpg" xlink:type="simple" xlink:show="embed" xlink:actuate="onLoad"/><draw:contour-polygon svg:width="0.263in" svg:height="0.1764in" svg:viewBox="0 0 668 448" draw:points="0,0 668,0 668,448 0,448" draw:recreate-on-edit="true"/></draw:frame><text:span text:style-name="CharStyle12"><text:tab/>Never join anyone who gets</text:span></text:p>
          </text:list-item>
        </text:list>
        <text:p text:style-name="P206"><text:span text:style-name="CharStyle12">angry,</text:span></text:p>
        <text:p text:style-name="P59"><text:span text:style-name="CharStyle12">never deal with a hot-tempered man;</text:span></text:p>
        <text:list xml:id="list182344646432044" text:continue-numbering="true" text:style-name="L48">
          <text:list-item>
            <text:p text:style-name="P371"><text:span text:style-name="CharStyle12"><text:tab/>for you may learn his ways</text:span></text:p>
          </text:list-item>
        </text:list>
        <text:p text:style-name="P59"><text:span text:style-name="CharStyle12">and land yourself in danger.</text:span></text:p>
        <text:list xml:id="list182345736268588" text:continue-numbering="true" text:style-name="L48">
          <text:list-item>
            <text:p text:style-name="P371"><text:span text:style-name="CharStyle12"><text:tab/>Never be one of those who give</text:span></text:p>
          </text:list-item>
        </text:list>
        <text:p text:style-name="P206"><text:span text:style-name="CharStyle12">bail,</text:span></text:p>
        <text:p text:style-name="P59"><text:span text:style-name="CharStyle12">who are sureties for debts;</text:span></text:p>
        <text:list xml:id="list182345702748953" text:continue-numbering="true" text:style-name="L48">
          <text:list-item>
            <text:p text:style-name="P371"><text:span text:style-name="CharStyle12"><text:tab/>for if you have nothing to pay,</text:span></text:p>
          </text:list-item>
        </text:list>
        <text:p text:style-name="P64"><text:span text:style-name="CharStyle12">your very bed will be seized.</text:span></text:p>
        <text:list xml:id="list182346150107462" text:continue-numbering="true" text:style-name="L48">
          <text:list-item>
            <text:p text:style-name="P371"><text:span text:style-name="CharStyle12"><text:tab/>Remove not an ancient land­</text:span></text:p>
          </text:list-item>
        </text:list>
        <text:p text:style-name="P206"><text:span text:style-name="CharStyle12">mark,</text:span></text:p>
        <text:p text:style-name="P59"><text:span text:style-name="CharStyle12">set up by your fathers.</text:span></text:p>
        <text:list xml:id="list182345824236846" text:continue-numbering="true" text:style-name="L48">
          <text:list-item>
            <text:p text:style-name="P371"><text:span text:style-name="CharStyle12"><text:tab/>You see a man skilful at his</text:span></text:p>
          </text:list-item>
        </text:list>
        <text:p text:style-name="P206"><text:span text:style-name="CharStyle12">work?</text:span></text:p>
        <text:p text:style-name="P59"><text:span text:style-name="CharStyle12">He shall enter the service of kings,</text:span></text:p>
        <text:p text:style-name="P213"><text:span text:style-name="CharStyle12">not the service of obscure men. When you are sitting at a ruler’s table, be careful how you eat;</text:span></text:p>
        <text:list xml:id="list3945552147881164720" text:style-name="L49">
          <text:list-item>
            <text:p text:style-name="P335"><text:span text:style-name="CharStyle12"><text:tab/>control yourself,</text:span></text:p>
          </text:list-item>
        </text:list>
        <text:p text:style-name="P59"><text:span text:style-name="CharStyle12">if you have a large appetite.</text:span></text:p>
        <text:list xml:id="list945042375847726439" text:style-name="L50">
          <text:list-item>
            <text:p text:style-name="P316"><text:span text:style-name="CharStyle12"><text:tab/>Toil not to grow rich;</text:span></text:p>
          </text:list-item>
        </text:list>
        <text:p text:style-name="P59"><text:span text:style-name="CharStyle12">renounce that aim:</text:span></text:p>
        <text:list xml:id="list182346431273929" text:continue-numbering="true" text:style-name="L50">
          <text:list-item>
            <text:p text:style-name="P316"><text:span text:style-name="CharStyle12"><text:tab/>wealth is no sooner seen than</text:span></text:p>
          </text:list-item>
        </text:list>
        <text:p text:style-name="P206"><text:span text:style-name="CharStyle12">gone,</text:span></text:p>
        <text:p text:style-name="P275"><text:span text:style-name="CharStyle12">it makes wings for itself, like an eagle flying skyward.</text:span></text:p>
        <text:list xml:id="list182345670643338" text:continue-numbering="true" text:style-name="L50">
          <text:list-item>
            <text:p text:style-name="P316"><text:soft-page-break/><text:span text:style-name="CharStyle12"><text:tab/>Never dine with a niggardly</text:span></text:p>
          </text:list-item>
        </text:list>
        <text:p text:style-name="P206"><text:span text:style-name="CharStyle12">man,</text:span></text:p>
        <text:p text:style-name="P59"><text:span text:style-name="CharStyle12">never fancy his dainties;</text:span></text:p>
        <text:list xml:id="list182345739065460" text:continue-numbering="true" text:style-name="L50">
          <text:list-item>
            <text:p text:style-name="P316"><text:span text:style-name="CharStyle12"><text:tab/>he counts his dishes,</text:span></text:p>
          </text:list-item>
        </text:list>
        <text:p text:style-name="P59"><text:span text:style-name="CharStyle12">even as he bids you “Eat and drink”—</text:span></text:p>
        <text:p text:style-name="P59"><text:span text:style-name="CharStyle12">he has no mind to you;</text:span></text:p>
        <text:list xml:id="list182345505342267" text:continue-numbering="true" text:style-name="L50">
          <text:list-item>
            <text:p text:style-name="P316"><text:span text:style-name="CharStyle12"><text:tab/>your gorge will rise at what you</text:span></text:p>
          </text:list-item>
        </text:list>
        <text:p text:style-name="P211"><text:span text:style-name="CharStyle25">swallow,</text:span></text:p>
        <text:list xml:id="list182300906264577" text:style-name="L49">
          <text:list-item>
            <text:p text:style-name="P420"><text:span text:style-name="CharStyle12"><text:tab/>for he deceives you as he feeds</text:span></text:p>
          </text:list-item>
        </text:list>
        <text:p text:style-name="P212"><text:span text:style-name="CharStyle12">you.</text:span></text:p>
        <text:list xml:id="list182301665934932" text:style-name="L50">
          <text:list-item>
            <text:p text:style-name="P316"><text:span text:style-name="CharStyle12"><text:tab/>Never talk to a fool,</text:span></text:p>
          </text:list-item>
        </text:list>
        <text:p text:style-name="P59"><text:span text:style-name="CharStyle12">for he will despise your words of wisdom;</text:span></text:p>
        <text:list xml:id="list5686115913439574466" text:style-name="L51">
          <text:list-item>
            <text:p text:style-name="P446"><text:span text:style-name="CharStyle12"><text:tab/>you are throwing away your fine sayings.</text:span></text:p>
          </text:list-item>
        </text:list>
        <text:p text:style-name="P199"><text:span text:style-name="CharStyle12">xo Remove not a widow’s land­mark,</text:span></text:p>
        <text:p text:style-name="P88"><text:span text:style-name="CharStyle12">encroach not on the orphans’ estate;</text:span></text:p>
        <text:p text:style-name="P164"><text:span text:style-name="CharStyle12">for they have a mighty Cham- 11 pion,</text:span></text:p>
        <text:p text:style-name="P96"><text:span text:style-name="CharStyle12">who will take their part against you.</text:span></text:p>
        <text:p text:style-name="P13"><text:span text:style-name="CharStyle12">Apply your mind to instruction, 12 attend to words of knowl­edge;</text:span></text:p>
        <text:p text:style-name="P51"><text:span text:style-name="CharStyle12">buy truth, never part with it, 23 buy wisdom, sense, and knowl­edge.</text:span></text:p>
        <text:p text:style-name="P164"><text:span text:style-name="CharStyle12">Leave not your child unpun- 13 ished;</text:span></text:p>
        <text:p text:style-name="P83"><text:span text:style-name="CharStyle12">if you whip him, you save him from death.</text:span></text:p>
        <text:p text:style-name="P164"><text:span text:style-name="CharStyle12">You must whip him with the 14 rod,</text:span></text:p>
        <text:p text:style-name="P104"><text:span text:style-name="CharStyle12">and so preserve his life.</text:span></text:p>
        <text:p text:style-name="P48"><text:span text:style-name="CharStyle35">My son, if you are wise,<text:tab/>15</text:span></text:p>
        <text:list xml:id="list778788211820639918" text:style-name="L52">
          <text:list-item>
            <text:p text:style-name="P480"><text:soft-page-break/><text:span text:style-name="CharStyle35"><text:tab/>shall indeed be joyful;</text:span></text:p>
          </text:list-item>
        </text:list>
        <text:p text:style-name="P48"><text:span text:style-name="CharStyle35">my heart will be glad<text:tab/>16</text:span></text:p>
        <text:p text:style-name="P106"><text:span text:style-name="CharStyle35">to hear wise words from you.</text:span></text:p>
        <text:p text:style-name="P48"><text:span text:style-name="CharStyle35">Never envy evil men,<text:tab/>17</text:span></text:p>
        <text:p text:style-name="P86"><text:span text:style-name="CharStyle12">but always reverence the Eter­nal;</text:span></text:p>
        <text:p text:style-name="P162"><text:span text:style-name="CharStyle12">for something ■will yet come to 18 you,</text:span></text:p>
        <text:p text:style-name="P105"><text:span text:style-name="CharStyle12">your hope will not be lost.</text:span></text:p>
        <text:p text:style-name="P149"><text:span text:style-name="CharStyle12">Listen, my son, and be wise, 19 be guided by good sense:</text:span></text:p>
        <text:p text:style-name="P149"><text:span text:style-name="CharStyle12">never sit down with tipsy men 20 or among gluttons;</text:span></text:p>
        <text:p text:style-name="P55"><text:span text:style-name="CharStyle12">the drunkard and the glutton 21 come to poverty, and revelling leaves men in rags.</text:span></text:p>
        <text:p text:style-name="P40"><text:span text:style-name="CharStyle12">Listen to your own father,<text:tab/>22</text:span></text:p>
        <text:p text:style-name="P86"><text:span text:style-name="CharStyle12">and despise not your old mother;</text:span></text:p>
        <text:p text:style-name="P35"><text:span text:style-name="CharStyle12">make your father glad,<text:tab/>23</text:span></text:p>
        <text:p text:style-name="P99"><text:span text:style-name="CharStyle12">your mother happy;</text:span></text:p>
        <text:p text:style-name="P170"><text:span text:style-name="CharStyle12">for a good man’s father will re- 24 joice,</text:span></text:p>
        <text:p text:style-name="P68"><draw:frame draw:style-name="fr12" draw:name="43" text:anchor-type="paragraph" svg:x="2.0409in" svg:y="4.6799in" svg:width="0.2764in" svg:height="0.0161in" draw:z-index="59"><draw:image xlink:href="Pictures/100000000000002A0000001A60F289BD.jpg" xlink:type="simple" xlink:show="embed" xlink:actuate="onLoad"/><draw:contour-polygon svg:width="0.2764in" svg:height="0.1728in" svg:viewBox="0 0 702 439" draw:points="0,0 702,0 702,439 0,439" draw:recreate-on-edit="true"/></draw:frame><text:span text:style-name="CharStyle12">and a sensible son brings joy to his mother.</text:span></text:p>
        <text:list xml:id="list182302621989434" text:style-name="L32">
          <text:list-item>
            <text:p text:style-name="P320"><text:span text:style-name="CharStyle12"><text:tab/>Attend to me, my son,</text:span></text:p>
          </text:list-item>
        </text:list>
        <text:p text:style-name="P59"><text:span text:style-name="CharStyle12">mark my injunctions:</text:span></text:p>
        <text:list xml:id="list182346013460918" text:continue-numbering="true" text:style-name="L32">
          <text:list-item>
            <text:p text:style-name="P361"><text:span text:style-name="CharStyle12"><text:tab/>for a harlot is a deep, deep pit,</text:span></text:p>
          </text:list-item>
        </text:list>
        <text:p text:style-name="P59"><text:span text:style-name="CharStyle12">a loose woman is a narrow pit;</text:span></text:p>
        <text:list xml:id="list182345521525547" text:continue-numbering="true" text:style-name="L32">
          <text:list-item>
            <text:p text:style-name="P372"><text:span text:style-name="CharStyle12"><text:tab/>yes, and she lies in wait like a</text:span></text:p>
          </text:list-item>
        </text:list>
        <text:p text:style-name="P206"><text:span text:style-name="CharStyle12">robber,</text:span></text:p>
        <text:p text:style-name="P64"><text:span text:style-name="CharStyle12">and many a man she plunders.</text:span></text:p>
        <text:list xml:id="list182345088727144" text:continue-numbering="true" text:style-name="L32">
          <text:list-item>
            <text:p text:style-name="P372"><text:span text:style-name="CharStyle12"><text:tab/>Who shriek? who groan?</text:span></text:p>
          </text:list-item>
        </text:list>
        <text:p text:style-name="P231"><text:span text:style-name="CharStyle12">Who quarrel and grumble? Who are bruised for nothing? Who have bleary eyes?</text:span></text:p>
        <text:list xml:id="list182346414885820" text:continue-numbering="true" text:style-name="L32">
          <text:list-item>
            <text:p text:style-name="P372"><text:span text:style-name="CharStyle12"><text:tab/>Those who linger over the bottle,</text:span></text:p>
          </text:list-item>
        </text:list>
        <text:p text:style-name="P59"><text:span text:style-name="CharStyle12">those who relish blended wines.</text:span></text:p>
        <text:list xml:id="list182345027730501" text:continue-numbering="true" text:style-name="L32">
          <text:list-item>
            <text:p text:style-name="P372"><text:span text:style-name="CharStyle12"><text:tab/>Then look not on the wine so red,</text:span></text:p>
          </text:list-item>
        </text:list>
        <text:p text:style-name="P231"><text:span text:style-name="CharStyle12">that sparkles in the cup; it glides down smoothly at the first,</text:span></text:p>
        <text:list xml:id="list182344726204389" text:continue-numbering="true" text:style-name="L32">
          <text:list-item>
            <text:p text:style-name="P372"><text:span text:style-name="CharStyle12"><text:tab/>but in the end it bites like any</text:span></text:p>
          </text:list-item>
        </text:list>
        <text:p text:style-name="P206"><text:span text:style-name="CharStyle12">snake,</text:span></text:p>
        <text:p text:style-name="P59"><text:span text:style-name="CharStyle12">it stings you like an adder.</text:span></text:p>
        <text:list xml:id="list182344703697585" text:continue-numbering="true" text:style-name="L32">
          <text:list-item>
            <text:p text:style-name="P320"><text:span text:style-name="CharStyle12"><text:tab/>You will be seeing odd things,</text:span></text:p>
          </text:list-item>
        </text:list>
        <text:p text:style-name="P59"><text:span text:style-name="CharStyle12">you will be saying queer things;</text:span></text:p>
        <text:list xml:id="list182345293215215" text:continue-numbering="true" text:style-name="L32">
          <text:list-item>
            <text:p text:style-name="P372"><text:span text:style-name="CharStyle12"><text:tab/>you will be like a man asleep at</text:span></text:p>
          </text:list-item>
        </text:list>
        <text:p text:style-name="P206"><text:span text:style-name="CharStyle12">sea,</text:span></text:p>
        <text:p text:style-name="P59"><text:span text:style-name="CharStyle12">asleep in the midst of a storm,</text:span></text:p>
        <text:list xml:id="list182346452831000" text:continue-numbering="true" text:style-name="L32">
          <text:list-item>
            <text:p text:style-name="P372"><text:span text:style-name="CharStyle12"><text:tab/>muttering, “I was hit, not hurt,</text:span></text:p>
          </text:list-item>
        </text:list>
        <text:p text:style-name="P59"><text:span text:style-name="CharStyle12">I was beaten, but I feel noth­ing!</text:span></text:p>
        <text:p text:style-name="P288"><text:soft-page-break/><text:span text:style-name="CharStyle12">When ever will morning come, till I can get drunk again?”</text:span></text:p>
        <text:p text:style-name="P13"><text:span text:style-name="CharStyle12">Never envy evil men, never seek their com­pany;</text:span></text:p>
        <text:list xml:id="list5075861056182912309" text:style-name="L53">
          <text:list-item>
            <text:p text:style-name="P421"><text:span text:style-name="CharStyle12"><text:tab/>for their one thought is plunder,</text:span></text:p>
          </text:list-item>
        </text:list>
        <text:p text:style-name="P74"><text:span text:style-name="CharStyle12">and mischief is their theme.</text:span></text:p>
        <text:list xml:id="list182346106534017" text:continue-numbering="true" text:style-name="L53">
          <text:list-item>
            <text:p text:style-name="P313"><text:span text:style-name="CharStyle12"><text:tab/>What builds a house is skill,</text:span></text:p>
          </text:list-item>
        </text:list>
        <text:p text:style-name="P59"><text:span text:style-name="CharStyle12">it is erected by intelligence;</text:span></text:p>
        <text:list xml:id="list182345555605967" text:continue-numbering="true" text:style-name="L53">
          <text:list-item>
            <text:p text:style-name="P313"><text:span text:style-name="CharStyle12"><text:tab/>and knowledge furnishes the</text:span></text:p>
          </text:list-item>
        </text:list>
        <text:p text:style-name="P206"><text:span text:style-name="CharStyle12">rooms</text:span></text:p>
        <text:p text:style-name="P75"><text:span text:style-name="CharStyle12">with all that is rare and pleasant.</text:span></text:p>
        <text:list xml:id="list182345485811479" text:continue-numbering="true" text:style-name="L53">
          <text:list-item>
            <text:p text:style-name="P424"><text:span text:style-name="CharStyle12"><text:tab/>Wise men are better than war­</text:span></text:p>
          </text:list-item>
        </text:list>
        <text:p text:style-name="P210"><text:span text:style-name="CharStyle12">riors,</text:span></text:p>
        <text:p text:style-name="P234"><text:span text:style-name="CharStyle12">brain is better than brawn;</text:span></text:p>
        <text:p text:style-name="P28"><text:span text:style-name="CharStyle12">for you need policy in war:<text:tab/>6</text:span></text:p>
        <text:p text:style-name="P240"><text:span text:style-name="CharStyle12">what saves the state is many counsellors.</text:span></text:p>
        <text:p text:style-name="P50"><text:span text:style-name="CharStyle12">Wisdom is beyond a fool’s reach; </text:span><text:span text:style-name="CharStyle13">7 </text:span><text:span text:style-name="CharStyle12">so he can say nothing in a council.</text:span></text:p>
        <text:p text:style-name="P218"><text:span text:style-name="CharStyle12">A man who devises mischief, 8 men call him a schemer.</text:span></text:p>
        <text:p text:style-name="P28"><text:span text:style-name="CharStyle12">Now sin is folly’s scheme,<text:tab/>9</text:span></text:p>
        <text:p text:style-name="P238"><text:span text:style-name="CharStyle12">and men loathe mischief- makers.</text:span></text:p>
        <text:p text:style-name="P13"><text:span text:style-name="CharStyle12">If you have been slack, then 10 your means will be small, when adversity comes.</text:span></text:p>
        <text:p text:style-name="P13"><text:span text:style-name="CharStyle12">Rescue men carried off to death, 11 deliver any who go trembling to their doom.</text:span></text:p>
        <text:p text:style-name="P176"><text:span text:style-name="CharStyle12">You say, “But I knew nothing 12 of it”?</text:span></text:p>
        <text:p text:style-name="P233"><text:span text:style-name="CharStyle12">Yet he who reads the heart sees through you,</text:span></text:p>
        <text:p text:style-name="P51"><text:span text:style-name="CharStyle12">he knows, he who watches you— will he not requite each man for what he did?</text:span></text:p>
        <text:p text:style-name="P217"><text:span text:style-name="CharStyle12">My son, eat honey—it is good, 13 and honeycombs are sweet: so wisdom tastes.<text:tab/>14</text:span></text:p>
        <text:p text:style-name="P171"><text:soft-page-break/><text:span text:style-name="CharStyle12">Villain, hands off the good man’s 15 house!</text:span></text:p>
        <text:p text:style-name="P233"><text:span text:style-name="CharStyle12">ransack not his abode.</text:span></text:p>
        <text:p text:style-name="P57"><text:span text:style-name="CharStyle12">A good man may fall seven 16 times, but he rises; an evil man is crushed by a calamity.</text:span></text:p>
        <text:p text:style-name="P177"><text:span text:style-name="CharStyle12">Rejoice not when your enemy 17 falls,</text:span></text:p>
        <text:p text:style-name="P235"><text:span text:style-name="CharStyle12">never exult when he is over­thrown;</text:span></text:p>
        <text:p text:style-name="P177"><text:span text:style-name="CharStyle12">lest the Eternal see it and in dis- 18 pleasure</text:span></text:p>
        <text:p text:style-name="P241"><text:span text:style-name="CharStyle12">divert his wrath from him to you.</text:span></text:p>
        <text:p text:style-name="P28"><text:span text:style-name="CharStyle12">Never fret over evildoers,<text:tab/>19</text:span></text:p>
        <text:p text:style-name="P236"><text:span text:style-name="CharStyle12">never envy wicked men;</text:span></text:p>
        <text:list xml:id="list182302471026599" text:style-name="L26">
          <text:list-item>
            <text:p text:style-name="P397"><text:span text:style-name="CharStyle12"><text:tab/>the bad man comes to no good</text:span></text:p>
          </text:list-item>
        </text:list>
        <text:p text:style-name="P261"><text:span text:style-name="CharStyle12">end,</text:span></text:p>
        <text:p text:style-name="P265"><text:span text:style-name="CharStyle12">the lamp of a bad life will be put out.</text:span></text:p>
        <text:list xml:id="list182346555452314" text:continue-numbering="true" text:style-name="L26">
          <text:list-item>
            <text:p text:style-name="P397"><text:span text:style-name="CharStyle12"><text:tab/>My son, stand in awe of the</text:span></text:p>
          </text:list-item>
        </text:list>
        <text:p text:style-name="P289"><text:span text:style-name="CharStyle12">Eternal and of the king, anger not either; aa they can crush you swiftly,</text:span></text:p>
        <text:p text:style-name="P268"><text:span text:style-name="CharStyle12">they can destroy you sud­denly.</text:span></text:p>
        <text:p text:style-name="P58"><text:span text:style-name="CharStyle12">* * *</text:span></text:p>
        <text:list xml:id="list182302627425671" text:style-name="L18">
          <text:list-item>
            <text:p text:style-name="P461"><text:span text:style-name="CharStyle12"><text:tab/>Further sayings of the sages. It is not fair to favour one side</text:span></text:p>
          </text:list-item>
        </text:list>
        <text:p text:style-name="P261"><text:span text:style-name="CharStyle12">in a suit.</text:span></text:p>
        <text:list xml:id="list182346569073663" text:continue-numbering="true" text:style-name="L18">
          <text:list-item>
            <text:p text:style-name="P398"><text:span text:style-name="CharStyle12"><text:tab/>He who tells a man in the wrong,</text:span></text:p>
          </text:list-item>
        </text:list>
        <text:p text:style-name="P263"><text:span text:style-name="CharStyle12">“You are right,” men will curse him, people will denounce him.</text:span></text:p>
        <text:list xml:id="list65041112308477894" text:style-name="L54">
          <text:list-item>
            <text:p text:style-name="P399"><text:span text:style-name="CharStyle12"><text:tab/>He is a true friend</text:span></text:p>
          </text:list-item>
        </text:list>
        <text:p text:style-name="P268"><text:span text:style-name="CharStyle12">who is honest with you:</text:span></text:p>
        <text:list xml:id="list182301785647433" text:style-name="L18">
          <text:list-item>
            <text:p text:style-name="P398"><text:span text:style-name="CharStyle12"><text:tab/>those who reprove shall prosper,</text:span></text:p>
          </text:list-item>
        </text:list>
        <text:p text:style-name="P270"><text:span text:style-name="CharStyle12">good fortune shall be theirs.</text:span></text:p>
        <text:list xml:id="list182302745528231" text:style-name="L54">
          <text:list-item>
            <text:p text:style-name="P475"><text:span text:style-name="CharStyle12"><text:tab/>First work your farm, and till the soil—</text:span></text:p>
          </text:list-item>
        </text:list>
        <text:p text:style-name="P266"><text:span text:style-name="CharStyle12">then marry and set up house.</text:span></text:p>
        <text:list xml:id="list182346104406881" text:continue-numbering="true" text:style-name="L54">
          <text:list-item>
            <text:p text:style-name="P425"><text:span text:style-name="CharStyle12"><text:tab/>Never give baseless evidence</text:span></text:p>
          </text:list-item>
        </text:list>
        <text:p text:style-name="P260"><text:span text:style-name="CharStyle12">against your neighbour, never mislead men by what you say.</text:span></text:p>
        <text:list xml:id="list182345580706790" text:continue-numbering="true" text:style-name="L54">
          <text:list-item>
            <text:p text:style-name="P425"><text:span text:style-name="CharStyle12"><text:tab/>Never think, “I will treat him</text:span></text:p>
          </text:list-item>
        </text:list>
        <text:p text:style-name="P260"><text:span text:style-name="CharStyle12">as he treated me.</text:span></text:p>
        <text:p text:style-name="P269"><text:span text:style-name="CharStyle12">I will pay back the man for what he did.”</text:span></text:p>
        <text:list xml:id="list182345529818217" text:continue-numbering="true" text:style-name="L54">
          <text:list-item>
            <text:p text:style-name="P307"><text:span text:style-name="CharStyle12"><text:tab/>I passed by the field of the sloth­</text:span></text:p>
          </text:list-item>
        </text:list>
        <text:p text:style-name="P262"><text:span text:style-name="CharStyle12">ful,</text:span></text:p>
        <text:p text:style-name="P267"><text:soft-page-break/><text:span text:style-name="CharStyle12">by the vineyard of the thrift­less:</text:span></text:p>
        <text:list xml:id="list182346464136017" text:continue-numbering="true" text:style-name="L54">
          <text:list-item>
            <text:p text:style-name="P307"><text:span text:style-name="CharStyle12"><text:tab/>and there it lay, all overgrown</text:span></text:p>
          </text:list-item>
        </text:list>
        <text:p text:style-name="P262"><text:span text:style-name="CharStyle12">with thistles,</text:span></text:p>
        <text:p text:style-name="P267"><text:span text:style-name="CharStyle12">the surface covered with nettles,</text:span></text:p>
        <text:p text:style-name="P267"><text:span text:style-name="CharStyle12">the stone wall broken down.</text:span></text:p>
        <text:list xml:id="list182344957312031" text:continue-numbering="true" text:style-name="L54">
          <text:list-item>
            <text:p text:style-name="P307"><text:span text:style-name="CharStyle12"><text:tab/>I thought upon it as I looked,</text:span></text:p>
          </text:list-item>
        </text:list>
        <text:p text:style-name="P267"><text:span text:style-name="CharStyle12">I learned a lesson from the sight:</text:span></text:p>
        <text:p text:style-name="P13"><text:span text:style-name="CharStyle12">“Let me sleep for a little, a little, </text:span><text:span text:style-name="CharStyle13">33 </text:span><text:span text:style-name="CharStyle12">let me fold my hands for a little, to rest”?—</text:span></text:p>
        <text:p text:style-name="P164"><text:span text:style-name="CharStyle12">yes, and poverty will pounce on </text:span><text:span text:style-name="CharStyle13">34 </text:span><text:span text:style-name="CharStyle12">you,</text:span></text:p>
        <text:p text:style-name="P83"><text:span text:style-name="CharStyle12">want will overpower you.</text:span></text:p>
        <text:p text:style-name="P256"><text:span text:style-name="CharStyle37">* * *</text:span></text:p>
        <text:p text:style-name="P108"><text:span text:style-name="CharStyle12">The following also are </text:span><text:span text:style-name="CharStyle19">ey</text:span><text:span text:style-name="CharStyle12"> ej maxims of Solomon, copied out by scholars under Hezekiah king of Judah.</text:span></text:p>
        <text:p text:style-name="P20"><text:span text:style-name="CharStyle12">Mystery is God’s glory,<text:tab/>2</text:span></text:p>
        <text:p text:style-name="P83"><text:span text:style-name="CharStyle12">but a king’s glory is to search out secrets.</text:span></text:p>
        <text:p text:style-name="P164"><text:span text:style-name="CharStyle12">High as heaven and deep as 3 earth,</text:span></text:p>
        <text:p text:style-name="P109"><text:span text:style-name="CharStyle12">the king’s mind is a mystery. Take dross from silver,<text:tab/>4</text:span></text:p>
        <text:p text:style-name="P108"><text:span text:style-name="CharStyle12">and the silver shines out pure; remove scoundrels from a king, </text:span><text:span text:style-name="CharStyle13">5 </text:span><text:span text:style-name="CharStyle12">and his throne will rest on justice.</text:span></text:p>
        <text:p text:style-name="P13"><text:span text:style-name="CharStyle12">Never claim honour at court, </text:span><text:span text:style-name="CharStyle13">6 </text:span><text:span text:style-name="CharStyle12">never push forward among great men:</text:span></text:p>
        <text:p text:style-name="P164"><text:span text:style-name="CharStyle12">better be told, “Come higher 7 up,”</text:span></text:p>
        <text:p text:style-name="P94"><text:span text:style-name="CharStyle12">than be sent lower down in presence of the king.</text:span></text:p>
        <text:p text:style-name="P29"><text:span text:style-name="CharStyle12">Never be in a hurry to repeat 8 something you may have seen; for what will you do, later on, when you are taxed with it? Talk the thing over with the 9 other man,</text:span></text:p>
        <text:p text:style-name="P110"><text:span text:style-name="CharStyle12">but never give away his secret; for some hearer may reproach 10 you,</text:span></text:p>
        <text:p text:style-name="P97"><text:span text:style-name="CharStyle12">to your lasting shame.</text:span></text:p>
        <text:p text:style-name="P30"><text:span text:style-name="CharStyle12">A wise reproof laid on a willing 12</text:span></text:p>
        <text:p text:style-name="P204"><text:soft-page-break/><text:span text:style-name="CharStyle12">hearer</text:span></text:p>
        <text:p text:style-name="P84"><text:span text:style-name="CharStyle12">is like a golden apple laid on 11 silver network;</text:span></text:p>
        <text:p text:style-name="P162"><text:span text:style-name="CharStyle12">a golden earring, a necklace of 12 rare gold—</text:span></text:p>
        <text:p text:style-name="P100"><text:span text:style-name="CharStyle12">an apt word is like that.<text:tab/>n</text:span></text:p>
        <text:p text:style-name="P162"><text:span text:style-name="CharStyle12">Like snow that cools a harvest 13 drink,</text:span></text:p>
      </text:section>
      <text:section text:style-name="Sect2" text:name="Section12">
        <text:p text:style-name="P476"><text:span text:style-name="CharStyle12">so is a messenger who can be</text:span></text:p>
        <text:p text:style-name="P216"><text:span text:style-name="CharStyle12">trusted;</text:span></text:p>
        <text:p text:style-name="P187"><text:span text:style-name="CharStyle12">he is a treat to those who send him.</text:span></text:p>
        <text:list xml:id="list182302707815905" text:style-name="L39">
          <text:list-item>
            <text:p text:style-name="P354"><text:span text:style-name="CharStyle12"><text:tab/>Clouds and wind that bring no</text:span></text:p>
          </text:list-item>
        </text:list>
        <text:p text:style-name="P216"><text:span text:style-name="CharStyle12">rain—</text:span></text:p>
        <text:p text:style-name="P187"><text:span text:style-name="CharStyle12">like him who promises what he never gives!</text:span></text:p>
        <text:list xml:id="list182346524676375" text:continue-numbering="true" text:style-name="L39">
          <text:list-item>
            <text:p text:style-name="P354"><text:span text:style-name="CharStyle12"><text:tab/>An angry man is pacified by</text:span></text:p>
          </text:list-item>
        </text:list>
        <text:p text:style-name="P216"><text:span text:style-name="CharStyle12">forbearance,</text:span></text:p>
        <text:p text:style-name="P187"><text:span text:style-name="CharStyle12">and gentle words abate his ire.</text:span></text:p>
        <text:list xml:id="list182346250640876" text:continue-numbering="true" text:style-name="L39">
          <text:list-item>
            <text:p text:style-name="P354"><text:span text:style-name="CharStyle12"><text:tab/>If you find honey, eat no more</text:span></text:p>
          </text:list-item>
        </text:list>
        <text:p text:style-name="P216"><text:span text:style-name="CharStyle12">than you need;</text:span></text:p>
        <text:p text:style-name="P187"><text:span text:style-name="CharStyle12">you may surfeit yourself and vomit.</text:span></text:p>
        <text:list xml:id="list182344497596672" text:continue-numbering="true" text:style-name="L39">
          <text:list-item>
            <text:p text:style-name="P354"><text:span text:style-name="CharStyle12"><text:tab/>Go seldom to your neighbour’s</text:span></text:p>
          </text:list-item>
        </text:list>
        <text:p text:style-name="P216"><text:span text:style-name="CharStyle12">house;</text:span></text:p>
        <text:p text:style-name="P187"><text:span text:style-name="CharStyle12">he may grow tired of you, and turn against you.</text:span></text:p>
        <text:list xml:id="list182345894232351" text:continue-numbering="true" text:style-name="L39">
          <text:list-item>
            <text:p text:style-name="P354"><text:span text:style-name="CharStyle12"><text:tab/>A club, a sword, a pointed</text:span></text:p>
          </text:list-item>
        </text:list>
        <text:p text:style-name="P216"><text:span text:style-name="CharStyle12">arrow—</text:span></text:p>
        <text:p text:style-name="P187"><text:span text:style-name="CharStyle12">so is the man who gives false evidence against his neigh­bour.</text:span></text:p>
        <text:list xml:id="list182345377689857" text:continue-numbering="true" text:style-name="L39">
          <text:list-item>
            <text:p text:style-name="P354"><text:span text:style-name="CharStyle12"><text:tab/>A loose tooth, an unsteady</text:span></text:p>
          </text:list-item>
        </text:list>
        <text:p text:style-name="P216"><text:span text:style-name="CharStyle12">foot—</text:span></text:p>
        <text:p text:style-name="P187"><text:span text:style-name="CharStyle12">’tis all the faithless have to support them in trouble.</text:span></text:p>
        <text:list xml:id="list182346001998773" text:continue-numbering="true" text:style-name="L39">
          <text:list-item>
            <text:p text:style-name="P373"><text:span text:style-name="CharStyle12"><text:tab/>Singing music to a saddened soul</text:span></text:p>
          </text:list-item>
        </text:list>
        <text:p text:style-name="P188"><text:span text:style-name="CharStyle12">is like dropping vinegar upon a wound.</text:span></text:p>
        <text:list xml:id="list182344616282118" text:continue-numbering="true" text:style-name="L39">
          <text:list-item>
            <text:p text:style-name="P373"><text:span text:style-name="CharStyle12"><text:tab/>If your enemy is hungry give</text:span></text:p>
          </text:list-item>
        </text:list>
        <text:p text:style-name="P216"><text:soft-page-break/><text:span text:style-name="CharStyle12">him food,</text:span></text:p>
        <text:p text:style-name="P187"><text:span text:style-name="CharStyle12">and give him water if he thirsts;</text:span></text:p>
        <text:list xml:id="list182345828171331" text:continue-numbering="true" text:style-name="L39">
          <text:list-item>
            <text:p text:style-name="P373"><text:span text:style-name="CharStyle12"><text:tab/>for so you shall quench blazing</text:span></text:p>
          </text:list-item>
        </text:list>
        <text:p text:style-name="P216"><text:span text:style-name="CharStyle12">passions,</text:span></text:p>
        <text:p text:style-name="P188"><text:span text:style-name="CharStyle12">and the Eternal will reward you.</text:span></text:p>
        <text:list xml:id="list182345837113324" text:continue-numbering="true" text:style-name="L39">
          <text:list-item>
            <text:p text:style-name="P373"><text:span text:style-name="CharStyle12"><text:tab/>North winds bring rain:</text:span></text:p>
          </text:list-item>
        </text:list>
        <text:p text:style-name="P187"><text:span text:style-name="CharStyle12">slander brings angry looks.</text:span></text:p>
        <text:list xml:id="list182346055993036" text:continue-numbering="true" text:style-name="L39">
          <text:list-item>
            <text:p text:style-name="P400"><text:span text:style-name="CharStyle12"><text:tab/>Better a corner on the roof</text:span></text:p>
          </text:list-item>
        </text:list>
        <text:p text:style-name="P187"><text:span text:style-name="CharStyle12">than a room inside the man­sion with a nagging wife.</text:span></text:p>
        <text:list xml:id="list182345192798839" text:continue-numbering="true" text:style-name="L39">
          <text:list-item>
            <text:p text:style-name="P400"><text:span text:style-name="CharStyle12"><text:tab/>Like cold water to the thirsty,</text:span></text:p>
          </text:list-item>
        </text:list>
        <text:p text:style-name="P187"><text:span text:style-name="CharStyle12">so good news from a far land is refreshing.</text:span></text:p>
        <text:list xml:id="list182344527945026" text:continue-numbering="true" text:style-name="L39">
          <text:list-item>
            <text:p text:style-name="P400"><text:span text:style-name="CharStyle12"><text:tab/>A fountain fouled, a spring be-</text:span></text:p>
          </text:list-item>
        </text:list>
        <text:p text:style-name="P216"><text:span text:style-name="CharStyle12">mired—</text:span></text:p>
        <text:p text:style-name="P285"><text:span text:style-name="CharStyle12">so is a good man yielding to the wicked.</text:span></text:p>
        <text:p text:style-name="P76"><text:span text:style-name="CharStyle12">It is bad to indulge overmuch in 27 honey;</text:span></text:p>
        <text:p text:style-name="P115"><text:span text:style-name="CharStyle12">so be sparing of your compli­ments.</text:span></text:p>
        <text:p text:style-name="P76"><text:span text:style-name="CharStyle12">A man with no control over 28 himself</text:span></text:p>
        <text:p text:style-name="P115"><text:span text:style-name="CharStyle12">is like a town with broken walls.</text:span></text:p>
        <text:p text:style-name="P76"><text:span text:style-name="CharStyle12">Like snow in summer and </text:span><text:span text:style-name="CharStyle19">cyfi </text:span><text:span text:style-name="CharStyle12">rain in harvest,</text:span></text:p>
        <text:p text:style-name="P115"><text:span text:style-name="CharStyle12">so honour for a fool is out of place.</text:span></text:p>
        <text:p text:style-name="P13"><text:span text:style-name="CharStyle12">The sparrow flutters, the swal- 2</text:span></text:p>
        <text:p text:style-name="P252"><text:span text:style-name="CharStyle12">low flits,</text:span></text:p>
        <text:p text:style-name="P118"><text:span text:style-name="CharStyle12">and the baseless curse never goes home.</text:span></text:p>
        <text:p text:style-name="P29"><text:span text:style-name="CharStyle12">A whip for the horse, a bridle 3</text:span></text:p>
        <text:p text:style-name="P253"><text:soft-page-break/><text:span text:style-name="CharStyle12">for the ass,</text:span></text:p>
        <text:p text:style-name="P284"><text:span text:style-name="CharStyle12">and a rod for the back of a fool!</text:span></text:p>
        <text:p text:style-name="P78"><text:span text:style-name="CharStyle12">Never answer a fool according 4 to his folly,</text:span></text:p>
        <text:p text:style-name="P116"><text:span text:style-name="CharStyle12">lest you become like him:</text:span></text:p>
        <text:p text:style-name="P78"><text:span text:style-name="CharStyle12">answer a fool according to his S folly,</text:span></text:p>
        <text:p text:style-name="P116"><text:span text:style-name="CharStyle12">lest he imagines he is wise.</text:span></text:p>
        <text:p text:style-name="P29"><text:span text:style-name="CharStyle12">To send a fool with a message 6 is to cut off your own feet— injuring yourself.</text:span></text:p>
        <text:p text:style-name="P29"><text:span text:style-name="CharStyle12">Like the limbs of a lame man, 7 so maxims limp on the lips of a fool;</text:span></text:p>
        <text:p text:style-name="P29"><text:span text:style-name="CharStyle12">like thorny branches bran- 9 dished by a drunkard, so are maxims on the lips of a fool.</text:span></text:p>
        <text:p text:style-name="P29"><text:span text:style-name="CharStyle12">Honour conferred upon a fool 8 is like a bag of gems laid on a heap of stones.</text:span></text:p>
        <text:p text:style-name="P78"><text:span text:style-name="CharStyle12">An able man does everything 10 himself:</text:span></text:p>
        <text:p text:style-name="P116"><text:span text:style-name="CharStyle12">a fool hires the first passer-by.</text:span></text:p>
        <text:p text:style-name="P290"><text:span text:style-name="CharStyle12">A dog goes back to his vomit, 11 and a fool repeats his folly.</text:span></text:p>
        <text:p text:style-name="P29"><text:span text:style-name="CharStyle12">You see a man of self-conceit? 12 More hope for a fool than for him!</text:span></text:p>
        <text:list xml:id="list7288084703848135490" text:style-name="L55">
          <text:list-item>
            <text:p text:style-name="P432"><text:span text:style-name="CharStyle12"><text:tab/>The sluggard says, “Some beast</text:span></text:p>
          </text:list-item>
        </text:list>
        <text:p text:style-name="P291"><text:span text:style-name="CharStyle12">is roaring on the road! there’s a lion outside!”</text:span></text:p>
        <text:list xml:id="list182346084356485" text:continue-numbering="true" text:style-name="L55">
          <text:list-item>
            <text:p text:style-name="P355"><text:span text:style-name="CharStyle12"><text:tab/>The door turns on its hinges,</text:span></text:p>
          </text:list-item>
        </text:list>
        <text:p text:style-name="P59"><text:span text:style-name="CharStyle12">and the lazy man upon his back.</text:span></text:p>
        <text:list xml:id="list182344871621090" text:continue-numbering="true" text:style-name="L55">
          <text:list-item>
            <text:p text:style-name="P355"><text:span text:style-name="CharStyle12"><text:tab/>The lazy man drops his hand</text:span></text:p>
          </text:list-item>
        </text:list>
        <text:p text:style-name="P125"><text:span text:style-name="CharStyle12">deep in the dish; it tires him even to lift it to his lips.</text:span></text:p>
        <text:list xml:id="list182345247984289" text:continue-numbering="true" text:style-name="L55">
          <text:list-item>
            <text:p text:style-name="P355"><text:span text:style-name="CharStyle12"><text:tab/>The lazy man imagines he is</text:span></text:p>
          </text:list-item>
        </text:list>
        <text:p text:style-name="P125"><text:span text:style-name="CharStyle12">wiser</text:span></text:p>
        <text:p text:style-name="P71"><text:span text:style-name="CharStyle12">than a dozen men who argue ably.</text:span></text:p>
        <text:list xml:id="list182345441517835" text:continue-numbering="true" text:style-name="L55">
          <text:list-item>
            <text:p text:style-name="P321"><text:span text:style-name="CharStyle12"><text:tab/>He catches a passing dog by the</text:span></text:p>
          </text:list-item>
        </text:list>
        <text:p text:style-name="P125"><text:span text:style-name="CharStyle12">ears</text:span></text:p>
        <text:p text:style-name="P59"><text:span text:style-name="CharStyle12">who meddles with a quarrel not his own.</text:span></text:p>
        <text:list xml:id="list182346372239270" text:continue-numbering="true" text:style-name="L55">
          <text:list-item>
            <text:p text:style-name="P321"><text:span text:style-name="CharStyle12"><text:tab/>Like a lunatic who lets fly</text:span></text:p>
          </text:list-item>
        </text:list>
        <text:p text:style-name="P59"><text:span text:style-name="CharStyle12">deadly brands and arrows,</text:span></text:p>
        <text:list xml:id="list182346030246698" text:continue-numbering="true" text:style-name="L55">
          <text:list-item>
            <text:p text:style-name="P321"><text:span text:style-name="CharStyle12"><text:tab/>so is he who deceives his</text:span></text:p>
          </text:list-item>
        </text:list>
        <text:p text:style-name="P125"><text:span text:style-name="CharStyle12">neighbour,</text:span></text:p>
        <text:p text:style-name="P71"><text:span text:style-name="CharStyle12">and then says it was in fun.</text:span></text:p>
        <text:list xml:id="list182345123646136" text:continue-numbering="true" text:style-name="L55">
          <text:list-item>
            <text:p text:style-name="P401"><text:span text:style-name="CharStyle12"><text:tab/>The fire goes out when the wood</text:span></text:p>
          </text:list-item>
        </text:list>
        <text:p text:style-name="P125"><text:span text:style-name="CharStyle12">fails,</text:span></text:p>
        <text:p text:style-name="P59"><text:span text:style-name="CharStyle12">and quarrels cease when slan­derers are away.</text:span></text:p>
        <text:list xml:id="list182346343448622" text:continue-numbering="true" text:style-name="L55">
          <text:list-item>
            <text:p text:style-name="P401"><text:span text:style-name="CharStyle12"><text:tab/>Bellows for coals and wood for</text:span></text:p>
          </text:list-item>
        </text:list>
        <text:p text:style-name="P125"><text:span text:style-name="CharStyle12">fire,</text:span></text:p>
        <text:p text:style-name="P59"><text:span text:style-name="CharStyle12">and a quarrelsome fellow for kindling strife!</text:span></text:p>
        <text:list xml:id="list182344821563536" text:continue-numbering="true" text:style-name="L55">
          <text:list-item>
            <text:p text:style-name="P401"><text:span text:style-name="CharStyle12"><text:tab/>The words of a slanderer are</text:span></text:p>
          </text:list-item>
        </text:list>
        <text:p text:style-name="P135"><text:soft-page-break/><text:span text:style-name="CharStyle12">like dainty morsels, swallowed and relished to the full.</text:span></text:p>
        <text:list xml:id="list182344627840210" text:continue-numbering="true" text:style-name="L55">
          <text:list-item>
            <text:p text:style-name="P415"><text:span text:style-name="CharStyle12"><text:tab/>Smooth words and a vicious</text:span></text:p>
          </text:list-item>
        </text:list>
        <text:p text:style-name="P127"><text:span text:style-name="CharStyle12">soul</text:span></text:p>
        <text:p text:style-name="P60"><text:span text:style-name="CharStyle12">are silvery dross upon a pot of clay.</text:span></text:p>
        <text:list xml:id="list182344859293798" text:continue-numbering="true" text:style-name="L55">
          <text:list-item>
            <text:p text:style-name="P415"><text:span text:style-name="CharStyle12"><text:tab/>A man may dissemble his hate</text:span></text:p>
          </text:list-item>
        </text:list>
        <text:p text:style-name="P127"><text:span text:style-name="CharStyle12">when he speaks, but inwardly he harbours guile;</text:span></text:p>
        <text:list xml:id="list182345224087418" text:continue-numbering="true" text:style-name="L55">
          <text:list-item>
            <text:p text:style-name="P415"><text:span text:style-name="CharStyle12"><text:tab/>he may speak fair, but never</text:span></text:p>
          </text:list-item>
        </text:list>
        <text:p text:style-name="P127"><text:span text:style-name="CharStyle12">believe him,</text:span></text:p>
        <text:p text:style-name="P60"><text:span text:style-name="CharStyle12">for he has many a foul thought in mind;</text:span></text:p>
        <text:list xml:id="list182346346703597" text:continue-numbering="true" text:style-name="L55">
          <text:list-item>
            <text:p text:style-name="P415"><text:span text:style-name="CharStyle12"><text:tab/>yet, though he hide his hatred</text:span></text:p>
          </text:list-item>
        </text:list>
        <text:p text:style-name="P127"><text:span text:style-name="CharStyle12">craftily,</text:span></text:p>
        <text:p text:style-name="P121"><text:span text:style-name="CharStyle12">his malice shall be publicly ex­posed.</text:span></text:p>
        <text:p text:style-name="P176"><text:span text:style-name="CharStyle12">Whoever digs a pit shall fall in- 27 to it;</text:span></text:p>
        <text:p text:style-name="P119"><text:span text:style-name="CharStyle12">the stone a man sets rolling recoils upon himself.</text:span></text:p>
        <text:p text:style-name="P147"><text:span text:style-name="CharStyle12">A false tongue is a deadly bane, 28 and flattering lips are fatal.</text:span></text:p>
        <text:p text:style-name="P173"><text:span text:style-name="CharStyle12">Never boast about to- morrow;<text:tab/>« •</text:span></text:p>
        <text:p text:style-name="P119"><text:span text:style-name="CharStyle12">you never know what a day may bring.</text:span></text:p>
        <text:p text:style-name="P171"><text:span text:style-name="CharStyle12">Let others praise you, not your- 2 self:</text:span></text:p>
        <text:p text:style-name="P119"><text:span text:style-name="CharStyle12">not your own lips, but some­one else.</text:span></text:p>
        <text:p text:style-name="P171"><text:span text:style-name="CharStyle12">A stone is heavy, sand is 3 weighty;</text:span></text:p>
        <text:p text:style-name="P119"><text:span text:style-name="CharStyle12">but a vexatious fool is worse to bear than both.</text:span></text:p>
        <text:p text:style-name="P171"><text:span text:style-name="CharStyle12">Wrath is fierce, anger is like a 4 flood,</text:span></text:p>
        <text:p text:style-name="P120"><text:span text:style-name="CharStyle12">but who can stand against jealousy?</text:span></text:p>
        <text:p text:style-name="P13"><text:span text:style-name="CharStyle12">Better a frank word of reproof 5 than the love that will not speak.</text:span></text:p>
        <text:p text:style-name="P171"><text:soft-page-break/><text:span text:style-name="CharStyle12">Wounds from a friend are 6 honest,</text:span></text:p>
        <text:p text:style-name="P120"><text:span text:style-name="CharStyle12">but an enemy’s kisses are false.</text:span></text:p>
        <text:p text:style-name="P171"><text:span text:style-name="CharStyle12">The man who is full disdains a 7 honeycomb,</text:span></text:p>
        <text:p text:style-name="P119"><text:span text:style-name="CharStyle12">but any bitter thing is sweet to the hungry.</text:span></text:p>
        <text:p text:style-name="P171"><text:span text:style-name="CharStyle12">Like a bird that wanders from 8 her nest,</text:span></text:p>
        <text:p text:style-name="P119"><text:span text:style-name="CharStyle12">so is a man who wanders far from home.</text:span></text:p>
        <text:p text:style-name="P147"><text:span text:style-name="CharStyle12">Perfume and scent are a delight, 9 sweet counsel is a strength.</text:span></text:p>
        <text:p text:style-name="P171"><text:span text:style-name="CharStyle12">Drop not a friend who was your 10 father’s friend,</text:span></text:p>
        <text:p text:style-name="P119"><text:span text:style-name="CharStyle12">go to his house when you are in trouble;</text:span></text:p>
        <text:p text:style-name="P119"><text:span text:style-name="CharStyle12">for a neighbour near is better than a brother far away.</text:span></text:p>
        <text:p text:style-name="P171"><text:span text:style-name="CharStyle12">Delight my heart by being 11 wise, my son,</text:span></text:p>
        <text:p text:style-name="P144"><text:span text:style-name="CharStyle12">that I may answer anyone who taunts me.</text:span></text:p>
        <text:list xml:id="list8804526171082036268" text:style-name="L56">
          <text:list-item>
            <text:p text:style-name="P344"><text:span text:style-name="CharStyle12"><text:tab/>A cautious man sees danger and</text:span></text:p>
          </text:list-item>
        </text:list>
        <text:p text:style-name="P223"><text:span text:style-name="CharStyle12">takes cover:</text:span></text:p>
        <text:p text:style-name="P144"><text:span text:style-name="CharStyle12">a simpleton strolls on—and pays for it.</text:span></text:p>
        <text:list xml:id="list182345279853457" text:continue-numbering="true" text:style-name="L56">
          <text:list-item>
            <text:p text:style-name="P344"><text:span text:style-name="CharStyle12"><text:tab/>He lias gone bail for a man?—</text:span></text:p>
          </text:list-item>
        </text:list>
        <text:p text:style-name="P223"><text:span text:style-name="CharStyle12">seize him!</text:span></text:p>
        <text:p text:style-name="P144"><text:span text:style-name="CharStyle12">hold him to what he has pledged!</text:span></text:p>
        <text:list xml:id="list182346043398036" text:continue-numbering="true" text:style-name="L56">
          <text:list-item>
            <text:p text:style-name="P356"><text:span text:style-name="CharStyle12"><text:tab/>Loud blessing lavished by one</text:span></text:p>
          </text:list-item>
        </text:list>
        <text:p text:style-name="P223"><text:span text:style-name="CharStyle12">man on another is counted to mean cursing.</text:span></text:p>
        <text:list xml:id="list182345208539462" text:continue-numbering="true" text:style-name="L56">
          <text:list-item>
            <text:p text:style-name="P356"><text:span text:style-name="CharStyle12"><text:tab/>An endless dripping on a rainy</text:span></text:p>
          </text:list-item>
        </text:list>
        <text:p text:style-name="P223"><text:span text:style-name="CharStyle12">day</text:span></text:p>
        <text:p text:style-name="P144"><text:span text:style-name="CharStyle12">and a nagging wife are just the same.</text:span></text:p>
        <text:list xml:id="list182346044504165" text:continue-numbering="true" text:style-name="L56">
          <text:list-item>
            <text:p text:style-name="P356"><text:span text:style-name="CharStyle12"><text:tab/>The north wind is a harsh</text:span></text:p>
          </text:list-item>
        </text:list>
        <text:p text:style-name="P223"><text:soft-page-break/><text:span text:style-name="CharStyle12">wind,</text:span></text:p>
        <text:p text:style-name="P144"><text:span text:style-name="CharStyle12">but it has an auspicious name.</text:span></text:p>
        <text:list xml:id="list182345708057783" text:continue-numbering="true" text:style-name="L56">
          <text:list-item>
            <text:p text:style-name="P356"><text:span text:style-name="CharStyle12"><text:tab/>As iron whets iron,</text:span></text:p>
          </text:list-item>
        </text:list>
        <text:p text:style-name="P144"><text:span text:style-name="CharStyle12">so one man whets another.</text:span></text:p>
        <text:list xml:id="list182346344751567" text:continue-numbering="true" text:style-name="L56">
          <text:list-item>
            <text:p text:style-name="P356"><text:span text:style-name="CharStyle12"><text:tab/>He who tends a fig-tree gets the</text:span></text:p>
          </text:list-item>
        </text:list>
        <text:p text:style-name="P223"><text:span text:style-name="CharStyle12">figs;</text:span></text:p>
        <text:p text:style-name="P144"><text:span text:style-name="CharStyle12">he who attends to his master shall be honoured.</text:span></text:p>
        <text:list xml:id="list182345953068881" text:continue-numbering="true" text:style-name="L56">
          <text:list-item>
            <text:p text:style-name="P356"><text:span text:style-name="CharStyle12"><text:tab/>As one face is like another,</text:span></text:p>
          </text:list-item>
        </text:list>
        <text:p text:style-name="P144"><text:span text:style-name="CharStyle12">so is one mind like another.</text:span></text:p>
        <text:list xml:id="list182346353834898" text:continue-numbering="true" text:style-name="L56">
          <text:list-item>
            <text:p text:style-name="P362"><text:span text:style-name="CharStyle12"><text:tab/>Death and the grave are never</text:span></text:p>
          </text:list-item>
        </text:list>
        <text:p text:style-name="P223"><text:span text:style-name="CharStyle12">satisfied;</text:span></text:p>
        <text:p text:style-name="P144"><text:span text:style-name="CharStyle12">neither are man’s desires.</text:span></text:p>
        <text:list xml:id="list182346420950987" text:continue-numbering="true" text:style-name="L56">
          <text:list-item>
            <text:p text:style-name="P362"><text:span text:style-name="CharStyle12"><text:tab/>The smelter for silver, the fur­</text:span></text:p>
          </text:list-item>
        </text:list>
        <text:p text:style-name="P223"><text:span text:style-name="CharStyle12">nace for gold,</text:span></text:p>
        <text:p text:style-name="P144"><text:span text:style-name="CharStyle12">but man is tested by his praise.</text:span></text:p>
        <text:list xml:id="list182344699457654" text:continue-numbering="true" text:style-name="L56">
          <text:list-item>
            <text:p text:style-name="P362"><text:span text:style-name="CharStyle12"><text:tab/>Crush a fool with a pestle in the</text:span></text:p>
          </text:list-item>
        </text:list>
        <text:p text:style-name="P223"><text:span text:style-name="CharStyle12">mortar,</text:span></text:p>
        <text:p text:style-name="P146"><text:span text:style-name="CharStyle12">but you will never crush the folly out of him.</text:span></text:p>
        <text:list xml:id="list182345871500775" text:continue-numbering="true" text:style-name="L56">
          <text:list-item>
            <text:p text:style-name="P416"><text:span text:style-name="CharStyle12"><text:tab/>Look well to the state of your</text:span></text:p>
          </text:list-item>
        </text:list>
        <text:p text:style-name="P224"><text:span text:style-name="CharStyle12">flocks,</text:span></text:p>
        <text:p text:style-name="P143"><text:span text:style-name="CharStyle12">and be careful of your herds;</text:span></text:p>
        <text:list xml:id="list182345219127918" text:continue-numbering="true" text:style-name="L56">
          <text:list-item>
            <text:p text:style-name="P417"><text:span text:style-name="CharStyle12"><text:tab/>for riches do not last for ever,</text:span></text:p>
          </text:list-item>
        </text:list>
        <text:p text:style-name="P143"><text:span text:style-name="CharStyle12">nor wealth from age to age.</text:span></text:p>
        <text:list xml:id="list182346655617854" text:continue-numbering="true" text:style-name="L56">
          <text:list-item>
            <text:p text:style-name="P417"><text:span text:style-name="CharStyle12"><text:tab/>When haytime is over and the</text:span></text:p>
          </text:list-item>
        </text:list>
        <text:p text:style-name="P224"><text:soft-page-break/><text:span text:style-name="CharStyle12">aftermath mowed, and the grass gathered in from the hills,</text:span></text:p>
        <text:list xml:id="list182344889996653" text:continue-numbering="true" text:style-name="L56">
          <text:list-item>
            <text:p text:style-name="P417"><text:span text:style-name="CharStyle12"><text:tab/>your sheep will furnish you with</text:span></text:p>
          </text:list-item>
        </text:list>
        <text:p text:style-name="P224"><text:span text:style-name="CharStyle12">clothing then,</text:span></text:p>
        <text:p text:style-name="P233"><text:span text:style-name="CharStyle12">your goats will yield you the price of a field,</text:span></text:p>
        <text:p text:style-name="P258"><text:span text:style-name="CharStyle12">with ample milk to feed you, 27<text:line-break/>and to maintain your maids.</text:span></text:p>
        <text:p text:style-name="P176"><text:span text:style-name="CharStyle12">Rascals will run away, </text:span><text:span text:style-name="CharStyle38">no </text:span><text:span text:style-name="CharStyle12">though none pursues them:</text:span></text:p>
        <text:p text:style-name="P232"><text:span text:style-name="CharStyle12">good men are as bold as lions.</text:span></text:p>
        <text:p text:style-name="P176"><text:span text:style-name="CharStyle12">Many a mishap crime brings on 2 a country:</text:span></text:p>
        <text:p text:style-name="P232"><text:span text:style-name="CharStyle12">good order is maintained by honest men.</text:span></text:p>
        <text:p text:style-name="P29"><text:span text:style-name="CharStyle12">A tyrant oppressing the poor 3 is like a deluge that leaves no food behind.</text:span></text:p>
        <text:p text:style-name="P31"><text:span text:style-name="CharStyle12">Apostates praise pagans;<text:tab/>4</text:span></text:p>
        <text:p text:style-name="P232"><text:span text:style-name="CharStyle12">the faithful oppose them.</text:span></text:p>
        <text:p text:style-name="P176"><text:span text:style-name="CharStyle12">Bad men know nothing of re- 5 ligion;</text:span></text:p>
        <text:p text:style-name="P232"><text:span text:style-name="CharStyle12">devout men understand it all.</text:span></text:p>
        <text:p text:style-name="P29"><text:span text:style-name="CharStyle12">Better a poor man of honest life 6 than a false creature, for all his wealth.</text:span></text:p>
        <text:p text:style-name="P31"><text:span text:style-name="CharStyle12">A sensible son obeys orders,<text:tab/></text:span><text:span text:style-name="CharStyle13">7</text:span></text:p>
        <text:p text:style-name="P232"><text:span text:style-name="CharStyle12">but a friend of dissolute men is a disgrace to his father.</text:span></text:p>
        <text:p text:style-name="P176"><text:span text:style-name="CharStyle12">He who adds to his income by 8 taking interest</text:span></text:p>
        <text:p text:style-name="P232"><text:span text:style-name="CharStyle12">will lose his money to some charitable soul.</text:span></text:p>
        <text:p text:style-name="P176"><text:span text:style-name="CharStyle12">If a man is deaf to the orders of 9 religion,</text:span></text:p>
        <text:p text:style-name="P232"><text:span text:style-name="CharStyle12">his very prayer is loathsome to the Eternal.</text:span></text:p>
        <text:p text:style-name="P176"><text:span text:style-name="CharStyle12">He who beguiles the upright into 10 evil</text:span></text:p>
        <text:p text:style-name="P239"><text:span text:style-name="CharStyle12">shall fall into the very pit he digged;</text:span></text:p>
        <text:p text:style-name="P232"><text:span text:style-name="CharStyle12">but the blameless shall prosper.</text:span></text:p>
        <text:p text:style-name="P176"><text:soft-page-break/><text:span text:style-name="CharStyle12">Rich men may think that they 11 are wise,</text:span></text:p>
        <text:p text:style-name="P232"><text:span text:style-name="CharStyle12">but the poor have wit to see through them.</text:span></text:p>
        <text:p text:style-name="P176"><text:span text:style-name="CharStyle12">When good men win, it is a 12 splendid thing;</text:span></text:p>
        <text:p text:style-name="P232"><text:span text:style-name="CharStyle12">when bad men rise to power, the people hide.</text:span></text:p>
        <text:list xml:id="list8001042842437641900" text:style-name="L57">
          <text:list-item>
            <text:p text:style-name="P345"><text:span text:style-name="CharStyle12"><text:tab/>He who covers up his sins shall</text:span></text:p>
          </text:list-item>
        </text:list>
        <text:p text:style-name="P125"><text:span text:style-name="CharStyle12">never prosper;</text:span></text:p>
        <text:p text:style-name="P59"><text:span text:style-name="CharStyle12">he who confesses and forsakes them is forgiven.</text:span></text:p>
        <text:list xml:id="list182346244496743" text:continue-numbering="true" text:style-name="L57">
          <text:list-item>
            <text:p text:style-name="P322"><text:span text:style-name="CharStyle12"><text:tab/>Happy the man who lives in fear</text:span></text:p>
          </text:list-item>
        </text:list>
        <text:p text:style-name="P125"><text:span text:style-name="CharStyle12">of sin:</text:span></text:p>
        <text:p text:style-name="P59"><text:span text:style-name="CharStyle12">reckless men come to grief.</text:span></text:p>
        <text:list xml:id="list182345734376909" text:continue-numbering="true" text:style-name="L57">
          <text:list-item>
            <text:p text:style-name="P322"><text:span text:style-name="CharStyle12"><text:tab/>A roaring lion, a bear on the</text:span></text:p>
          </text:list-item>
        </text:list>
        <text:p text:style-name="P125"><text:span text:style-name="CharStyle12">prowl—</text:span></text:p>
        <text:p text:style-name="P59"><text:span text:style-name="CharStyle12">such is a tyrant over a poor people.</text:span></text:p>
        <text:list xml:id="list182345834606084" text:continue-numbering="true" text:style-name="L57">
          <text:list-item>
            <text:p text:style-name="P322"><text:span text:style-name="CharStyle12"><text:tab/>A cruel oppressor is a fool:</text:span></text:p>
          </text:list-item>
        </text:list>
        <text:p text:style-name="P59"><text:span text:style-name="CharStyle12">he thrives who scorns all un­just gain.</text:span></text:p>
        <text:list xml:id="list182345364966210" text:continue-numbering="true" text:style-name="L57">
          <text:list-item>
            <text:p text:style-name="P322"><text:span text:style-name="CharStyle12"><text:tab/>[[A homicide must hide wher­</text:span></text:p>
          </text:list-item>
        </text:list>
        <text:p text:style-name="P207"><text:span text:style-name="CharStyle12">ever he can: let no one shelter him.]]</text:span></text:p>
        <text:list xml:id="list182345957011286" text:continue-numbering="true" text:style-name="L57">
          <text:list-item>
            <text:p text:style-name="P322"><text:span text:style-name="CharStyle12"><text:tab/>A man of blameless life is safe:</text:span></text:p>
          </text:list-item>
        </text:list>
        <text:p text:style-name="P59"><text:span text:style-name="CharStyle12">pitfalls bring down the man of crooked courses.</text:span></text:p>
        <text:list xml:id="list182346473165947" text:continue-numbering="true" text:style-name="L57">
          <text:list-item>
            <text:p text:style-name="P322"><text:span text:style-name="CharStyle12"><text:tab/>The man who works his farm</text:span></text:p>
          </text:list-item>
        </text:list>
        <text:p text:style-name="P125"><text:span text:style-name="CharStyle12">has plenty food: a man of useless interests will have plenty—poverty!</text:span></text:p>
        <text:list xml:id="list182344869369728" text:continue-numbering="true" text:style-name="L57">
          <text:list-item>
            <text:p text:style-name="P374"><text:span text:style-name="CharStyle12"><text:tab/>Trustworthy men are richly</text:span></text:p>
          </text:list-item>
        </text:list>
        <text:p text:style-name="P125"><text:span text:style-name="CharStyle12">blessed:</text:span></text:p>
        <text:p text:style-name="P59"><text:span text:style-name="CharStyle12">men in a hurry to get rich incur guilt.</text:span></text:p>
        <text:list xml:id="list182345221765583" text:continue-numbering="true" text:style-name="L57">
          <text:list-item>
            <text:p text:style-name="P374"><text:soft-page-break/><text:span text:style-name="CharStyle12"><text:tab/>To favour one side is not fair—</text:span></text:p>
          </text:list-item>
        </text:list>
        <text:p text:style-name="P59"><text:span text:style-name="CharStyle12">to sin, bribed by a bit of bread!</text:span></text:p>
        <text:list xml:id="list182345987018380" text:continue-numbering="true" text:style-name="L57">
          <text:list-item>
            <text:p text:style-name="P374"><text:span text:style-name="CharStyle12"><text:tab/>The selfish man is eager to get</text:span></text:p>
          </text:list-item>
        </text:list>
        <text:p text:style-name="P125"><text:span text:style-name="CharStyle12">rich;</text:span></text:p>
        <text:p text:style-name="P292"><text:span text:style-name="CharStyle12">he never dreams he may be in distress.</text:span></text:p>
        <text:list xml:id="list182346358695278" text:continue-numbering="true" text:style-name="L57">
          <text:list-item>
            <text:p text:style-name="P374"><text:span text:style-name="CharStyle12"><text:tab/>In the long run, a man who will</text:span></text:p>
          </text:list-item>
        </text:list>
        <text:p text:style-name="P125"><text:span text:style-name="CharStyle12">reprove</text:span></text:p>
        <text:p text:style-name="P59"><text:span text:style-name="CharStyle12">gets more thanks than a flatterer.</text:span></text:p>
        <text:list xml:id="list182346296823865" text:continue-numbering="true" text:style-name="L57">
          <text:list-item>
            <text:p text:style-name="P374"><text:span text:style-name="CharStyle12"><text:tab/>Whoever robs his father or his</text:span></text:p>
          </text:list-item>
        </text:list>
        <text:p text:style-name="P125"><text:span text:style-name="CharStyle12">mother,</text:span></text:p>
        <text:p text:style-name="P59"><text:span text:style-name="CharStyle12">and says, “There is no harm in it!”</text:span></text:p>
        <text:p text:style-name="P59"><text:span text:style-name="CharStyle12">he is no better than a waster.</text:span></text:p>
        <text:list xml:id="list182346297713894" text:continue-numbering="true" text:style-name="L57">
          <text:list-item>
            <text:p text:style-name="P374"><text:span text:style-name="CharStyle12"><text:tab/>A grasping nature stirs up en­</text:span></text:p>
          </text:list-item>
        </text:list>
        <text:p text:style-name="P125"><text:span text:style-name="CharStyle12">mity,</text:span></text:p>
        <text:p text:style-name="P59"><text:span text:style-name="CharStyle12">but he who trusts in the Eter­nal thrives.</text:span></text:p>
        <text:list xml:id="list182345011547680" text:continue-numbering="true" text:style-name="L57">
          <text:list-item>
            <text:p text:style-name="P374"><text:span text:style-name="CharStyle12"><text:tab/>He who trusts in himself is but</text:span></text:p>
          </text:list-item>
        </text:list>
        <text:p text:style-name="P125"><text:span text:style-name="CharStyle12">a fool:</text:span></text:p>
        <text:p text:style-name="P59"><text:span text:style-name="CharStyle12">he who lives wisely is secure.</text:span></text:p>
        <text:p text:style-name="P164"><text:span text:style-name="CharStyle12">A man who helps the poor will 27 never want;</text:span></text:p>
        <text:p text:style-name="P83"><text:span text:style-name="CharStyle12">he who ignores them will get many a curse.</text:span></text:p>
        <text:p text:style-name="P13"><text:span text:style-name="CharStyle12">When bad men rise to power, 28 the people hide; when they fall, good men come forward.</text:span></text:p>
        <text:p text:style-name="P164"><text:span text:style-name="CharStyle12">He who is obstinate, m nQ spite of many a warn- mg,</text:span></text:p>
        <text:p text:style-name="P83"><text:span text:style-name="CharStyle12">will suddenly be done for.</text:span></text:p>
        <text:p text:style-name="P164"><text:span text:style-name="CharStyle12">When good men are in power, 2 people rejoice;</text:span></text:p>
        <text:p text:style-name="P83"><text:soft-page-break/><text:span text:style-name="CharStyle12">but when a bad man rules, the people groan.</text:span></text:p>
        <text:p text:style-name="P164"><text:span text:style-name="CharStyle12">He who loves wisdom is his 3 father’s joy:</text:span></text:p>
        <text:p text:style-name="P83"><text:span text:style-name="CharStyle12">a friend of harlots wastes his wealth.</text:span></text:p>
        <text:p text:style-name="P13"><text:span text:style-name="CharStyle12">A king will make the country 4 flourish by his justice: he who extorts money brings it low.</text:span></text:p>
        <text:p text:style-name="P13"><text:span text:style-name="CharStyle12">A man who flatters his fellow 5 is spreading a net to trip him up.</text:span></text:p>
        <text:p text:style-name="P164"><text:span text:style-name="CharStyle12">A bad man is snared by his own 6 sin,</text:span></text:p>
        <text:p text:style-name="P83"><text:span text:style-name="CharStyle12">but good men can go forward happily.</text:span></text:p>
        <text:p text:style-name="P164"><text:span text:style-name="CharStyle12">A good man cares for the rights 7 of the poor;</text:span></text:p>
        <text:p text:style-name="P83"><text:span text:style-name="CharStyle12">a bad man has no interest in them.</text:span></text:p>
        <text:p text:style-name="P164"><text:span text:style-name="CharStyle12">Unscrupulous men kindle strife 8 in a city:</text:span></text:p>
        <text:p text:style-name="P83"><text:span text:style-name="CharStyle12">the sensible discourage party- spirit.</text:span></text:p>
        <text:p text:style-name="P164"><text:span text:style-name="CharStyle12">If a wise man takes a fool into 9 court,</text:span></text:p>
        <text:p text:style-name="P83"><text:span text:style-name="CharStyle12">he gets no peace, whether the fool storms or laughs.</text:span></text:p>
        <text:p text:style-name="P164"><text:span text:style-name="CharStyle12">Blood-thirsty creatures hate am blameless man;</text:span></text:p>
        <text:p text:style-name="P83"><text:span text:style-name="CharStyle12">the upright plan how to pro­tect him.</text:span></text:p>
        <text:p text:style-name="P22"><text:span text:style-name="CharStyle12">A fool blurts out his wrath;<text:tab/>11</text:span></text:p>
        <text:p text:style-name="P83"><text:span text:style-name="CharStyle12">a wise man keeps his anger to himself.</text:span></text:p>
      </text:section>
      <text:section text:style-name="Sect2" text:name="Section13">
        <text:list xml:id="list8878588400337661735" text:style-name="L58">
          <text:list-item>
            <text:p text:style-name="P433"><text:span text:style-name="CharStyle12"><text:tab/>When a ruler listens to false</text:span></text:p>
          </text:list-item>
        </text:list>
        <text:p text:style-name="P243"><text:span text:style-name="CharStyle12">accusations,</text:span></text:p>
        <text:p text:style-name="P219"><text:span text:style-name="CharStyle12">his servants become scoun­drels.</text:span></text:p>
        <text:list xml:id="list182344911370971" text:continue-numbering="true" text:style-name="L58">
          <text:list-item>
            <text:p text:style-name="P346"><text:span text:style-name="CharStyle12"><text:tab/>Side by side the poor and the op­</text:span></text:p>
          </text:list-item>
        </text:list>
        <text:p text:style-name="P243"><text:span text:style-name="CharStyle12">pressor stand:</text:span></text:p>
        <text:p text:style-name="P219"><text:span text:style-name="CharStyle12">both get their light of life from the Eternal.</text:span></text:p>
        <text:list xml:id="list182346622409018" text:continue-numbering="true" text:style-name="L58">
          <text:list-item>
            <text:p text:style-name="P346"><text:span text:style-name="CharStyle12"><text:tab/>If a king governs the poor with</text:span></text:p>
          </text:list-item>
        </text:list>
        <text:p text:style-name="P243"><text:span text:style-name="CharStyle12">equity,</text:span></text:p>
        <text:p text:style-name="P219"><text:span text:style-name="CharStyle12">his throne shall stand for ever.</text:span></text:p>
        <text:list xml:id="list182345086988411" text:continue-numbering="true" text:style-name="L58">
          <text:list-item>
            <text:p text:style-name="P346"><text:span text:style-name="CharStyle12"><text:tab/>The rod of reproof brings wis­</text:span></text:p>
          </text:list-item>
        </text:list>
        <text:p text:style-name="P243"><text:span text:style-name="CharStyle12">dom:</text:span></text:p>
        <text:p text:style-name="P219"><text:span text:style-name="CharStyle12">a child left to himself will cause his mother shame.</text:span></text:p>
        <text:list xml:id="list182345896452642" text:continue-numbering="true" text:style-name="L58">
          <text:list-item>
            <text:p text:style-name="P346"><text:span text:style-name="CharStyle12"><text:tab/>[[When bad men are in power,</text:span></text:p>
          </text:list-item>
        </text:list>
        <text:p text:style-name="P243"><text:span text:style-name="CharStyle12">then crime increases; but good men shall yet gloat over their downfall.]]</text:span></text:p>
        <text:list xml:id="list182346443000685" text:continue-numbering="true" text:style-name="L58">
          <text:list-item>
            <text:p text:style-name="P346"><text:span text:style-name="CharStyle12"><text:tab/>Chastise your son, and have an</text:span></text:p>
          </text:list-item>
        </text:list>
        <text:p text:style-name="P243"><text:span text:style-name="CharStyle12">easy mind:</text:span></text:p>
        <text:p text:style-name="P219"><text:span text:style-name="CharStyle12">he will delight your soul.</text:span></text:p>
        <text:list xml:id="list182346018320072" text:continue-numbering="true" text:style-name="L58">
          <text:list-item>
            <text:p text:style-name="P346"><text:span text:style-name="CharStyle12"><text:tab/>People break loose without a</text:span></text:p>
          </text:list-item>
        </text:list>
        <text:p text:style-name="P243"><text:span text:style-name="CharStyle12">guiding hand,</text:span></text:p>
        <text:p text:style-name="P220"><text:span text:style-name="CharStyle12">but happy are the law-abid­ing!</text:span></text:p>
        <text:list xml:id="list182345673566938" text:continue-numbering="true" text:style-name="L58">
          <text:list-item>
            <text:p text:style-name="P357"><text:span text:style-name="CharStyle12"><text:tab/>Mere words will never train a</text:span></text:p>
          </text:list-item>
        </text:list>
        <text:p text:style-name="P243"><text:span text:style-name="CharStyle12">slave;</text:span></text:p>
        <text:p text:style-name="P219"><text:span text:style-name="CharStyle12">he understands, but he will</text:span></text:p>
        <text:p text:style-name="P243"><text:span text:style-name="CharStyle12">not obey.</text:span></text:p>
        <text:list xml:id="list4429235098493930803" text:style-name="L59">
          <text:list-item>
            <text:p text:style-name="P347"><text:soft-page-break/><text:span text:style-name="CharStyle12"><text:tab/>A spoiled boy sinks to be a slave,</text:span></text:p>
          </text:list-item>
        </text:list>
        <text:p text:style-name="P220"><text:span text:style-name="CharStyle12">and comes to grief at last.</text:span></text:p>
        <text:list xml:id="list182302211527935" text:style-name="L58">
          <text:list-item>
            <text:p text:style-name="P375"><text:span text:style-name="CharStyle12"><text:tab/>You see a hasty man?</text:span></text:p>
          </text:list-item>
        </text:list>
        <text:p text:style-name="P219"><text:span text:style-name="CharStyle12">More hope for a fool than for him!</text:span></text:p>
        <text:list xml:id="list182302845957699" text:style-name="L59">
          <text:list-item>
            <text:p text:style-name="P323"><text:span text:style-name="CharStyle12"><text:tab/>A man of passion stirs up</text:span></text:p>
          </text:list-item>
        </text:list>
        <text:p text:style-name="P243"><text:span text:style-name="CharStyle12">strife;</text:span></text:p>
        <text:p text:style-name="P219"><text:span text:style-name="CharStyle12">hot temper is the cause of many a sin.</text:span></text:p>
        <text:list xml:id="list182344963882006" text:continue-numbering="true" text:style-name="L59">
          <text:list-item>
            <text:p text:style-name="P323"><text:span text:style-name="CharStyle12"><text:tab/>Man’s pride will lay him low:</text:span></text:p>
          </text:list-item>
        </text:list>
        <text:p text:style-name="P219"><text:span text:style-name="CharStyle12">lowly souls rise to honour.</text:span></text:p>
        <text:list xml:id="list182345553381423" text:continue-numbering="true" text:style-name="L59">
          <text:list-item>
            <text:p text:style-name="P402"><text:span text:style-name="CharStyle12"><text:tab/>The partner of a thief is his own</text:span></text:p>
          </text:list-item>
        </text:list>
        <text:p text:style-name="P243"><text:span text:style-name="CharStyle12">enemy . . . he swears to tell the truth, and he discloses nothing.</text:span></text:p>
        <text:list xml:id="list182344823406710" text:continue-numbering="true" text:style-name="L59">
          <text:list-item>
            <text:p text:style-name="P402"><text:span text:style-name="CharStyle12"><text:tab/>The fear of man is dangerous;</text:span></text:p>
          </text:list-item>
        </text:list>
        <text:p text:style-name="P219"><text:span text:style-name="CharStyle12">but he who trusts in the Eter­nal shall be safe.</text:span></text:p>
        <text:list xml:id="list182346031127655" text:continue-numbering="true" text:style-name="L59">
          <text:list-item>
            <text:p text:style-name="P402"><text:span text:style-name="CharStyle12"><text:tab/>Many bespeak a ruler’s favour;</text:span></text:p>
          </text:list-item>
        </text:list>
        <text:p text:style-name="P286"><text:span text:style-name="CharStyle12">but a man’s fate is fixed by the Eternal.</text:span></text:p>
        <text:p text:style-name="P29"><text:span text:style-name="CharStyle12">The good man loathes the villain; 27 the villain loathes the up­right.</text:span></text:p>
        <text:p text:style-name="P259"><text:span text:style-name="CharStyle12">* * *</text:span></text:p>
        <text:p text:style-name="P114"><text:span text:style-name="CharStyle12">Sayings of Agur the son OA of Yakeh, from Massa. Ovr The cry of a man weary with the quest for God:</text:span></text:p>
        <text:p text:style-name="P15"><text:span text:style-name="CharStyle12">“I am weary, O God, weary and worn in vain, dull as a clod,<text:tab/>2</text:span></text:p>
        <text:p text:style-name="P180"><text:span text:style-name="CharStyle12">with no quick brain.</text:span></text:p>
        <text:p text:style-name="P257"><text:span text:style-name="CharStyle12">I am no master of thought, 3<text:line-break/>of the Deity I know nought.</text:span></text:p>
        <text:p text:style-name="P13"><text:span text:style-name="CharStyle12">Who ever climbed to heaven 4 and then came down? who ever gathered the wind in his fingers,</text:span></text:p>
        <text:p text:style-name="P171"><text:span text:style-name="CharStyle12">or wrapped the waters in a robe</text:span></text:p>
        <text:p text:style-name="P250"><text:span text:style-name="CharStyle12">of clouds,</text:span></text:p>
        <text:p text:style-name="P114"><text:soft-page-break/><text:span text:style-name="CharStyle12">or fixed the bounds of earth? What is his name, or his son’s name?</text:span></text:p>
        <text:p text:style-name="P181"><text:span text:style-name="CharStyle12">You do not know it?”</text:span></text:p>
        <text:p text:style-name="P171"><text:span text:style-name="CharStyle12">God’s promises are all tried and 5 true;</text:span></text:p>
        <text:p text:style-name="P257"><text:span text:style-name="CharStyle12">those who shelter beside him</text:span></text:p>
        <text:p text:style-name="P250"><text:span text:style-name="CharStyle12">he shields.</text:span></text:p>
        <text:p text:style-name="P21"><text:span text:style-name="CharStyle12">Never add to his words,<text:tab/>6</text:span></text:p>
        <text:p text:style-name="P181"><text:span text:style-name="CharStyle12">lest he prove you to be falsi­fying.</text:span></text:p>
        <text:p text:style-name="P18"><text:span text:style-name="CharStyle12">For two boons from thy hand I 7</text:span></text:p>
        <text:p text:style-name="P250"><text:span text:style-name="CharStyle12">cry</text:span></text:p>
        <text:p text:style-name="P114"><text:span text:style-name="CharStyle12">(deny me not, before I die): put lies and falsehood far from 8 me,</text:span></text:p>
        <text:p text:style-name="P179"><text:span text:style-name="CharStyle12">give neither wealth nor pov­erty,</text:span></text:p>
        <text:p text:style-name="P179"><text:span text:style-name="CharStyle12">but feed me with the food I need;</text:span></text:p>
        <text:p text:style-name="P53"><text:span text:style-name="CharStyle12">lest I be full and disclaim thee, 9 saying, “Who is the Eternal?” or sink to poverty and steal, discrediting my God.</text:span></text:p>
        <text:p text:style-name="P171"><text:span text:style-name="CharStyle12">Never slander a slave to his 10 master:</text:span></text:p>
        <text:p text:style-name="P471"><text:span text:style-name="CharStyle12">the slave may curse you, to your undoing.</text:span></text:p>
        <text:list xml:id="list182302062592968" text:style-name="L40">
          <text:list-item>
            <text:p text:style-name="P403"><text:span text:style-name="CharStyle12"><text:tab/>Some curse their father,</text:span></text:p>
          </text:list-item>
        </text:list>
        <text:p text:style-name="P274"><text:span text:style-name="CharStyle12">and bless not their mother.</text:span></text:p>
        <text:list xml:id="list182346167302142" text:continue-numbering="true" text:style-name="L40">
          <text:list-item>
            <text:p text:style-name="P358"><text:span text:style-name="CharStyle12"><text:tab/>Some think that they are pure—</text:span></text:p>
          </text:list-item>
        </text:list>
        <text:p text:style-name="P274"><text:span text:style-name="CharStyle12">with stains still on them!</text:span></text:p>
        <text:list xml:id="list182345908942103" text:continue-numbering="true" text:style-name="L40">
          <text:list-item>
            <text:p text:style-name="P358"><text:span text:style-name="CharStyle12"><text:tab/>Some lift haughty eyes</text:span></text:p>
          </text:list-item>
        </text:list>
        <text:p text:style-name="P274"><text:span text:style-name="CharStyle12">and supercilious looks.</text:span></text:p>
        <text:list xml:id="list182346063782268" text:continue-numbering="true" text:style-name="L40">
          <text:list-item>
            <text:p text:style-name="P358"><text:span text:style-name="CharStyle12"><text:tab/>Some have teeth like swords,</text:span></text:p>
          </text:list-item>
        </text:list>
        <text:p text:style-name="P59"><text:span text:style-name="CharStyle12">and knives within their mouths,</text:span></text:p>
        <text:p text:style-name="P282"><text:span text:style-name="CharStyle12">to cut weak folk from the earth, the helpless from the land.</text:span></text:p>
        <text:list xml:id="list182345415322477" text:continue-numbering="true" text:style-name="L40">
          <text:list-item>
            <text:p text:style-name="P422"><text:span text:style-name="CharStyle12"><text:tab/>The leech has daughters twain:</text:span></text:p>
          </text:list-item>
        </text:list>
        <text:p text:style-name="P276"><text:span text:style-name="CharStyle12">“Give, give!” is their refrain.</text:span></text:p>
        <text:p text:style-name="P281"><text:span text:style-name="CharStyle12">Three things are never satisfied, four never say “Enough!”—</text:span></text:p>
        <text:list xml:id="list182344669035236" text:continue-numbering="true" text:style-name="L40">
          <text:list-item>
            <text:p text:style-name="P477"><text:span text:style-name="CharStyle12"><text:tab/>Death and a barren womb, Earth athirst ever for the rain,</text:span></text:p>
          </text:list-item>
        </text:list>
        <text:p text:style-name="P275"><text:span text:style-name="CharStyle12">Fire never to be satisfied.</text:span></text:p>
        <text:list xml:id="list182345782775181" text:continue-numbering="true" text:style-name="L40">
          <text:list-item>
            <text:p text:style-name="P324"><text:span text:style-name="CharStyle12"><text:tab/>The man who mocks his father</text:span></text:p>
          </text:list-item>
        </text:list>
        <text:p text:style-name="P294"><text:span text:style-name="CharStyle12">and scorns his aged mother, ravens shall pick the eyes out of his corpse,</text:span></text:p>
        <text:p text:style-name="P64"><text:span text:style-name="CharStyle12">and vultures shall devour him.</text:span></text:p>
        <text:list xml:id="list182346611629039" text:continue-numbering="true" text:style-name="L40">
          <text:list-item>
            <text:p text:style-name="P324"><text:span text:style-name="CharStyle12"><text:tab/>Three things make me marvel,</text:span></text:p>
          </text:list-item>
        </text:list>
        <text:p text:style-name="P274"><text:span text:style-name="CharStyle12">four things I cannot fathom:</text:span></text:p>
        <text:list xml:id="list182345394959364" text:continue-numbering="true" text:style-name="L40">
          <text:list-item>
            <text:p text:style-name="P478"><text:span text:style-name="CharStyle12"><text:tab/>the way a vulture wings the air, the way a snake glides over</text:span></text:p>
          </text:list-item>
        </text:list>
        <text:p text:style-name="P206"><text:span text:style-name="CharStyle12">stones,</text:span></text:p>
        <text:p text:style-name="P295"><text:span text:style-name="CharStyle12">the way a ship sails o’er the sea, and the way of a man with a maid.</text:span></text:p>
        <text:list xml:id="list182346359364090" text:continue-numbering="true" text:style-name="L40">
          <text:list-item>
            <text:p text:style-name="P376"><text:span text:style-name="CharStyle12"><text:tab/>[[This is the way of an adul­</text:span></text:p>
          </text:list-item>
        </text:list>
        <text:p text:style-name="P206"><text:soft-page-break/><text:span text:style-name="CharStyle12">teress:</text:span></text:p>
        <text:p text:style-name="P275"><text:span text:style-name="CharStyle12">she gratifies her appetite and calmly says, “No harm!”]]</text:span></text:p>
        <text:list xml:id="list182346572109811" text:continue-numbering="true" text:style-name="L40">
          <text:list-item>
            <text:p text:style-name="P376"><text:span text:style-name="CharStyle12"><text:tab/>Three things burden this poor</text:span></text:p>
          </text:list-item>
        </text:list>
        <text:p text:style-name="P206"><text:span text:style-name="CharStyle12">earth,</text:span></text:p>
        <text:p text:style-name="P274"><text:span text:style-name="CharStyle12">four things it cannot bear:</text:span></text:p>
        <text:list xml:id="list182344639557223" text:continue-numbering="true" text:style-name="L40">
          <text:list-item>
            <text:p text:style-name="P376"><text:span text:style-name="CharStyle12"><text:tab/>a slave who rises to be king,</text:span></text:p>
          </text:list-item>
        </text:list>
        <text:p text:style-name="P274"><text:span text:style-name="CharStyle12">a fool who makes a fortune,</text:span></text:p>
        <text:list xml:id="list182346241244033" text:continue-numbering="true" text:style-name="L40">
          <text:list-item>
            <text:p text:style-name="P376"><text:span text:style-name="CharStyle12"><text:tab/>a plain girl who at last gets</text:span></text:p>
          </text:list-item>
        </text:list>
        <text:p text:style-name="P206"><text:span text:style-name="CharStyle12">married,</text:span></text:p>
        <text:p text:style-name="P96"><text:span text:style-name="CharStyle12">and a maid who supplants her mistress.</text:span></text:p>
        <text:p text:style-name="P17"><text:span text:style-name="CharStyle12">Four things are small on earth, 24 small but extremely shrewd: ants are a frail folk,<text:tab/>25</text:span></text:p>
        <text:p text:style-name="P83"><text:span text:style-name="CharStyle12">but they store up food in summer;</text:span></text:p>
        <text:p text:style-name="P13"><text:span text:style-name="CharStyle12">marmots are not a mighty race, 26 but they can burrow in the rocks;</text:span></text:p>
        <text:p text:style-name="P164"><text:span text:style-name="CharStyle12">the locusts have no king to lead 27 them,</text:span></text:p>
        <text:p text:style-name="P108"><text:span text:style-name="CharStyle12">but they advance in order; the lizard—you may lift it in 28 your hand,</text:span></text:p>
        <text:p text:style-name="P94"><text:span text:style-name="CharStyle12">but it will push into a palace.</text:span></text:p>
        <text:p text:style-name="P162"><text:span text:style-name="CharStyle12">Three things have a stately 29 stride,</text:span></text:p>
        <text:p text:style-name="P84"><text:span text:style-name="CharStyle12">four things have a stately tread:</text:span></text:p>
        <text:p text:style-name="P51"><text:span text:style-name="CharStyle12">a lion, mightiest of beasts, 30 that never runs away; a strutting cock, and a he-goat, 31 and a king at the head of a host.</text:span></text:p>
        <text:p text:style-name="P164"><text:span text:style-name="CharStyle12">You urge in your conceit some 32 silly plan?</text:span></text:p>
        <text:p text:style-name="P83"><text:span text:style-name="CharStyle12">Ah, hold your tongue!</text:span></text:p>
        <text:p text:style-name="P164"><text:span text:style-name="CharStyle12">Curds come if you chum up </text:span><text:span text:style-name="CharStyle13">33 </text:span><text:span text:style-name="CharStyle12">butter,</text:span></text:p>
        <text:p text:style-name="P164"><text:span text:style-name="CharStyle12">blood comes if you wring the</text:span></text:p>
        <text:p text:style-name="P203"><text:span text:style-name="CharStyle12">nose,</text:span></text:p>
        <text:p text:style-name="P81"><text:soft-page-break/><text:span text:style-name="CharStyle12">and strife comes if you churn up anger.</text:span></text:p>
        <text:p text:style-name="P108"><text:span text:style-name="CharStyle12">Sayings that Lemuelking o "| of Massa learned from his mother.</text:span></text:p>
        <text:p text:style-name="P39"><text:span text:style-name="CharStyle12">Son of mine, heed what I say, 2 listen, O son of my prayers, and obey.</text:span></text:p>
        <text:p text:style-name="P162"><text:span text:style-name="CharStyle12">Waste not your strength on 3 women,</text:span></text:p>
        <text:p text:style-name="P97"><text:span text:style-name="CharStyle12">your love on these destroyers of a king.</text:span></text:p>
        <text:p text:style-name="P162"><text:span text:style-name="CharStyle12">It is not for kings to be quaffing 4 wine,</text:span></text:p>
        <text:p text:style-name="P155"><text:span text:style-name="CharStyle27">nor for princes to be swilling liquor;</text:span></text:p>
        <text:list xml:id="list8687878532859709181" text:style-name="L60">
          <text:list-item>
            <text:p text:style-name="P494"><text:span text:style-name="CharStyle27"><text:tab/>lest in their cups they forget</text:span></text:p>
          </text:list-item>
        </text:list>
        <text:p text:style-name="P189"><text:span text:style-name="CharStyle27">their law</text:span></text:p>
        <text:p text:style-name="P155"><text:span text:style-name="CharStyle27">and misjudge a case of misery.</text:span></text:p>
        <text:list xml:id="list182346335171184" text:continue-numbering="true" text:style-name="L60">
          <text:list-item>
            <text:p text:style-name="P495"><text:span text:style-name="CharStyle27"><text:tab/>Give liquor to a perishing soul,</text:span></text:p>
          </text:list-item>
        </text:list>
        <text:p text:style-name="P155"><text:span text:style-name="CharStyle27">give him wine in his bitter plight,</text:span></text:p>
        <text:list xml:id="list182345724820896" text:continue-numbering="true" text:style-name="L60">
          <text:list-item>
            <text:p text:style-name="P496"><text:span text:style-name="CharStyle27"><text:tab/>that so he may forget his pov­</text:span></text:p>
          </text:list-item>
        </text:list>
        <text:p text:style-name="P189"><text:span text:style-name="CharStyle27">erty,</text:span></text:p>
        <text:p text:style-name="P161"><text:span text:style-name="CharStyle27">and think no more about his misery.</text:span></text:p>
        <text:list xml:id="list182344836596570" text:continue-numbering="true" text:style-name="L60">
          <text:list-item>
            <text:p text:style-name="P496"><text:span text:style-name="CharStyle27"><text:tab/>Do justice to a widow,</text:span></text:p>
          </text:list-item>
        </text:list>
        <text:p text:style-name="P155"><text:span text:style-name="CharStyle27">and let orphans have their rights;</text:span></text:p>
        <text:list xml:id="list182345933815021" text:continue-numbering="true" text:style-name="L60">
          <text:list-item>
            <text:p text:style-name="P496"><text:span text:style-name="CharStyle27"><text:tab/>decide your cases fairly,</text:span></text:p>
          </text:list-item>
        </text:list>
        <text:p text:style-name="P161"><text:span text:style-name="CharStyle27">champion the weak and wretched.</text:span></text:p>
        <text:list xml:id="list182345919547228" text:continue-numbering="true" text:style-name="L60">
          <text:list-item>
            <text:p text:style-name="P497"><text:span text:style-name="CharStyle27"><text:tab/>A rare find is an able wife—</text:span></text:p>
          </text:list-item>
        </text:list>
        <text:p text:style-name="P155"><text:span text:style-name="CharStyle27">she is worth far more than rubies!</text:span></text:p>
        <text:list xml:id="list182344874339666" text:continue-numbering="true" text:style-name="L60">
          <text:list-item>
            <text:p text:style-name="P497"><text:span text:style-name="CharStyle27"><text:tab/>Her husband may depend on</text:span></text:p>
          </text:list-item>
        </text:list>
        <text:p text:style-name="P189"><text:span text:style-name="CharStyle27">her,</text:span></text:p>
        <text:p text:style-name="P155"><text:span text:style-name="CharStyle27">and never lose by that;</text:span></text:p>
        <text:list xml:id="list182345253056075" text:continue-numbering="true" text:style-name="L60">
          <text:list-item>
            <text:p text:style-name="P497"><text:soft-page-break/><text:span text:style-name="CharStyle27"><text:tab/>she brings him profit and no</text:span></text:p>
          </text:list-item>
        </text:list>
        <text:p text:style-name="P189"><text:span text:style-name="CharStyle27">loss,</text:span></text:p>
        <text:p text:style-name="P155"><text:span text:style-name="CharStyle27">from first to last.</text:span></text:p>
        <text:list xml:id="list182344670012552" text:continue-numbering="true" text:style-name="L60">
          <text:list-item>
            <text:p text:style-name="P497"><text:span text:style-name="CharStyle27"><text:tab/>She looks out wool and flax,</text:span></text:p>
          </text:list-item>
        </text:list>
        <text:p text:style-name="P155"><text:span text:style-name="CharStyle27">and works it up with a will.</text:span></text:p>
        <text:list xml:id="list182346375919418" text:continue-numbering="true" text:style-name="L60">
          <text:list-item>
            <text:p text:style-name="P497"><text:span text:style-name="CharStyle27"><text:tab/>She is like merchant ships,</text:span></text:p>
          </text:list-item>
        </text:list>
        <text:p text:style-name="P155"><text:span text:style-name="CharStyle27">fetching food-stuffs from afar.</text:span></text:p>
        <text:list xml:id="list182346242974252" text:continue-numbering="true" text:style-name="L60">
          <text:list-item>
            <text:p text:style-name="P497"><text:span text:style-name="CharStyle27"><text:tab/>She rises before dawn,</text:span></text:p>
          </text:list-item>
        </text:list>
        <text:p text:style-name="P107"><text:span text:style-name="CharStyle27">to feed her household, handing her maids their rations.</text:span></text:p>
        <text:list xml:id="list182345102341980" text:continue-numbering="true" text:style-name="L60">
          <text:list-item>
            <text:p text:style-name="P497"><text:span text:style-name="CharStyle27"><text:tab/>She purchases land prudently;</text:span></text:p>
          </text:list-item>
        </text:list>
        <text:p text:style-name="P155"><text:span text:style-name="CharStyle27">with her earnings she plants a vineyard.</text:span></text:p>
        <text:list xml:id="list6354581729936349509" text:style-name="L61">
          <text:list-item>
            <text:p text:style-name="P498"><text:span text:style-name="CharStyle27"><text:tab/>She finds that industry is profit­able;</text:span></text:p>
          </text:list-item>
        </text:list>
        <text:p text:style-name="P155"><text:span text:style-name="CharStyle27">the lamp burns all night in her</text:span></text:p>
        <text:p text:style-name="P189"><text:span text:style-name="CharStyle27">house.</text:span></text:p>
        <text:p text:style-name="P46"><text:span text:style-name="CharStyle27">She girds herself to work,<text:tab/>17</text:span></text:p>
        <text:p text:style-name="P92"><text:span text:style-name="CharStyle27">and plies her arms with vigour;</text:span></text:p>
        <text:p text:style-name="P151"><text:span text:style-name="CharStyle27">she sets her hand to the distaff, 19 her fingers hold the spindle.</text:span></text:p>
        <text:p text:style-name="P169"><text:span text:style-name="CharStyle27">She fears not snow for her house- 21 hold;</text:span></text:p>
        <text:p text:style-name="P92"><text:span text:style-name="CharStyle27">for they all wear scarlet wool.</text:span></text:p>
        <text:p text:style-name="P169"><text:span text:style-name="CharStyle27">She has mantles made for her- 22 self,</text:span></text:p>
        <text:p text:style-name="P92"><text:span text:style-name="CharStyle27">she is robed in linen and purple.</text:span></text:p>
        <text:p text:style-name="P47"><text:span text:style-name="CharStyle27">To poor folk she is generous, 20 and lends a hand to the for­lorn.</text:span></text:p>
        <text:p text:style-name="P47"><text:span text:style-name="CharStyle27">Her husband is a man of note, 23 he sits with the sheikhs in council.</text:span></text:p>
        <text:p text:style-name="P18"><text:span text:style-name="CharStyle12">She makes linen yam and sells 24</text:span></text:p>
        <text:p text:style-name="P202"><text:soft-page-break/><text:span text:style-name="CharStyle27">it;</text:span></text:p>
        <text:p text:style-name="P92"><text:span text:style-name="CharStyle27">she supplies girdles to the traders.</text:span></text:p>
        <text:p text:style-name="P169"><text:span text:style-name="CharStyle27">Strong and secure is her posi- 25 tion;</text:span></text:p>
        <text:p text:style-name="P92"><text:span text:style-name="CharStyle27">she can afford to laugh, look­ing ahead.</text:span></text:p>
        <text:p text:style-name="P45"><text:span text:style-name="CharStyle27">She talks shrewd sense,<text:tab/>26</text:span></text:p>
        <text:p text:style-name="P92"><text:span text:style-name="CharStyle27">and offers kindly counsel.</text:span></text:p>
        <text:p text:style-name="P169"><text:span text:style-name="CharStyle27">She keeps an eye upon her 27 household;</text:span></text:p>
        <text:p text:style-name="P92"><text:span text:style-name="CharStyle27">she never eats the bread of idleness.</text:span></text:p>
        <text:p text:style-name="P45"><text:span text:style-name="CharStyle27">Her sons congratulate her,<text:tab/>28</text:span></text:p>
        <text:p text:style-name="P92"><text:span text:style-name="CharStyle27">and thus her husband praises her:</text:span></text:p>
        <text:p text:style-name="P45"><text:span text:style-name="CharStyle27">“Many a woman does nobly,<text:tab/>29</text:span></text:p>
        <text:p text:style-name="P92"><text:span text:style-name="CharStyle27">but you far outdo them all!”</text:span></text:p>
        <text:p text:style-name="P169"><text:span text:style-name="CharStyle27">Charms may wane and beauty 3° wither,</text:span></text:p>
        <text:p text:style-name="P92"><text:span text:style-name="CharStyle27">keep your praise for a wife with brains:</text:span></text:p>
        <text:p text:style-name="P151"><text:span text:style-name="CharStyle27">give her due credit for her deeds, 31 praise her in public for her</text:span></text:p>
        <text:p text:style-name="P203"><text:span text:style-name="CharStyle12">service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dara" svg:font-family="Candara"/>
    <style:font-face style:name="Consolas" svg:font-family="Consolas"/>
    <style:font-face style:name="David" svg:font-family="David"/>
    <style:font-face style:name="Georgia" svg:font-family="Georgia"/>
    <style:font-face style:name="Palatino Linotype" svg:font-family="'Palatino Linotype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David" fo:font-family="David" fo:font-size="10pt" fo:font-style="normal" style:text-underline-style="none" fo:font-weight="normal" style:font-name-asian="David" style:font-family-asian="David" style:font-size-asian="10pt" style:font-style-asian="normal" style:font-weight-asian="normal" style:font-name-complex="David" style:font-family-complex="David" style:font-size-complex="10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line-height="0.1272in" fo:text-indent="-0.4307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left="0in" fo:margin-right="0in" fo:line-height="0.1272in" fo:text-align="justify" style:justify-single-word="false" fo:text-indent="-0.2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David" fo:font-family="David" fo:font-size="9pt" fo:font-style="normal" style:text-underline-style="none" fo:font-weight="normal" style:font-name-asian="David" style:font-family-asian="David" style:font-size-asian="9pt" style:font-style-asian="normal" style:font-weight-asian="normal" style:font-name-complex="David" style:font-family-complex="David" style:font-size-complex="9pt" style:font-style-complex="normal" style:font-weight-complex="normal"/>
    </style:style>
    <style:style style:name="Body_20_text_20__28_6_29_" style:display-name="Body text (6)" style:family="paragraph" style:master-page-name="">
      <style:graphic-properties draw:fill="solid" draw:fill-color="#ffffff" draw:opacity="100%"/>
      <style:paragraph-properties fo:line-height="0.1272in" fo:text-align="justify" style:justify-single-word="false" style:page-number="auto" fo:background-color="#ffffff"/>
      <style:text-properties style:text-line-through-style="none" style:text-line-through-type="none" style:font-name="David" fo:font-family="David" fo:font-size="8.5pt" fo:font-style="normal" style:text-underline-style="none" fo:font-weight="normal" style:font-name-asian="David" style:font-family-asian="David" style:font-size-asian="8.5pt" style:font-style-asian="normal" style:font-weight-asian="normal" style:font-name-complex="David" style:font-family-complex="David" style:font-size-complex="8.5pt" style:font-style-complex="normal" style:font-weight-complex="normal"/>
    </style:style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23pt" fo:letter-spacing="-0.0209in" fo:font-style="normal" style:text-underline-style="none" fo:font-weight="bold" style:font-name-asian="Georgia" style:font-family-asian="Georgia" style:font-size-asian="23pt" style:font-style-asian="normal" style:font-weight-asian="bold" style:font-name-complex="Georgia" style:font-family-complex="Georgia" style:font-size-complex="23pt" style:font-style-complex="normal" style:font-weight-complex="bold"/>
    </style:style>
    <style:style style:name="Table_20_of_20_contents" style:display-name="Table of contents" style:family="paragraph" style:master-page-name="">
      <style:graphic-properties draw:fill="solid" draw:fill-color="#ffffff" draw:opacity="100%"/>
      <style:paragraph-properties fo:margin-top="0.0835in" fo:margin-bottom="0in" loext:contextual-spacing="false" fo:line-height="0.1335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7_29_" style:display-name="Body text (7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1945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0937in"/>
        </style:tab-stops>
        <style:drop-cap style:lines="2" style:distance="0.0035in" style:style-name="DropCap3"/>
      </style:paragraph-properties>
    </style:style>
    <style:style style:name="Body_20_text_20__28_3_29__20__2b__20_DropCap2" style:display-name="Body text (3) + DropCap2" style:family="paragraph" style:parent-style-name="Body_20_text_20__28_3_29_" style:master-page-name="">
      <style:paragraph-properties fo:margin-left="0.1945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1016in"/>
        </style:tab-stops>
        <style:drop-cap style:lines="2" style:distance="0.0035in" style:style-name="DropCap2"/>
      </style:paragraph-properties>
    </style:style>
    <style:style style:name="Body_20_text_20__28_3_29__20__2b__20_DropCap3" style:display-name="Body text (3) + DropCap3" style:family="paragraph" style:parent-style-name="Body_20_text_20__28_3_29_" style:master-page-name="">
      <style:paragraph-properties fo:margin-left="0in" fo:margin-right="0in" fo:margin-top="0in" fo:margin-bottom="0in" loext:contextual-spacing="false" fo:text-align="start" style:justify-single-word="false" fo:text-indent="0.1945in" style:auto-text-indent="false" style:page-number="auto">
        <style:tab-stops>
          <style:tab-stop style:position="0.3339in"/>
        </style:tab-stops>
        <style:drop-cap style:lines="2" style:distance="0.0035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30% 58%" style:font-name="David" fo:font-family="David" fo:font-size="20pt" fo:letter-spacing="normal" fo:font-style="normal" style:text-underline-style="none" fo:font-weight="normal" style:font-name-asian="David" style:font-family-asian="David" style:font-size-asian="20pt" style:font-style-asian="normal" style:font-weight-asian="normal" style:font-name-complex="David" style:font-family-complex="David" style:font-size-complex="20pt" style:font-style-complex="normal" style:font-weight-complex="normal" style:text-scale="100%"/>
    </style:style>
    <style:style style:name="CharStyle6" style:family="text" style:parent-style-name="CharStyle4">
      <style:text-properties fo:color="#000000" style:text-position="0% 100%" fo:letter-spacing="-0.0071in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8" style:family="text" style:parent-style-name="DefaultFontStyle">
      <style:text-properties style:text-line-through-style="none" style:text-line-through-type="none" style:font-name="David" fo:font-family="David" fo:font-size="10pt" fo:font-style="normal" style:text-underline-style="none" fo:font-weight="normal" style:font-name-asian="David" style:font-family-asian="David" style:font-size-asian="10pt" style:font-style-asian="normal" style:font-weight-asian="normal" style:font-name-complex="David" style:font-family-complex="David" style:font-size-complex="10pt" style:font-style-complex="normal" style:font-weight-complex="normal"/>
    </style:style>
    <style:style style:name="CharStyle9" style:family="text" style:parent-style-name="CharStyle8">
      <style:text-properties fo:color="#000000" style:text-position="0% 100%" style:font-name="Georgia" fo:font-family="Georgia" fo:font-size="12pt" fo:letter-spacing="normal" fo:language="en" fo:country="US" fo:font-weight="bold" style:font-name-asian="Georgia" style:font-family-asian="Georgia" style:font-size-asian="12pt" style:language-asian="en" style:country-asian="US" style:font-weight-asian="bold" style:font-name-complex="Georgia" style:font-family-complex="Georgia" style:font-size-complex="12pt" style:language-complex="en" style:country-complex="US" style:font-weight-complex="bold" style:text-scale="100%"/>
    </style:style>
    <style:style style:name="CharStyle10" style:family="text" style:parent-style-name="CharStyle8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12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3" style:family="text" style:parent-style-name="CharStyle12">
      <style:text-properties fo:color="#000000" style:text-position="0% 100%" style:font-name="David" fo:font-family="David" fo:font-size="9.5pt" fo:letter-spacing="-0.0071in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15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6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2" style:family="text">
      <style:text-properties fo:color="#000000" style:text-line-through-style="none" style:text-line-through-type="none" style:text-position="32% 58%" style:font-name="Palatino Linotype" fo:font-family="'Palatino Linotype'" fo:font-size="19pt" fo:letter-spacing="normal" fo:font-style="normal" style:text-underline-style="none" fo:font-weight="normal" style:font-name-asian="Palatino Linotype" style:font-family-asian="'Palatino Linotype'" style:font-size-asian="19pt" style:font-style-asian="normal" style:font-weight-asian="normal" style:font-name-complex="Palatino Linotype" style:font-family-complex="'Palatino Linotype'" style:font-size-complex="19pt" style:font-style-complex="normal" style:font-weight-complex="normal" style:text-scale="100%"/>
    </style:style>
    <style:style style:name="CharStyle18" style:family="text" style:parent-style-name="CharStyle8">
      <style:text-properties fo:color="#000000" style:text-position="0% 100%" fo:font-size="9.5pt" fo:letter-spacing="normal" fo:language="en" fo:country="US" fo:font-weight="bold" style:font-size-asian="9.5pt" style:language-asian="en" style:country-asian="US" style:font-weight-asian="bold" style:font-size-complex="9.5pt" style:language-complex="en" style:country-complex="US" style:font-weight-complex="bold" style:text-scale="100%"/>
    </style:style>
    <style:style style:name="CharStyle19" style:family="text" style:parent-style-name="CharStyle12">
      <style:text-properties fo:color="#000000" style:text-position="0% 100%" fo:letter-spacing="-0.0071in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20" style:family="text" style:parent-style-name="CharStyle15">
      <style:text-properties fo:color="#000000" style:text-position="0% 100%" style:font-name="David" fo:font-family="David" fo:font-size="11pt" fo:letter-spacing="normal" fo:language="en" fo:country="US" fo:font-weight="normal" style:font-name-asian="David" style:font-family-asian="David" style:font-size-asian="11pt" style:language-asian="en" style:country-asian="US" style:font-weight-asian="normal" style:font-name-complex="David" style:font-family-complex="David" style:font-size-complex="11pt" style:language-complex="en" style:country-complex="US" style:font-weight-complex="normal" style:text-scale="100%"/>
    </style:style>
    <style:style style:name="CharStyle21" style:family="text" style:parent-style-name="CharStyle12">
      <style:text-properties fo:color="#000000" style:text-position="0% 100%" style:font-name="David" fo:font-family="David" fo:font-size="8.5pt" fo:letter-spacing="normal" fo:language="en" fo:country="US" style:font-name-asian="David" style:font-family-asian="David" style:font-size-asian="8.5pt" style:language-asian="en" style:country-asian="US" style:font-name-complex="David" style:font-family-complex="David" style:font-size-complex="8.5pt" style:language-complex="en" style:country-complex="US" style:text-scale="100%"/>
    </style:style>
    <style:style style:name="DropCap3" style:family="text">
      <style:text-properties fo:color="#000000" style:text-line-through-style="none" style:text-line-through-type="none" style:text-position="25% 58%" style:font-name="Consolas" fo:font-family="Consolas" fo:font-size="19pt" fo:letter-spacing="normal" fo:font-style="normal" style:text-underline-style="none" fo:font-weight="normal" style:font-name-asian="Consolas" style:font-family-asian="Consolas" style:font-size-asian="19pt" style:font-style-asian="normal" style:font-weight-asian="normal" style:font-name-complex="Consolas" style:font-family-complex="Consolas" style:font-size-complex="19pt" style:font-style-complex="normal" style:font-weight-complex="normal" style:text-scale="100%"/>
    </style:style>
    <style:style style:name="CharStyle23" style:family="text" style:parent-style-name="CharStyle12">
      <style:text-properties fo:color="#000000" style:text-position="0% 100%" fo:font-size="7pt" fo:letter-spacing="normal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 style:text-scale="200%"/>
    </style:style>
    <style:style style:name="CharStyle25" style:family="text" style:parent-style-name="DefaultFontStyle">
      <style:text-properties style:text-line-through-style="none" style:text-line-through-type="none" style:font-name="David" fo:font-family="David" fo:font-size="9pt" fo:font-style="normal" style:text-underline-style="none" fo:font-weight="normal" style:font-name-asian="David" style:font-family-asian="David" style:font-size-asian="9pt" style:font-style-asian="normal" style:font-weight-asian="normal" style:font-name-complex="David" style:font-family-complex="David" style:font-size-complex="9pt" style:font-style-complex="normal" style:font-weight-complex="normal"/>
    </style:style>
    <style:style style:name="CharStyle27" style:family="text" style:parent-style-name="DefaultFontStyle">
      <style:text-properties style:text-line-through-style="none" style:text-line-through-type="none" style:font-name="David" fo:font-family="David" fo:font-size="8.5pt" fo:font-style="normal" style:text-underline-style="none" fo:font-weight="normal" style:font-name-asian="David" style:font-family-asian="David" style:font-size-asian="8.5pt" style:font-style-asian="normal" style:font-weight-asian="normal" style:font-name-complex="David" style:font-family-complex="David" style:font-size-complex="8.5pt" style:font-style-complex="normal" style:font-weight-complex="normal"/>
    </style:style>
    <style:style style:name="CharStyle28" style:family="text" style:parent-style-name="CharStyle12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30" style:family="text" style:parent-style-name="DefaultFontStyle">
      <style:text-properties style:text-line-through-style="none" style:text-line-through-type="none" style:font-name="Georgia" fo:font-family="Georgia" fo:font-size="23pt" fo:letter-spacing="-0.0209in" fo:font-style="normal" style:text-underline-style="none" fo:font-weight="bold" style:font-name-asian="Georgia" style:font-family-asian="Georgia" style:font-size-asian="23pt" style:font-style-asian="normal" style:font-weight-asian="bold" style:font-name-complex="Georgia" style:font-family-complex="Georgia" style:font-size-complex="23pt" style:font-style-complex="normal" style:font-weight-complex="bold"/>
    </style:style>
    <style:style style:name="CharStyle31" style:family="text" style:parent-style-name="CharStyle30">
      <style:text-properties fo:color="#000000" style:text-position="0% 100%" style:font-name="Candara" fo:font-family="Candara" fo:font-size="21pt" fo:letter-spacing="normal" fo:language="en" fo:country="US" fo:font-style="italic" style:font-name-asian="Candara" style:font-family-asian="Candara" style:font-size-asian="21pt" style:language-asian="en" style:country-asian="US" style:font-style-asian="italic" style:font-name-complex="Candara" style:font-family-complex="Candara" style:font-size-complex="21pt" style:language-complex="en" style:country-complex="US" style:font-style-complex="italic" style:text-scale="100%"/>
    </style:style>
    <style:style style:name="CharStyle32" style:family="text" style:parent-style-name="CharStyle12">
      <style:text-properties fo:color="#000000" style:text-position="0% 100%" style:font-name="David" fo:font-family="David" fo:font-size="9pt" fo:letter-spacing="normal" fo:language="en" fo:country="US" style:font-name-asian="David" style:font-family-asian="David" style:font-size-asian="9pt" style:language-asian="en" style:country-asian="US" style:font-name-complex="David" style:font-family-complex="David" style:font-size-complex="9pt" style:language-complex="en" style:country-complex="US" style:text-scale="100%"/>
    </style:style>
    <style:style style:name="CharStyle33" style:family="text" style:parent-style-name="CharStyle8">
      <style:text-properties fo:color="#000000" style:text-position="0% 100%" fo:font-size="9.5pt" fo:letter-spacing="normal" fo:language="en" fo:country="US" fo:font-weight="bold" style:font-size-asian="9.5pt" style:language-asian="en" style:country-asian="US" style:font-weight-asian="bold" style:font-size-complex="9.5pt" style:language-complex="en" style:country-complex="US" style:font-weight-complex="bold" style:text-scale="100%"/>
    </style:style>
    <style:style style:name="CharStyle35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37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38" style:family="text" style:parent-style-name="CharStyle12">
      <style:text-properties fo:color="#000000" style:text-position="0% 100%" fo:font-size="9pt" fo:letter-spacing="normal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 style:text-scale="150%"/>
    </style:style>
    <style:style style:name="CharStyle39" style:family="text" style:parent-style-name="CharStyle12">
      <style:text-properties fo:color="#000000" style:text-position="0% 100%" fo:font-size="9pt" fo:letter-spacing="normal" fo:language="en" fo:country="US" style:font-size-asian="9pt" style:language-asian="en" style:country-asian="US" style:font-size-complex="9pt" style:language-complex="en" style:country-complex="US" style:text-scale="100%"/>
    </style:style>
    <style:style style:name="CharStyle40" style:family="text" style:parent-style-name="CharStyle8">
      <style:text-properties fo:color="#000000" style:text-position="0% 100%" fo:letter-spacing="normal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41" style:family="text" style:parent-style-name="CharStyle8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42" style:family="text" style:parent-style-name="CharStyle27">
      <style:text-properties fo:color="#000000" style:text-position="0% 100%" fo:font-size="9.5pt" fo:letter-spacing="normal" fo:language="en" fo:country="US" fo:font-weight="normal" style:font-size-asian="9.5pt" style:language-asian="en" style:country-asian="US" style:font-weight-asian="normal" style:font-size-complex="9.5pt" style:language-complex="en" style:country-complex="US" style:font-weight-complex="normal" style:text-scale="100%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3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835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5in" style:type="right"/>
        </style:tab-stops>
      </style:paragraph-properties>
    </style:style>
    <style:style style:name="M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571in" style:type="right"/>
        </style:tab-stops>
      </style:paragraph-properties>
    </style:style>
    <style:style style:name="M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634in" style:type="right"/>
        </style:tab-stops>
      </style:paragraph-properties>
    </style:style>
    <style:style style:name="MP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701in" style:type="right"/>
        </style:tab-stops>
      </style:paragraph-properties>
    </style:style>
    <style:style style:name="MP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902in" style:type="right"/>
        </style:tab-stops>
      </style:paragraph-properties>
    </style:style>
    <style:style style:name="MP10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728in" style:type="right"/>
        </style:tab-stops>
      </style:paragraph-properties>
    </style:style>
    <style:style style:name="MP1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772in" style:type="right"/>
        </style:tab-stops>
      </style:paragraph-properties>
    </style:style>
    <style:style style:name="MP1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866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0in" fo:margin-bottom="0in" fo:margin-left="2.2409in" fo:margin-right="2.13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346in" fo:margin-left="0in" fo:margin-right="0in" fo:margin-bottom="0in"/>
      </style:header-style>
      <style:footer-style>
        <style:header-footer-properties fo:min-height="1.2346in" fo:margin-left="0in" fo:margin-right="0in" fo:margin-top="1.2346in"/>
      </style:footer-style>
    </style:page-layout>
    <style:page-layout style:name="Mpm3" style:page-usage="mirrored">
      <style:page-layout-properties fo:page-width="8.5in" fo:page-height="11in" style:num-format="1" style:print-orientation="portrait" fo:margin-top="0in" fo:margin-bottom="0in" fo:margin-left="2.4752in" fo:margin-right="1.8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654in" fo:margin-left="0in" fo:margin-right="0in" fo:margin-bottom="0in"/>
      </style:header-style>
      <style:footer-style>
        <style:header-footer-properties fo:min-height="3.6071in" fo:margin-left="0in" fo:margin-right="0in" fo:margin-top="3.6071in"/>
      </style:footer-style>
    </style:page-layout>
    <style:page-layout style:name="Mpm4" style:page-usage="mirrored">
      <style:page-layout-properties fo:page-width="8.5in" fo:page-height="11in" style:num-format="1" style:print-orientation="portrait" fo:margin-top="0in" fo:margin-bottom="0in" fo:margin-left="1.589in" fo:margin-right="2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165in" fo:margin-left="0in" fo:margin-right="0in" fo:margin-bottom="0in"/>
      </style:header-style>
      <style:footer-style>
        <style:header-footer-properties fo:min-height="3.4535in" fo:margin-left="0in" fo:margin-right="0in" fo:margin-top="3.4535in"/>
      </style:footer-style>
    </style:page-layout>
    <style:page-layout style:name="Mpm5" style:page-usage="mirrored">
      <style:page-layout-properties fo:page-width="8.5in" fo:page-height="11in" style:num-format="1" style:print-orientation="portrait" fo:margin-top="0in" fo:margin-bottom="0in" fo:margin-left="2.5339in" fo:margin-right="1.814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2in" fo:margin-left="0in" fo:margin-right="0in" fo:margin-bottom="0in"/>
      </style:header-style>
      <style:footer-style>
        <style:header-footer-properties fo:min-height="3.6055in" fo:margin-left="0in" fo:margin-right="0in" fo:margin-top="3.6055in"/>
      </style:footer-style>
    </style:page-layout>
    <style:page-layout style:name="Mpm6" style:page-usage="mirrored">
      <style:page-layout-properties fo:page-width="8.5in" fo:page-height="11in" style:num-format="1" style:print-orientation="portrait" fo:margin-top="0in" fo:margin-bottom="0in" fo:margin-left="1.8146in" fo:margin-right="2.53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2in" fo:margin-left="0in" fo:margin-right="0in" fo:margin-bottom="0in"/>
      </style:header-style>
      <style:footer-style>
        <style:header-footer-properties fo:min-height="3.6055in" fo:margin-left="0in" fo:margin-right="0in" fo:margin-top="3.6055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><draw:frame draw:style-name="Mfr1" draw:name="Frame1" text:anchor-type="paragraph" svg:x="3.6862in" svg:y="0.9283in" draw:z-index="0"><draw:text-box fo:min-height="0.1264in" fo:min-width="1.0465in"><text:p text:style-name="MP2"><text:span text:style-name="CharStyle9">PROVERBS</text:span></text:p></draw:text-box></draw:frame></text:p>
      </style:header>
      <style:header-left>
        <text:p text:style-name="MP1"><draw:frame draw:style-name="Mfr1" draw:name="1" text:anchor-type="paragraph" svg:x="3.6862in" svg:y="0.9283in" draw:z-index="0"><draw:text-box fo:min-height="0.1264in" fo:min-width="1.0465in"><text:p text:style-name="MP2"><text:span text:style-name="CharStyle9">PROVERBS</text:span></text:p></draw:text-box></draw:frame></text:p>
      </style:header-left>
      <style:footer>
        <text:p text:style-name="MP3"><draw:frame draw:style-name="Mfr1" draw:name="2" text:anchor-type="paragraph" svg:x="4.089in" svg:y="7.3846in" draw:z-index="0"><draw:text-box fo:min-height="0.0866in" fo:min-width="0.1665in"><text:p text:style-name="MP2"><text:page-number text:select-page="current">0</text:page-number></text:p></draw:text-box></draw:frame></text:p>
      </style:footer>
      <style:footer-left>
        <text:p text:style-name="MP3"><draw:frame draw:style-name="Mfr1" draw:name="3" text:anchor-type="paragraph" svg:x="4.089in" svg:y="7.3846in" draw:z-index="1"><draw:text-box fo:min-height="0.0866in" fo:min-width="0.1665in"><text:p text:style-name="MP2"><text:page-number text:select-page="current">700</text:page-number></text:p></draw:text-box></draw:frame></text:p>
      </style:footer-left>
    </style:master-page>
    <style:master-page style:name="PageStyle1" style:page-layout-name="Mpm3">
      <style:header>
        <text:p text:style-name="MP1"><draw:frame draw:style-name="Mfr1" draw:name="4" text:anchor-type="paragraph" svg:x="4.0783in" svg:y="0.539in" draw:z-index="60"><draw:text-box fo:min-height="0.1098in" fo:min-width="2.4835in"><text:p text:style-name="MP4"><text:span text:style-name="CharStyle10">PROVERBS 11<text:tab/></text:span><text:page-number text:select-page="current">701</text:page-number></text:p></draw:text-box></draw:frame></text:p>
      </style:header>
      <style:footer>
        <text:p text:style-name="MP3"/>
      </style:footer>
    </style:master-page>
    <style:master-page style:name="PageStyle2" style:page-layout-name="Mpm3">
      <style:header>
        <text:p text:style-name="MP1"><draw:frame draw:style-name="Mfr1" draw:name="5" text:anchor-type="paragraph" svg:x="1.9236in" svg:y="0.5161in" draw:z-index="0"><draw:text-box fo:min-height="0.1335in" fo:min-width="2.45in"><text:p text:style-name="MP5"><text:page-number text:select-page="current">707</text:page-number><text:span text:style-name="CharStyle10"><text:tab/></text:span><text:span text:style-name="CharStyle18">PROVERBS S</text:span></text:p></draw:text-box></draw:frame></text:p>
      </style:header>
      <style:header-left>
        <text:p text:style-name="MP1"><draw:frame draw:style-name="Mfr1" draw:name="6" text:anchor-type="paragraph" svg:x="1.9236in" svg:y="0.5161in" draw:z-index="61"><draw:text-box fo:min-height="0.1335in" fo:min-width="2.45in"><text:p text:style-name="MP5"><text:page-number text:select-page="current">702</text:page-number><text:span text:style-name="CharStyle10"><text:tab/></text:span><text:span text:style-name="CharStyle18">PROVERBS S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3" style:page-layout-name="Mpm3">
      <style:header>
        <text:p text:style-name="MP1"><draw:frame draw:style-name="Mfr1" draw:name="7" text:anchor-type="paragraph" svg:x="4.0783in" svg:y="0.539in" draw:z-index="63"><draw:text-box fo:min-height="0.1098in" fo:min-width="2.4835in"><text:p text:style-name="MP4"><text:span text:style-name="CharStyle10">PROVERBS 11<text:tab/></text:span><text:page-number text:select-page="current">705</text:page-number></text:p></draw:text-box></draw:frame></text:p>
      </style:header>
      <style:header-left>
        <text:p text:style-name="MP1"><draw:frame draw:style-name="Mfr1" draw:name="8" text:anchor-type="paragraph" svg:x="1.9283in" svg:y="0.5457in" draw:z-index="64"><draw:text-box fo:min-height="0.1035in" fo:min-width="2.4571in"><text:p text:style-name="MP6"><text:page-number text:select-page="current">716</text:page-number><text:span text:style-name="CharStyle10"><text:tab/>PRO VERBS 6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4" style:page-layout-name="Mpm3">
      <style:header>
        <text:p text:style-name="MP1"><draw:frame draw:style-name="Mfr1" draw:name="9" text:anchor-type="paragraph" svg:x="4.1201in" svg:y="0.5827in" draw:z-index="67"><draw:text-box fo:min-height="0.1035in" fo:min-width="2.4634in"><text:p text:style-name="MP7"><text:span text:style-name="CharStyle10">PROVERBS 8<text:tab/></text:span><text:page-number text:select-page="current">723</text:page-number></text:p></draw:text-box></draw:frame></text:p>
      </style:header>
      <style:header-left>
        <text:p text:style-name="MP1"><draw:frame draw:style-name="Mfr1" draw:name="10" text:anchor-type="paragraph" svg:x="1.9717in" svg:y="0.5661in" draw:z-index="66"><draw:text-box fo:min-height="0.1071in" fo:min-width="2.4701in"><text:p text:style-name="MP8"><text:page-number text:select-page="current">708</text:page-number><text:span text:style-name="CharStyle10"><text:tab/>PROVERBS 10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5" style:page-layout-name="Mpm3">
      <style:header>
        <text:p text:style-name="MP1"><draw:frame draw:style-name="Mfr1" draw:name="11" text:anchor-type="paragraph" svg:x="4.0783in" svg:y="0.539in" draw:z-index="68"><draw:text-box fo:min-height="0.1098in" fo:min-width="2.4835in"><text:p text:style-name="MP4"><text:span text:style-name="CharStyle10">PROVERBS 11<text:tab/></text:span><text:page-number text:select-page="current">723</text:page-number></text:p></draw:text-box></draw:frame></text:p>
      </style:header>
      <style:header-left>
        <text:p text:style-name="MP1"><draw:frame draw:style-name="Mfr1" draw:name="12" text:anchor-type="paragraph" svg:x="4.0783in" svg:y="0.539in" draw:z-index="0"><draw:text-box fo:min-height="0.1098in" fo:min-width="2.4835in"><text:p text:style-name="MP4"><text:span text:style-name="CharStyle10">PROVERBS 11<text:tab/></text:span><text:page-number text:select-page="current">724</text:page-number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6" style:page-layout-name="Mpm3">
      <style:header>
        <text:p text:style-name="MP1"><draw:frame draw:style-name="Mfr1" draw:name="13" text:anchor-type="paragraph" svg:x="4.0598in" svg:y="0.5425in" draw:z-index="104"><draw:text-box fo:min-height="0.1035in" fo:min-width="2.4902in"><text:p text:style-name="MP9"><text:span text:style-name="CharStyle10">PROVERBS 16<text:tab/></text:span><text:page-number text:select-page="current">0</text:page-number></text:p></draw:text-box></draw:frame></text:p>
      </style:header>
      <style:header-left>
        <text:p text:style-name="MP1"><draw:frame draw:style-name="Mfr1" draw:name="14" text:anchor-type="paragraph" svg:x="1.9484in" svg:y="0.5327in" draw:z-index="85"><draw:text-box fo:min-height="0.1071in" fo:min-width="2.4736in"><text:p text:style-name="MP10"><text:page-number text:select-page="current">0</text:page-number><text:span text:style-name="CharStyle10"><text:tab/>PROVERBS 19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7" style:page-layout-name="Mpm3">
      <style:header>
        <text:p text:style-name="MP1"><draw:frame draw:style-name="Mfr1" draw:name="15" text:anchor-type="paragraph" svg:x="1.9535in" svg:y="0.5457in" draw:z-index="2"><draw:text-box fo:min-height="0.1035in" fo:min-width="2.4764in"><text:p text:style-name="MP11"><text:page-number text:select-page="current">0</text:page-number><text:span text:style-name="CharStyle10"><text:tab/>PROVERBS 16</text:span></text:p></draw:text-box></draw:frame></text:p>
      </style:header>
      <style:header-left>
        <text:p text:style-name="MP1"><draw:frame draw:style-name="Mfr1" draw:name="16" text:anchor-type="paragraph" svg:x="1.9535in" svg:y="0.5457in" draw:z-index="3"><draw:text-box fo:min-height="0.1035in" fo:min-width="2.4764in"><text:p text:style-name="MP11"><text:page-number text:select-page="current">0</text:page-number><text:span text:style-name="CharStyle10"><text:tab/>PROVERBS 16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8" style:page-layout-name="Mpm3">
      <style:header>
        <text:p text:style-name="MP1"><draw:frame draw:style-name="Mfr1" draw:name="17" text:anchor-type="paragraph" svg:x="4.0736in" svg:y="0.5193in" draw:z-index="5"><draw:text-box fo:min-height="0.1098in" fo:min-width="2.4866in"><text:p text:style-name="MP12"><text:span text:style-name="CharStyle10">PROVERBS 17<text:tab/></text:span><text:page-number text:select-page="current">0</text:page-number></text:p></draw:text-box></draw:frame></text:p>
      </style:header>
      <style:header-left>
        <text:p text:style-name="MP1"><draw:frame draw:style-name="Mfr1" draw:name="18" text:anchor-type="paragraph" svg:x="1.9484in" svg:y="0.5327in" draw:z-index="9"><draw:text-box fo:min-height="0.1071in" fo:min-width="2.4736in"><text:p text:style-name="MP10"><text:page-number text:select-page="current">0</text:page-number><text:span text:style-name="CharStyle10"><text:tab/>PROVERBS 19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9" style:page-layout-name="Mpm4">
      <style:header>
        <text:p text:style-name="MP1"/>
      </style:header>
      <style:footer>
        <text:p text:style-name="MP3"/>
      </style:footer>
    </style:master-page>
    <style:master-page style:name="PageStyle10" style:page-layout-name="Mpm5">
      <style:header>
        <text:p text:style-name="MP1"><draw:frame draw:style-name="Mfr1" draw:name="19" text:anchor-type="paragraph" svg:x="4.0736in" svg:y="0.5193in" draw:z-index="13"><draw:text-box fo:min-height="0.1098in" fo:min-width="2.4866in"><text:p text:style-name="MP12"><text:span text:style-name="CharStyle10">PROVERBS 17<text:tab/></text:span><text:page-number text:select-page="current">0</text:page-number></text:p></draw:text-box></draw:frame></text:p>
      </style:header>
      <style:footer>
        <text:p text:style-name="MP3"/>
      </style:footer>
    </style:master-page>
    <style:master-page style:name="PageStyle11" style:page-layout-name="Mpm6">
      <style:header>
        <text:p text:style-name="MP1"><draw:frame draw:style-name="Mfr1" draw:name="20" text:anchor-type="paragraph" svg:x="3.4634in" svg:y="0.5535in" draw:z-index="16"><draw:text-box fo:min-height="0.1071in" fo:min-width="0.9in"><text:p text:style-name="MP2"><text:span text:style-name="CharStyle33">PROVERBS 22</text:span></text:p></draw:text-box></draw:frame></text:p>
      </style:header>
      <style:footer>
        <text:p text:style-name="MP3"/>
      </style:footer>
    </style:master-page>
    <style:master-page style:name="PageStyle12" style:page-layout-name="Mpm5">
      <style:header>
        <text:p text:style-name="MP1"><draw:frame draw:style-name="Mfr1" draw:name="21" text:anchor-type="paragraph" svg:x="4.0736in" svg:y="0.5193in" draw:z-index="19"><draw:text-box fo:min-height="0.1098in" fo:min-width="2.4866in"><text:p text:style-name="MP12"><text:span text:style-name="CharStyle10">PROVERBS 17<text:tab/></text:span><text:page-number text:select-page="current">0</text:page-number></text:p></draw:text-box></draw:frame></text:p>
      </style:header>
      <style:header-left>
        <text:p text:style-name="MP1"><draw:frame draw:style-name="Mfr1" draw:name="22" text:anchor-type="paragraph" svg:x="1.9181in" svg:y="0.5366in" draw:z-index="24"><draw:text-box fo:min-height="0.1236in" fo:min-width="2.4764in"><text:p text:style-name="MP11"><text:page-number text:select-page="current">0</text:page-number><text:span text:style-name="CharStyle10"><text:tab/>PROVERBS 30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13" style:page-layout-name="Mpm5">
      <style:header>
        <text:p text:style-name="MP1"><draw:frame draw:style-name="Mfr1" draw:name="23" text:anchor-type="paragraph" svg:x="1.9181in" svg:y="0.5366in" draw:z-index="28"><draw:text-box fo:min-height="0.1236in" fo:min-width="2.4764in"><text:p text:style-name="MP11"><text:page-number text:select-page="current">0</text:page-number><text:span text:style-name="CharStyle10"><text:tab/>PROVERBS 30</text:span></text:p></draw:text-box></draw:frame></text:p>
      </style:header>
      <style:header-left>
        <text:p text:style-name="MP1"><draw:frame draw:style-name="Mfr1" draw:name="24" text:anchor-type="paragraph" svg:x="1.9181in" svg:y="0.5366in" draw:z-index="29"><draw:text-box fo:min-height="0.1236in" fo:min-width="2.4764in"><text:p text:style-name="MP11"><text:page-number text:select-page="current">0</text:page-number><text:span text:style-name="CharStyle10"><text:tab/>PROVERBS 30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14" style:page-layout-name="Mpm5">
      <style:header>
        <text:p text:style-name="MP1"><draw:frame draw:style-name="Mfr1" draw:name="25" text:anchor-type="paragraph" svg:x="4.0736in" svg:y="0.5193in" draw:z-index="31"><draw:text-box fo:min-height="0.1098in" fo:min-width="2.4866in"><text:p text:style-name="MP12"><text:span text:style-name="CharStyle10">PROVERBS 17<text:tab/></text:span><text:page-number text:select-page="current">0</text:page-number></text:p></draw:text-box></draw:frame></text:p>
      </style:header>
      <style:header-left>
        <text:p text:style-name="MP1"><draw:frame draw:style-name="Mfr1" draw:name="26" text:anchor-type="paragraph" svg:x="1.9in" svg:y="0.5535in" draw:z-index="35"><draw:text-box fo:min-height="0.1071in" fo:min-width="2.4835in"><text:p text:style-name="MP4"><text:page-number text:select-page="current">0</text:page-number><text:span text:style-name="CharStyle10"><text:tab/>PROVERBS 28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15" style:page-layout-name="Mpm5">
      <style:header>
        <text:p text:style-name="MP1"><draw:frame draw:style-name="Mfr1" draw:name="27" text:anchor-type="paragraph" svg:x="1.9181in" svg:y="0.5366in" draw:z-index="39"><draw:text-box fo:min-height="0.1236in" fo:min-width="2.4764in"><text:p text:style-name="MP11"><text:page-number text:select-page="current">0</text:page-number><text:span text:style-name="CharStyle10"><text:tab/>PROVERBS 30</text:span></text:p></draw:text-box></draw:frame></text:p>
      </style:header>
      <style:header-left>
        <text:p text:style-name="MP1"><draw:frame draw:style-name="Mfr1" draw:name="28" text:anchor-type="paragraph" svg:x="1.9181in" svg:y="0.5366in" draw:z-index="40"><draw:text-box fo:min-height="0.1236in" fo:min-width="2.4764in"><text:p text:style-name="MP11"><text:page-number text:select-page="current">0</text:page-number><text:span text:style-name="CharStyle10"><text:tab/>PROVERBS 30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  <style:master-page style:name="PageStyle16" style:page-layout-name="Mpm5">
      <style:header>
        <text:p text:style-name="MP1"><draw:frame draw:style-name="Mfr1" draw:name="29" text:anchor-type="paragraph" svg:x="4.0736in" svg:y="0.5193in" draw:z-index="42"><draw:text-box fo:min-height="0.1098in" fo:min-width="2.4866in"><text:p text:style-name="MP12"><text:span text:style-name="CharStyle10">PROVERBS 17<text:tab/></text:span><text:page-number text:select-page="current">0</text:page-number></text:p></draw:text-box></draw:frame></text:p>
      </style:header>
      <style:header-left>
        <text:p text:style-name="MP1"><draw:frame draw:style-name="Mfr1" draw:name="30" text:anchor-type="paragraph" svg:x="1.8811in" svg:y="0.5535in" draw:z-index="45"><draw:text-box fo:min-height="0.1071in" fo:min-width="2.4701in"><text:p text:style-name="MP8"><text:page-number text:select-page="current">0</text:page-number><text:span text:style-name="CharStyle40"><text:tab/></text:span><text:span text:style-name="CharStyle41">PROVERBS 31</text:span></text:p></draw:text-box></draw:frame></text:p>
      </style:header-left>
      <style:footer>
        <text:p text:style-name="MP3"/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10" meta:object-count="0" meta:page-count="99" meta:paragraph-count="1898" meta:word-count="14288" meta:character-count="70202" meta:non-whitespace-character-count="57854"/>
    <meta:generator>LibreOffice/4.4.5.2$Windows_x86 LibreOffice_project/a22f674fd25a3b6f45bdebf25400ed2adff0ff99</meta:generator>
  </office:meta>
</office:document-meta>
</file>